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27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nos1" fo:font-weight="bold" style:font-weight-asian="bold" style:font-weight-complex="bold"/>
    </style:style>
    <style:style style:name="ce5" style:family="table-cell" style:parent-style-name="Default" style:data-style-name="N117"/>
    <style:style style:name="ce6" style:family="table-cell" style:parent-style-name="Default">
      <style:table-cell-properties fo:wrap-option="wrap"/>
      <style:text-properties fo:color="#0000ff" style:text-outline="false" style:text-line-through-style="none" style:font-name="Tino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ff" style:font-name="Tinos1"/>
    </style:style>
    <style:style style:name="ce8" style:family="table-cell" style:parent-style-name="Default" style:data-style-name="N117">
      <style:text-properties style:font-name="Tinos1"/>
    </style:style>
    <style:style style:name="ce9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style-name="ce1" office:value-type="string">
            <text:p>a_max (mm/s²)</text:p>
          </table:table-cell>
          <table:table-cell/>
          <table:table-cell table:style-name="ce1" office:value-type="float" office:value="3950">
            <text:p>3950</text:p>
          </table:table-cell>
          <table:table-cell table:number-columns-repeated="2"/>
          <table:table-cell table:style-name="ce3" table:number-columns-repeated="3"/>
        </table:table-row>
        <table:table-row table:style-name="ro2">
          <table:table-cell table:style-name="ce1" office:value-type="string">
            <text:p>v_max (mm/s)</text:p>
          </table:table-cell>
          <table:table-cell/>
          <table:table-cell table:style-name="ce1" office:value-type="float" office:value="300">
            <text:p>300</text:p>
          </table:table-cell>
          <table:table-cell table:number-columns-repeated="2"/>
          <table:table-cell table:style-name="ce3" table:number-columns-repeated="3"/>
        </table:table-row>
        <table:table-row table:style-name="ro2">
          <table:table-cell table:style-name="ce1" office:value-type="string">
            <text:p>distance (mm)</text:p>
          </table:table-cell>
          <table:table-cell/>
          <table:table-cell table:style-name="ce1" office:value-type="float" office:value="100">
            <text:p>100</text:p>
          </table:table-cell>
          <table:table-cell table:number-columns-repeated="2"/>
          <table:table-cell table:style-name="ce3" table:number-columns-repeated="3"/>
        </table:table-row>
        <table:table-row table:style-name="ro2">
          <table:table-cell table:style-name="ce1" office:value-type="string">
            <text:p>time step (s)</text:p>
          </table:table-cell>
          <table:table-cell/>
          <table:table-cell office:value-type="float" office:value="0.005">
            <text:p>0.005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1">
          <table:table-cell table:style-name="ce2" office:value-type="string">
            <text:p>Time (s)</text:p>
          </table:table-cell>
          <table:table-cell table:style-name="ce2" office:value-type="string">
            <text:p>Phase</text:p>
          </table:table-cell>
          <table:table-cell table:style-name="ce2" office:value-type="string">
            <text:p>Accel (mm/s²)</text:p>
          </table:table-cell>
          <table:table-cell table:style-name="ce2" office:value-type="string">
            <text:p>Velocity (mm/s)</text:p>
          </table:table-cell>
          <table:table-cell table:style-name="ce2" office:value-type="string">
            <text:p>Position (mm)</text:p>
          </table:table-cell>
          <table:table-cell table:number-columns-repeated="3"/>
        </table:table-row>
        <table:table-row table:style-name="ro3"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formula="of:=[.A7]+[.$C$4]" office:value-type="float" office:value="0.005">
            <text:p>0.00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8]=&quot;Accel&quot;;  [.$C$1];    IF([.B8]=&quot;Cruise&quot;; 0;       -[.$C$1]))" office:value-type="float" office:value="3950">
            <text:p>3950</text:p>
          </table:table-cell>
          <table:table-cell table:formula="of:=MAX(0;      MIN([.$C$2];          [.D7] + [.C8] * [.$C$4]))" office:value-type="float" office:value="19.75">
            <text:p>19.75</text:p>
          </table:table-cell>
          <table:table-cell table:formula="of:=[.E7] + [.D8] * [.$C$4]" office:value-type="float" office:value="0.09875">
            <text:p>0.09875</text:p>
          </table:table-cell>
          <table:table-cell table:number-columns-repeated="3"/>
        </table:table-row>
        <table:table-row table:style-name="ro3">
          <table:table-cell table:formula="of:=[.A8]+[.$C$4]" office:value-type="float" office:value="0.01">
            <text:p>0.01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9]=&quot;Accel&quot;;  [.$C$1];    IF([.B9]=&quot;Cruise&quot;; 0;       -[.$C$1]))" office:value-type="float" office:value="3950">
            <text:p>3950</text:p>
          </table:table-cell>
          <table:table-cell table:formula="of:=MAX(0;      MIN([.$C$2];          [.D8] + [.C9] * [.$C$4]))" office:value-type="float" office:value="39.5">
            <text:p>39.5</text:p>
          </table:table-cell>
          <table:table-cell table:formula="of:=[.E8] + [.D9] * [.$C$4]" office:value-type="float" office:value="0.29625">
            <text:p>0.29625</text:p>
          </table:table-cell>
          <table:table-cell table:number-columns-repeated="3"/>
        </table:table-row>
        <table:table-row table:style-name="ro3">
          <table:table-cell table:formula="of:=[.A9]+[.$C$4]" office:value-type="float" office:value="0.015">
            <text:p>0.01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0]=&quot;Accel&quot;;  [.$C$1];    IF([.B10]=&quot;Cruise&quot;; 0;       -[.$C$1]))" office:value-type="float" office:value="3950">
            <text:p>3950</text:p>
          </table:table-cell>
          <table:table-cell table:formula="of:=MAX(0;      MIN([.$C$2];          [.D9] + [.C10] * [.$C$4]))" office:value-type="float" office:value="59.25">
            <text:p>59.25</text:p>
          </table:table-cell>
          <table:table-cell table:formula="of:=[.E9] + [.D10] * [.$C$4]" office:value-type="float" office:value="0.5925">
            <text:p>0.5925</text:p>
          </table:table-cell>
          <table:table-cell table:number-columns-repeated="3"/>
        </table:table-row>
        <table:table-row table:style-name="ro3">
          <table:table-cell table:formula="of:=[.A10]+[.$C$4]" office:value-type="float" office:value="0.02">
            <text:p>0.02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1]=&quot;Accel&quot;;  [.$C$1];    IF([.B11]=&quot;Cruise&quot;; 0;       -[.$C$1]))" office:value-type="float" office:value="3950">
            <text:p>3950</text:p>
          </table:table-cell>
          <table:table-cell table:formula="of:=MAX(0;      MIN([.$C$2];          [.D10] + [.C11] * [.$C$4]))" office:value-type="float" office:value="79">
            <text:p>79</text:p>
          </table:table-cell>
          <table:table-cell table:formula="of:=[.E10] + [.D11] * [.$C$4]" office:value-type="float" office:value="0.9875">
            <text:p>0.9875</text:p>
          </table:table-cell>
          <table:table-cell table:number-columns-repeated="3"/>
        </table:table-row>
        <table:table-row table:style-name="ro3">
          <table:table-cell table:formula="of:=[.A11]+[.$C$4]" office:value-type="float" office:value="0.025">
            <text:p>0.02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2]=&quot;Accel&quot;;  [.$C$1];    IF([.B12]=&quot;Cruise&quot;; 0;       -[.$C$1]))" office:value-type="float" office:value="3950">
            <text:p>3950</text:p>
          </table:table-cell>
          <table:table-cell table:formula="of:=MAX(0;      MIN([.$C$2];          [.D11] + [.C12] * [.$C$4]))" office:value-type="float" office:value="98.75">
            <text:p>98.75</text:p>
          </table:table-cell>
          <table:table-cell table:formula="of:=[.E11] + [.D12] * [.$C$4]" office:value-type="float" office:value="1.48125">
            <text:p>1.48125</text:p>
          </table:table-cell>
          <table:table-cell table:number-columns-repeated="3"/>
        </table:table-row>
        <table:table-row table:style-name="ro3">
          <table:table-cell table:formula="of:=[.A12]+[.$C$4]" office:value-type="float" office:value="0.03">
            <text:p>0.03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3]=&quot;Accel&quot;;  [.$C$1];    IF([.B13]=&quot;Cruise&quot;; 0;       -[.$C$1]))" office:value-type="float" office:value="3950">
            <text:p>3950</text:p>
          </table:table-cell>
          <table:table-cell table:formula="of:=MAX(0;      MIN([.$C$2];          [.D12] + [.C13] * [.$C$4]))" office:value-type="float" office:value="118.5">
            <text:p>118.5</text:p>
          </table:table-cell>
          <table:table-cell table:formula="of:=[.E12] + [.D13] * [.$C$4]" office:value-type="float" office:value="2.07375">
            <text:p>2.07375</text:p>
          </table:table-cell>
          <table:table-cell table:number-columns-repeated="3"/>
        </table:table-row>
        <table:table-row table:style-name="ro3">
          <table:table-cell table:formula="of:=[.A13]+[.$C$4]" office:value-type="float" office:value="0.035">
            <text:p>0.03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4]=&quot;Accel&quot;;  [.$C$1];    IF([.B14]=&quot;Cruise&quot;; 0;       -[.$C$1]))" office:value-type="float" office:value="3950">
            <text:p>3950</text:p>
          </table:table-cell>
          <table:table-cell table:formula="of:=MAX(0;      MIN([.$C$2];          [.D13] + [.C14] * [.$C$4]))" office:value-type="float" office:value="138.25">
            <text:p>138.25</text:p>
          </table:table-cell>
          <table:table-cell table:formula="of:=[.E13] + [.D14] * [.$C$4]" office:value-type="float" office:value="2.765">
            <text:p>2.765</text:p>
          </table:table-cell>
          <table:table-cell table:number-columns-repeated="3"/>
        </table:table-row>
        <table:table-row table:style-name="ro3">
          <table:table-cell table:formula="of:=[.A14]+[.$C$4]" office:value-type="float" office:value="0.04">
            <text:p>0.04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5]=&quot;Accel&quot;;  [.$C$1];    IF([.B15]=&quot;Cruise&quot;; 0;       -[.$C$1]))" office:value-type="float" office:value="3950">
            <text:p>3950</text:p>
          </table:table-cell>
          <table:table-cell table:formula="of:=MAX(0;      MIN([.$C$2];          [.D14] + [.C15] * [.$C$4]))" office:value-type="float" office:value="158">
            <text:p>158</text:p>
          </table:table-cell>
          <table:table-cell table:formula="of:=[.E14] + [.D15] * [.$C$4]" office:value-type="float" office:value="3.555">
            <text:p>3.555</text:p>
          </table:table-cell>
          <table:table-cell table:number-columns-repeated="3"/>
        </table:table-row>
        <table:table-row table:style-name="ro3">
          <table:table-cell table:formula="of:=[.A15]+[.$C$4]" office:value-type="float" office:value="0.045">
            <text:p>0.04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6]=&quot;Accel&quot;;  [.$C$1];    IF([.B16]=&quot;Cruise&quot;; 0;       -[.$C$1]))" office:value-type="float" office:value="3950">
            <text:p>3950</text:p>
          </table:table-cell>
          <table:table-cell table:formula="of:=MAX(0;      MIN([.$C$2];          [.D15] + [.C16] * [.$C$4]))" office:value-type="float" office:value="177.75">
            <text:p>177.75</text:p>
          </table:table-cell>
          <table:table-cell table:formula="of:=[.E15] + [.D16] * [.$C$4]" office:value-type="float" office:value="4.44375">
            <text:p>4.44375</text:p>
          </table:table-cell>
          <table:table-cell table:number-columns-repeated="3"/>
        </table:table-row>
        <table:table-row table:style-name="ro3">
          <table:table-cell table:formula="of:=[.A16]+[.$C$4]" office:value-type="float" office:value="0.05">
            <text:p>0.0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7]=&quot;Accel&quot;;  [.$C$1];    IF([.B17]=&quot;Cruise&quot;; 0;       -[.$C$1]))" office:value-type="float" office:value="3950">
            <text:p>3950</text:p>
          </table:table-cell>
          <table:table-cell table:formula="of:=MAX(0;      MIN([.$C$2];          [.D16] + [.C17] * [.$C$4]))" office:value-type="float" office:value="197.5">
            <text:p>197.5</text:p>
          </table:table-cell>
          <table:table-cell table:formula="of:=[.E16] + [.D17] * [.$C$4]" office:value-type="float" office:value="5.43125">
            <text:p>5.43125</text:p>
          </table:table-cell>
          <table:table-cell table:number-columns-repeated="3"/>
        </table:table-row>
        <table:table-row table:style-name="ro3">
          <table:table-cell table:formula="of:=[.A17]+[.$C$4]" office:value-type="float" office:value="0.055">
            <text:p>0.05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8]=&quot;Accel&quot;;  [.$C$1];    IF([.B18]=&quot;Cruise&quot;; 0;       -[.$C$1]))" office:value-type="float" office:value="3950">
            <text:p>3950</text:p>
          </table:table-cell>
          <table:table-cell table:formula="of:=MAX(0;      MIN([.$C$2];          [.D17] + [.C18] * [.$C$4]))" office:value-type="float" office:value="217.25">
            <text:p>217.25</text:p>
          </table:table-cell>
          <table:table-cell table:formula="of:=[.E17] + [.D18] * [.$C$4]" office:value-type="float" office:value="6.5175">
            <text:p>6.5175</text:p>
          </table:table-cell>
          <table:table-cell table:number-columns-repeated="3"/>
        </table:table-row>
        <table:table-row table:style-name="ro3">
          <table:table-cell table:formula="of:=[.A18]+[.$C$4]" office:value-type="float" office:value="0.06">
            <text:p>0.06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19]=&quot;Accel&quot;;  [.$C$1];    IF([.B19]=&quot;Cruise&quot;; 0;       -[.$C$1]))" office:value-type="float" office:value="3950">
            <text:p>3950</text:p>
          </table:table-cell>
          <table:table-cell table:formula="of:=MAX(0;      MIN([.$C$2];          [.D18] + [.C19] * [.$C$4]))" office:value-type="float" office:value="237">
            <text:p>237</text:p>
          </table:table-cell>
          <table:table-cell table:formula="of:=[.E18] + [.D19] * [.$C$4]" office:value-type="float" office:value="7.7025">
            <text:p>7.7025</text:p>
          </table:table-cell>
          <table:table-cell table:number-columns-repeated="3"/>
        </table:table-row>
        <table:table-row table:style-name="ro3">
          <table:table-cell table:formula="of:=[.A19]+[.$C$4]" office:value-type="float" office:value="0.065">
            <text:p>0.06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20]=&quot;Accel&quot;;  [.$C$1];    IF([.B20]=&quot;Cruise&quot;; 0;       -[.$C$1]))" office:value-type="float" office:value="3950">
            <text:p>3950</text:p>
          </table:table-cell>
          <table:table-cell table:formula="of:=MAX(0;      MIN([.$C$2];          [.D19] + [.C20] * [.$C$4]))" office:value-type="float" office:value="256.75">
            <text:p>256.75</text:p>
          </table:table-cell>
          <table:table-cell table:formula="of:=[.E19] + [.D20] * [.$C$4]" office:value-type="float" office:value="8.98625">
            <text:p>8.98625</text:p>
          </table:table-cell>
          <table:table-cell table:number-columns-repeated="3"/>
        </table:table-row>
        <table:table-row table:style-name="ro3">
          <table:table-cell table:formula="of:=[.A20]+[.$C$4]" office:value-type="float" office:value="0.07">
            <text:p>0.07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21]=&quot;Accel&quot;;  [.$C$1];    IF([.B21]=&quot;Cruise&quot;; 0;       -[.$C$1]))" office:value-type="float" office:value="3950">
            <text:p>3950</text:p>
          </table:table-cell>
          <table:table-cell table:formula="of:=MAX(0;      MIN([.$C$2];          [.D20] + [.C21] * [.$C$4]))" office:value-type="float" office:value="276.5">
            <text:p>276.5</text:p>
          </table:table-cell>
          <table:table-cell table:formula="of:=[.E20] + [.D21] * [.$C$4]" office:value-type="float" office:value="10.36875">
            <text:p>10.36875</text:p>
          </table:table-cell>
          <table:table-cell table:number-columns-repeated="3"/>
        </table:table-row>
        <table:table-row table:style-name="ro3">
          <table:table-cell table:formula="of:=[.A21]+[.$C$4]" office:value-type="float" office:value="0.075">
            <text:p>0.07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22]=&quot;Accel&quot;;  [.$C$1];    IF([.B22]=&quot;Cruise&quot;; 0;       -[.$C$1]))" office:value-type="float" office:value="3950">
            <text:p>3950</text:p>
          </table:table-cell>
          <table:table-cell table:formula="of:=MAX(0;      MIN([.$C$2];          [.D21] + [.C22] * [.$C$4]))" office:value-type="float" office:value="296.25">
            <text:p>296.25</text:p>
          </table:table-cell>
          <table:table-cell table:formula="of:=[.E21] + [.D22] * [.$C$4]" office:value-type="float" office:value="11.85">
            <text:p>11.85</text:p>
          </table:table-cell>
          <table:table-cell table:number-columns-repeated="3"/>
        </table:table-row>
        <table:table-row table:style-name="ro3">
          <table:table-cell table:formula="of:=[.A22]+[.$C$4]" office:value-type="float" office:value="0.08">
            <text:p>0.08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Accel">
            <text:p>Accel</text:p>
          </table:table-cell>
          <table:table-cell table:formula="of:=IF([.B23]=&quot;Accel&quot;;  [.$C$1];    IF([.B23]=&quot;Cruise&quot;; 0;       -[.$C$1]))" office:value-type="float" office:value="3950">
            <text:p>3950</text:p>
          </table:table-cell>
          <table:table-cell table:formula="of:=MAX(0;      MIN([.$C$2];          [.D22] + [.C23] * [.$C$4]))" office:value-type="float" office:value="300">
            <text:p>300</text:p>
          </table:table-cell>
          <table:table-cell table:formula="of:=[.E22] + [.D23] * [.$C$4]" office:value-type="float" office:value="13.35">
            <text:p>13.35</text:p>
          </table:table-cell>
          <table:table-cell table:number-columns-repeated="3"/>
        </table:table-row>
        <table:table-row table:style-name="ro3">
          <table:table-cell table:formula="of:=[.A23]+[.$C$4]" office:value-type="float" office:value="0.085">
            <text:p>0.08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24]=&quot;Accel&quot;;  [.$C$1];    IF([.B24]=&quot;Cruise&quot;; 0;       -[.$C$1]))" office:value-type="float" office:value="0">
            <text:p>0</text:p>
          </table:table-cell>
          <table:table-cell table:formula="of:=MAX(0;      MIN([.$C$2];          [.D23] + [.C24] * [.$C$4]))" office:value-type="float" office:value="300">
            <text:p>300</text:p>
          </table:table-cell>
          <table:table-cell table:formula="of:=[.E23] + [.D24] * [.$C$4]" office:value-type="float" office:value="14.85">
            <text:p>14.85</text:p>
          </table:table-cell>
          <table:table-cell table:number-columns-repeated="3"/>
        </table:table-row>
        <table:table-row table:style-name="ro3">
          <table:table-cell table:formula="of:=[.A24]+[.$C$4]" office:value-type="float" office:value="0.09">
            <text:p>0.09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25]=&quot;Accel&quot;;  [.$C$1];    IF([.B25]=&quot;Cruise&quot;; 0;       -[.$C$1]))" office:value-type="float" office:value="0">
            <text:p>0</text:p>
          </table:table-cell>
          <table:table-cell table:formula="of:=MAX(0;      MIN([.$C$2];          [.D24] + [.C25] * [.$C$4]))" office:value-type="float" office:value="300">
            <text:p>300</text:p>
          </table:table-cell>
          <table:table-cell table:formula="of:=[.E24] + [.D25] * [.$C$4]" office:value-type="float" office:value="16.35">
            <text:p>16.35</text:p>
          </table:table-cell>
          <table:table-cell table:number-columns-repeated="3"/>
        </table:table-row>
        <table:table-row table:style-name="ro3">
          <table:table-cell table:formula="of:=[.A25]+[.$C$4]" office:value-type="float" office:value="0.095">
            <text:p>0.09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26]=&quot;Accel&quot;;  [.$C$1];    IF([.B26]=&quot;Cruise&quot;; 0;       -[.$C$1]))" office:value-type="float" office:value="0">
            <text:p>0</text:p>
          </table:table-cell>
          <table:table-cell table:formula="of:=MAX(0;      MIN([.$C$2];          [.D25] + [.C26] * [.$C$4]))" office:value-type="float" office:value="300">
            <text:p>300</text:p>
          </table:table-cell>
          <table:table-cell table:formula="of:=[.E25] + [.D26] * [.$C$4]" office:value-type="float" office:value="17.85">
            <text:p>17.85</text:p>
          </table:table-cell>
          <table:table-cell table:number-columns-repeated="3"/>
        </table:table-row>
        <table:table-row table:style-name="ro3">
          <table:table-cell table:formula="of:=[.A26]+[.$C$4]" office:value-type="float" office:value="0.1">
            <text:p>0.1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27]=&quot;Accel&quot;;  [.$C$1];    IF([.B27]=&quot;Cruise&quot;; 0;       -[.$C$1]))" office:value-type="float" office:value="0">
            <text:p>0</text:p>
          </table:table-cell>
          <table:table-cell table:formula="of:=MAX(0;      MIN([.$C$2];          [.D26] + [.C27] * [.$C$4]))" office:value-type="float" office:value="300">
            <text:p>300</text:p>
          </table:table-cell>
          <table:table-cell table:formula="of:=[.E26] + [.D27] * [.$C$4]" office:value-type="float" office:value="19.35">
            <text:p>19.35</text:p>
          </table:table-cell>
          <table:table-cell table:number-columns-repeated="3"/>
        </table:table-row>
        <table:table-row table:style-name="ro3">
          <table:table-cell table:formula="of:=[.A27]+[.$C$4]" office:value-type="float" office:value="0.105">
            <text:p>0.10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28]=&quot;Accel&quot;;  [.$C$1];    IF([.B28]=&quot;Cruise&quot;; 0;       -[.$C$1]))" office:value-type="float" office:value="0">
            <text:p>0</text:p>
          </table:table-cell>
          <table:table-cell table:formula="of:=MAX(0;      MIN([.$C$2];          [.D27] + [.C28] * [.$C$4]))" office:value-type="float" office:value="300">
            <text:p>300</text:p>
          </table:table-cell>
          <table:table-cell table:formula="of:=[.E27] + [.D28] * [.$C$4]" office:value-type="float" office:value="20.85">
            <text:p>20.85</text:p>
          </table:table-cell>
          <table:table-cell table:number-columns-repeated="3"/>
        </table:table-row>
        <table:table-row table:style-name="ro3">
          <table:table-cell table:formula="of:=[.A28]+[.$C$4]" office:value-type="float" office:value="0.11">
            <text:p>0.11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29]=&quot;Accel&quot;;  [.$C$1];    IF([.B29]=&quot;Cruise&quot;; 0;       -[.$C$1]))" office:value-type="float" office:value="0">
            <text:p>0</text:p>
          </table:table-cell>
          <table:table-cell table:formula="of:=MAX(0;      MIN([.$C$2];          [.D28] + [.C29] * [.$C$4]))" office:value-type="float" office:value="300">
            <text:p>300</text:p>
          </table:table-cell>
          <table:table-cell table:formula="of:=[.E28] + [.D29] * [.$C$4]" office:value-type="float" office:value="22.35">
            <text:p>22.35</text:p>
          </table:table-cell>
          <table:table-cell table:number-columns-repeated="3"/>
        </table:table-row>
        <table:table-row table:style-name="ro3">
          <table:table-cell table:formula="of:=[.A29]+[.$C$4]" office:value-type="float" office:value="0.115">
            <text:p>0.11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0]=&quot;Accel&quot;;  [.$C$1];    IF([.B30]=&quot;Cruise&quot;; 0;       -[.$C$1]))" office:value-type="float" office:value="0">
            <text:p>0</text:p>
          </table:table-cell>
          <table:table-cell table:formula="of:=MAX(0;      MIN([.$C$2];          [.D29] + [.C30] * [.$C$4]))" office:value-type="float" office:value="300">
            <text:p>300</text:p>
          </table:table-cell>
          <table:table-cell table:formula="of:=[.E29] + [.D30] * [.$C$4]" office:value-type="float" office:value="23.85">
            <text:p>23.85</text:p>
          </table:table-cell>
          <table:table-cell table:number-columns-repeated="3"/>
        </table:table-row>
        <table:table-row table:style-name="ro3">
          <table:table-cell table:formula="of:=[.A30]+[.$C$4]" office:value-type="float" office:value="0.12">
            <text:p>0.12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1]=&quot;Accel&quot;;  [.$C$1];    IF([.B31]=&quot;Cruise&quot;; 0;       -[.$C$1]))" office:value-type="float" office:value="0">
            <text:p>0</text:p>
          </table:table-cell>
          <table:table-cell table:formula="of:=MAX(0;      MIN([.$C$2];          [.D30] + [.C31] * [.$C$4]))" office:value-type="float" office:value="300">
            <text:p>300</text:p>
          </table:table-cell>
          <table:table-cell table:formula="of:=[.E30] + [.D31] * [.$C$4]" office:value-type="float" office:value="25.35">
            <text:p>25.35</text:p>
          </table:table-cell>
          <table:table-cell table:number-columns-repeated="3"/>
        </table:table-row>
        <table:table-row table:style-name="ro3">
          <table:table-cell table:formula="of:=[.A31]+[.$C$4]" office:value-type="float" office:value="0.125">
            <text:p>0.12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2]=&quot;Accel&quot;;  [.$C$1];    IF([.B32]=&quot;Cruise&quot;; 0;       -[.$C$1]))" office:value-type="float" office:value="0">
            <text:p>0</text:p>
          </table:table-cell>
          <table:table-cell table:formula="of:=MAX(0;      MIN([.$C$2];          [.D31] + [.C32] * [.$C$4]))" office:value-type="float" office:value="300">
            <text:p>300</text:p>
          </table:table-cell>
          <table:table-cell table:formula="of:=[.E31] + [.D32] * [.$C$4]" office:value-type="float" office:value="26.85">
            <text:p>26.85</text:p>
          </table:table-cell>
          <table:table-cell table:number-columns-repeated="3"/>
        </table:table-row>
        <table:table-row table:style-name="ro3">
          <table:table-cell table:formula="of:=[.A32]+[.$C$4]" office:value-type="float" office:value="0.13">
            <text:p>0.13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3]=&quot;Accel&quot;;  [.$C$1];    IF([.B33]=&quot;Cruise&quot;; 0;       -[.$C$1]))" office:value-type="float" office:value="0">
            <text:p>0</text:p>
          </table:table-cell>
          <table:table-cell table:formula="of:=MAX(0;      MIN([.$C$2];          [.D32] + [.C33] * [.$C$4]))" office:value-type="float" office:value="300">
            <text:p>300</text:p>
          </table:table-cell>
          <table:table-cell table:formula="of:=[.E32] + [.D33] * [.$C$4]" office:value-type="float" office:value="28.35">
            <text:p>28.35</text:p>
          </table:table-cell>
          <table:table-cell table:number-columns-repeated="3"/>
        </table:table-row>
        <table:table-row table:style-name="ro3">
          <table:table-cell table:formula="of:=[.A33]+[.$C$4]" office:value-type="float" office:value="0.135">
            <text:p>0.13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4]=&quot;Accel&quot;;  [.$C$1];    IF([.B34]=&quot;Cruise&quot;; 0;       -[.$C$1]))" office:value-type="float" office:value="0">
            <text:p>0</text:p>
          </table:table-cell>
          <table:table-cell table:formula="of:=MAX(0;      MIN([.$C$2];          [.D33] + [.C34] * [.$C$4]))" office:value-type="float" office:value="300">
            <text:p>300</text:p>
          </table:table-cell>
          <table:table-cell table:formula="of:=[.E33] + [.D34] * [.$C$4]" office:value-type="float" office:value="29.85">
            <text:p>29.85</text:p>
          </table:table-cell>
          <table:table-cell table:number-columns-repeated="3"/>
        </table:table-row>
        <table:table-row table:style-name="ro3">
          <table:table-cell table:formula="of:=[.A34]+[.$C$4]" office:value-type="float" office:value="0.14">
            <text:p>0.14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5]=&quot;Accel&quot;;  [.$C$1];    IF([.B35]=&quot;Cruise&quot;; 0;       -[.$C$1]))" office:value-type="float" office:value="0">
            <text:p>0</text:p>
          </table:table-cell>
          <table:table-cell table:formula="of:=MAX(0;      MIN([.$C$2];          [.D34] + [.C35] * [.$C$4]))" office:value-type="float" office:value="300">
            <text:p>300</text:p>
          </table:table-cell>
          <table:table-cell table:formula="of:=[.E34] + [.D35] * [.$C$4]" office:value-type="float" office:value="31.35">
            <text:p>31.35</text:p>
          </table:table-cell>
          <table:table-cell table:number-columns-repeated="3"/>
        </table:table-row>
        <table:table-row table:style-name="ro3">
          <table:table-cell table:formula="of:=[.A35]+[.$C$4]" office:value-type="float" office:value="0.145">
            <text:p>0.14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6]=&quot;Accel&quot;;  [.$C$1];    IF([.B36]=&quot;Cruise&quot;; 0;       -[.$C$1]))" office:value-type="float" office:value="0">
            <text:p>0</text:p>
          </table:table-cell>
          <table:table-cell table:formula="of:=MAX(0;      MIN([.$C$2];          [.D35] + [.C36] * [.$C$4]))" office:value-type="float" office:value="300">
            <text:p>300</text:p>
          </table:table-cell>
          <table:table-cell table:formula="of:=[.E35] + [.D36] * [.$C$4]" office:value-type="float" office:value="32.85">
            <text:p>32.85</text:p>
          </table:table-cell>
          <table:table-cell table:number-columns-repeated="3"/>
        </table:table-row>
        <table:table-row table:style-name="ro3">
          <table:table-cell table:formula="of:=[.A36]+[.$C$4]" office:value-type="float" office:value="0.15">
            <text:p>0.1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7]=&quot;Accel&quot;;  [.$C$1];    IF([.B37]=&quot;Cruise&quot;; 0;       -[.$C$1]))" office:value-type="float" office:value="0">
            <text:p>0</text:p>
          </table:table-cell>
          <table:table-cell table:formula="of:=MAX(0;      MIN([.$C$2];          [.D36] + [.C37] * [.$C$4]))" office:value-type="float" office:value="300">
            <text:p>300</text:p>
          </table:table-cell>
          <table:table-cell table:formula="of:=[.E36] + [.D37] * [.$C$4]" office:value-type="float" office:value="34.35">
            <text:p>34.35</text:p>
          </table:table-cell>
          <table:table-cell table:number-columns-repeated="3"/>
        </table:table-row>
        <table:table-row table:style-name="ro3">
          <table:table-cell table:formula="of:=[.A37]+[.$C$4]" office:value-type="float" office:value="0.155">
            <text:p>0.15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8]=&quot;Accel&quot;;  [.$C$1];    IF([.B38]=&quot;Cruise&quot;; 0;       -[.$C$1]))" office:value-type="float" office:value="0">
            <text:p>0</text:p>
          </table:table-cell>
          <table:table-cell table:formula="of:=MAX(0;      MIN([.$C$2];          [.D37] + [.C38] * [.$C$4]))" office:value-type="float" office:value="300">
            <text:p>300</text:p>
          </table:table-cell>
          <table:table-cell table:formula="of:=[.E37] + [.D38] * [.$C$4]" office:value-type="float" office:value="35.85">
            <text:p>35.85</text:p>
          </table:table-cell>
          <table:table-cell table:number-columns-repeated="3"/>
        </table:table-row>
        <table:table-row table:style-name="ro3">
          <table:table-cell table:formula="of:=[.A38]+[.$C$4]" office:value-type="float" office:value="0.16">
            <text:p>0.16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39]=&quot;Accel&quot;;  [.$C$1];    IF([.B39]=&quot;Cruise&quot;; 0;       -[.$C$1]))" office:value-type="float" office:value="0">
            <text:p>0</text:p>
          </table:table-cell>
          <table:table-cell table:formula="of:=MAX(0;      MIN([.$C$2];          [.D38] + [.C39] * [.$C$4]))" office:value-type="float" office:value="300">
            <text:p>300</text:p>
          </table:table-cell>
          <table:table-cell table:formula="of:=[.E38] + [.D39] * [.$C$4]" office:value-type="float" office:value="37.35">
            <text:p>37.35</text:p>
          </table:table-cell>
          <table:table-cell table:number-columns-repeated="3"/>
        </table:table-row>
        <table:table-row table:style-name="ro3">
          <table:table-cell table:formula="of:=[.A39]+[.$C$4]" office:value-type="float" office:value="0.165">
            <text:p>0.16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0]=&quot;Accel&quot;;  [.$C$1];    IF([.B40]=&quot;Cruise&quot;; 0;       -[.$C$1]))" office:value-type="float" office:value="0">
            <text:p>0</text:p>
          </table:table-cell>
          <table:table-cell table:formula="of:=MAX(0;      MIN([.$C$2];          [.D39] + [.C40] * [.$C$4]))" office:value-type="float" office:value="300">
            <text:p>300</text:p>
          </table:table-cell>
          <table:table-cell table:formula="of:=[.E39] + [.D40] * [.$C$4]" office:value-type="float" office:value="38.85">
            <text:p>38.85</text:p>
          </table:table-cell>
          <table:table-cell table:number-columns-repeated="3"/>
        </table:table-row>
        <table:table-row table:style-name="ro3">
          <table:table-cell table:formula="of:=[.A40]+[.$C$4]" office:value-type="float" office:value="0.17">
            <text:p>0.17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1]=&quot;Accel&quot;;  [.$C$1];    IF([.B41]=&quot;Cruise&quot;; 0;       -[.$C$1]))" office:value-type="float" office:value="0">
            <text:p>0</text:p>
          </table:table-cell>
          <table:table-cell table:formula="of:=MAX(0;      MIN([.$C$2];          [.D40] + [.C41] * [.$C$4]))" office:value-type="float" office:value="300">
            <text:p>300</text:p>
          </table:table-cell>
          <table:table-cell table:formula="of:=[.E40] + [.D41] * [.$C$4]" office:value-type="float" office:value="40.35">
            <text:p>40.35</text:p>
          </table:table-cell>
          <table:table-cell table:number-columns-repeated="3"/>
        </table:table-row>
        <table:table-row table:style-name="ro3">
          <table:table-cell table:formula="of:=[.A41]+[.$C$4]" office:value-type="float" office:value="0.175">
            <text:p>0.17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2]=&quot;Accel&quot;;  [.$C$1];    IF([.B42]=&quot;Cruise&quot;; 0;       -[.$C$1]))" office:value-type="float" office:value="0">
            <text:p>0</text:p>
          </table:table-cell>
          <table:table-cell table:formula="of:=MAX(0;      MIN([.$C$2];          [.D41] + [.C42] * [.$C$4]))" office:value-type="float" office:value="300">
            <text:p>300</text:p>
          </table:table-cell>
          <table:table-cell table:formula="of:=[.E41] + [.D42] * [.$C$4]" office:value-type="float" office:value="41.85">
            <text:p>41.85</text:p>
          </table:table-cell>
          <table:table-cell table:number-columns-repeated="3"/>
        </table:table-row>
        <table:table-row table:style-name="ro3">
          <table:table-cell table:formula="of:=[.A42]+[.$C$4]" office:value-type="float" office:value="0.18">
            <text:p>0.18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3]=&quot;Accel&quot;;  [.$C$1];    IF([.B43]=&quot;Cruise&quot;; 0;       -[.$C$1]))" office:value-type="float" office:value="0">
            <text:p>0</text:p>
          </table:table-cell>
          <table:table-cell table:formula="of:=MAX(0;      MIN([.$C$2];          [.D42] + [.C43] * [.$C$4]))" office:value-type="float" office:value="300">
            <text:p>300</text:p>
          </table:table-cell>
          <table:table-cell table:formula="of:=[.E42] + [.D43] * [.$C$4]" office:value-type="float" office:value="43.35">
            <text:p>43.35</text:p>
          </table:table-cell>
          <table:table-cell table:number-columns-repeated="3"/>
        </table:table-row>
        <table:table-row table:style-name="ro3">
          <table:table-cell table:formula="of:=[.A43]+[.$C$4]" office:value-type="float" office:value="0.185">
            <text:p>0.18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4]=&quot;Accel&quot;;  [.$C$1];    IF([.B44]=&quot;Cruise&quot;; 0;       -[.$C$1]))" office:value-type="float" office:value="0">
            <text:p>0</text:p>
          </table:table-cell>
          <table:table-cell table:formula="of:=MAX(0;      MIN([.$C$2];          [.D43] + [.C44] * [.$C$4]))" office:value-type="float" office:value="300">
            <text:p>300</text:p>
          </table:table-cell>
          <table:table-cell table:formula="of:=[.E43] + [.D44] * [.$C$4]" office:value-type="float" office:value="44.85">
            <text:p>44.85</text:p>
          </table:table-cell>
          <table:table-cell table:number-columns-repeated="3"/>
        </table:table-row>
        <table:table-row table:style-name="ro3">
          <table:table-cell table:formula="of:=[.A44]+[.$C$4]" office:value-type="float" office:value="0.19">
            <text:p>0.19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5]=&quot;Accel&quot;;  [.$C$1];    IF([.B45]=&quot;Cruise&quot;; 0;       -[.$C$1]))" office:value-type="float" office:value="0">
            <text:p>0</text:p>
          </table:table-cell>
          <table:table-cell table:formula="of:=MAX(0;      MIN([.$C$2];          [.D44] + [.C45] * [.$C$4]))" office:value-type="float" office:value="300">
            <text:p>300</text:p>
          </table:table-cell>
          <table:table-cell table:formula="of:=[.E44] + [.D45] * [.$C$4]" office:value-type="float" office:value="46.35">
            <text:p>46.35</text:p>
          </table:table-cell>
          <table:table-cell table:number-columns-repeated="3"/>
        </table:table-row>
        <table:table-row table:style-name="ro3">
          <table:table-cell table:formula="of:=[.A45]+[.$C$4]" office:value-type="float" office:value="0.195">
            <text:p>0.19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6]=&quot;Accel&quot;;  [.$C$1];    IF([.B46]=&quot;Cruise&quot;; 0;       -[.$C$1]))" office:value-type="float" office:value="0">
            <text:p>0</text:p>
          </table:table-cell>
          <table:table-cell table:formula="of:=MAX(0;      MIN([.$C$2];          [.D45] + [.C46] * [.$C$4]))" office:value-type="float" office:value="300">
            <text:p>300</text:p>
          </table:table-cell>
          <table:table-cell table:formula="of:=[.E45] + [.D46] * [.$C$4]" office:value-type="float" office:value="47.85">
            <text:p>47.85</text:p>
          </table:table-cell>
          <table:table-cell table:number-columns-repeated="3"/>
        </table:table-row>
        <table:table-row table:style-name="ro3">
          <table:table-cell table:formula="of:=[.A46]+[.$C$4]" office:value-type="float" office:value="0.2">
            <text:p>0.2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7]=&quot;Accel&quot;;  [.$C$1];    IF([.B47]=&quot;Cruise&quot;; 0;       -[.$C$1]))" office:value-type="float" office:value="0">
            <text:p>0</text:p>
          </table:table-cell>
          <table:table-cell table:formula="of:=MAX(0;      MIN([.$C$2];          [.D46] + [.C47] * [.$C$4]))" office:value-type="float" office:value="300">
            <text:p>300</text:p>
          </table:table-cell>
          <table:table-cell table:formula="of:=[.E46] + [.D47] * [.$C$4]" office:value-type="float" office:value="49.35">
            <text:p>49.35</text:p>
          </table:table-cell>
          <table:table-cell table:number-columns-repeated="3"/>
        </table:table-row>
        <table:table-row table:style-name="ro3">
          <table:table-cell table:formula="of:=[.A47]+[.$C$4]" office:value-type="float" office:value="0.205">
            <text:p>0.20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8]=&quot;Accel&quot;;  [.$C$1];    IF([.B48]=&quot;Cruise&quot;; 0;       -[.$C$1]))" office:value-type="float" office:value="0">
            <text:p>0</text:p>
          </table:table-cell>
          <table:table-cell table:formula="of:=MAX(0;      MIN([.$C$2];          [.D47] + [.C48] * [.$C$4]))" office:value-type="float" office:value="300">
            <text:p>300</text:p>
          </table:table-cell>
          <table:table-cell table:formula="of:=[.E47] + [.D48] * [.$C$4]" office:value-type="float" office:value="50.85">
            <text:p>50.85</text:p>
          </table:table-cell>
          <table:table-cell table:number-columns-repeated="3"/>
        </table:table-row>
        <table:table-row table:style-name="ro3">
          <table:table-cell table:formula="of:=[.A48]+[.$C$4]" office:value-type="float" office:value="0.21">
            <text:p>0.21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49]=&quot;Accel&quot;;  [.$C$1];    IF([.B49]=&quot;Cruise&quot;; 0;       -[.$C$1]))" office:value-type="float" office:value="0">
            <text:p>0</text:p>
          </table:table-cell>
          <table:table-cell table:formula="of:=MAX(0;      MIN([.$C$2];          [.D48] + [.C49] * [.$C$4]))" office:value-type="float" office:value="300">
            <text:p>300</text:p>
          </table:table-cell>
          <table:table-cell table:formula="of:=[.E48] + [.D49] * [.$C$4]" office:value-type="float" office:value="52.35">
            <text:p>52.35</text:p>
          </table:table-cell>
          <table:table-cell table:number-columns-repeated="3"/>
        </table:table-row>
        <table:table-row table:style-name="ro3">
          <table:table-cell table:formula="of:=[.A49]+[.$C$4]" office:value-type="float" office:value="0.215">
            <text:p>0.21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0]=&quot;Accel&quot;;  [.$C$1];    IF([.B50]=&quot;Cruise&quot;; 0;       -[.$C$1]))" office:value-type="float" office:value="0">
            <text:p>0</text:p>
          </table:table-cell>
          <table:table-cell table:formula="of:=MAX(0;      MIN([.$C$2];          [.D49] + [.C50] * [.$C$4]))" office:value-type="float" office:value="300">
            <text:p>300</text:p>
          </table:table-cell>
          <table:table-cell table:formula="of:=[.E49] + [.D50] * [.$C$4]" office:value-type="float" office:value="53.85">
            <text:p>53.85</text:p>
          </table:table-cell>
          <table:table-cell table:number-columns-repeated="3"/>
        </table:table-row>
        <table:table-row table:style-name="ro3">
          <table:table-cell table:formula="of:=[.A50]+[.$C$4]" office:value-type="float" office:value="0.22">
            <text:p>0.22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1]=&quot;Accel&quot;;  [.$C$1];    IF([.B51]=&quot;Cruise&quot;; 0;       -[.$C$1]))" office:value-type="float" office:value="0">
            <text:p>0</text:p>
          </table:table-cell>
          <table:table-cell table:formula="of:=MAX(0;      MIN([.$C$2];          [.D50] + [.C51] * [.$C$4]))" office:value-type="float" office:value="300">
            <text:p>300</text:p>
          </table:table-cell>
          <table:table-cell table:formula="of:=[.E50] + [.D51] * [.$C$4]" office:value-type="float" office:value="55.35">
            <text:p>55.35</text:p>
          </table:table-cell>
          <table:table-cell table:number-columns-repeated="3"/>
        </table:table-row>
        <table:table-row table:style-name="ro3">
          <table:table-cell table:formula="of:=[.A51]+[.$C$4]" office:value-type="float" office:value="0.225">
            <text:p>0.22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2]=&quot;Accel&quot;;  [.$C$1];    IF([.B52]=&quot;Cruise&quot;; 0;       -[.$C$1]))" office:value-type="float" office:value="0">
            <text:p>0</text:p>
          </table:table-cell>
          <table:table-cell table:formula="of:=MAX(0;      MIN([.$C$2];          [.D51] + [.C52] * [.$C$4]))" office:value-type="float" office:value="300">
            <text:p>300</text:p>
          </table:table-cell>
          <table:table-cell table:formula="of:=[.E51] + [.D52] * [.$C$4]" office:value-type="float" office:value="56.85">
            <text:p>56.85</text:p>
          </table:table-cell>
          <table:table-cell table:number-columns-repeated="3"/>
        </table:table-row>
        <table:table-row table:style-name="ro3">
          <table:table-cell table:formula="of:=[.A52]+[.$C$4]" office:value-type="float" office:value="0.23">
            <text:p>0.23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3]=&quot;Accel&quot;;  [.$C$1];    IF([.B53]=&quot;Cruise&quot;; 0;       -[.$C$1]))" office:value-type="float" office:value="0">
            <text:p>0</text:p>
          </table:table-cell>
          <table:table-cell table:formula="of:=MAX(0;      MIN([.$C$2];          [.D52] + [.C53] * [.$C$4]))" office:value-type="float" office:value="300">
            <text:p>300</text:p>
          </table:table-cell>
          <table:table-cell table:formula="of:=[.E52] + [.D53] * [.$C$4]" office:value-type="float" office:value="58.35">
            <text:p>58.35</text:p>
          </table:table-cell>
          <table:table-cell table:number-columns-repeated="3"/>
        </table:table-row>
        <table:table-row table:style-name="ro3">
          <table:table-cell table:formula="of:=[.A53]+[.$C$4]" office:value-type="float" office:value="0.235">
            <text:p>0.23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4]=&quot;Accel&quot;;  [.$C$1];    IF([.B54]=&quot;Cruise&quot;; 0;       -[.$C$1]))" office:value-type="float" office:value="0">
            <text:p>0</text:p>
          </table:table-cell>
          <table:table-cell table:formula="of:=MAX(0;      MIN([.$C$2];          [.D53] + [.C54] * [.$C$4]))" office:value-type="float" office:value="300">
            <text:p>300</text:p>
          </table:table-cell>
          <table:table-cell table:formula="of:=[.E53] + [.D54] * [.$C$4]" office:value-type="float" office:value="59.85">
            <text:p>59.85</text:p>
          </table:table-cell>
          <table:table-cell table:number-columns-repeated="3"/>
        </table:table-row>
        <table:table-row table:style-name="ro3">
          <table:table-cell table:formula="of:=[.A54]+[.$C$4]" office:value-type="float" office:value="0.24">
            <text:p>0.24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5]=&quot;Accel&quot;;  [.$C$1];    IF([.B55]=&quot;Cruise&quot;; 0;       -[.$C$1]))" office:value-type="float" office:value="0">
            <text:p>0</text:p>
          </table:table-cell>
          <table:table-cell table:formula="of:=MAX(0;      MIN([.$C$2];          [.D54] + [.C55] * [.$C$4]))" office:value-type="float" office:value="300">
            <text:p>300</text:p>
          </table:table-cell>
          <table:table-cell table:formula="of:=[.E54] + [.D55] * [.$C$4]" office:value-type="float" office:value="61.35">
            <text:p>61.35</text:p>
          </table:table-cell>
          <table:table-cell table:number-columns-repeated="3"/>
        </table:table-row>
        <table:table-row table:style-name="ro3">
          <table:table-cell table:formula="of:=[.A55]+[.$C$4]" office:value-type="float" office:value="0.245">
            <text:p>0.24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6]=&quot;Accel&quot;;  [.$C$1];    IF([.B56]=&quot;Cruise&quot;; 0;       -[.$C$1]))" office:value-type="float" office:value="0">
            <text:p>0</text:p>
          </table:table-cell>
          <table:table-cell table:formula="of:=MAX(0;      MIN([.$C$2];          [.D55] + [.C56] * [.$C$4]))" office:value-type="float" office:value="300">
            <text:p>300</text:p>
          </table:table-cell>
          <table:table-cell table:formula="of:=[.E55] + [.D56] * [.$C$4]" office:value-type="float" office:value="62.85">
            <text:p>62.85</text:p>
          </table:table-cell>
          <table:table-cell table:number-columns-repeated="3"/>
        </table:table-row>
        <table:table-row table:style-name="ro3">
          <table:table-cell table:formula="of:=[.A56]+[.$C$4]" office:value-type="float" office:value="0.25">
            <text:p>0.2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7]=&quot;Accel&quot;;  [.$C$1];    IF([.B57]=&quot;Cruise&quot;; 0;       -[.$C$1]))" office:value-type="float" office:value="0">
            <text:p>0</text:p>
          </table:table-cell>
          <table:table-cell table:formula="of:=MAX(0;      MIN([.$C$2];          [.D56] + [.C57] * [.$C$4]))" office:value-type="float" office:value="300">
            <text:p>300</text:p>
          </table:table-cell>
          <table:table-cell table:formula="of:=[.E56] + [.D57] * [.$C$4]" office:value-type="float" office:value="64.35">
            <text:p>64.35</text:p>
          </table:table-cell>
          <table:table-cell table:number-columns-repeated="3"/>
        </table:table-row>
        <table:table-row table:style-name="ro3">
          <table:table-cell table:formula="of:=[.A57]+[.$C$4]" office:value-type="float" office:value="0.255">
            <text:p>0.25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8]=&quot;Accel&quot;;  [.$C$1];    IF([.B58]=&quot;Cruise&quot;; 0;       -[.$C$1]))" office:value-type="float" office:value="0">
            <text:p>0</text:p>
          </table:table-cell>
          <table:table-cell table:formula="of:=MAX(0;      MIN([.$C$2];          [.D57] + [.C58] * [.$C$4]))" office:value-type="float" office:value="300">
            <text:p>300</text:p>
          </table:table-cell>
          <table:table-cell table:formula="of:=[.E57] + [.D58] * [.$C$4]" office:value-type="float" office:value="65.85">
            <text:p>65.85</text:p>
          </table:table-cell>
          <table:table-cell table:number-columns-repeated="3"/>
        </table:table-row>
        <table:table-row table:style-name="ro3">
          <table:table-cell table:formula="of:=[.A58]+[.$C$4]" office:value-type="float" office:value="0.26">
            <text:p>0.26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59]=&quot;Accel&quot;;  [.$C$1];    IF([.B59]=&quot;Cruise&quot;; 0;       -[.$C$1]))" office:value-type="float" office:value="0">
            <text:p>0</text:p>
          </table:table-cell>
          <table:table-cell table:formula="of:=MAX(0;      MIN([.$C$2];          [.D58] + [.C59] * [.$C$4]))" office:value-type="float" office:value="300">
            <text:p>300</text:p>
          </table:table-cell>
          <table:table-cell table:formula="of:=[.E58] + [.D59] * [.$C$4]" office:value-type="float" office:value="67.35">
            <text:p>67.35</text:p>
          </table:table-cell>
          <table:table-cell table:number-columns-repeated="3"/>
        </table:table-row>
        <table:table-row table:style-name="ro3">
          <table:table-cell table:formula="of:=[.A59]+[.$C$4]" office:value-type="float" office:value="0.265">
            <text:p>0.26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0]=&quot;Accel&quot;;  [.$C$1];    IF([.B60]=&quot;Cruise&quot;; 0;       -[.$C$1]))" office:value-type="float" office:value="0">
            <text:p>0</text:p>
          </table:table-cell>
          <table:table-cell table:formula="of:=MAX(0;      MIN([.$C$2];          [.D59] + [.C60] * [.$C$4]))" office:value-type="float" office:value="300">
            <text:p>300</text:p>
          </table:table-cell>
          <table:table-cell table:formula="of:=[.E59] + [.D60] * [.$C$4]" office:value-type="float" office:value="68.85">
            <text:p>68.85</text:p>
          </table:table-cell>
          <table:table-cell table:number-columns-repeated="3"/>
        </table:table-row>
        <table:table-row table:style-name="ro3">
          <table:table-cell table:formula="of:=[.A60]+[.$C$4]" office:value-type="float" office:value="0.27">
            <text:p>0.27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1]=&quot;Accel&quot;;  [.$C$1];    IF([.B61]=&quot;Cruise&quot;; 0;       -[.$C$1]))" office:value-type="float" office:value="0">
            <text:p>0</text:p>
          </table:table-cell>
          <table:table-cell table:formula="of:=MAX(0;      MIN([.$C$2];          [.D60] + [.C61] * [.$C$4]))" office:value-type="float" office:value="300">
            <text:p>300</text:p>
          </table:table-cell>
          <table:table-cell table:formula="of:=[.E60] + [.D61] * [.$C$4]" office:value-type="float" office:value="70.35">
            <text:p>70.35</text:p>
          </table:table-cell>
          <table:table-cell table:number-columns-repeated="3"/>
        </table:table-row>
        <table:table-row table:style-name="ro3">
          <table:table-cell table:formula="of:=[.A61]+[.$C$4]" office:value-type="float" office:value="0.275">
            <text:p>0.27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2]=&quot;Accel&quot;;  [.$C$1];    IF([.B62]=&quot;Cruise&quot;; 0;       -[.$C$1]))" office:value-type="float" office:value="0">
            <text:p>0</text:p>
          </table:table-cell>
          <table:table-cell table:formula="of:=MAX(0;      MIN([.$C$2];          [.D61] + [.C62] * [.$C$4]))" office:value-type="float" office:value="300">
            <text:p>300</text:p>
          </table:table-cell>
          <table:table-cell table:formula="of:=[.E61] + [.D62] * [.$C$4]" office:value-type="float" office:value="71.85">
            <text:p>71.85</text:p>
          </table:table-cell>
          <table:table-cell table:number-columns-repeated="3"/>
        </table:table-row>
        <table:table-row table:style-name="ro3">
          <table:table-cell table:formula="of:=[.A62]+[.$C$4]" office:value-type="float" office:value="0.28">
            <text:p>0.28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3]=&quot;Accel&quot;;  [.$C$1];    IF([.B63]=&quot;Cruise&quot;; 0;       -[.$C$1]))" office:value-type="float" office:value="0">
            <text:p>0</text:p>
          </table:table-cell>
          <table:table-cell table:formula="of:=MAX(0;      MIN([.$C$2];          [.D62] + [.C63] * [.$C$4]))" office:value-type="float" office:value="300">
            <text:p>300</text:p>
          </table:table-cell>
          <table:table-cell table:formula="of:=[.E62] + [.D63] * [.$C$4]" office:value-type="float" office:value="73.35">
            <text:p>73.35</text:p>
          </table:table-cell>
          <table:table-cell table:number-columns-repeated="3"/>
        </table:table-row>
        <table:table-row table:style-name="ro3">
          <table:table-cell table:formula="of:=[.A63]+[.$C$4]" office:value-type="float" office:value="0.285">
            <text:p>0.28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4]=&quot;Accel&quot;;  [.$C$1];    IF([.B64]=&quot;Cruise&quot;; 0;       -[.$C$1]))" office:value-type="float" office:value="0">
            <text:p>0</text:p>
          </table:table-cell>
          <table:table-cell table:formula="of:=MAX(0;      MIN([.$C$2];          [.D63] + [.C64] * [.$C$4]))" office:value-type="float" office:value="300">
            <text:p>300</text:p>
          </table:table-cell>
          <table:table-cell table:formula="of:=[.E63] + [.D64] * [.$C$4]" office:value-type="float" office:value="74.85">
            <text:p>74.85</text:p>
          </table:table-cell>
          <table:table-cell table:number-columns-repeated="3"/>
        </table:table-row>
        <table:table-row table:style-name="ro3">
          <table:table-cell table:formula="of:=[.A64]+[.$C$4]" office:value-type="float" office:value="0.29">
            <text:p>0.29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5]=&quot;Accel&quot;;  [.$C$1];    IF([.B65]=&quot;Cruise&quot;; 0;       -[.$C$1]))" office:value-type="float" office:value="0">
            <text:p>0</text:p>
          </table:table-cell>
          <table:table-cell table:formula="of:=MAX(0;      MIN([.$C$2];          [.D64] + [.C65] * [.$C$4]))" office:value-type="float" office:value="300">
            <text:p>300</text:p>
          </table:table-cell>
          <table:table-cell table:formula="of:=[.E64] + [.D65] * [.$C$4]" office:value-type="float" office:value="76.35">
            <text:p>76.35</text:p>
          </table:table-cell>
          <table:table-cell table:number-columns-repeated="3"/>
        </table:table-row>
        <table:table-row table:style-name="ro3">
          <table:table-cell table:formula="of:=[.A65]+[.$C$4]" office:value-type="float" office:value="0.295">
            <text:p>0.29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6]=&quot;Accel&quot;;  [.$C$1];    IF([.B66]=&quot;Cruise&quot;; 0;       -[.$C$1]))" office:value-type="float" office:value="0">
            <text:p>0</text:p>
          </table:table-cell>
          <table:table-cell table:formula="of:=MAX(0;      MIN([.$C$2];          [.D65] + [.C66] * [.$C$4]))" office:value-type="float" office:value="300">
            <text:p>300</text:p>
          </table:table-cell>
          <table:table-cell table:formula="of:=[.E65] + [.D66] * [.$C$4]" office:value-type="float" office:value="77.85">
            <text:p>77.85</text:p>
          </table:table-cell>
          <table:table-cell table:number-columns-repeated="3"/>
        </table:table-row>
        <table:table-row table:style-name="ro3">
          <table:table-cell table:formula="of:=[.A66]+[.$C$4]" office:value-type="float" office:value="0.3">
            <text:p>0.3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7]=&quot;Accel&quot;;  [.$C$1];    IF([.B67]=&quot;Cruise&quot;; 0;       -[.$C$1]))" office:value-type="float" office:value="0">
            <text:p>0</text:p>
          </table:table-cell>
          <table:table-cell table:formula="of:=MAX(0;      MIN([.$C$2];          [.D66] + [.C67] * [.$C$4]))" office:value-type="float" office:value="300">
            <text:p>300</text:p>
          </table:table-cell>
          <table:table-cell table:formula="of:=[.E66] + [.D67] * [.$C$4]" office:value-type="float" office:value="79.35">
            <text:p>79.35</text:p>
          </table:table-cell>
          <table:table-cell table:number-columns-repeated="3"/>
        </table:table-row>
        <table:table-row table:style-name="ro3">
          <table:table-cell table:formula="of:=[.A67]+[.$C$4]" office:value-type="float" office:value="0.305">
            <text:p>0.30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8]=&quot;Accel&quot;;  [.$C$1];    IF([.B68]=&quot;Cruise&quot;; 0;       -[.$C$1]))" office:value-type="float" office:value="0">
            <text:p>0</text:p>
          </table:table-cell>
          <table:table-cell table:formula="of:=MAX(0;      MIN([.$C$2];          [.D67] + [.C68] * [.$C$4]))" office:value-type="float" office:value="300">
            <text:p>300</text:p>
          </table:table-cell>
          <table:table-cell table:formula="of:=[.E67] + [.D68] * [.$C$4]" office:value-type="float" office:value="80.85">
            <text:p>80.85</text:p>
          </table:table-cell>
          <table:table-cell table:number-columns-repeated="3"/>
        </table:table-row>
        <table:table-row table:style-name="ro3">
          <table:table-cell table:formula="of:=[.A68]+[.$C$4]" office:value-type="float" office:value="0.31">
            <text:p>0.31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69]=&quot;Accel&quot;;  [.$C$1];    IF([.B69]=&quot;Cruise&quot;; 0;       -[.$C$1]))" office:value-type="float" office:value="0">
            <text:p>0</text:p>
          </table:table-cell>
          <table:table-cell table:formula="of:=MAX(0;      MIN([.$C$2];          [.D68] + [.C69] * [.$C$4]))" office:value-type="float" office:value="300">
            <text:p>300</text:p>
          </table:table-cell>
          <table:table-cell table:formula="of:=[.E68] + [.D69] * [.$C$4]" office:value-type="float" office:value="82.35">
            <text:p>82.35</text:p>
          </table:table-cell>
          <table:table-cell table:number-columns-repeated="3"/>
        </table:table-row>
        <table:table-row table:style-name="ro3">
          <table:table-cell table:formula="of:=[.A69]+[.$C$4]" office:value-type="float" office:value="0.315">
            <text:p>0.31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70]=&quot;Accel&quot;;  [.$C$1];    IF([.B70]=&quot;Cruise&quot;; 0;       -[.$C$1]))" office:value-type="float" office:value="0">
            <text:p>0</text:p>
          </table:table-cell>
          <table:table-cell table:formula="of:=MAX(0;      MIN([.$C$2];          [.D69] + [.C70] * [.$C$4]))" office:value-type="float" office:value="300">
            <text:p>300</text:p>
          </table:table-cell>
          <table:table-cell table:formula="of:=[.E69] + [.D70] * [.$C$4]" office:value-type="float" office:value="83.85">
            <text:p>83.85</text:p>
          </table:table-cell>
          <table:table-cell table:number-columns-repeated="3"/>
        </table:table-row>
        <table:table-row table:style-name="ro3">
          <table:table-cell table:formula="of:=[.A70]+[.$C$4]" office:value-type="float" office:value="0.32">
            <text:p>0.32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71]=&quot;Accel&quot;;  [.$C$1];    IF([.B71]=&quot;Cruise&quot;; 0;       -[.$C$1]))" office:value-type="float" office:value="0">
            <text:p>0</text:p>
          </table:table-cell>
          <table:table-cell table:formula="of:=MAX(0;      MIN([.$C$2];          [.D70] + [.C71] * [.$C$4]))" office:value-type="float" office:value="300">
            <text:p>300</text:p>
          </table:table-cell>
          <table:table-cell table:formula="of:=[.E70] + [.D71] * [.$C$4]" office:value-type="float" office:value="85.35">
            <text:p>85.35</text:p>
          </table:table-cell>
          <table:table-cell table:number-columns-repeated="3"/>
        </table:table-row>
        <table:table-row table:style-name="ro3">
          <table:table-cell table:formula="of:=[.A71]+[.$C$4]" office:value-type="float" office:value="0.325">
            <text:p>0.32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72]=&quot;Accel&quot;;  [.$C$1];    IF([.B72]=&quot;Cruise&quot;; 0;       -[.$C$1]))" office:value-type="float" office:value="0">
            <text:p>0</text:p>
          </table:table-cell>
          <table:table-cell table:formula="of:=MAX(0;      MIN([.$C$2];          [.D71] + [.C72] * [.$C$4]))" office:value-type="float" office:value="300">
            <text:p>300</text:p>
          </table:table-cell>
          <table:table-cell table:formula="of:=[.E71] + [.D72] * [.$C$4]" office:value-type="float" office:value="86.85">
            <text:p>86.85</text:p>
          </table:table-cell>
          <table:table-cell table:number-columns-repeated="3"/>
        </table:table-row>
        <table:table-row table:style-name="ro3">
          <table:table-cell table:formula="of:=[.A72]+[.$C$4]" office:value-type="float" office:value="0.33">
            <text:p>0.33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73]=&quot;Accel&quot;;  [.$C$1];    IF([.B73]=&quot;Cruise&quot;; 0;       -[.$C$1]))" office:value-type="float" office:value="0">
            <text:p>0</text:p>
          </table:table-cell>
          <table:table-cell table:formula="of:=MAX(0;      MIN([.$C$2];          [.D72] + [.C73] * [.$C$4]))" office:value-type="float" office:value="300">
            <text:p>300</text:p>
          </table:table-cell>
          <table:table-cell table:formula="of:=[.E72] + [.D73] * [.$C$4]" office:value-type="float" office:value="88.35">
            <text:p>88.35</text:p>
          </table:table-cell>
          <table:table-cell table:number-columns-repeated="3"/>
        </table:table-row>
        <table:table-row table:style-name="ro3">
          <table:table-cell table:formula="of:=[.A73]+[.$C$4]" office:value-type="float" office:value="0.335">
            <text:p>0.33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Cruise">
            <text:p>Cruise</text:p>
          </table:table-cell>
          <table:table-cell table:formula="of:=IF([.B74]=&quot;Accel&quot;;  [.$C$1];    IF([.B74]=&quot;Cruise&quot;; 0;       -[.$C$1]))" office:value-type="float" office:value="0">
            <text:p>0</text:p>
          </table:table-cell>
          <table:table-cell table:formula="of:=MAX(0;      MIN([.$C$2];          [.D73] + [.C74] * [.$C$4]))" office:value-type="float" office:value="300">
            <text:p>300</text:p>
          </table:table-cell>
          <table:table-cell table:formula="of:=[.E73] + [.D74] * [.$C$4]" office:value-type="float" office:value="89.85">
            <text:p>89.85</text:p>
          </table:table-cell>
          <table:table-cell table:number-columns-repeated="3"/>
        </table:table-row>
        <table:table-row table:style-name="ro3">
          <table:table-cell table:formula="of:=[.A74]+[.$C$4]" office:value-type="float" office:value="0.34">
            <text:p>0.34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75]=&quot;Accel&quot;;  [.$C$1];    IF([.B75]=&quot;Cruise&quot;; 0;       -[.$C$1]))" office:value-type="float" office:value="-3950">
            <text:p>-3950</text:p>
          </table:table-cell>
          <table:table-cell table:formula="of:=MAX(0;      MIN([.$C$2];          [.D74] + [.C75] * [.$C$4]))" office:value-type="float" office:value="280.25">
            <text:p>280.25</text:p>
          </table:table-cell>
          <table:table-cell table:formula="of:=[.E74] + [.D75] * [.$C$4]" office:value-type="float" office:value="91.25125">
            <text:p>91.25125</text:p>
          </table:table-cell>
          <table:table-cell table:number-columns-repeated="3"/>
        </table:table-row>
        <table:table-row table:style-name="ro3">
          <table:table-cell table:formula="of:=[.A75]+[.$C$4]" office:value-type="float" office:value="0.345">
            <text:p>0.34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76]=&quot;Accel&quot;;  [.$C$1];    IF([.B76]=&quot;Cruise&quot;; 0;       -[.$C$1]))" office:value-type="float" office:value="-3950">
            <text:p>-3950</text:p>
          </table:table-cell>
          <table:table-cell table:formula="of:=MAX(0;      MIN([.$C$2];          [.D75] + [.C76] * [.$C$4]))" office:value-type="float" office:value="260.5">
            <text:p>260.5</text:p>
          </table:table-cell>
          <table:table-cell table:formula="of:=[.E75] + [.D76] * [.$C$4]" office:value-type="float" office:value="92.55375">
            <text:p>92.55375</text:p>
          </table:table-cell>
          <table:table-cell table:number-columns-repeated="3"/>
        </table:table-row>
        <table:table-row table:style-name="ro3">
          <table:table-cell table:formula="of:=[.A76]+[.$C$4]" office:value-type="float" office:value="0.35">
            <text:p>0.3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77]=&quot;Accel&quot;;  [.$C$1];    IF([.B77]=&quot;Cruise&quot;; 0;       -[.$C$1]))" office:value-type="float" office:value="-3950">
            <text:p>-3950</text:p>
          </table:table-cell>
          <table:table-cell table:formula="of:=MAX(0;      MIN([.$C$2];          [.D76] + [.C77] * [.$C$4]))" office:value-type="float" office:value="240.75">
            <text:p>240.75</text:p>
          </table:table-cell>
          <table:table-cell table:formula="of:=[.E76] + [.D77] * [.$C$4]" office:value-type="float" office:value="93.7575">
            <text:p>93.7575</text:p>
          </table:table-cell>
          <table:table-cell table:number-columns-repeated="3"/>
        </table:table-row>
        <table:table-row table:style-name="ro3">
          <table:table-cell table:formula="of:=[.A77]+[.$C$4]" office:value-type="float" office:value="0.355">
            <text:p>0.35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78]=&quot;Accel&quot;;  [.$C$1];    IF([.B78]=&quot;Cruise&quot;; 0;       -[.$C$1]))" office:value-type="float" office:value="-3950">
            <text:p>-3950</text:p>
          </table:table-cell>
          <table:table-cell table:formula="of:=MAX(0;      MIN([.$C$2];          [.D77] + [.C78] * [.$C$4]))" office:value-type="float" office:value="221">
            <text:p>221</text:p>
          </table:table-cell>
          <table:table-cell table:formula="of:=[.E77] + [.D78] * [.$C$4]" office:value-type="float" office:value="94.8625">
            <text:p>94.8625</text:p>
          </table:table-cell>
          <table:table-cell table:number-columns-repeated="3"/>
        </table:table-row>
        <table:table-row table:style-name="ro3">
          <table:table-cell table:formula="of:=[.A78]+[.$C$4]" office:value-type="float" office:value="0.36">
            <text:p>0.36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79]=&quot;Accel&quot;;  [.$C$1];    IF([.B79]=&quot;Cruise&quot;; 0;       -[.$C$1]))" office:value-type="float" office:value="-3950">
            <text:p>-3950</text:p>
          </table:table-cell>
          <table:table-cell table:formula="of:=MAX(0;      MIN([.$C$2];          [.D78] + [.C79] * [.$C$4]))" office:value-type="float" office:value="201.25">
            <text:p>201.25</text:p>
          </table:table-cell>
          <table:table-cell table:formula="of:=[.E78] + [.D79] * [.$C$4]" office:value-type="float" office:value="95.86875">
            <text:p>95.86875</text:p>
          </table:table-cell>
          <table:table-cell table:number-columns-repeated="3"/>
        </table:table-row>
        <table:table-row table:style-name="ro3">
          <table:table-cell table:formula="of:=[.A79]+[.$C$4]" office:value-type="float" office:value="0.365">
            <text:p>0.36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0]=&quot;Accel&quot;;  [.$C$1];    IF([.B80]=&quot;Cruise&quot;; 0;       -[.$C$1]))" office:value-type="float" office:value="-3950">
            <text:p>-3950</text:p>
          </table:table-cell>
          <table:table-cell table:formula="of:=MAX(0;      MIN([.$C$2];          [.D79] + [.C80] * [.$C$4]))" office:value-type="float" office:value="181.5">
            <text:p>181.5</text:p>
          </table:table-cell>
          <table:table-cell table:formula="of:=[.E79] + [.D80] * [.$C$4]" office:value-type="float" office:value="96.77625">
            <text:p>96.77625</text:p>
          </table:table-cell>
          <table:table-cell table:number-columns-repeated="3"/>
        </table:table-row>
        <table:table-row table:style-name="ro3">
          <table:table-cell table:formula="of:=[.A80]+[.$C$4]" office:value-type="float" office:value="0.37">
            <text:p>0.37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1]=&quot;Accel&quot;;  [.$C$1];    IF([.B81]=&quot;Cruise&quot;; 0;       -[.$C$1]))" office:value-type="float" office:value="-3950">
            <text:p>-3950</text:p>
          </table:table-cell>
          <table:table-cell table:formula="of:=MAX(0;      MIN([.$C$2];          [.D80] + [.C81] * [.$C$4]))" office:value-type="float" office:value="161.75">
            <text:p>161.75</text:p>
          </table:table-cell>
          <table:table-cell table:formula="of:=[.E80] + [.D81] * [.$C$4]" office:value-type="float" office:value="97.585">
            <text:p>97.585</text:p>
          </table:table-cell>
          <table:table-cell table:number-columns-repeated="3"/>
        </table:table-row>
        <table:table-row table:style-name="ro3">
          <table:table-cell table:formula="of:=[.A81]+[.$C$4]" office:value-type="float" office:value="0.375">
            <text:p>0.37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2]=&quot;Accel&quot;;  [.$C$1];    IF([.B82]=&quot;Cruise&quot;; 0;       -[.$C$1]))" office:value-type="float" office:value="-3950">
            <text:p>-3950</text:p>
          </table:table-cell>
          <table:table-cell table:formula="of:=MAX(0;      MIN([.$C$2];          [.D81] + [.C82] * [.$C$4]))" office:value-type="float" office:value="142">
            <text:p>142</text:p>
          </table:table-cell>
          <table:table-cell table:formula="of:=[.E81] + [.D82] * [.$C$4]" office:value-type="float" office:value="98.295">
            <text:p>98.295</text:p>
          </table:table-cell>
          <table:table-cell table:number-columns-repeated="3"/>
        </table:table-row>
        <table:table-row table:style-name="ro3">
          <table:table-cell table:formula="of:=[.A82]+[.$C$4]" office:value-type="float" office:value="0.38">
            <text:p>0.38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3]=&quot;Accel&quot;;  [.$C$1];    IF([.B83]=&quot;Cruise&quot;; 0;       -[.$C$1]))" office:value-type="float" office:value="-3950">
            <text:p>-3950</text:p>
          </table:table-cell>
          <table:table-cell table:formula="of:=MAX(0;      MIN([.$C$2];          [.D82] + [.C83] * [.$C$4]))" office:value-type="float" office:value="122.25">
            <text:p>122.25</text:p>
          </table:table-cell>
          <table:table-cell table:formula="of:=[.E82] + [.D83] * [.$C$4]" office:value-type="float" office:value="98.90625">
            <text:p>98.90625</text:p>
          </table:table-cell>
          <table:table-cell table:number-columns-repeated="3"/>
        </table:table-row>
        <table:table-row table:style-name="ro3">
          <table:table-cell table:formula="of:=[.A83]+[.$C$4]" office:value-type="float" office:value="0.385">
            <text:p>0.38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4]=&quot;Accel&quot;;  [.$C$1];    IF([.B84]=&quot;Cruise&quot;; 0;       -[.$C$1]))" office:value-type="float" office:value="-3950">
            <text:p>-3950</text:p>
          </table:table-cell>
          <table:table-cell table:formula="of:=MAX(0;      MIN([.$C$2];          [.D83] + [.C84] * [.$C$4]))" office:value-type="float" office:value="102.5">
            <text:p>102.5</text:p>
          </table:table-cell>
          <table:table-cell table:formula="of:=[.E83] + [.D84] * [.$C$4]" office:value-type="float" office:value="99.41875">
            <text:p>99.41875</text:p>
          </table:table-cell>
          <table:table-cell table:number-columns-repeated="3"/>
        </table:table-row>
        <table:table-row table:style-name="ro3">
          <table:table-cell table:formula="of:=[.A84]+[.$C$4]" office:value-type="float" office:value="0.39">
            <text:p>0.39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5]=&quot;Accel&quot;;  [.$C$1];    IF([.B85]=&quot;Cruise&quot;; 0;       -[.$C$1]))" office:value-type="float" office:value="-3950">
            <text:p>-3950</text:p>
          </table:table-cell>
          <table:table-cell table:formula="of:=MAX(0;      MIN([.$C$2];          [.D84] + [.C85] * [.$C$4]))" office:value-type="float" office:value="82.75">
            <text:p>82.75</text:p>
          </table:table-cell>
          <table:table-cell table:formula="of:=[.E84] + [.D85] * [.$C$4]" office:value-type="float" office:value="99.8325">
            <text:p>99.8325</text:p>
          </table:table-cell>
          <table:table-cell table:number-columns-repeated="3"/>
        </table:table-row>
        <table:table-row table:style-name="ro3">
          <table:table-cell table:formula="of:=[.A85]+[.$C$4]" office:value-type="float" office:value="0.395">
            <text:p>0.39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6]=&quot;Accel&quot;;  [.$C$1];    IF([.B86]=&quot;Cruise&quot;; 0;       -[.$C$1]))" office:value-type="float" office:value="-3950">
            <text:p>-3950</text:p>
          </table:table-cell>
          <table:table-cell table:formula="of:=MAX(0;      MIN([.$C$2];          [.D85] + [.C86] * [.$C$4]))" office:value-type="float" office:value="63">
            <text:p>63</text:p>
          </table:table-cell>
          <table:table-cell table:formula="of:=[.E85] + [.D86] * [.$C$4]" office:value-type="float" office:value="100.1475">
            <text:p>100.1475</text:p>
          </table:table-cell>
          <table:table-cell table:number-columns-repeated="3"/>
        </table:table-row>
        <table:table-row table:style-name="ro3">
          <table:table-cell table:formula="of:=[.A86]+[.$C$4]" office:value-type="float" office:value="0.4">
            <text:p>0.4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7]=&quot;Accel&quot;;  [.$C$1];    IF([.B87]=&quot;Cruise&quot;; 0;       -[.$C$1]))" office:value-type="float" office:value="-3950">
            <text:p>-3950</text:p>
          </table:table-cell>
          <table:table-cell table:formula="of:=MAX(0;      MIN([.$C$2];          [.D86] + [.C87] * [.$C$4]))" office:value-type="float" office:value="43.25">
            <text:p>43.25</text:p>
          </table:table-cell>
          <table:table-cell table:formula="of:=[.E86] + [.D87] * [.$C$4]" office:value-type="float" office:value="100.36375">
            <text:p>100.36375</text:p>
          </table:table-cell>
          <table:table-cell table:number-columns-repeated="3"/>
        </table:table-row>
        <table:table-row table:style-name="ro3">
          <table:table-cell table:formula="of:=[.A87]+[.$C$4]" office:value-type="float" office:value="0.405">
            <text:p>0.40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8]=&quot;Accel&quot;;  [.$C$1];    IF([.B88]=&quot;Cruise&quot;; 0;       -[.$C$1]))" office:value-type="float" office:value="-3950">
            <text:p>-3950</text:p>
          </table:table-cell>
          <table:table-cell table:formula="of:=MAX(0;      MIN([.$C$2];          [.D87] + [.C88] * [.$C$4]))" office:value-type="float" office:value="23.5">
            <text:p>23.5</text:p>
          </table:table-cell>
          <table:table-cell table:formula="of:=[.E87] + [.D88] * [.$C$4]" office:value-type="float" office:value="100.48125">
            <text:p>100.48125</text:p>
          </table:table-cell>
          <table:table-cell table:number-columns-repeated="3"/>
        </table:table-row>
        <table:table-row table:style-name="ro3">
          <table:table-cell table:formula="of:=[.A88]+[.$C$4]" office:value-type="float" office:value="0.41">
            <text:p>0.41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89]=&quot;Accel&quot;;  [.$C$1];    IF([.B89]=&quot;Cruise&quot;; 0;       -[.$C$1]))" office:value-type="float" office:value="-3950">
            <text:p>-3950</text:p>
          </table:table-cell>
          <table:table-cell table:formula="of:=MAX(0;      MIN([.$C$2];          [.D88] + [.C89] * [.$C$4]))" office:value-type="float" office:value="3.75">
            <text:p>3.75</text:p>
          </table:table-cell>
          <table:table-cell table:formula="of:=[.E88] + [.D89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89]+[.$C$4]" office:value-type="float" office:value="0.415">
            <text:p>0.41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0]=&quot;Accel&quot;;  [.$C$1];    IF([.B90]=&quot;Cruise&quot;; 0;       -[.$C$1]))" office:value-type="float" office:value="-3950">
            <text:p>-3950</text:p>
          </table:table-cell>
          <table:table-cell table:formula="of:=MAX(0;      MIN([.$C$2];          [.D89] + [.C90] * [.$C$4]))" office:value-type="float" office:value="0">
            <text:p>0</text:p>
          </table:table-cell>
          <table:table-cell table:formula="of:=[.E89] + [.D90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0]+[.$C$4]" office:value-type="float" office:value="0.42">
            <text:p>0.42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1]=&quot;Accel&quot;;  [.$C$1];    IF([.B91]=&quot;Cruise&quot;; 0;       -[.$C$1]))" office:value-type="float" office:value="-3950">
            <text:p>-3950</text:p>
          </table:table-cell>
          <table:table-cell table:formula="of:=MAX(0;      MIN([.$C$2];          [.D90] + [.C91] * [.$C$4]))" office:value-type="float" office:value="0">
            <text:p>0</text:p>
          </table:table-cell>
          <table:table-cell table:formula="of:=[.E90] + [.D91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1]+[.$C$4]" office:value-type="float" office:value="0.425">
            <text:p>0.42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2]=&quot;Accel&quot;;  [.$C$1];    IF([.B92]=&quot;Cruise&quot;; 0;       -[.$C$1]))" office:value-type="float" office:value="-3950">
            <text:p>-3950</text:p>
          </table:table-cell>
          <table:table-cell table:formula="of:=MAX(0;      MIN([.$C$2];          [.D91] + [.C92] * [.$C$4]))" office:value-type="float" office:value="0">
            <text:p>0</text:p>
          </table:table-cell>
          <table:table-cell table:formula="of:=[.E91] + [.D92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2]+[.$C$4]" office:value-type="float" office:value="0.43">
            <text:p>0.43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3]=&quot;Accel&quot;;  [.$C$1];    IF([.B93]=&quot;Cruise&quot;; 0;       -[.$C$1]))" office:value-type="float" office:value="-3950">
            <text:p>-3950</text:p>
          </table:table-cell>
          <table:table-cell table:formula="of:=MAX(0;      MIN([.$C$2];          [.D92] + [.C93] * [.$C$4]))" office:value-type="float" office:value="0">
            <text:p>0</text:p>
          </table:table-cell>
          <table:table-cell table:formula="of:=[.E92] + [.D93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3]+[.$C$4]" office:value-type="float" office:value="0.435">
            <text:p>0.43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4]=&quot;Accel&quot;;  [.$C$1];    IF([.B94]=&quot;Cruise&quot;; 0;       -[.$C$1]))" office:value-type="float" office:value="-3950">
            <text:p>-3950</text:p>
          </table:table-cell>
          <table:table-cell table:formula="of:=MAX(0;      MIN([.$C$2];          [.D93] + [.C94] * [.$C$4]))" office:value-type="float" office:value="0">
            <text:p>0</text:p>
          </table:table-cell>
          <table:table-cell table:formula="of:=[.E93] + [.D94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4]+[.$C$4]" office:value-type="float" office:value="0.44">
            <text:p>0.44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5]=&quot;Accel&quot;;  [.$C$1];    IF([.B95]=&quot;Cruise&quot;; 0;       -[.$C$1]))" office:value-type="float" office:value="-3950">
            <text:p>-3950</text:p>
          </table:table-cell>
          <table:table-cell table:formula="of:=MAX(0;      MIN([.$C$2];          [.D94] + [.C95] * [.$C$4]))" office:value-type="float" office:value="0">
            <text:p>0</text:p>
          </table:table-cell>
          <table:table-cell table:formula="of:=[.E94] + [.D95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5]+[.$C$4]" office:value-type="float" office:value="0.445">
            <text:p>0.44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6]=&quot;Accel&quot;;  [.$C$1];    IF([.B96]=&quot;Cruise&quot;; 0;       -[.$C$1]))" office:value-type="float" office:value="-3950">
            <text:p>-3950</text:p>
          </table:table-cell>
          <table:table-cell table:formula="of:=MAX(0;      MIN([.$C$2];          [.D95] + [.C96] * [.$C$4]))" office:value-type="float" office:value="0">
            <text:p>0</text:p>
          </table:table-cell>
          <table:table-cell table:formula="of:=[.E95] + [.D96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6]+[.$C$4]" office:value-type="float" office:value="0.45">
            <text:p>0.4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7]=&quot;Accel&quot;;  [.$C$1];    IF([.B97]=&quot;Cruise&quot;; 0;       -[.$C$1]))" office:value-type="float" office:value="-3950">
            <text:p>-3950</text:p>
          </table:table-cell>
          <table:table-cell table:formula="of:=MAX(0;      MIN([.$C$2];          [.D96] + [.C97] * [.$C$4]))" office:value-type="float" office:value="0">
            <text:p>0</text:p>
          </table:table-cell>
          <table:table-cell table:formula="of:=[.E96] + [.D97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7]+[.$C$4]" office:value-type="float" office:value="0.455">
            <text:p>0.45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8]=&quot;Accel&quot;;  [.$C$1];    IF([.B98]=&quot;Cruise&quot;; 0;       -[.$C$1]))" office:value-type="float" office:value="-3950">
            <text:p>-3950</text:p>
          </table:table-cell>
          <table:table-cell table:formula="of:=MAX(0;      MIN([.$C$2];          [.D97] + [.C98] * [.$C$4]))" office:value-type="float" office:value="0">
            <text:p>0</text:p>
          </table:table-cell>
          <table:table-cell table:formula="of:=[.E97] + [.D98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8]+[.$C$4]" office:value-type="float" office:value="0.46">
            <text:p>0.46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99]=&quot;Accel&quot;;  [.$C$1];    IF([.B99]=&quot;Cruise&quot;; 0;       -[.$C$1]))" office:value-type="float" office:value="-3950">
            <text:p>-3950</text:p>
          </table:table-cell>
          <table:table-cell table:formula="of:=MAX(0;      MIN([.$C$2];          [.D98] + [.C99] * [.$C$4]))" office:value-type="float" office:value="0">
            <text:p>0</text:p>
          </table:table-cell>
          <table:table-cell table:formula="of:=[.E98] + [.D99] * [.$C$4]" office:value-type="float" office:value="100.5">
            <text:p>100.5</text:p>
          </table:table-cell>
          <table:table-cell table:number-columns-repeated="3"/>
        </table:table-row>
        <table:table-row table:style-name="ro3">
          <table:table-cell table:formula="of:=[.A99]+[.$C$4]" office:value-type="float" office:value="0.465">
            <text:p>0.465</text:p>
          </table:table-cell>
          <table:table-cell table:formula="of:=IF(((ROW()-8)*[.$C$4]) &lt; ([.$C$2]/[.$C$1]);    &quot;Accel&quot;;    IF(((ROW()-8)*[.$C$4]) &lt; ([.$C$3]/[.$C$2]);       &quot;Cruise&quot;;       &quot;Decel&quot;))" office:value-type="string" office:string-value="Decel">
            <text:p>Decel</text:p>
          </table:table-cell>
          <table:table-cell table:formula="of:=IF([.B100]=&quot;Accel&quot;;  [.$C$1];    IF([.B100]=&quot;Cruise&quot;; 0;       -[.$C$1]))" office:value-type="float" office:value="-3950">
            <text:p>-3950</text:p>
          </table:table-cell>
          <table:table-cell table:formula="of:=MAX(0;      MIN([.$C$2];          [.D99] + [.C100] * [.$C$4]))" office:value-type="float" office:value="0">
            <text:p>0</text:p>
          </table:table-cell>
          <table:table-cell table:formula="of:=[.E99] + [.D100] * [.$C$4]" office:value-type="float" office:value="100.5">
            <text:p>100.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ce5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9"/>
        <table:table-row table:style-name="ro4">
          <table:table-cell table:style-name="ce1" office:value-type="string">
            <text:p>a_max (mm/s²)</text:p>
          </table:table-cell>
          <table:table-cell/>
          <table:table-cell table:style-name="ce6" office:value-type="float" office:value="3950">
            <text:p>3950</text:p>
          </table:table-cell>
          <table:table-cell table:style-name="Default" table:number-columns-repeated="2"/>
        </table:table-row>
        <table:table-row table:style-name="ro4">
          <table:table-cell table:style-name="ce1" office:value-type="string">
            <text:p>v_max (mm/s)</text:p>
          </table:table-cell>
          <table:table-cell/>
          <table:table-cell table:style-name="ce6" office:value-type="float" office:value="100">
            <text:p>100</text:p>
          </table:table-cell>
          <table:table-cell table:style-name="Default" table:number-columns-repeated="2"/>
        </table:table-row>
        <table:table-row table:style-name="ro5">
          <table:table-cell table:style-name="ce1" office:value-type="string">
            <text:p>distance (mm)</text:p>
          </table:table-cell>
          <table:table-cell/>
          <table:table-cell table:style-name="ce6" office:value-type="float" office:value="100">
            <text:p>100</text:p>
          </table:table-cell>
          <table:table-cell table:style-name="Default" table:number-columns-repeated="2"/>
        </table:table-row>
        <table:table-row table:style-name="ro5">
          <table:table-cell table:style-name="ce1" office:value-type="string">
            <text:p>time step (s)</text:p>
          </table:table-cell>
          <table:table-cell/>
          <table:table-cell table:style-name="ce7" office:value-type="float" office:value="0.005">
            <text:p>0.005</text:p>
          </table:table-cell>
          <table:table-cell table:style-name="Default" table:number-columns-repeated="2"/>
        </table:table-row>
        <table:table-row table:style-name="ro5">
          <table:table-cell table:style-name="ce4" office:value-type="string">
            <text:p>effective ac/decel time (s)</text:p>
          </table:table-cell>
          <table:table-cell/>
          <table:table-cell table:style-name="ce8" table:formula="of:=IF(   [.$C$3] &gt; 2*0.5*[.$C$1]*([.$C$2]/[.$C$1])^2;   [.$C$2]/[.$C$1];   SQRT([.$C$3]/[.$C$1]) )" office:value-type="float" office:value="0.0253164556962025">
            <text:p>0.025</text:p>
          </table:table-cell>
          <table:table-cell table:style-name="Default" table:number-columns-repeated="2"/>
        </table:table-row>
        <table:table-row table:style-name="ro5">
          <table:table-cell table:style-name="ce4" office:value-type="string">
            <text:p>ac/decel distance (mm)</text:p>
          </table:table-cell>
          <table:table-cell/>
          <table:table-cell table:style-name="ce8" table:formula="of:=0.5*[.$C$1]*[.C5]^2" office:value-type="float" office:value="1.26582278481013">
            <text:p>1.266</text:p>
          </table:table-cell>
          <table:table-cell table:style-name="Default" table:number-columns-repeated="2"/>
        </table:table-row>
        <table:table-row table:style-name="ro3">
          <table:table-cell table:style-name="ce4" office:value-type="string">
            <text:p>cruise time (s)</text:p>
          </table:table-cell>
          <table:table-cell/>
          <table:table-cell table:style-name="ce8" table:formula="of:=IF(   [.$C$3] &gt; 2*[.C6];   ([.$C$3] - 2*[.C6])/[.$C$2];   0 )" office:value-type="float" office:value="0.974683544303797">
            <text:p>0.975</text:p>
          </table:table-cell>
          <table:table-cell table:style-name="Default" table:number-columns-repeated="2"/>
        </table:table-row>
        <table:table-row table:style-name="ro3">
          <table:table-cell table:style-name="ce4" office:value-type="string">
            <text:p>total time (s)</text:p>
          </table:table-cell>
          <table:table-cell/>
          <table:table-cell table:style-name="ce8" table:formula="of:=2*[.C5] + [.C7]" office:value-type="float" office:value="1.0253164556962">
            <text:p>1.025</text:p>
          </table:table-cell>
          <table:table-cell table:style-name="Default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6">
          <table:table-cell table:style-name="ce2" office:value-type="string">
            <text:p>Time (s)</text:p>
          </table:table-cell>
          <table:table-cell table:style-name="ce2" office:value-type="string">
            <text:p>Phase</text:p>
          </table:table-cell>
          <table:table-cell table:style-name="ce2" office:value-type="string">
            <text:p>Accel (mm/s²)</text:p>
          </table:table-cell>
          <table:table-cell table:style-name="ce2" office:value-type="string">
            <text:p>Velocity (mm/s)</text:p>
          </table:table-cell>
          <table:table-cell table:style-name="ce2" office:value-type="string">
            <text:p>Position (mm)</text:p>
          </table:table-cell>
        </table:table-row>
        <table:table-row table:style-name="ro3">
          <table:table-cell office:value-type="float" office:value="0">
            <text:p>0.000</text:p>
          </table:table-cell>
          <table:table-cell table:formula="of:=IF(   [.A11] &lt; [.$C$5];   &quot;Accel&quot;;   IF(     [.A11] &lt; [.$C$5] + [.$C$7];     &quot;Cruise&quot;;     IF(       [.A11] &lt; [.$C$8];       &quot;Decel&quot;;       &quot;Stop&quot;     )   ) )" office:value-type="string" office:string-value="Accel">
            <text:p>Accel</text:p>
          </table:table-cell>
          <table:table-cell table:formula="of:=IF(   [.B11]=&quot;Accel&quot;;   [.$C$1];   IF(     [.B11]=&quot;Cruise&quot;;     0;     IF([.B11]=&quot;Decel&quot;; -[.$C$1]; 0)   ) )" office:value-type="float" office:value="3950">
            <text:p>3950</text:p>
          </table:table-cell>
          <table:table-cell table:number-columns-repeated="2" office:value-type="float" office:value="0">
            <text:p>0.00</text:p>
          </table:table-cell>
        </table:table-row>
        <table:table-row table:style-name="ro3">
          <table:table-cell table:formula="of:=[.A11]+[.$C$4]" office:value-type="float" office:value="0.005">
            <text:p>0.005</text:p>
          </table:table-cell>
          <table:table-cell table:formula="of:=IF(   [.A12] &lt; [.$C$5];   &quot;Accel&quot;;   IF(     [.A12] &lt; [.$C$5] + [.$C$7];     &quot;Cruise&quot;;     IF(       [.A12] &lt; [.$C$8];       &quot;Decel&quot;;       &quot;Stop&quot;     )   ) )" office:value-type="string" office:string-value="Accel">
            <text:p>Accel</text:p>
          </table:table-cell>
          <table:table-cell table:formula="of:=IF(   [.B12]=&quot;Accel&quot;;   [.$C$1];   IF(     [.B12]=&quot;Cruise&quot;;     0;     IF([.B12]=&quot;Decel&quot;; -[.$C$1]; 0)   ) )" office:value-type="float" office:value="3950">
            <text:p>3950</text:p>
          </table:table-cell>
          <table:table-cell table:formula="of:=IF(   [.B12]=&quot;Stop&quot;;   0;   MAX(     0;     MIN(       [.$C$2];       [.D11] + [.C12] * [.$C$4]     )   ) )" office:value-type="float" office:value="19.75">
            <text:p>19.75</text:p>
          </table:table-cell>
          <table:table-cell table:formula="of:=IF(   [.B12]=&quot;Stop&quot;;   [.$C$3];   [.E11] + [.D12] * [.$C$4] )" office:value-type="float" office:value="0.09875">
            <text:p>0.10</text:p>
          </table:table-cell>
        </table:table-row>
        <table:table-row table:style-name="ro3">
          <table:table-cell table:formula="of:=[.A12]+[.$C$4]" office:value-type="float" office:value="0.01">
            <text:p>0.010</text:p>
          </table:table-cell>
          <table:table-cell table:formula="of:=IF(   [.A13] &lt; [.$C$5];   &quot;Accel&quot;;   IF(     [.A13] &lt; [.$C$5] + [.$C$7];     &quot;Cruise&quot;;     IF(       [.A13] &lt; [.$C$8];       &quot;Decel&quot;;       &quot;Stop&quot;     )   ) )" office:value-type="string" office:string-value="Accel">
            <text:p>Accel</text:p>
          </table:table-cell>
          <table:table-cell table:formula="of:=IF(   [.B13]=&quot;Accel&quot;;   [.$C$1];   IF(     [.B13]=&quot;Cruise&quot;;     0;     IF([.B13]=&quot;Decel&quot;; -[.$C$1]; 0)   ) )" office:value-type="float" office:value="3950">
            <text:p>3950</text:p>
          </table:table-cell>
          <table:table-cell table:formula="of:=IF(   [.B13]=&quot;Stop&quot;;   0;   MAX(     0;     MIN(       [.$C$2];       [.D12] + [.C13] * [.$C$4]     )   ) )" office:value-type="float" office:value="39.5">
            <text:p>39.50</text:p>
          </table:table-cell>
          <table:table-cell table:formula="of:=IF(   [.B13]=&quot;Stop&quot;;   [.$C$3];   [.E12] + [.D13] * [.$C$4] )" office:value-type="float" office:value="0.29625">
            <text:p>0.30</text:p>
          </table:table-cell>
        </table:table-row>
        <table:table-row table:style-name="ro3">
          <table:table-cell table:formula="of:=[.A13]+[.$C$4]" office:value-type="float" office:value="0.015">
            <text:p>0.015</text:p>
          </table:table-cell>
          <table:table-cell table:formula="of:=IF(   [.A14] &lt; [.$C$5];   &quot;Accel&quot;;   IF(     [.A14] &lt; [.$C$5] + [.$C$7];     &quot;Cruise&quot;;     IF(       [.A14] &lt; [.$C$8];       &quot;Decel&quot;;       &quot;Stop&quot;     )   ) )" office:value-type="string" office:string-value="Accel">
            <text:p>Accel</text:p>
          </table:table-cell>
          <table:table-cell table:formula="of:=IF(   [.B14]=&quot;Accel&quot;;   [.$C$1];   IF(     [.B14]=&quot;Cruise&quot;;     0;     IF([.B14]=&quot;Decel&quot;; -[.$C$1]; 0)   ) )" office:value-type="float" office:value="3950">
            <text:p>3950</text:p>
          </table:table-cell>
          <table:table-cell table:formula="of:=IF(   [.B14]=&quot;Stop&quot;;   0;   MAX(     0;     MIN(       [.$C$2];       [.D13] + [.C14] * [.$C$4]     )   ) )" office:value-type="float" office:value="59.25">
            <text:p>59.25</text:p>
          </table:table-cell>
          <table:table-cell table:formula="of:=IF(   [.B14]=&quot;Stop&quot;;   [.$C$3];   [.E13] + [.D14] * [.$C$4] )" office:value-type="float" office:value="0.5925">
            <text:p>0.59</text:p>
          </table:table-cell>
        </table:table-row>
        <table:table-row table:style-name="ro3">
          <table:table-cell table:formula="of:=[.A14]+[.$C$4]" office:value-type="float" office:value="0.02">
            <text:p>0.020</text:p>
          </table:table-cell>
          <table:table-cell table:formula="of:=IF(   [.A15] &lt; [.$C$5];   &quot;Accel&quot;;   IF(     [.A15] &lt; [.$C$5] + [.$C$7];     &quot;Cruise&quot;;     IF(       [.A15] &lt; [.$C$8];       &quot;Decel&quot;;       &quot;Stop&quot;     )   ) )" office:value-type="string" office:string-value="Accel">
            <text:p>Accel</text:p>
          </table:table-cell>
          <table:table-cell table:formula="of:=IF(   [.B15]=&quot;Accel&quot;;   [.$C$1];   IF(     [.B15]=&quot;Cruise&quot;;     0;     IF([.B15]=&quot;Decel&quot;; -[.$C$1]; 0)   ) )" office:value-type="float" office:value="3950">
            <text:p>3950</text:p>
          </table:table-cell>
          <table:table-cell table:formula="of:=IF(   [.B15]=&quot;Stop&quot;;   0;   MAX(     0;     MIN(       [.$C$2];       [.D14] + [.C15] * [.$C$4]     )   ) )" office:value-type="float" office:value="79">
            <text:p>79.00</text:p>
          </table:table-cell>
          <table:table-cell table:formula="of:=IF(   [.B15]=&quot;Stop&quot;;   [.$C$3];   [.E14] + [.D15] * [.$C$4] )" office:value-type="float" office:value="0.9875">
            <text:p>0.99</text:p>
          </table:table-cell>
        </table:table-row>
        <table:table-row table:style-name="ro3">
          <table:table-cell table:formula="of:=[.A15]+[.$C$4]" office:value-type="float" office:value="0.025">
            <text:p>0.025</text:p>
          </table:table-cell>
          <table:table-cell table:formula="of:=IF(   [.A16] &lt; [.$C$5];   &quot;Accel&quot;;   IF(     [.A16] &lt; [.$C$5] + [.$C$7];     &quot;Cruise&quot;;     IF(       [.A16] &lt; [.$C$8];       &quot;Decel&quot;;       &quot;Stop&quot;     )   ) )" office:value-type="string" office:string-value="Accel">
            <text:p>Accel</text:p>
          </table:table-cell>
          <table:table-cell table:formula="of:=IF(   [.B16]=&quot;Accel&quot;;   [.$C$1];   IF(     [.B16]=&quot;Cruise&quot;;     0;     IF([.B16]=&quot;Decel&quot;; -[.$C$1]; 0)   ) )" office:value-type="float" office:value="3950">
            <text:p>3950</text:p>
          </table:table-cell>
          <table:table-cell table:formula="of:=IF(   [.B16]=&quot;Stop&quot;;   0;   MAX(     0;     MIN(       [.$C$2];       [.D15] + [.C16] * [.$C$4]     )   ) )" office:value-type="float" office:value="98.75">
            <text:p>98.75</text:p>
          </table:table-cell>
          <table:table-cell table:formula="of:=IF(   [.B16]=&quot;Stop&quot;;   [.$C$3];   [.E15] + [.D16] * [.$C$4] )" office:value-type="float" office:value="1.48125">
            <text:p>1.48</text:p>
          </table:table-cell>
        </table:table-row>
        <table:table-row table:style-name="ro3">
          <table:table-cell table:formula="of:=[.A16]+[.$C$4]" office:value-type="float" office:value="0.03">
            <text:p>0.030</text:p>
          </table:table-cell>
          <table:table-cell table:formula="of:=IF(   [.A17] &lt; [.$C$5];   &quot;Accel&quot;;   IF(     [.A17] &lt; [.$C$5] + [.$C$7];     &quot;Cruise&quot;;     IF(       [.A17] &lt; [.$C$8];       &quot;Decel&quot;;       &quot;Stop&quot;     )   ) )" office:value-type="string" office:string-value="Cruise">
            <text:p>Cruise</text:p>
          </table:table-cell>
          <table:table-cell table:formula="of:=IF(   [.B17]=&quot;Accel&quot;;   [.$C$1];   IF(     [.B17]=&quot;Cruise&quot;;     0;     IF([.B17]=&quot;Decel&quot;; -[.$C$1]; 0)   ) )" office:value-type="float" office:value="0">
            <text:p>0</text:p>
          </table:table-cell>
          <table:table-cell table:formula="of:=IF(   [.B17]=&quot;Stop&quot;;   0;   MAX(     0;     MIN(       [.$C$2];       [.D16] + [.C17] * [.$C$4]     )   ) )" office:value-type="float" office:value="98.75">
            <text:p>98.75</text:p>
          </table:table-cell>
          <table:table-cell table:formula="of:=IF(   [.B17]=&quot;Stop&quot;;   [.$C$3];   [.E16] + [.D17] * [.$C$4] )" office:value-type="float" office:value="1.975">
            <text:p>1.98</text:p>
          </table:table-cell>
        </table:table-row>
        <table:table-row table:style-name="ro3">
          <table:table-cell table:formula="of:=[.A17]+[.$C$4]" office:value-type="float" office:value="0.035">
            <text:p>0.035</text:p>
          </table:table-cell>
          <table:table-cell table:formula="of:=IF(   [.A18] &lt; [.$C$5];   &quot;Accel&quot;;   IF(     [.A18] &lt; [.$C$5] + [.$C$7];     &quot;Cruise&quot;;     IF(       [.A18] &lt; [.$C$8];       &quot;Decel&quot;;       &quot;Stop&quot;     )   ) )" office:value-type="string" office:string-value="Cruise">
            <text:p>Cruise</text:p>
          </table:table-cell>
          <table:table-cell table:formula="of:=IF(   [.B18]=&quot;Accel&quot;;   [.$C$1];   IF(     [.B18]=&quot;Cruise&quot;;     0;     IF([.B18]=&quot;Decel&quot;; -[.$C$1]; 0)   ) )" office:value-type="float" office:value="0">
            <text:p>0</text:p>
          </table:table-cell>
          <table:table-cell table:formula="of:=IF(   [.B18]=&quot;Stop&quot;;   0;   MAX(     0;     MIN(       [.$C$2];       [.D17] + [.C18] * [.$C$4]     )   ) )" office:value-type="float" office:value="98.75">
            <text:p>98.75</text:p>
          </table:table-cell>
          <table:table-cell table:formula="of:=IF(   [.B18]=&quot;Stop&quot;;   [.$C$3];   [.E17] + [.D18] * [.$C$4] )" office:value-type="float" office:value="2.46875">
            <text:p>2.47</text:p>
          </table:table-cell>
        </table:table-row>
        <table:table-row table:style-name="ro3">
          <table:table-cell table:formula="of:=[.A18]+[.$C$4]" office:value-type="float" office:value="0.04">
            <text:p>0.040</text:p>
          </table:table-cell>
          <table:table-cell table:formula="of:=IF(   [.A19] &lt; [.$C$5];   &quot;Accel&quot;;   IF(     [.A19] &lt; [.$C$5] + [.$C$7];     &quot;Cruise&quot;;     IF(       [.A19] &lt; [.$C$8];       &quot;Decel&quot;;       &quot;Stop&quot;     )   ) )" office:value-type="string" office:string-value="Cruise">
            <text:p>Cruise</text:p>
          </table:table-cell>
          <table:table-cell table:formula="of:=IF(   [.B19]=&quot;Accel&quot;;   [.$C$1];   IF(     [.B19]=&quot;Cruise&quot;;     0;     IF([.B19]=&quot;Decel&quot;; -[.$C$1]; 0)   ) )" office:value-type="float" office:value="0">
            <text:p>0</text:p>
          </table:table-cell>
          <table:table-cell table:formula="of:=IF(   [.B19]=&quot;Stop&quot;;   0;   MAX(     0;     MIN(       [.$C$2];       [.D18] + [.C19] * [.$C$4]     )   ) )" office:value-type="float" office:value="98.75">
            <text:p>98.75</text:p>
          </table:table-cell>
          <table:table-cell table:formula="of:=IF(   [.B19]=&quot;Stop&quot;;   [.$C$3];   [.E18] + [.D19] * [.$C$4] )" office:value-type="float" office:value="2.9625">
            <text:p>2.96</text:p>
          </table:table-cell>
        </table:table-row>
        <table:table-row table:style-name="ro3">
          <table:table-cell table:formula="of:=[.A19]+[.$C$4]" office:value-type="float" office:value="0.045">
            <text:p>0.045</text:p>
          </table:table-cell>
          <table:table-cell table:formula="of:=IF(   [.A20] &lt; [.$C$5];   &quot;Accel&quot;;   IF(     [.A20] &lt; [.$C$5] + [.$C$7];     &quot;Cruise&quot;;     IF(       [.A20] &lt; [.$C$8];       &quot;Decel&quot;;       &quot;Stop&quot;     )   ) )" office:value-type="string" office:string-value="Cruise">
            <text:p>Cruise</text:p>
          </table:table-cell>
          <table:table-cell table:formula="of:=IF(   [.B20]=&quot;Accel&quot;;   [.$C$1];   IF(     [.B20]=&quot;Cruise&quot;;     0;     IF([.B20]=&quot;Decel&quot;; -[.$C$1]; 0)   ) )" office:value-type="float" office:value="0">
            <text:p>0</text:p>
          </table:table-cell>
          <table:table-cell table:formula="of:=IF(   [.B20]=&quot;Stop&quot;;   0;   MAX(     0;     MIN(       [.$C$2];       [.D19] + [.C20] * [.$C$4]     )   ) )" office:value-type="float" office:value="98.75">
            <text:p>98.75</text:p>
          </table:table-cell>
          <table:table-cell table:formula="of:=IF(   [.B20]=&quot;Stop&quot;;   [.$C$3];   [.E19] + [.D20] * [.$C$4] )" office:value-type="float" office:value="3.45625">
            <text:p>3.46</text:p>
          </table:table-cell>
        </table:table-row>
        <table:table-row table:style-name="ro3">
          <table:table-cell table:formula="of:=[.A20]+[.$C$4]" office:value-type="float" office:value="0.05">
            <text:p>0.050</text:p>
          </table:table-cell>
          <table:table-cell table:formula="of:=IF(   [.A21] &lt; [.$C$5];   &quot;Accel&quot;;   IF(     [.A21] &lt; [.$C$5] + [.$C$7];     &quot;Cruise&quot;;     IF(       [.A21] &lt; [.$C$8];       &quot;Decel&quot;;       &quot;Stop&quot;     )   ) )" office:value-type="string" office:string-value="Cruise">
            <text:p>Cruise</text:p>
          </table:table-cell>
          <table:table-cell table:formula="of:=IF(   [.B21]=&quot;Accel&quot;;   [.$C$1];   IF(     [.B21]=&quot;Cruise&quot;;     0;     IF([.B21]=&quot;Decel&quot;; -[.$C$1]; 0)   ) )" office:value-type="float" office:value="0">
            <text:p>0</text:p>
          </table:table-cell>
          <table:table-cell table:formula="of:=IF(   [.B21]=&quot;Stop&quot;;   0;   MAX(     0;     MIN(       [.$C$2];       [.D20] + [.C21] * [.$C$4]     )   ) )" office:value-type="float" office:value="98.75">
            <text:p>98.75</text:p>
          </table:table-cell>
          <table:table-cell table:formula="of:=IF(   [.B21]=&quot;Stop&quot;;   [.$C$3];   [.E20] + [.D21] * [.$C$4] )" office:value-type="float" office:value="3.95">
            <text:p>3.95</text:p>
          </table:table-cell>
        </table:table-row>
        <table:table-row table:style-name="ro3">
          <table:table-cell table:formula="of:=[.A21]+[.$C$4]" office:value-type="float" office:value="0.055">
            <text:p>0.055</text:p>
          </table:table-cell>
          <table:table-cell table:formula="of:=IF(   [.A22] &lt; [.$C$5];   &quot;Accel&quot;;   IF(     [.A22] &lt; [.$C$5] + [.$C$7];     &quot;Cruise&quot;;     IF(       [.A22] &lt; [.$C$8];       &quot;Decel&quot;;       &quot;Stop&quot;     )   ) )" office:value-type="string" office:string-value="Cruise">
            <text:p>Cruise</text:p>
          </table:table-cell>
          <table:table-cell table:formula="of:=IF(   [.B22]=&quot;Accel&quot;;   [.$C$1];   IF(     [.B22]=&quot;Cruise&quot;;     0;     IF([.B22]=&quot;Decel&quot;; -[.$C$1]; 0)   ) )" office:value-type="float" office:value="0">
            <text:p>0</text:p>
          </table:table-cell>
          <table:table-cell table:formula="of:=IF(   [.B22]=&quot;Stop&quot;;   0;   MAX(     0;     MIN(       [.$C$2];       [.D21] + [.C22] * [.$C$4]     )   ) )" office:value-type="float" office:value="98.75">
            <text:p>98.75</text:p>
          </table:table-cell>
          <table:table-cell table:formula="of:=IF(   [.B22]=&quot;Stop&quot;;   [.$C$3];   [.E21] + [.D22] * [.$C$4] )" office:value-type="float" office:value="4.44375">
            <text:p>4.44</text:p>
          </table:table-cell>
        </table:table-row>
        <table:table-row table:style-name="ro3">
          <table:table-cell table:formula="of:=[.A22]+[.$C$4]" office:value-type="float" office:value="0.06">
            <text:p>0.060</text:p>
          </table:table-cell>
          <table:table-cell table:formula="of:=IF(   [.A23] &lt; [.$C$5];   &quot;Accel&quot;;   IF(     [.A23] &lt; [.$C$5] + [.$C$7];     &quot;Cruise&quot;;     IF(       [.A23] &lt; [.$C$8];       &quot;Decel&quot;;       &quot;Stop&quot;     )   ) )" office:value-type="string" office:string-value="Cruise">
            <text:p>Cruise</text:p>
          </table:table-cell>
          <table:table-cell table:formula="of:=IF(   [.B23]=&quot;Accel&quot;;   [.$C$1];   IF(     [.B23]=&quot;Cruise&quot;;     0;     IF([.B23]=&quot;Decel&quot;; -[.$C$1]; 0)   ) )" office:value-type="float" office:value="0">
            <text:p>0</text:p>
          </table:table-cell>
          <table:table-cell table:formula="of:=IF(   [.B23]=&quot;Stop&quot;;   0;   MAX(     0;     MIN(       [.$C$2];       [.D22] + [.C23] * [.$C$4]     )   ) )" office:value-type="float" office:value="98.75">
            <text:p>98.75</text:p>
          </table:table-cell>
          <table:table-cell table:formula="of:=IF(   [.B23]=&quot;Stop&quot;;   [.$C$3];   [.E22] + [.D23] * [.$C$4] )" office:value-type="float" office:value="4.9375">
            <text:p>4.94</text:p>
          </table:table-cell>
        </table:table-row>
        <table:table-row table:style-name="ro3">
          <table:table-cell table:formula="of:=[.A23]+[.$C$4]" office:value-type="float" office:value="0.065">
            <text:p>0.065</text:p>
          </table:table-cell>
          <table:table-cell table:formula="of:=IF(   [.A24] &lt; [.$C$5];   &quot;Accel&quot;;   IF(     [.A24] &lt; [.$C$5] + [.$C$7];     &quot;Cruise&quot;;     IF(       [.A24] &lt; [.$C$8];       &quot;Decel&quot;;       &quot;Stop&quot;     )   ) )" office:value-type="string" office:string-value="Cruise">
            <text:p>Cruise</text:p>
          </table:table-cell>
          <table:table-cell table:formula="of:=IF(   [.B24]=&quot;Accel&quot;;   [.$C$1];   IF(     [.B24]=&quot;Cruise&quot;;     0;     IF([.B24]=&quot;Decel&quot;; -[.$C$1]; 0)   ) )" office:value-type="float" office:value="0">
            <text:p>0</text:p>
          </table:table-cell>
          <table:table-cell table:formula="of:=IF(   [.B24]=&quot;Stop&quot;;   0;   MAX(     0;     MIN(       [.$C$2];       [.D23] + [.C24] * [.$C$4]     )   ) )" office:value-type="float" office:value="98.75">
            <text:p>98.75</text:p>
          </table:table-cell>
          <table:table-cell table:formula="of:=IF(   [.B24]=&quot;Stop&quot;;   [.$C$3];   [.E23] + [.D24] * [.$C$4] )" office:value-type="float" office:value="5.43125">
            <text:p>5.43</text:p>
          </table:table-cell>
        </table:table-row>
        <table:table-row table:style-name="ro3">
          <table:table-cell table:formula="of:=[.A24]+[.$C$4]" office:value-type="float" office:value="0.07">
            <text:p>0.070</text:p>
          </table:table-cell>
          <table:table-cell table:formula="of:=IF(   [.A25] &lt; [.$C$5];   &quot;Accel&quot;;   IF(     [.A25] &lt; [.$C$5] + [.$C$7];     &quot;Cruise&quot;;     IF(       [.A25] &lt; [.$C$8];       &quot;Decel&quot;;       &quot;Stop&quot;     )   ) )" office:value-type="string" office:string-value="Cruise">
            <text:p>Cruise</text:p>
          </table:table-cell>
          <table:table-cell table:formula="of:=IF(   [.B25]=&quot;Accel&quot;;   [.$C$1];   IF(     [.B25]=&quot;Cruise&quot;;     0;     IF([.B25]=&quot;Decel&quot;; -[.$C$1]; 0)   ) )" office:value-type="float" office:value="0">
            <text:p>0</text:p>
          </table:table-cell>
          <table:table-cell table:formula="of:=IF(   [.B25]=&quot;Stop&quot;;   0;   MAX(     0;     MIN(       [.$C$2];       [.D24] + [.C25] * [.$C$4]     )   ) )" office:value-type="float" office:value="98.75">
            <text:p>98.75</text:p>
          </table:table-cell>
          <table:table-cell table:formula="of:=IF(   [.B25]=&quot;Stop&quot;;   [.$C$3];   [.E24] + [.D25] * [.$C$4] )" office:value-type="float" office:value="5.925">
            <text:p>5.93</text:p>
          </table:table-cell>
        </table:table-row>
        <table:table-row table:style-name="ro3">
          <table:table-cell table:formula="of:=[.A25]+[.$C$4]" office:value-type="float" office:value="0.075">
            <text:p>0.075</text:p>
          </table:table-cell>
          <table:table-cell table:formula="of:=IF(   [.A26] &lt; [.$C$5];   &quot;Accel&quot;;   IF(     [.A26] &lt; [.$C$5] + [.$C$7];     &quot;Cruise&quot;;     IF(       [.A26] &lt; [.$C$8];       &quot;Decel&quot;;       &quot;Stop&quot;     )   ) )" office:value-type="string" office:string-value="Cruise">
            <text:p>Cruise</text:p>
          </table:table-cell>
          <table:table-cell table:formula="of:=IF(   [.B26]=&quot;Accel&quot;;   [.$C$1];   IF(     [.B26]=&quot;Cruise&quot;;     0;     IF([.B26]=&quot;Decel&quot;; -[.$C$1]; 0)   ) )" office:value-type="float" office:value="0">
            <text:p>0</text:p>
          </table:table-cell>
          <table:table-cell table:formula="of:=IF(   [.B26]=&quot;Stop&quot;;   0;   MAX(     0;     MIN(       [.$C$2];       [.D25] + [.C26] * [.$C$4]     )   ) )" office:value-type="float" office:value="98.75">
            <text:p>98.75</text:p>
          </table:table-cell>
          <table:table-cell table:formula="of:=IF(   [.B26]=&quot;Stop&quot;;   [.$C$3];   [.E25] + [.D26] * [.$C$4] )" office:value-type="float" office:value="6.41875">
            <text:p>6.42</text:p>
          </table:table-cell>
        </table:table-row>
        <table:table-row table:style-name="ro3">
          <table:table-cell table:formula="of:=[.A26]+[.$C$4]" office:value-type="float" office:value="0.08">
            <text:p>0.080</text:p>
          </table:table-cell>
          <table:table-cell table:formula="of:=IF(   [.A27] &lt; [.$C$5];   &quot;Accel&quot;;   IF(     [.A27] &lt; [.$C$5] + [.$C$7];     &quot;Cruise&quot;;     IF(       [.A27] &lt; [.$C$8];       &quot;Decel&quot;;       &quot;Stop&quot;     )   ) )" office:value-type="string" office:string-value="Cruise">
            <text:p>Cruise</text:p>
          </table:table-cell>
          <table:table-cell table:formula="of:=IF(   [.B27]=&quot;Accel&quot;;   [.$C$1];   IF(     [.B27]=&quot;Cruise&quot;;     0;     IF([.B27]=&quot;Decel&quot;; -[.$C$1]; 0)   ) )" office:value-type="float" office:value="0">
            <text:p>0</text:p>
          </table:table-cell>
          <table:table-cell table:formula="of:=IF(   [.B27]=&quot;Stop&quot;;   0;   MAX(     0;     MIN(       [.$C$2];       [.D26] + [.C27] * [.$C$4]     )   ) )" office:value-type="float" office:value="98.75">
            <text:p>98.75</text:p>
          </table:table-cell>
          <table:table-cell table:formula="of:=IF(   [.B27]=&quot;Stop&quot;;   [.$C$3];   [.E26] + [.D27] * [.$C$4] )" office:value-type="float" office:value="6.9125">
            <text:p>6.91</text:p>
          </table:table-cell>
        </table:table-row>
        <table:table-row table:style-name="ro3">
          <table:table-cell table:formula="of:=[.A27]+[.$C$4]" office:value-type="float" office:value="0.085">
            <text:p>0.085</text:p>
          </table:table-cell>
          <table:table-cell table:formula="of:=IF(   [.A28] &lt; [.$C$5];   &quot;Accel&quot;;   IF(     [.A28] &lt; [.$C$5] + [.$C$7];     &quot;Cruise&quot;;     IF(       [.A28] &lt; [.$C$8];       &quot;Decel&quot;;       &quot;Stop&quot;     )   ) )" office:value-type="string" office:string-value="Cruise">
            <text:p>Cruise</text:p>
          </table:table-cell>
          <table:table-cell table:formula="of:=IF(   [.B28]=&quot;Accel&quot;;   [.$C$1];   IF(     [.B28]=&quot;Cruise&quot;;     0;     IF([.B28]=&quot;Decel&quot;; -[.$C$1]; 0)   ) )" office:value-type="float" office:value="0">
            <text:p>0</text:p>
          </table:table-cell>
          <table:table-cell table:formula="of:=IF(   [.B28]=&quot;Stop&quot;;   0;   MAX(     0;     MIN(       [.$C$2];       [.D27] + [.C28] * [.$C$4]     )   ) )" office:value-type="float" office:value="98.75">
            <text:p>98.75</text:p>
          </table:table-cell>
          <table:table-cell table:formula="of:=IF(   [.B28]=&quot;Stop&quot;;   [.$C$3];   [.E27] + [.D28] * [.$C$4] )" office:value-type="float" office:value="7.40625">
            <text:p>7.41</text:p>
          </table:table-cell>
        </table:table-row>
        <table:table-row table:style-name="ro3">
          <table:table-cell table:formula="of:=[.A28]+[.$C$4]" office:value-type="float" office:value="0.09">
            <text:p>0.090</text:p>
          </table:table-cell>
          <table:table-cell table:formula="of:=IF(   [.A29] &lt; [.$C$5];   &quot;Accel&quot;;   IF(     [.A29] &lt; [.$C$5] + [.$C$7];     &quot;Cruise&quot;;     IF(       [.A29] &lt; [.$C$8];       &quot;Decel&quot;;       &quot;Stop&quot;     )   ) )" office:value-type="string" office:string-value="Cruise">
            <text:p>Cruise</text:p>
          </table:table-cell>
          <table:table-cell table:formula="of:=IF(   [.B29]=&quot;Accel&quot;;   [.$C$1];   IF(     [.B29]=&quot;Cruise&quot;;     0;     IF([.B29]=&quot;Decel&quot;; -[.$C$1]; 0)   ) )" office:value-type="float" office:value="0">
            <text:p>0</text:p>
          </table:table-cell>
          <table:table-cell table:formula="of:=IF(   [.B29]=&quot;Stop&quot;;   0;   MAX(     0;     MIN(       [.$C$2];       [.D28] + [.C29] * [.$C$4]     )   ) )" office:value-type="float" office:value="98.75">
            <text:p>98.75</text:p>
          </table:table-cell>
          <table:table-cell table:formula="of:=IF(   [.B29]=&quot;Stop&quot;;   [.$C$3];   [.E28] + [.D29] * [.$C$4] )" office:value-type="float" office:value="7.9">
            <text:p>7.90</text:p>
          </table:table-cell>
        </table:table-row>
        <table:table-row table:style-name="ro3">
          <table:table-cell table:formula="of:=[.A29]+[.$C$4]" office:value-type="float" office:value="0.095">
            <text:p>0.095</text:p>
          </table:table-cell>
          <table:table-cell table:formula="of:=IF(   [.A30] &lt; [.$C$5];   &quot;Accel&quot;;   IF(     [.A30] &lt; [.$C$5] + [.$C$7];     &quot;Cruise&quot;;     IF(       [.A30] &lt; [.$C$8];       &quot;Decel&quot;;       &quot;Stop&quot;     )   ) )" office:value-type="string" office:string-value="Cruise">
            <text:p>Cruise</text:p>
          </table:table-cell>
          <table:table-cell table:formula="of:=IF(   [.B30]=&quot;Accel&quot;;   [.$C$1];   IF(     [.B30]=&quot;Cruise&quot;;     0;     IF([.B30]=&quot;Decel&quot;; -[.$C$1]; 0)   ) )" office:value-type="float" office:value="0">
            <text:p>0</text:p>
          </table:table-cell>
          <table:table-cell table:formula="of:=IF(   [.B30]=&quot;Stop&quot;;   0;   MAX(     0;     MIN(       [.$C$2];       [.D29] + [.C30] * [.$C$4]     )   ) )" office:value-type="float" office:value="98.75">
            <text:p>98.75</text:p>
          </table:table-cell>
          <table:table-cell table:formula="of:=IF(   [.B30]=&quot;Stop&quot;;   [.$C$3];   [.E29] + [.D30] * [.$C$4] )" office:value-type="float" office:value="8.39375">
            <text:p>8.39</text:p>
          </table:table-cell>
        </table:table-row>
        <table:table-row table:style-name="ro3">
          <table:table-cell table:formula="of:=[.A30]+[.$C$4]" office:value-type="float" office:value="0.1">
            <text:p>0.100</text:p>
          </table:table-cell>
          <table:table-cell table:formula="of:=IF(   [.A31] &lt; [.$C$5];   &quot;Accel&quot;;   IF(     [.A31] &lt; [.$C$5] + [.$C$7];     &quot;Cruise&quot;;     IF(       [.A31] &lt; [.$C$8];       &quot;Decel&quot;;       &quot;Stop&quot;     )   ) )" office:value-type="string" office:string-value="Cruise">
            <text:p>Cruise</text:p>
          </table:table-cell>
          <table:table-cell table:formula="of:=IF(   [.B31]=&quot;Accel&quot;;   [.$C$1];   IF(     [.B31]=&quot;Cruise&quot;;     0;     IF([.B31]=&quot;Decel&quot;; -[.$C$1]; 0)   ) )" office:value-type="float" office:value="0">
            <text:p>0</text:p>
          </table:table-cell>
          <table:table-cell table:formula="of:=IF(   [.B31]=&quot;Stop&quot;;   0;   MAX(     0;     MIN(       [.$C$2];       [.D30] + [.C31] * [.$C$4]     )   ) )" office:value-type="float" office:value="98.75">
            <text:p>98.75</text:p>
          </table:table-cell>
          <table:table-cell table:formula="of:=IF(   [.B31]=&quot;Stop&quot;;   [.$C$3];   [.E30] + [.D31] * [.$C$4] )" office:value-type="float" office:value="8.8875">
            <text:p>8.89</text:p>
          </table:table-cell>
        </table:table-row>
        <table:table-row table:style-name="ro3">
          <table:table-cell table:formula="of:=[.A31]+[.$C$4]" office:value-type="float" office:value="0.105">
            <text:p>0.105</text:p>
          </table:table-cell>
          <table:table-cell table:formula="of:=IF(   [.A32] &lt; [.$C$5];   &quot;Accel&quot;;   IF(     [.A32] &lt; [.$C$5] + [.$C$7];     &quot;Cruise&quot;;     IF(       [.A32] &lt; [.$C$8];       &quot;Decel&quot;;       &quot;Stop&quot;     )   ) )" office:value-type="string" office:string-value="Cruise">
            <text:p>Cruise</text:p>
          </table:table-cell>
          <table:table-cell table:formula="of:=IF(   [.B32]=&quot;Accel&quot;;   [.$C$1];   IF(     [.B32]=&quot;Cruise&quot;;     0;     IF([.B32]=&quot;Decel&quot;; -[.$C$1]; 0)   ) )" office:value-type="float" office:value="0">
            <text:p>0</text:p>
          </table:table-cell>
          <table:table-cell table:formula="of:=IF(   [.B32]=&quot;Stop&quot;;   0;   MAX(     0;     MIN(       [.$C$2];       [.D31] + [.C32] * [.$C$4]     )   ) )" office:value-type="float" office:value="98.75">
            <text:p>98.75</text:p>
          </table:table-cell>
          <table:table-cell table:formula="of:=IF(   [.B32]=&quot;Stop&quot;;   [.$C$3];   [.E31] + [.D32] * [.$C$4] )" office:value-type="float" office:value="9.38125">
            <text:p>9.38</text:p>
          </table:table-cell>
        </table:table-row>
        <table:table-row table:style-name="ro3">
          <table:table-cell table:formula="of:=[.A32]+[.$C$4]" office:value-type="float" office:value="0.11">
            <text:p>0.110</text:p>
          </table:table-cell>
          <table:table-cell table:formula="of:=IF(   [.A33] &lt; [.$C$5];   &quot;Accel&quot;;   IF(     [.A33] &lt; [.$C$5] + [.$C$7];     &quot;Cruise&quot;;     IF(       [.A33] &lt; [.$C$8];       &quot;Decel&quot;;       &quot;Stop&quot;     )   ) )" office:value-type="string" office:string-value="Cruise">
            <text:p>Cruise</text:p>
          </table:table-cell>
          <table:table-cell table:formula="of:=IF(   [.B33]=&quot;Accel&quot;;   [.$C$1];   IF(     [.B33]=&quot;Cruise&quot;;     0;     IF([.B33]=&quot;Decel&quot;; -[.$C$1]; 0)   ) )" office:value-type="float" office:value="0">
            <text:p>0</text:p>
          </table:table-cell>
          <table:table-cell table:formula="of:=IF(   [.B33]=&quot;Stop&quot;;   0;   MAX(     0;     MIN(       [.$C$2];       [.D32] + [.C33] * [.$C$4]     )   ) )" office:value-type="float" office:value="98.75">
            <text:p>98.75</text:p>
          </table:table-cell>
          <table:table-cell table:formula="of:=IF(   [.B33]=&quot;Stop&quot;;   [.$C$3];   [.E32] + [.D33] * [.$C$4] )" office:value-type="float" office:value="9.875">
            <text:p>9.88</text:p>
          </table:table-cell>
        </table:table-row>
        <table:table-row table:style-name="ro3">
          <table:table-cell table:formula="of:=[.A33]+[.$C$4]" office:value-type="float" office:value="0.115">
            <text:p>0.115</text:p>
          </table:table-cell>
          <table:table-cell table:formula="of:=IF(   [.A34] &lt; [.$C$5];   &quot;Accel&quot;;   IF(     [.A34] &lt; [.$C$5] + [.$C$7];     &quot;Cruise&quot;;     IF(       [.A34] &lt; [.$C$8];       &quot;Decel&quot;;       &quot;Stop&quot;     )   ) )" office:value-type="string" office:string-value="Cruise">
            <text:p>Cruise</text:p>
          </table:table-cell>
          <table:table-cell table:formula="of:=IF(   [.B34]=&quot;Accel&quot;;   [.$C$1];   IF(     [.B34]=&quot;Cruise&quot;;     0;     IF([.B34]=&quot;Decel&quot;; -[.$C$1]; 0)   ) )" office:value-type="float" office:value="0">
            <text:p>0</text:p>
          </table:table-cell>
          <table:table-cell table:formula="of:=IF(   [.B34]=&quot;Stop&quot;;   0;   MAX(     0;     MIN(       [.$C$2];       [.D33] + [.C34] * [.$C$4]     )   ) )" office:value-type="float" office:value="98.75">
            <text:p>98.75</text:p>
          </table:table-cell>
          <table:table-cell table:formula="of:=IF(   [.B34]=&quot;Stop&quot;;   [.$C$3];   [.E33] + [.D34] * [.$C$4] )" office:value-type="float" office:value="10.36875">
            <text:p>10.37</text:p>
          </table:table-cell>
        </table:table-row>
        <table:table-row table:style-name="ro3">
          <table:table-cell table:formula="of:=[.A34]+[.$C$4]" office:value-type="float" office:value="0.12">
            <text:p>0.120</text:p>
          </table:table-cell>
          <table:table-cell table:formula="of:=IF(   [.A35] &lt; [.$C$5];   &quot;Accel&quot;;   IF(     [.A35] &lt; [.$C$5] + [.$C$7];     &quot;Cruise&quot;;     IF(       [.A35] &lt; [.$C$8];       &quot;Decel&quot;;       &quot;Stop&quot;     )   ) )" office:value-type="string" office:string-value="Cruise">
            <text:p>Cruise</text:p>
          </table:table-cell>
          <table:table-cell table:formula="of:=IF(   [.B35]=&quot;Accel&quot;;   [.$C$1];   IF(     [.B35]=&quot;Cruise&quot;;     0;     IF([.B35]=&quot;Decel&quot;; -[.$C$1]; 0)   ) )" office:value-type="float" office:value="0">
            <text:p>0</text:p>
          </table:table-cell>
          <table:table-cell table:formula="of:=IF(   [.B35]=&quot;Stop&quot;;   0;   MAX(     0;     MIN(       [.$C$2];       [.D34] + [.C35] * [.$C$4]     )   ) )" office:value-type="float" office:value="98.75">
            <text:p>98.75</text:p>
          </table:table-cell>
          <table:table-cell table:formula="of:=IF(   [.B35]=&quot;Stop&quot;;   [.$C$3];   [.E34] + [.D35] * [.$C$4] )" office:value-type="float" office:value="10.8625">
            <text:p>10.86</text:p>
          </table:table-cell>
        </table:table-row>
        <table:table-row table:style-name="ro3">
          <table:table-cell table:formula="of:=[.A35]+[.$C$4]" office:value-type="float" office:value="0.125">
            <text:p>0.125</text:p>
          </table:table-cell>
          <table:table-cell table:formula="of:=IF(   [.A36] &lt; [.$C$5];   &quot;Accel&quot;;   IF(     [.A36] &lt; [.$C$5] + [.$C$7];     &quot;Cruise&quot;;     IF(       [.A36] &lt; [.$C$8];       &quot;Decel&quot;;       &quot;Stop&quot;     )   ) )" office:value-type="string" office:string-value="Cruise">
            <text:p>Cruise</text:p>
          </table:table-cell>
          <table:table-cell table:formula="of:=IF(   [.B36]=&quot;Accel&quot;;   [.$C$1];   IF(     [.B36]=&quot;Cruise&quot;;     0;     IF([.B36]=&quot;Decel&quot;; -[.$C$1]; 0)   ) )" office:value-type="float" office:value="0">
            <text:p>0</text:p>
          </table:table-cell>
          <table:table-cell table:formula="of:=IF(   [.B36]=&quot;Stop&quot;;   0;   MAX(     0;     MIN(       [.$C$2];       [.D35] + [.C36] * [.$C$4]     )   ) )" office:value-type="float" office:value="98.75">
            <text:p>98.75</text:p>
          </table:table-cell>
          <table:table-cell table:formula="of:=IF(   [.B36]=&quot;Stop&quot;;   [.$C$3];   [.E35] + [.D36] * [.$C$4] )" office:value-type="float" office:value="11.35625">
            <text:p>11.36</text:p>
          </table:table-cell>
        </table:table-row>
        <table:table-row table:style-name="ro3">
          <table:table-cell table:formula="of:=[.A36]+[.$C$4]" office:value-type="float" office:value="0.13">
            <text:p>0.130</text:p>
          </table:table-cell>
          <table:table-cell table:formula="of:=IF(   [.A37] &lt; [.$C$5];   &quot;Accel&quot;;   IF(     [.A37] &lt; [.$C$5] + [.$C$7];     &quot;Cruise&quot;;     IF(       [.A37] &lt; [.$C$8];       &quot;Decel&quot;;       &quot;Stop&quot;     )   ) )" office:value-type="string" office:string-value="Cruise">
            <text:p>Cruise</text:p>
          </table:table-cell>
          <table:table-cell table:formula="of:=IF(   [.B37]=&quot;Accel&quot;;   [.$C$1];   IF(     [.B37]=&quot;Cruise&quot;;     0;     IF([.B37]=&quot;Decel&quot;; -[.$C$1]; 0)   ) )" office:value-type="float" office:value="0">
            <text:p>0</text:p>
          </table:table-cell>
          <table:table-cell table:formula="of:=IF(   [.B37]=&quot;Stop&quot;;   0;   MAX(     0;     MIN(       [.$C$2];       [.D36] + [.C37] * [.$C$4]     )   ) )" office:value-type="float" office:value="98.75">
            <text:p>98.75</text:p>
          </table:table-cell>
          <table:table-cell table:formula="of:=IF(   [.B37]=&quot;Stop&quot;;   [.$C$3];   [.E36] + [.D37] * [.$C$4] )" office:value-type="float" office:value="11.85">
            <text:p>11.85</text:p>
          </table:table-cell>
        </table:table-row>
        <table:table-row table:style-name="ro3">
          <table:table-cell table:formula="of:=[.A37]+[.$C$4]" office:value-type="float" office:value="0.135">
            <text:p>0.135</text:p>
          </table:table-cell>
          <table:table-cell table:formula="of:=IF(   [.A38] &lt; [.$C$5];   &quot;Accel&quot;;   IF(     [.A38] &lt; [.$C$5] + [.$C$7];     &quot;Cruise&quot;;     IF(       [.A38] &lt; [.$C$8];       &quot;Decel&quot;;       &quot;Stop&quot;     )   ) )" office:value-type="string" office:string-value="Cruise">
            <text:p>Cruise</text:p>
          </table:table-cell>
          <table:table-cell table:formula="of:=IF(   [.B38]=&quot;Accel&quot;;   [.$C$1];   IF(     [.B38]=&quot;Cruise&quot;;     0;     IF([.B38]=&quot;Decel&quot;; -[.$C$1]; 0)   ) )" office:value-type="float" office:value="0">
            <text:p>0</text:p>
          </table:table-cell>
          <table:table-cell table:formula="of:=IF(   [.B38]=&quot;Stop&quot;;   0;   MAX(     0;     MIN(       [.$C$2];       [.D37] + [.C38] * [.$C$4]     )   ) )" office:value-type="float" office:value="98.75">
            <text:p>98.75</text:p>
          </table:table-cell>
          <table:table-cell table:formula="of:=IF(   [.B38]=&quot;Stop&quot;;   [.$C$3];   [.E37] + [.D38] * [.$C$4] )" office:value-type="float" office:value="12.34375">
            <text:p>12.34</text:p>
          </table:table-cell>
        </table:table-row>
        <table:table-row table:style-name="ro3">
          <table:table-cell table:formula="of:=[.A38]+[.$C$4]" office:value-type="float" office:value="0.14">
            <text:p>0.140</text:p>
          </table:table-cell>
          <table:table-cell table:formula="of:=IF(   [.A39] &lt; [.$C$5];   &quot;Accel&quot;;   IF(     [.A39] &lt; [.$C$5] + [.$C$7];     &quot;Cruise&quot;;     IF(       [.A39] &lt; [.$C$8];       &quot;Decel&quot;;       &quot;Stop&quot;     )   ) )" office:value-type="string" office:string-value="Cruise">
            <text:p>Cruise</text:p>
          </table:table-cell>
          <table:table-cell table:formula="of:=IF(   [.B39]=&quot;Accel&quot;;   [.$C$1];   IF(     [.B39]=&quot;Cruise&quot;;     0;     IF([.B39]=&quot;Decel&quot;; -[.$C$1]; 0)   ) )" office:value-type="float" office:value="0">
            <text:p>0</text:p>
          </table:table-cell>
          <table:table-cell table:formula="of:=IF(   [.B39]=&quot;Stop&quot;;   0;   MAX(     0;     MIN(       [.$C$2];       [.D38] + [.C39] * [.$C$4]     )   ) )" office:value-type="float" office:value="98.75">
            <text:p>98.75</text:p>
          </table:table-cell>
          <table:table-cell table:formula="of:=IF(   [.B39]=&quot;Stop&quot;;   [.$C$3];   [.E38] + [.D39] * [.$C$4] )" office:value-type="float" office:value="12.8375">
            <text:p>12.84</text:p>
          </table:table-cell>
        </table:table-row>
        <table:table-row table:style-name="ro3">
          <table:table-cell table:formula="of:=[.A39]+[.$C$4]" office:value-type="float" office:value="0.145">
            <text:p>0.145</text:p>
          </table:table-cell>
          <table:table-cell table:formula="of:=IF(   [.A40] &lt; [.$C$5];   &quot;Accel&quot;;   IF(     [.A40] &lt; [.$C$5] + [.$C$7];     &quot;Cruise&quot;;     IF(       [.A40] &lt; [.$C$8];       &quot;Decel&quot;;       &quot;Stop&quot;     )   ) )" office:value-type="string" office:string-value="Cruise">
            <text:p>Cruise</text:p>
          </table:table-cell>
          <table:table-cell table:formula="of:=IF(   [.B40]=&quot;Accel&quot;;   [.$C$1];   IF(     [.B40]=&quot;Cruise&quot;;     0;     IF([.B40]=&quot;Decel&quot;; -[.$C$1]; 0)   ) )" office:value-type="float" office:value="0">
            <text:p>0</text:p>
          </table:table-cell>
          <table:table-cell table:formula="of:=IF(   [.B40]=&quot;Stop&quot;;   0;   MAX(     0;     MIN(       [.$C$2];       [.D39] + [.C40] * [.$C$4]     )   ) )" office:value-type="float" office:value="98.75">
            <text:p>98.75</text:p>
          </table:table-cell>
          <table:table-cell table:formula="of:=IF(   [.B40]=&quot;Stop&quot;;   [.$C$3];   [.E39] + [.D40] * [.$C$4] )" office:value-type="float" office:value="13.33125">
            <text:p>13.33</text:p>
          </table:table-cell>
        </table:table-row>
        <table:table-row table:style-name="ro3">
          <table:table-cell table:formula="of:=[.A40]+[.$C$4]" office:value-type="float" office:value="0.15">
            <text:p>0.150</text:p>
          </table:table-cell>
          <table:table-cell table:formula="of:=IF(   [.A41] &lt; [.$C$5];   &quot;Accel&quot;;   IF(     [.A41] &lt; [.$C$5] + [.$C$7];     &quot;Cruise&quot;;     IF(       [.A41] &lt; [.$C$8];       &quot;Decel&quot;;       &quot;Stop&quot;     )   ) )" office:value-type="string" office:string-value="Cruise">
            <text:p>Cruise</text:p>
          </table:table-cell>
          <table:table-cell table:formula="of:=IF(   [.B41]=&quot;Accel&quot;;   [.$C$1];   IF(     [.B41]=&quot;Cruise&quot;;     0;     IF([.B41]=&quot;Decel&quot;; -[.$C$1]; 0)   ) )" office:value-type="float" office:value="0">
            <text:p>0</text:p>
          </table:table-cell>
          <table:table-cell table:formula="of:=IF(   [.B41]=&quot;Stop&quot;;   0;   MAX(     0;     MIN(       [.$C$2];       [.D40] + [.C41] * [.$C$4]     )   ) )" office:value-type="float" office:value="98.75">
            <text:p>98.75</text:p>
          </table:table-cell>
          <table:table-cell table:formula="of:=IF(   [.B41]=&quot;Stop&quot;;   [.$C$3];   [.E40] + [.D41] * [.$C$4] )" office:value-type="float" office:value="13.825">
            <text:p>13.83</text:p>
          </table:table-cell>
        </table:table-row>
        <table:table-row table:style-name="ro3">
          <table:table-cell table:formula="of:=[.A41]+[.$C$4]" office:value-type="float" office:value="0.155">
            <text:p>0.155</text:p>
          </table:table-cell>
          <table:table-cell table:formula="of:=IF(   [.A42] &lt; [.$C$5];   &quot;Accel&quot;;   IF(     [.A42] &lt; [.$C$5] + [.$C$7];     &quot;Cruise&quot;;     IF(       [.A42] &lt; [.$C$8];       &quot;Decel&quot;;       &quot;Stop&quot;     )   ) )" office:value-type="string" office:string-value="Cruise">
            <text:p>Cruise</text:p>
          </table:table-cell>
          <table:table-cell table:formula="of:=IF(   [.B42]=&quot;Accel&quot;;   [.$C$1];   IF(     [.B42]=&quot;Cruise&quot;;     0;     IF([.B42]=&quot;Decel&quot;; -[.$C$1]; 0)   ) )" office:value-type="float" office:value="0">
            <text:p>0</text:p>
          </table:table-cell>
          <table:table-cell table:formula="of:=IF(   [.B42]=&quot;Stop&quot;;   0;   MAX(     0;     MIN(       [.$C$2];       [.D41] + [.C42] * [.$C$4]     )   ) )" office:value-type="float" office:value="98.75">
            <text:p>98.75</text:p>
          </table:table-cell>
          <table:table-cell table:formula="of:=IF(   [.B42]=&quot;Stop&quot;;   [.$C$3];   [.E41] + [.D42] * [.$C$4] )" office:value-type="float" office:value="14.31875">
            <text:p>14.32</text:p>
          </table:table-cell>
        </table:table-row>
        <table:table-row table:style-name="ro3">
          <table:table-cell table:formula="of:=[.A42]+[.$C$4]" office:value-type="float" office:value="0.16">
            <text:p>0.160</text:p>
          </table:table-cell>
          <table:table-cell table:formula="of:=IF(   [.A43] &lt; [.$C$5];   &quot;Accel&quot;;   IF(     [.A43] &lt; [.$C$5] + [.$C$7];     &quot;Cruise&quot;;     IF(       [.A43] &lt; [.$C$8];       &quot;Decel&quot;;       &quot;Stop&quot;     )   ) )" office:value-type="string" office:string-value="Cruise">
            <text:p>Cruise</text:p>
          </table:table-cell>
          <table:table-cell table:formula="of:=IF(   [.B43]=&quot;Accel&quot;;   [.$C$1];   IF(     [.B43]=&quot;Cruise&quot;;     0;     IF([.B43]=&quot;Decel&quot;; -[.$C$1]; 0)   ) )" office:value-type="float" office:value="0">
            <text:p>0</text:p>
          </table:table-cell>
          <table:table-cell table:formula="of:=IF(   [.B43]=&quot;Stop&quot;;   0;   MAX(     0;     MIN(       [.$C$2];       [.D42] + [.C43] * [.$C$4]     )   ) )" office:value-type="float" office:value="98.75">
            <text:p>98.75</text:p>
          </table:table-cell>
          <table:table-cell table:formula="of:=IF(   [.B43]=&quot;Stop&quot;;   [.$C$3];   [.E42] + [.D43] * [.$C$4] )" office:value-type="float" office:value="14.8125">
            <text:p>14.81</text:p>
          </table:table-cell>
        </table:table-row>
        <table:table-row table:style-name="ro3">
          <table:table-cell table:formula="of:=[.A43]+[.$C$4]" office:value-type="float" office:value="0.165">
            <text:p>0.165</text:p>
          </table:table-cell>
          <table:table-cell table:formula="of:=IF(   [.A44] &lt; [.$C$5];   &quot;Accel&quot;;   IF(     [.A44] &lt; [.$C$5] + [.$C$7];     &quot;Cruise&quot;;     IF(       [.A44] &lt; [.$C$8];       &quot;Decel&quot;;       &quot;Stop&quot;     )   ) )" office:value-type="string" office:string-value="Cruise">
            <text:p>Cruise</text:p>
          </table:table-cell>
          <table:table-cell table:formula="of:=IF(   [.B44]=&quot;Accel&quot;;   [.$C$1];   IF(     [.B44]=&quot;Cruise&quot;;     0;     IF([.B44]=&quot;Decel&quot;; -[.$C$1]; 0)   ) )" office:value-type="float" office:value="0">
            <text:p>0</text:p>
          </table:table-cell>
          <table:table-cell table:formula="of:=IF(   [.B44]=&quot;Stop&quot;;   0;   MAX(     0;     MIN(       [.$C$2];       [.D43] + [.C44] * [.$C$4]     )   ) )" office:value-type="float" office:value="98.75">
            <text:p>98.75</text:p>
          </table:table-cell>
          <table:table-cell table:formula="of:=IF(   [.B44]=&quot;Stop&quot;;   [.$C$3];   [.E43] + [.D44] * [.$C$4] )" office:value-type="float" office:value="15.30625">
            <text:p>15.31</text:p>
          </table:table-cell>
        </table:table-row>
        <table:table-row table:style-name="ro3">
          <table:table-cell table:formula="of:=[.A44]+[.$C$4]" office:value-type="float" office:value="0.17">
            <text:p>0.170</text:p>
          </table:table-cell>
          <table:table-cell table:formula="of:=IF(   [.A45] &lt; [.$C$5];   &quot;Accel&quot;;   IF(     [.A45] &lt; [.$C$5] + [.$C$7];     &quot;Cruise&quot;;     IF(       [.A45] &lt; [.$C$8];       &quot;Decel&quot;;       &quot;Stop&quot;     )   ) )" office:value-type="string" office:string-value="Cruise">
            <text:p>Cruise</text:p>
          </table:table-cell>
          <table:table-cell table:formula="of:=IF(   [.B45]=&quot;Accel&quot;;   [.$C$1];   IF(     [.B45]=&quot;Cruise&quot;;     0;     IF([.B45]=&quot;Decel&quot;; -[.$C$1]; 0)   ) )" office:value-type="float" office:value="0">
            <text:p>0</text:p>
          </table:table-cell>
          <table:table-cell table:formula="of:=IF(   [.B45]=&quot;Stop&quot;;   0;   MAX(     0;     MIN(       [.$C$2];       [.D44] + [.C45] * [.$C$4]     )   ) )" office:value-type="float" office:value="98.75">
            <text:p>98.75</text:p>
          </table:table-cell>
          <table:table-cell table:formula="of:=IF(   [.B45]=&quot;Stop&quot;;   [.$C$3];   [.E44] + [.D45] * [.$C$4] )" office:value-type="float" office:value="15.8">
            <text:p>15.80</text:p>
          </table:table-cell>
        </table:table-row>
        <table:table-row table:style-name="ro3">
          <table:table-cell table:formula="of:=[.A45]+[.$C$4]" office:value-type="float" office:value="0.175">
            <text:p>0.175</text:p>
          </table:table-cell>
          <table:table-cell table:formula="of:=IF(   [.A46] &lt; [.$C$5];   &quot;Accel&quot;;   IF(     [.A46] &lt; [.$C$5] + [.$C$7];     &quot;Cruise&quot;;     IF(       [.A46] &lt; [.$C$8];       &quot;Decel&quot;;       &quot;Stop&quot;     )   ) )" office:value-type="string" office:string-value="Cruise">
            <text:p>Cruise</text:p>
          </table:table-cell>
          <table:table-cell table:formula="of:=IF(   [.B46]=&quot;Accel&quot;;   [.$C$1];   IF(     [.B46]=&quot;Cruise&quot;;     0;     IF([.B46]=&quot;Decel&quot;; -[.$C$1]; 0)   ) )" office:value-type="float" office:value="0">
            <text:p>0</text:p>
          </table:table-cell>
          <table:table-cell table:formula="of:=IF(   [.B46]=&quot;Stop&quot;;   0;   MAX(     0;     MIN(       [.$C$2];       [.D45] + [.C46] * [.$C$4]     )   ) )" office:value-type="float" office:value="98.75">
            <text:p>98.75</text:p>
          </table:table-cell>
          <table:table-cell table:formula="of:=IF(   [.B46]=&quot;Stop&quot;;   [.$C$3];   [.E45] + [.D46] * [.$C$4] )" office:value-type="float" office:value="16.29375">
            <text:p>16.29</text:p>
          </table:table-cell>
        </table:table-row>
        <table:table-row table:style-name="ro3">
          <table:table-cell table:formula="of:=[.A46]+[.$C$4]" office:value-type="float" office:value="0.18">
            <text:p>0.180</text:p>
          </table:table-cell>
          <table:table-cell table:formula="of:=IF(   [.A47] &lt; [.$C$5];   &quot;Accel&quot;;   IF(     [.A47] &lt; [.$C$5] + [.$C$7];     &quot;Cruise&quot;;     IF(       [.A47] &lt; [.$C$8];       &quot;Decel&quot;;       &quot;Stop&quot;     )   ) )" office:value-type="string" office:string-value="Cruise">
            <text:p>Cruise</text:p>
          </table:table-cell>
          <table:table-cell table:formula="of:=IF(   [.B47]=&quot;Accel&quot;;   [.$C$1];   IF(     [.B47]=&quot;Cruise&quot;;     0;     IF([.B47]=&quot;Decel&quot;; -[.$C$1]; 0)   ) )" office:value-type="float" office:value="0">
            <text:p>0</text:p>
          </table:table-cell>
          <table:table-cell table:formula="of:=IF(   [.B47]=&quot;Stop&quot;;   0;   MAX(     0;     MIN(       [.$C$2];       [.D46] + [.C47] * [.$C$4]     )   ) )" office:value-type="float" office:value="98.75">
            <text:p>98.75</text:p>
          </table:table-cell>
          <table:table-cell table:formula="of:=IF(   [.B47]=&quot;Stop&quot;;   [.$C$3];   [.E46] + [.D47] * [.$C$4] )" office:value-type="float" office:value="16.7875">
            <text:p>16.79</text:p>
          </table:table-cell>
        </table:table-row>
        <table:table-row table:style-name="ro3">
          <table:table-cell table:formula="of:=[.A47]+[.$C$4]" office:value-type="float" office:value="0.185">
            <text:p>0.185</text:p>
          </table:table-cell>
          <table:table-cell table:formula="of:=IF(   [.A48] &lt; [.$C$5];   &quot;Accel&quot;;   IF(     [.A48] &lt; [.$C$5] + [.$C$7];     &quot;Cruise&quot;;     IF(       [.A48] &lt; [.$C$8];       &quot;Decel&quot;;       &quot;Stop&quot;     )   ) )" office:value-type="string" office:string-value="Cruise">
            <text:p>Cruise</text:p>
          </table:table-cell>
          <table:table-cell table:formula="of:=IF(   [.B48]=&quot;Accel&quot;;   [.$C$1];   IF(     [.B48]=&quot;Cruise&quot;;     0;     IF([.B48]=&quot;Decel&quot;; -[.$C$1]; 0)   ) )" office:value-type="float" office:value="0">
            <text:p>0</text:p>
          </table:table-cell>
          <table:table-cell table:formula="of:=IF(   [.B48]=&quot;Stop&quot;;   0;   MAX(     0;     MIN(       [.$C$2];       [.D47] + [.C48] * [.$C$4]     )   ) )" office:value-type="float" office:value="98.75">
            <text:p>98.75</text:p>
          </table:table-cell>
          <table:table-cell table:formula="of:=IF(   [.B48]=&quot;Stop&quot;;   [.$C$3];   [.E47] + [.D48] * [.$C$4] )" office:value-type="float" office:value="17.28125">
            <text:p>17.28</text:p>
          </table:table-cell>
        </table:table-row>
        <table:table-row table:style-name="ro3">
          <table:table-cell table:formula="of:=[.A48]+[.$C$4]" office:value-type="float" office:value="0.19">
            <text:p>0.190</text:p>
          </table:table-cell>
          <table:table-cell table:formula="of:=IF(   [.A49] &lt; [.$C$5];   &quot;Accel&quot;;   IF(     [.A49] &lt; [.$C$5] + [.$C$7];     &quot;Cruise&quot;;     IF(       [.A49] &lt; [.$C$8];       &quot;Decel&quot;;       &quot;Stop&quot;     )   ) )" office:value-type="string" office:string-value="Cruise">
            <text:p>Cruise</text:p>
          </table:table-cell>
          <table:table-cell table:formula="of:=IF(   [.B49]=&quot;Accel&quot;;   [.$C$1];   IF(     [.B49]=&quot;Cruise&quot;;     0;     IF([.B49]=&quot;Decel&quot;; -[.$C$1]; 0)   ) )" office:value-type="float" office:value="0">
            <text:p>0</text:p>
          </table:table-cell>
          <table:table-cell table:formula="of:=IF(   [.B49]=&quot;Stop&quot;;   0;   MAX(     0;     MIN(       [.$C$2];       [.D48] + [.C49] * [.$C$4]     )   ) )" office:value-type="float" office:value="98.75">
            <text:p>98.75</text:p>
          </table:table-cell>
          <table:table-cell table:formula="of:=IF(   [.B49]=&quot;Stop&quot;;   [.$C$3];   [.E48] + [.D49] * [.$C$4] )" office:value-type="float" office:value="17.775">
            <text:p>17.78</text:p>
          </table:table-cell>
        </table:table-row>
        <table:table-row table:style-name="ro3">
          <table:table-cell table:formula="of:=[.A49]+[.$C$4]" office:value-type="float" office:value="0.195">
            <text:p>0.195</text:p>
          </table:table-cell>
          <table:table-cell table:formula="of:=IF(   [.A50] &lt; [.$C$5];   &quot;Accel&quot;;   IF(     [.A50] &lt; [.$C$5] + [.$C$7];     &quot;Cruise&quot;;     IF(       [.A50] &lt; [.$C$8];       &quot;Decel&quot;;       &quot;Stop&quot;     )   ) )" office:value-type="string" office:string-value="Cruise">
            <text:p>Cruise</text:p>
          </table:table-cell>
          <table:table-cell table:formula="of:=IF(   [.B50]=&quot;Accel&quot;;   [.$C$1];   IF(     [.B50]=&quot;Cruise&quot;;     0;     IF([.B50]=&quot;Decel&quot;; -[.$C$1]; 0)   ) )" office:value-type="float" office:value="0">
            <text:p>0</text:p>
          </table:table-cell>
          <table:table-cell table:formula="of:=IF(   [.B50]=&quot;Stop&quot;;   0;   MAX(     0;     MIN(       [.$C$2];       [.D49] + [.C50] * [.$C$4]     )   ) )" office:value-type="float" office:value="98.75">
            <text:p>98.75</text:p>
          </table:table-cell>
          <table:table-cell table:formula="of:=IF(   [.B50]=&quot;Stop&quot;;   [.$C$3];   [.E49] + [.D50] * [.$C$4] )" office:value-type="float" office:value="18.26875">
            <text:p>18.27</text:p>
          </table:table-cell>
        </table:table-row>
        <table:table-row table:style-name="ro3">
          <table:table-cell table:formula="of:=[.A50]+[.$C$4]" office:value-type="float" office:value="0.2">
            <text:p>0.200</text:p>
          </table:table-cell>
          <table:table-cell table:formula="of:=IF(   [.A51] &lt; [.$C$5];   &quot;Accel&quot;;   IF(     [.A51] &lt; [.$C$5] + [.$C$7];     &quot;Cruise&quot;;     IF(       [.A51] &lt; [.$C$8];       &quot;Decel&quot;;       &quot;Stop&quot;     )   ) )" office:value-type="string" office:string-value="Cruise">
            <text:p>Cruise</text:p>
          </table:table-cell>
          <table:table-cell table:formula="of:=IF(   [.B51]=&quot;Accel&quot;;   [.$C$1];   IF(     [.B51]=&quot;Cruise&quot;;     0;     IF([.B51]=&quot;Decel&quot;; -[.$C$1]; 0)   ) )" office:value-type="float" office:value="0">
            <text:p>0</text:p>
          </table:table-cell>
          <table:table-cell table:formula="of:=IF(   [.B51]=&quot;Stop&quot;;   0;   MAX(     0;     MIN(       [.$C$2];       [.D50] + [.C51] * [.$C$4]     )   ) )" office:value-type="float" office:value="98.75">
            <text:p>98.75</text:p>
          </table:table-cell>
          <table:table-cell table:formula="of:=IF(   [.B51]=&quot;Stop&quot;;   [.$C$3];   [.E50] + [.D51] * [.$C$4] )" office:value-type="float" office:value="18.7625">
            <text:p>18.76</text:p>
          </table:table-cell>
        </table:table-row>
        <table:table-row table:style-name="ro3">
          <table:table-cell table:formula="of:=[.A51]+[.$C$4]" office:value-type="float" office:value="0.205">
            <text:p>0.205</text:p>
          </table:table-cell>
          <table:table-cell table:formula="of:=IF(   [.A52] &lt; [.$C$5];   &quot;Accel&quot;;   IF(     [.A52] &lt; [.$C$5] + [.$C$7];     &quot;Cruise&quot;;     IF(       [.A52] &lt; [.$C$8];       &quot;Decel&quot;;       &quot;Stop&quot;     )   ) )" office:value-type="string" office:string-value="Cruise">
            <text:p>Cruise</text:p>
          </table:table-cell>
          <table:table-cell table:formula="of:=IF(   [.B52]=&quot;Accel&quot;;   [.$C$1];   IF(     [.B52]=&quot;Cruise&quot;;     0;     IF([.B52]=&quot;Decel&quot;; -[.$C$1]; 0)   ) )" office:value-type="float" office:value="0">
            <text:p>0</text:p>
          </table:table-cell>
          <table:table-cell table:formula="of:=IF(   [.B52]=&quot;Stop&quot;;   0;   MAX(     0;     MIN(       [.$C$2];       [.D51] + [.C52] * [.$C$4]     )   ) )" office:value-type="float" office:value="98.75">
            <text:p>98.75</text:p>
          </table:table-cell>
          <table:table-cell table:formula="of:=IF(   [.B52]=&quot;Stop&quot;;   [.$C$3];   [.E51] + [.D52] * [.$C$4] )" office:value-type="float" office:value="19.25625">
            <text:p>19.26</text:p>
          </table:table-cell>
        </table:table-row>
        <table:table-row table:style-name="ro3">
          <table:table-cell table:formula="of:=[.A52]+[.$C$4]" office:value-type="float" office:value="0.21">
            <text:p>0.210</text:p>
          </table:table-cell>
          <table:table-cell table:formula="of:=IF(   [.A53] &lt; [.$C$5];   &quot;Accel&quot;;   IF(     [.A53] &lt; [.$C$5] + [.$C$7];     &quot;Cruise&quot;;     IF(       [.A53] &lt; [.$C$8];       &quot;Decel&quot;;       &quot;Stop&quot;     )   ) )" office:value-type="string" office:string-value="Cruise">
            <text:p>Cruise</text:p>
          </table:table-cell>
          <table:table-cell table:formula="of:=IF(   [.B53]=&quot;Accel&quot;;   [.$C$1];   IF(     [.B53]=&quot;Cruise&quot;;     0;     IF([.B53]=&quot;Decel&quot;; -[.$C$1]; 0)   ) )" office:value-type="float" office:value="0">
            <text:p>0</text:p>
          </table:table-cell>
          <table:table-cell table:formula="of:=IF(   [.B53]=&quot;Stop&quot;;   0;   MAX(     0;     MIN(       [.$C$2];       [.D52] + [.C53] * [.$C$4]     )   ) )" office:value-type="float" office:value="98.75">
            <text:p>98.75</text:p>
          </table:table-cell>
          <table:table-cell table:formula="of:=IF(   [.B53]=&quot;Stop&quot;;   [.$C$3];   [.E52] + [.D53] * [.$C$4] )" office:value-type="float" office:value="19.75">
            <text:p>19.75</text:p>
          </table:table-cell>
        </table:table-row>
        <table:table-row table:style-name="ro3">
          <table:table-cell table:formula="of:=[.A53]+[.$C$4]" office:value-type="float" office:value="0.215">
            <text:p>0.215</text:p>
          </table:table-cell>
          <table:table-cell table:formula="of:=IF(   [.A54] &lt; [.$C$5];   &quot;Accel&quot;;   IF(     [.A54] &lt; [.$C$5] + [.$C$7];     &quot;Cruise&quot;;     IF(       [.A54] &lt; [.$C$8];       &quot;Decel&quot;;       &quot;Stop&quot;     )   ) )" office:value-type="string" office:string-value="Cruise">
            <text:p>Cruise</text:p>
          </table:table-cell>
          <table:table-cell table:formula="of:=IF(   [.B54]=&quot;Accel&quot;;   [.$C$1];   IF(     [.B54]=&quot;Cruise&quot;;     0;     IF([.B54]=&quot;Decel&quot;; -[.$C$1]; 0)   ) )" office:value-type="float" office:value="0">
            <text:p>0</text:p>
          </table:table-cell>
          <table:table-cell table:formula="of:=IF(   [.B54]=&quot;Stop&quot;;   0;   MAX(     0;     MIN(       [.$C$2];       [.D53] + [.C54] * [.$C$4]     )   ) )" office:value-type="float" office:value="98.75">
            <text:p>98.75</text:p>
          </table:table-cell>
          <table:table-cell table:formula="of:=IF(   [.B54]=&quot;Stop&quot;;   [.$C$3];   [.E53] + [.D54] * [.$C$4] )" office:value-type="float" office:value="20.24375">
            <text:p>20.24</text:p>
          </table:table-cell>
        </table:table-row>
        <table:table-row table:style-name="ro3">
          <table:table-cell table:formula="of:=[.A54]+[.$C$4]" office:value-type="float" office:value="0.22">
            <text:p>0.220</text:p>
          </table:table-cell>
          <table:table-cell table:formula="of:=IF(   [.A55] &lt; [.$C$5];   &quot;Accel&quot;;   IF(     [.A55] &lt; [.$C$5] + [.$C$7];     &quot;Cruise&quot;;     IF(       [.A55] &lt; [.$C$8];       &quot;Decel&quot;;       &quot;Stop&quot;     )   ) )" office:value-type="string" office:string-value="Cruise">
            <text:p>Cruise</text:p>
          </table:table-cell>
          <table:table-cell table:formula="of:=IF(   [.B55]=&quot;Accel&quot;;   [.$C$1];   IF(     [.B55]=&quot;Cruise&quot;;     0;     IF([.B55]=&quot;Decel&quot;; -[.$C$1]; 0)   ) )" office:value-type="float" office:value="0">
            <text:p>0</text:p>
          </table:table-cell>
          <table:table-cell table:formula="of:=IF(   [.B55]=&quot;Stop&quot;;   0;   MAX(     0;     MIN(       [.$C$2];       [.D54] + [.C55] * [.$C$4]     )   ) )" office:value-type="float" office:value="98.75">
            <text:p>98.75</text:p>
          </table:table-cell>
          <table:table-cell table:formula="of:=IF(   [.B55]=&quot;Stop&quot;;   [.$C$3];   [.E54] + [.D55] * [.$C$4] )" office:value-type="float" office:value="20.7375">
            <text:p>20.74</text:p>
          </table:table-cell>
        </table:table-row>
        <table:table-row table:style-name="ro3">
          <table:table-cell table:formula="of:=[.A55]+[.$C$4]" office:value-type="float" office:value="0.225">
            <text:p>0.225</text:p>
          </table:table-cell>
          <table:table-cell table:formula="of:=IF(   [.A56] &lt; [.$C$5];   &quot;Accel&quot;;   IF(     [.A56] &lt; [.$C$5] + [.$C$7];     &quot;Cruise&quot;;     IF(       [.A56] &lt; [.$C$8];       &quot;Decel&quot;;       &quot;Stop&quot;     )   ) )" office:value-type="string" office:string-value="Cruise">
            <text:p>Cruise</text:p>
          </table:table-cell>
          <table:table-cell table:formula="of:=IF(   [.B56]=&quot;Accel&quot;;   [.$C$1];   IF(     [.B56]=&quot;Cruise&quot;;     0;     IF([.B56]=&quot;Decel&quot;; -[.$C$1]; 0)   ) )" office:value-type="float" office:value="0">
            <text:p>0</text:p>
          </table:table-cell>
          <table:table-cell table:formula="of:=IF(   [.B56]=&quot;Stop&quot;;   0;   MAX(     0;     MIN(       [.$C$2];       [.D55] + [.C56] * [.$C$4]     )   ) )" office:value-type="float" office:value="98.75">
            <text:p>98.75</text:p>
          </table:table-cell>
          <table:table-cell table:formula="of:=IF(   [.B56]=&quot;Stop&quot;;   [.$C$3];   [.E55] + [.D56] * [.$C$4] )" office:value-type="float" office:value="21.23125">
            <text:p>21.23</text:p>
          </table:table-cell>
        </table:table-row>
        <table:table-row table:style-name="ro3">
          <table:table-cell table:formula="of:=[.A56]+[.$C$4]" office:value-type="float" office:value="0.23">
            <text:p>0.230</text:p>
          </table:table-cell>
          <table:table-cell table:formula="of:=IF(   [.A57] &lt; [.$C$5];   &quot;Accel&quot;;   IF(     [.A57] &lt; [.$C$5] + [.$C$7];     &quot;Cruise&quot;;     IF(       [.A57] &lt; [.$C$8];       &quot;Decel&quot;;       &quot;Stop&quot;     )   ) )" office:value-type="string" office:string-value="Cruise">
            <text:p>Cruise</text:p>
          </table:table-cell>
          <table:table-cell table:formula="of:=IF(   [.B57]=&quot;Accel&quot;;   [.$C$1];   IF(     [.B57]=&quot;Cruise&quot;;     0;     IF([.B57]=&quot;Decel&quot;; -[.$C$1]; 0)   ) )" office:value-type="float" office:value="0">
            <text:p>0</text:p>
          </table:table-cell>
          <table:table-cell table:formula="of:=IF(   [.B57]=&quot;Stop&quot;;   0;   MAX(     0;     MIN(       [.$C$2];       [.D56] + [.C57] * [.$C$4]     )   ) )" office:value-type="float" office:value="98.75">
            <text:p>98.75</text:p>
          </table:table-cell>
          <table:table-cell table:formula="of:=IF(   [.B57]=&quot;Stop&quot;;   [.$C$3];   [.E56] + [.D57] * [.$C$4] )" office:value-type="float" office:value="21.725">
            <text:p>21.73</text:p>
          </table:table-cell>
        </table:table-row>
        <table:table-row table:style-name="ro3">
          <table:table-cell table:formula="of:=[.A57]+[.$C$4]" office:value-type="float" office:value="0.235">
            <text:p>0.235</text:p>
          </table:table-cell>
          <table:table-cell table:formula="of:=IF(   [.A58] &lt; [.$C$5];   &quot;Accel&quot;;   IF(     [.A58] &lt; [.$C$5] + [.$C$7];     &quot;Cruise&quot;;     IF(       [.A58] &lt; [.$C$8];       &quot;Decel&quot;;       &quot;Stop&quot;     )   ) )" office:value-type="string" office:string-value="Cruise">
            <text:p>Cruise</text:p>
          </table:table-cell>
          <table:table-cell table:formula="of:=IF(   [.B58]=&quot;Accel&quot;;   [.$C$1];   IF(     [.B58]=&quot;Cruise&quot;;     0;     IF([.B58]=&quot;Decel&quot;; -[.$C$1]; 0)   ) )" office:value-type="float" office:value="0">
            <text:p>0</text:p>
          </table:table-cell>
          <table:table-cell table:formula="of:=IF(   [.B58]=&quot;Stop&quot;;   0;   MAX(     0;     MIN(       [.$C$2];       [.D57] + [.C58] * [.$C$4]     )   ) )" office:value-type="float" office:value="98.75">
            <text:p>98.75</text:p>
          </table:table-cell>
          <table:table-cell table:formula="of:=IF(   [.B58]=&quot;Stop&quot;;   [.$C$3];   [.E57] + [.D58] * [.$C$4] )" office:value-type="float" office:value="22.21875">
            <text:p>22.22</text:p>
          </table:table-cell>
        </table:table-row>
        <table:table-row table:style-name="ro3">
          <table:table-cell table:formula="of:=[.A58]+[.$C$4]" office:value-type="float" office:value="0.24">
            <text:p>0.240</text:p>
          </table:table-cell>
          <table:table-cell table:formula="of:=IF(   [.A59] &lt; [.$C$5];   &quot;Accel&quot;;   IF(     [.A59] &lt; [.$C$5] + [.$C$7];     &quot;Cruise&quot;;     IF(       [.A59] &lt; [.$C$8];       &quot;Decel&quot;;       &quot;Stop&quot;     )   ) )" office:value-type="string" office:string-value="Cruise">
            <text:p>Cruise</text:p>
          </table:table-cell>
          <table:table-cell table:formula="of:=IF(   [.B59]=&quot;Accel&quot;;   [.$C$1];   IF(     [.B59]=&quot;Cruise&quot;;     0;     IF([.B59]=&quot;Decel&quot;; -[.$C$1]; 0)   ) )" office:value-type="float" office:value="0">
            <text:p>0</text:p>
          </table:table-cell>
          <table:table-cell table:formula="of:=IF(   [.B59]=&quot;Stop&quot;;   0;   MAX(     0;     MIN(       [.$C$2];       [.D58] + [.C59] * [.$C$4]     )   ) )" office:value-type="float" office:value="98.75">
            <text:p>98.75</text:p>
          </table:table-cell>
          <table:table-cell table:formula="of:=IF(   [.B59]=&quot;Stop&quot;;   [.$C$3];   [.E58] + [.D59] * [.$C$4] )" office:value-type="float" office:value="22.7125">
            <text:p>22.71</text:p>
          </table:table-cell>
        </table:table-row>
        <table:table-row table:style-name="ro3">
          <table:table-cell table:formula="of:=[.A59]+[.$C$4]" office:value-type="float" office:value="0.245">
            <text:p>0.245</text:p>
          </table:table-cell>
          <table:table-cell table:formula="of:=IF(   [.A60] &lt; [.$C$5];   &quot;Accel&quot;;   IF(     [.A60] &lt; [.$C$5] + [.$C$7];     &quot;Cruise&quot;;     IF(       [.A60] &lt; [.$C$8];       &quot;Decel&quot;;       &quot;Stop&quot;     )   ) )" office:value-type="string" office:string-value="Cruise">
            <text:p>Cruise</text:p>
          </table:table-cell>
          <table:table-cell table:formula="of:=IF(   [.B60]=&quot;Accel&quot;;   [.$C$1];   IF(     [.B60]=&quot;Cruise&quot;;     0;     IF([.B60]=&quot;Decel&quot;; -[.$C$1]; 0)   ) )" office:value-type="float" office:value="0">
            <text:p>0</text:p>
          </table:table-cell>
          <table:table-cell table:formula="of:=IF(   [.B60]=&quot;Stop&quot;;   0;   MAX(     0;     MIN(       [.$C$2];       [.D59] + [.C60] * [.$C$4]     )   ) )" office:value-type="float" office:value="98.75">
            <text:p>98.75</text:p>
          </table:table-cell>
          <table:table-cell table:formula="of:=IF(   [.B60]=&quot;Stop&quot;;   [.$C$3];   [.E59] + [.D60] * [.$C$4] )" office:value-type="float" office:value="23.20625">
            <text:p>23.21</text:p>
          </table:table-cell>
        </table:table-row>
        <table:table-row table:style-name="ro3">
          <table:table-cell table:formula="of:=[.A60]+[.$C$4]" office:value-type="float" office:value="0.25">
            <text:p>0.250</text:p>
          </table:table-cell>
          <table:table-cell table:formula="of:=IF(   [.A61] &lt; [.$C$5];   &quot;Accel&quot;;   IF(     [.A61] &lt; [.$C$5] + [.$C$7];     &quot;Cruise&quot;;     IF(       [.A61] &lt; [.$C$8];       &quot;Decel&quot;;       &quot;Stop&quot;     )   ) )" office:value-type="string" office:string-value="Cruise">
            <text:p>Cruise</text:p>
          </table:table-cell>
          <table:table-cell table:formula="of:=IF(   [.B61]=&quot;Accel&quot;;   [.$C$1];   IF(     [.B61]=&quot;Cruise&quot;;     0;     IF([.B61]=&quot;Decel&quot;; -[.$C$1]; 0)   ) )" office:value-type="float" office:value="0">
            <text:p>0</text:p>
          </table:table-cell>
          <table:table-cell table:formula="of:=IF(   [.B61]=&quot;Stop&quot;;   0;   MAX(     0;     MIN(       [.$C$2];       [.D60] + [.C61] * [.$C$4]     )   ) )" office:value-type="float" office:value="98.75">
            <text:p>98.75</text:p>
          </table:table-cell>
          <table:table-cell table:formula="of:=IF(   [.B61]=&quot;Stop&quot;;   [.$C$3];   [.E60] + [.D61] * [.$C$4] )" office:value-type="float" office:value="23.7">
            <text:p>23.70</text:p>
          </table:table-cell>
        </table:table-row>
        <table:table-row table:style-name="ro3">
          <table:table-cell table:formula="of:=[.A61]+[.$C$4]" office:value-type="float" office:value="0.255">
            <text:p>0.255</text:p>
          </table:table-cell>
          <table:table-cell table:formula="of:=IF(   [.A62] &lt; [.$C$5];   &quot;Accel&quot;;   IF(     [.A62] &lt; [.$C$5] + [.$C$7];     &quot;Cruise&quot;;     IF(       [.A62] &lt; [.$C$8];       &quot;Decel&quot;;       &quot;Stop&quot;     )   ) )" office:value-type="string" office:string-value="Cruise">
            <text:p>Cruise</text:p>
          </table:table-cell>
          <table:table-cell table:formula="of:=IF(   [.B62]=&quot;Accel&quot;;   [.$C$1];   IF(     [.B62]=&quot;Cruise&quot;;     0;     IF([.B62]=&quot;Decel&quot;; -[.$C$1]; 0)   ) )" office:value-type="float" office:value="0">
            <text:p>0</text:p>
          </table:table-cell>
          <table:table-cell table:formula="of:=IF(   [.B62]=&quot;Stop&quot;;   0;   MAX(     0;     MIN(       [.$C$2];       [.D61] + [.C62] * [.$C$4]     )   ) )" office:value-type="float" office:value="98.75">
            <text:p>98.75</text:p>
          </table:table-cell>
          <table:table-cell table:formula="of:=IF(   [.B62]=&quot;Stop&quot;;   [.$C$3];   [.E61] + [.D62] * [.$C$4] )" office:value-type="float" office:value="24.19375">
            <text:p>24.19</text:p>
          </table:table-cell>
        </table:table-row>
        <table:table-row table:style-name="ro3">
          <table:table-cell table:formula="of:=[.A62]+[.$C$4]" office:value-type="float" office:value="0.26">
            <text:p>0.260</text:p>
          </table:table-cell>
          <table:table-cell table:formula="of:=IF(   [.A63] &lt; [.$C$5];   &quot;Accel&quot;;   IF(     [.A63] &lt; [.$C$5] + [.$C$7];     &quot;Cruise&quot;;     IF(       [.A63] &lt; [.$C$8];       &quot;Decel&quot;;       &quot;Stop&quot;     )   ) )" office:value-type="string" office:string-value="Cruise">
            <text:p>Cruise</text:p>
          </table:table-cell>
          <table:table-cell table:formula="of:=IF(   [.B63]=&quot;Accel&quot;;   [.$C$1];   IF(     [.B63]=&quot;Cruise&quot;;     0;     IF([.B63]=&quot;Decel&quot;; -[.$C$1]; 0)   ) )" office:value-type="float" office:value="0">
            <text:p>0</text:p>
          </table:table-cell>
          <table:table-cell table:formula="of:=IF(   [.B63]=&quot;Stop&quot;;   0;   MAX(     0;     MIN(       [.$C$2];       [.D62] + [.C63] * [.$C$4]     )   ) )" office:value-type="float" office:value="98.75">
            <text:p>98.75</text:p>
          </table:table-cell>
          <table:table-cell table:formula="of:=IF(   [.B63]=&quot;Stop&quot;;   [.$C$3];   [.E62] + [.D63] * [.$C$4] )" office:value-type="float" office:value="24.6875">
            <text:p>24.69</text:p>
          </table:table-cell>
        </table:table-row>
        <table:table-row table:style-name="ro3">
          <table:table-cell table:formula="of:=[.A63]+[.$C$4]" office:value-type="float" office:value="0.265">
            <text:p>0.265</text:p>
          </table:table-cell>
          <table:table-cell table:formula="of:=IF(   [.A64] &lt; [.$C$5];   &quot;Accel&quot;;   IF(     [.A64] &lt; [.$C$5] + [.$C$7];     &quot;Cruise&quot;;     IF(       [.A64] &lt; [.$C$8];       &quot;Decel&quot;;       &quot;Stop&quot;     )   ) )" office:value-type="string" office:string-value="Cruise">
            <text:p>Cruise</text:p>
          </table:table-cell>
          <table:table-cell table:formula="of:=IF(   [.B64]=&quot;Accel&quot;;   [.$C$1];   IF(     [.B64]=&quot;Cruise&quot;;     0;     IF([.B64]=&quot;Decel&quot;; -[.$C$1]; 0)   ) )" office:value-type="float" office:value="0">
            <text:p>0</text:p>
          </table:table-cell>
          <table:table-cell table:formula="of:=IF(   [.B64]=&quot;Stop&quot;;   0;   MAX(     0;     MIN(       [.$C$2];       [.D63] + [.C64] * [.$C$4]     )   ) )" office:value-type="float" office:value="98.75">
            <text:p>98.75</text:p>
          </table:table-cell>
          <table:table-cell table:formula="of:=IF(   [.B64]=&quot;Stop&quot;;   [.$C$3];   [.E63] + [.D64] * [.$C$4] )" office:value-type="float" office:value="25.18125">
            <text:p>25.18</text:p>
          </table:table-cell>
        </table:table-row>
        <table:table-row table:style-name="ro3">
          <table:table-cell table:formula="of:=[.A64]+[.$C$4]" office:value-type="float" office:value="0.27">
            <text:p>0.270</text:p>
          </table:table-cell>
          <table:table-cell table:formula="of:=IF(   [.A65] &lt; [.$C$5];   &quot;Accel&quot;;   IF(     [.A65] &lt; [.$C$5] + [.$C$7];     &quot;Cruise&quot;;     IF(       [.A65] &lt; [.$C$8];       &quot;Decel&quot;;       &quot;Stop&quot;     )   ) )" office:value-type="string" office:string-value="Cruise">
            <text:p>Cruise</text:p>
          </table:table-cell>
          <table:table-cell table:formula="of:=IF(   [.B65]=&quot;Accel&quot;;   [.$C$1];   IF(     [.B65]=&quot;Cruise&quot;;     0;     IF([.B65]=&quot;Decel&quot;; -[.$C$1]; 0)   ) )" office:value-type="float" office:value="0">
            <text:p>0</text:p>
          </table:table-cell>
          <table:table-cell table:formula="of:=IF(   [.B65]=&quot;Stop&quot;;   0;   MAX(     0;     MIN(       [.$C$2];       [.D64] + [.C65] * [.$C$4]     )   ) )" office:value-type="float" office:value="98.75">
            <text:p>98.75</text:p>
          </table:table-cell>
          <table:table-cell table:formula="of:=IF(   [.B65]=&quot;Stop&quot;;   [.$C$3];   [.E64] + [.D65] * [.$C$4] )" office:value-type="float" office:value="25.675">
            <text:p>25.68</text:p>
          </table:table-cell>
        </table:table-row>
        <table:table-row table:style-name="ro3">
          <table:table-cell table:formula="of:=[.A65]+[.$C$4]" office:value-type="float" office:value="0.275">
            <text:p>0.275</text:p>
          </table:table-cell>
          <table:table-cell table:formula="of:=IF(   [.A66] &lt; [.$C$5];   &quot;Accel&quot;;   IF(     [.A66] &lt; [.$C$5] + [.$C$7];     &quot;Cruise&quot;;     IF(       [.A66] &lt; [.$C$8];       &quot;Decel&quot;;       &quot;Stop&quot;     )   ) )" office:value-type="string" office:string-value="Cruise">
            <text:p>Cruise</text:p>
          </table:table-cell>
          <table:table-cell table:formula="of:=IF(   [.B66]=&quot;Accel&quot;;   [.$C$1];   IF(     [.B66]=&quot;Cruise&quot;;     0;     IF([.B66]=&quot;Decel&quot;; -[.$C$1]; 0)   ) )" office:value-type="float" office:value="0">
            <text:p>0</text:p>
          </table:table-cell>
          <table:table-cell table:formula="of:=IF(   [.B66]=&quot;Stop&quot;;   0;   MAX(     0;     MIN(       [.$C$2];       [.D65] + [.C66] * [.$C$4]     )   ) )" office:value-type="float" office:value="98.75">
            <text:p>98.75</text:p>
          </table:table-cell>
          <table:table-cell table:formula="of:=IF(   [.B66]=&quot;Stop&quot;;   [.$C$3];   [.E65] + [.D66] * [.$C$4] )" office:value-type="float" office:value="26.16875">
            <text:p>26.17</text:p>
          </table:table-cell>
        </table:table-row>
        <table:table-row table:style-name="ro3">
          <table:table-cell table:formula="of:=[.A66]+[.$C$4]" office:value-type="float" office:value="0.28">
            <text:p>0.280</text:p>
          </table:table-cell>
          <table:table-cell table:formula="of:=IF(   [.A67] &lt; [.$C$5];   &quot;Accel&quot;;   IF(     [.A67] &lt; [.$C$5] + [.$C$7];     &quot;Cruise&quot;;     IF(       [.A67] &lt; [.$C$8];       &quot;Decel&quot;;       &quot;Stop&quot;     )   ) )" office:value-type="string" office:string-value="Cruise">
            <text:p>Cruise</text:p>
          </table:table-cell>
          <table:table-cell table:formula="of:=IF(   [.B67]=&quot;Accel&quot;;   [.$C$1];   IF(     [.B67]=&quot;Cruise&quot;;     0;     IF([.B67]=&quot;Decel&quot;; -[.$C$1]; 0)   ) )" office:value-type="float" office:value="0">
            <text:p>0</text:p>
          </table:table-cell>
          <table:table-cell table:formula="of:=IF(   [.B67]=&quot;Stop&quot;;   0;   MAX(     0;     MIN(       [.$C$2];       [.D66] + [.C67] * [.$C$4]     )   ) )" office:value-type="float" office:value="98.75">
            <text:p>98.75</text:p>
          </table:table-cell>
          <table:table-cell table:formula="of:=IF(   [.B67]=&quot;Stop&quot;;   [.$C$3];   [.E66] + [.D67] * [.$C$4] )" office:value-type="float" office:value="26.6625">
            <text:p>26.66</text:p>
          </table:table-cell>
        </table:table-row>
        <table:table-row table:style-name="ro3">
          <table:table-cell table:formula="of:=[.A67]+[.$C$4]" office:value-type="float" office:value="0.285">
            <text:p>0.285</text:p>
          </table:table-cell>
          <table:table-cell table:formula="of:=IF(   [.A68] &lt; [.$C$5];   &quot;Accel&quot;;   IF(     [.A68] &lt; [.$C$5] + [.$C$7];     &quot;Cruise&quot;;     IF(       [.A68] &lt; [.$C$8];       &quot;Decel&quot;;       &quot;Stop&quot;     )   ) )" office:value-type="string" office:string-value="Cruise">
            <text:p>Cruise</text:p>
          </table:table-cell>
          <table:table-cell table:formula="of:=IF(   [.B68]=&quot;Accel&quot;;   [.$C$1];   IF(     [.B68]=&quot;Cruise&quot;;     0;     IF([.B68]=&quot;Decel&quot;; -[.$C$1]; 0)   ) )" office:value-type="float" office:value="0">
            <text:p>0</text:p>
          </table:table-cell>
          <table:table-cell table:formula="of:=IF(   [.B68]=&quot;Stop&quot;;   0;   MAX(     0;     MIN(       [.$C$2];       [.D67] + [.C68] * [.$C$4]     )   ) )" office:value-type="float" office:value="98.75">
            <text:p>98.75</text:p>
          </table:table-cell>
          <table:table-cell table:formula="of:=IF(   [.B68]=&quot;Stop&quot;;   [.$C$3];   [.E67] + [.D68] * [.$C$4] )" office:value-type="float" office:value="27.15625">
            <text:p>27.16</text:p>
          </table:table-cell>
        </table:table-row>
        <table:table-row table:style-name="ro3">
          <table:table-cell table:formula="of:=[.A68]+[.$C$4]" office:value-type="float" office:value="0.29">
            <text:p>0.290</text:p>
          </table:table-cell>
          <table:table-cell table:formula="of:=IF(   [.A69] &lt; [.$C$5];   &quot;Accel&quot;;   IF(     [.A69] &lt; [.$C$5] + [.$C$7];     &quot;Cruise&quot;;     IF(       [.A69] &lt; [.$C$8];       &quot;Decel&quot;;       &quot;Stop&quot;     )   ) )" office:value-type="string" office:string-value="Cruise">
            <text:p>Cruise</text:p>
          </table:table-cell>
          <table:table-cell table:formula="of:=IF(   [.B69]=&quot;Accel&quot;;   [.$C$1];   IF(     [.B69]=&quot;Cruise&quot;;     0;     IF([.B69]=&quot;Decel&quot;; -[.$C$1]; 0)   ) )" office:value-type="float" office:value="0">
            <text:p>0</text:p>
          </table:table-cell>
          <table:table-cell table:formula="of:=IF(   [.B69]=&quot;Stop&quot;;   0;   MAX(     0;     MIN(       [.$C$2];       [.D68] + [.C69] * [.$C$4]     )   ) )" office:value-type="float" office:value="98.75">
            <text:p>98.75</text:p>
          </table:table-cell>
          <table:table-cell table:formula="of:=IF(   [.B69]=&quot;Stop&quot;;   [.$C$3];   [.E68] + [.D69] * [.$C$4] )" office:value-type="float" office:value="27.65">
            <text:p>27.65</text:p>
          </table:table-cell>
        </table:table-row>
        <table:table-row table:style-name="ro3">
          <table:table-cell table:formula="of:=[.A69]+[.$C$4]" office:value-type="float" office:value="0.295">
            <text:p>0.295</text:p>
          </table:table-cell>
          <table:table-cell table:formula="of:=IF(   [.A70] &lt; [.$C$5];   &quot;Accel&quot;;   IF(     [.A70] &lt; [.$C$5] + [.$C$7];     &quot;Cruise&quot;;     IF(       [.A70] &lt; [.$C$8];       &quot;Decel&quot;;       &quot;Stop&quot;     )   ) )" office:value-type="string" office:string-value="Cruise">
            <text:p>Cruise</text:p>
          </table:table-cell>
          <table:table-cell table:formula="of:=IF(   [.B70]=&quot;Accel&quot;;   [.$C$1];   IF(     [.B70]=&quot;Cruise&quot;;     0;     IF([.B70]=&quot;Decel&quot;; -[.$C$1]; 0)   ) )" office:value-type="float" office:value="0">
            <text:p>0</text:p>
          </table:table-cell>
          <table:table-cell table:formula="of:=IF(   [.B70]=&quot;Stop&quot;;   0;   MAX(     0;     MIN(       [.$C$2];       [.D69] + [.C70] * [.$C$4]     )   ) )" office:value-type="float" office:value="98.75">
            <text:p>98.75</text:p>
          </table:table-cell>
          <table:table-cell table:formula="of:=IF(   [.B70]=&quot;Stop&quot;;   [.$C$3];   [.E69] + [.D70] * [.$C$4] )" office:value-type="float" office:value="28.14375">
            <text:p>28.14</text:p>
          </table:table-cell>
        </table:table-row>
        <table:table-row table:style-name="ro3">
          <table:table-cell table:formula="of:=[.A70]+[.$C$4]" office:value-type="float" office:value="0.3">
            <text:p>0.300</text:p>
          </table:table-cell>
          <table:table-cell table:formula="of:=IF(   [.A71] &lt; [.$C$5];   &quot;Accel&quot;;   IF(     [.A71] &lt; [.$C$5] + [.$C$7];     &quot;Cruise&quot;;     IF(       [.A71] &lt; [.$C$8];       &quot;Decel&quot;;       &quot;Stop&quot;     )   ) )" office:value-type="string" office:string-value="Cruise">
            <text:p>Cruise</text:p>
          </table:table-cell>
          <table:table-cell table:formula="of:=IF(   [.B71]=&quot;Accel&quot;;   [.$C$1];   IF(     [.B71]=&quot;Cruise&quot;;     0;     IF([.B71]=&quot;Decel&quot;; -[.$C$1]; 0)   ) )" office:value-type="float" office:value="0">
            <text:p>0</text:p>
          </table:table-cell>
          <table:table-cell table:formula="of:=IF(   [.B71]=&quot;Stop&quot;;   0;   MAX(     0;     MIN(       [.$C$2];       [.D70] + [.C71] * [.$C$4]     )   ) )" office:value-type="float" office:value="98.75">
            <text:p>98.75</text:p>
          </table:table-cell>
          <table:table-cell table:formula="of:=IF(   [.B71]=&quot;Stop&quot;;   [.$C$3];   [.E70] + [.D71] * [.$C$4] )" office:value-type="float" office:value="28.6375">
            <text:p>28.64</text:p>
          </table:table-cell>
        </table:table-row>
        <table:table-row table:style-name="ro3">
          <table:table-cell table:formula="of:=[.A71]+[.$C$4]" office:value-type="float" office:value="0.305">
            <text:p>0.305</text:p>
          </table:table-cell>
          <table:table-cell table:formula="of:=IF(   [.A72] &lt; [.$C$5];   &quot;Accel&quot;;   IF(     [.A72] &lt; [.$C$5] + [.$C$7];     &quot;Cruise&quot;;     IF(       [.A72] &lt; [.$C$8];       &quot;Decel&quot;;       &quot;Stop&quot;     )   ) )" office:value-type="string" office:string-value="Cruise">
            <text:p>Cruise</text:p>
          </table:table-cell>
          <table:table-cell table:formula="of:=IF(   [.B72]=&quot;Accel&quot;;   [.$C$1];   IF(     [.B72]=&quot;Cruise&quot;;     0;     IF([.B72]=&quot;Decel&quot;; -[.$C$1]; 0)   ) )" office:value-type="float" office:value="0">
            <text:p>0</text:p>
          </table:table-cell>
          <table:table-cell table:formula="of:=IF(   [.B72]=&quot;Stop&quot;;   0;   MAX(     0;     MIN(       [.$C$2];       [.D71] + [.C72] * [.$C$4]     )   ) )" office:value-type="float" office:value="98.75">
            <text:p>98.75</text:p>
          </table:table-cell>
          <table:table-cell table:formula="of:=IF(   [.B72]=&quot;Stop&quot;;   [.$C$3];   [.E71] + [.D72] * [.$C$4] )" office:value-type="float" office:value="29.13125">
            <text:p>29.13</text:p>
          </table:table-cell>
        </table:table-row>
        <table:table-row table:style-name="ro3">
          <table:table-cell table:formula="of:=[.A72]+[.$C$4]" office:value-type="float" office:value="0.31">
            <text:p>0.310</text:p>
          </table:table-cell>
          <table:table-cell table:formula="of:=IF(   [.A73] &lt; [.$C$5];   &quot;Accel&quot;;   IF(     [.A73] &lt; [.$C$5] + [.$C$7];     &quot;Cruise&quot;;     IF(       [.A73] &lt; [.$C$8];       &quot;Decel&quot;;       &quot;Stop&quot;     )   ) )" office:value-type="string" office:string-value="Cruise">
            <text:p>Cruise</text:p>
          </table:table-cell>
          <table:table-cell table:formula="of:=IF(   [.B73]=&quot;Accel&quot;;   [.$C$1];   IF(     [.B73]=&quot;Cruise&quot;;     0;     IF([.B73]=&quot;Decel&quot;; -[.$C$1]; 0)   ) )" office:value-type="float" office:value="0">
            <text:p>0</text:p>
          </table:table-cell>
          <table:table-cell table:formula="of:=IF(   [.B73]=&quot;Stop&quot;;   0;   MAX(     0;     MIN(       [.$C$2];       [.D72] + [.C73] * [.$C$4]     )   ) )" office:value-type="float" office:value="98.75">
            <text:p>98.75</text:p>
          </table:table-cell>
          <table:table-cell table:formula="of:=IF(   [.B73]=&quot;Stop&quot;;   [.$C$3];   [.E72] + [.D73] * [.$C$4] )" office:value-type="float" office:value="29.625">
            <text:p>29.63</text:p>
          </table:table-cell>
        </table:table-row>
        <table:table-row table:style-name="ro3">
          <table:table-cell table:formula="of:=[.A73]+[.$C$4]" office:value-type="float" office:value="0.315">
            <text:p>0.315</text:p>
          </table:table-cell>
          <table:table-cell table:formula="of:=IF(   [.A74] &lt; [.$C$5];   &quot;Accel&quot;;   IF(     [.A74] &lt; [.$C$5] + [.$C$7];     &quot;Cruise&quot;;     IF(       [.A74] &lt; [.$C$8];       &quot;Decel&quot;;       &quot;Stop&quot;     )   ) )" office:value-type="string" office:string-value="Cruise">
            <text:p>Cruise</text:p>
          </table:table-cell>
          <table:table-cell table:formula="of:=IF(   [.B74]=&quot;Accel&quot;;   [.$C$1];   IF(     [.B74]=&quot;Cruise&quot;;     0;     IF([.B74]=&quot;Decel&quot;; -[.$C$1]; 0)   ) )" office:value-type="float" office:value="0">
            <text:p>0</text:p>
          </table:table-cell>
          <table:table-cell table:formula="of:=IF(   [.B74]=&quot;Stop&quot;;   0;   MAX(     0;     MIN(       [.$C$2];       [.D73] + [.C74] * [.$C$4]     )   ) )" office:value-type="float" office:value="98.75">
            <text:p>98.75</text:p>
          </table:table-cell>
          <table:table-cell table:formula="of:=IF(   [.B74]=&quot;Stop&quot;;   [.$C$3];   [.E73] + [.D74] * [.$C$4] )" office:value-type="float" office:value="30.11875">
            <text:p>30.12</text:p>
          </table:table-cell>
        </table:table-row>
        <table:table-row table:style-name="ro3">
          <table:table-cell table:formula="of:=[.A74]+[.$C$4]" office:value-type="float" office:value="0.32">
            <text:p>0.320</text:p>
          </table:table-cell>
          <table:table-cell table:formula="of:=IF(   [.A75] &lt; [.$C$5];   &quot;Accel&quot;;   IF(     [.A75] &lt; [.$C$5] + [.$C$7];     &quot;Cruise&quot;;     IF(       [.A75] &lt; [.$C$8];       &quot;Decel&quot;;       &quot;Stop&quot;     )   ) )" office:value-type="string" office:string-value="Cruise">
            <text:p>Cruise</text:p>
          </table:table-cell>
          <table:table-cell table:formula="of:=IF(   [.B75]=&quot;Accel&quot;;   [.$C$1];   IF(     [.B75]=&quot;Cruise&quot;;     0;     IF([.B75]=&quot;Decel&quot;; -[.$C$1]; 0)   ) )" office:value-type="float" office:value="0">
            <text:p>0</text:p>
          </table:table-cell>
          <table:table-cell table:formula="of:=IF(   [.B75]=&quot;Stop&quot;;   0;   MAX(     0;     MIN(       [.$C$2];       [.D74] + [.C75] * [.$C$4]     )   ) )" office:value-type="float" office:value="98.75">
            <text:p>98.75</text:p>
          </table:table-cell>
          <table:table-cell table:formula="of:=IF(   [.B75]=&quot;Stop&quot;;   [.$C$3];   [.E74] + [.D75] * [.$C$4] )" office:value-type="float" office:value="30.6125">
            <text:p>30.61</text:p>
          </table:table-cell>
        </table:table-row>
        <table:table-row table:style-name="ro3">
          <table:table-cell table:formula="of:=[.A75]+[.$C$4]" office:value-type="float" office:value="0.325">
            <text:p>0.325</text:p>
          </table:table-cell>
          <table:table-cell table:formula="of:=IF(   [.A76] &lt; [.$C$5];   &quot;Accel&quot;;   IF(     [.A76] &lt; [.$C$5] + [.$C$7];     &quot;Cruise&quot;;     IF(       [.A76] &lt; [.$C$8];       &quot;Decel&quot;;       &quot;Stop&quot;     )   ) )" office:value-type="string" office:string-value="Cruise">
            <text:p>Cruise</text:p>
          </table:table-cell>
          <table:table-cell table:formula="of:=IF(   [.B76]=&quot;Accel&quot;;   [.$C$1];   IF(     [.B76]=&quot;Cruise&quot;;     0;     IF([.B76]=&quot;Decel&quot;; -[.$C$1]; 0)   ) )" office:value-type="float" office:value="0">
            <text:p>0</text:p>
          </table:table-cell>
          <table:table-cell table:formula="of:=IF(   [.B76]=&quot;Stop&quot;;   0;   MAX(     0;     MIN(       [.$C$2];       [.D75] + [.C76] * [.$C$4]     )   ) )" office:value-type="float" office:value="98.75">
            <text:p>98.75</text:p>
          </table:table-cell>
          <table:table-cell table:formula="of:=IF(   [.B76]=&quot;Stop&quot;;   [.$C$3];   [.E75] + [.D76] * [.$C$4] )" office:value-type="float" office:value="31.10625">
            <text:p>31.11</text:p>
          </table:table-cell>
        </table:table-row>
        <table:table-row table:style-name="ro3">
          <table:table-cell table:formula="of:=[.A76]+[.$C$4]" office:value-type="float" office:value="0.33">
            <text:p>0.330</text:p>
          </table:table-cell>
          <table:table-cell table:formula="of:=IF(   [.A77] &lt; [.$C$5];   &quot;Accel&quot;;   IF(     [.A77] &lt; [.$C$5] + [.$C$7];     &quot;Cruise&quot;;     IF(       [.A77] &lt; [.$C$8];       &quot;Decel&quot;;       &quot;Stop&quot;     )   ) )" office:value-type="string" office:string-value="Cruise">
            <text:p>Cruise</text:p>
          </table:table-cell>
          <table:table-cell table:formula="of:=IF(   [.B77]=&quot;Accel&quot;;   [.$C$1];   IF(     [.B77]=&quot;Cruise&quot;;     0;     IF([.B77]=&quot;Decel&quot;; -[.$C$1]; 0)   ) )" office:value-type="float" office:value="0">
            <text:p>0</text:p>
          </table:table-cell>
          <table:table-cell table:formula="of:=IF(   [.B77]=&quot;Stop&quot;;   0;   MAX(     0;     MIN(       [.$C$2];       [.D76] + [.C77] * [.$C$4]     )   ) )" office:value-type="float" office:value="98.75">
            <text:p>98.75</text:p>
          </table:table-cell>
          <table:table-cell table:formula="of:=IF(   [.B77]=&quot;Stop&quot;;   [.$C$3];   [.E76] + [.D77] * [.$C$4] )" office:value-type="float" office:value="31.6">
            <text:p>31.60</text:p>
          </table:table-cell>
        </table:table-row>
        <table:table-row table:style-name="ro3">
          <table:table-cell table:formula="of:=[.A77]+[.$C$4]" office:value-type="float" office:value="0.335">
            <text:p>0.335</text:p>
          </table:table-cell>
          <table:table-cell table:formula="of:=IF(   [.A78] &lt; [.$C$5];   &quot;Accel&quot;;   IF(     [.A78] &lt; [.$C$5] + [.$C$7];     &quot;Cruise&quot;;     IF(       [.A78] &lt; [.$C$8];       &quot;Decel&quot;;       &quot;Stop&quot;     )   ) )" office:value-type="string" office:string-value="Cruise">
            <text:p>Cruise</text:p>
          </table:table-cell>
          <table:table-cell table:formula="of:=IF(   [.B78]=&quot;Accel&quot;;   [.$C$1];   IF(     [.B78]=&quot;Cruise&quot;;     0;     IF([.B78]=&quot;Decel&quot;; -[.$C$1]; 0)   ) )" office:value-type="float" office:value="0">
            <text:p>0</text:p>
          </table:table-cell>
          <table:table-cell table:formula="of:=IF(   [.B78]=&quot;Stop&quot;;   0;   MAX(     0;     MIN(       [.$C$2];       [.D77] + [.C78] * [.$C$4]     )   ) )" office:value-type="float" office:value="98.75">
            <text:p>98.75</text:p>
          </table:table-cell>
          <table:table-cell table:formula="of:=IF(   [.B78]=&quot;Stop&quot;;   [.$C$3];   [.E77] + [.D78] * [.$C$4] )" office:value-type="float" office:value="32.09375">
            <text:p>32.09</text:p>
          </table:table-cell>
        </table:table-row>
        <table:table-row table:style-name="ro3">
          <table:table-cell table:formula="of:=[.A78]+[.$C$4]" office:value-type="float" office:value="0.34">
            <text:p>0.340</text:p>
          </table:table-cell>
          <table:table-cell table:formula="of:=IF(   [.A79] &lt; [.$C$5];   &quot;Accel&quot;;   IF(     [.A79] &lt; [.$C$5] + [.$C$7];     &quot;Cruise&quot;;     IF(       [.A79] &lt; [.$C$8];       &quot;Decel&quot;;       &quot;Stop&quot;     )   ) )" office:value-type="string" office:string-value="Cruise">
            <text:p>Cruise</text:p>
          </table:table-cell>
          <table:table-cell table:formula="of:=IF(   [.B79]=&quot;Accel&quot;;   [.$C$1];   IF(     [.B79]=&quot;Cruise&quot;;     0;     IF([.B79]=&quot;Decel&quot;; -[.$C$1]; 0)   ) )" office:value-type="float" office:value="0">
            <text:p>0</text:p>
          </table:table-cell>
          <table:table-cell table:formula="of:=IF(   [.B79]=&quot;Stop&quot;;   0;   MAX(     0;     MIN(       [.$C$2];       [.D78] + [.C79] * [.$C$4]     )   ) )" office:value-type="float" office:value="98.75">
            <text:p>98.75</text:p>
          </table:table-cell>
          <table:table-cell table:formula="of:=IF(   [.B79]=&quot;Stop&quot;;   [.$C$3];   [.E78] + [.D79] * [.$C$4] )" office:value-type="float" office:value="32.5875">
            <text:p>32.59</text:p>
          </table:table-cell>
        </table:table-row>
        <table:table-row table:style-name="ro3">
          <table:table-cell table:formula="of:=[.A79]+[.$C$4]" office:value-type="float" office:value="0.345">
            <text:p>0.345</text:p>
          </table:table-cell>
          <table:table-cell table:formula="of:=IF(   [.A80] &lt; [.$C$5];   &quot;Accel&quot;;   IF(     [.A80] &lt; [.$C$5] + [.$C$7];     &quot;Cruise&quot;;     IF(       [.A80] &lt; [.$C$8];       &quot;Decel&quot;;       &quot;Stop&quot;     )   ) )" office:value-type="string" office:string-value="Cruise">
            <text:p>Cruise</text:p>
          </table:table-cell>
          <table:table-cell table:formula="of:=IF(   [.B80]=&quot;Accel&quot;;   [.$C$1];   IF(     [.B80]=&quot;Cruise&quot;;     0;     IF([.B80]=&quot;Decel&quot;; -[.$C$1]; 0)   ) )" office:value-type="float" office:value="0">
            <text:p>0</text:p>
          </table:table-cell>
          <table:table-cell table:formula="of:=IF(   [.B80]=&quot;Stop&quot;;   0;   MAX(     0;     MIN(       [.$C$2];       [.D79] + [.C80] * [.$C$4]     )   ) )" office:value-type="float" office:value="98.75">
            <text:p>98.75</text:p>
          </table:table-cell>
          <table:table-cell table:formula="of:=IF(   [.B80]=&quot;Stop&quot;;   [.$C$3];   [.E79] + [.D80] * [.$C$4] )" office:value-type="float" office:value="33.08125">
            <text:p>33.08</text:p>
          </table:table-cell>
        </table:table-row>
        <table:table-row table:style-name="ro3">
          <table:table-cell table:formula="of:=[.A80]+[.$C$4]" office:value-type="float" office:value="0.35">
            <text:p>0.350</text:p>
          </table:table-cell>
          <table:table-cell table:formula="of:=IF(   [.A81] &lt; [.$C$5];   &quot;Accel&quot;;   IF(     [.A81] &lt; [.$C$5] + [.$C$7];     &quot;Cruise&quot;;     IF(       [.A81] &lt; [.$C$8];       &quot;Decel&quot;;       &quot;Stop&quot;     )   ) )" office:value-type="string" office:string-value="Cruise">
            <text:p>Cruise</text:p>
          </table:table-cell>
          <table:table-cell table:formula="of:=IF(   [.B81]=&quot;Accel&quot;;   [.$C$1];   IF(     [.B81]=&quot;Cruise&quot;;     0;     IF([.B81]=&quot;Decel&quot;; -[.$C$1]; 0)   ) )" office:value-type="float" office:value="0">
            <text:p>0</text:p>
          </table:table-cell>
          <table:table-cell table:formula="of:=IF(   [.B81]=&quot;Stop&quot;;   0;   MAX(     0;     MIN(       [.$C$2];       [.D80] + [.C81] * [.$C$4]     )   ) )" office:value-type="float" office:value="98.75">
            <text:p>98.75</text:p>
          </table:table-cell>
          <table:table-cell table:formula="of:=IF(   [.B81]=&quot;Stop&quot;;   [.$C$3];   [.E80] + [.D81] * [.$C$4] )" office:value-type="float" office:value="33.575">
            <text:p>33.58</text:p>
          </table:table-cell>
        </table:table-row>
        <table:table-row table:style-name="ro3">
          <table:table-cell table:formula="of:=[.A81]+[.$C$4]" office:value-type="float" office:value="0.355">
            <text:p>0.355</text:p>
          </table:table-cell>
          <table:table-cell table:formula="of:=IF(   [.A82] &lt; [.$C$5];   &quot;Accel&quot;;   IF(     [.A82] &lt; [.$C$5] + [.$C$7];     &quot;Cruise&quot;;     IF(       [.A82] &lt; [.$C$8];       &quot;Decel&quot;;       &quot;Stop&quot;     )   ) )" office:value-type="string" office:string-value="Cruise">
            <text:p>Cruise</text:p>
          </table:table-cell>
          <table:table-cell table:formula="of:=IF(   [.B82]=&quot;Accel&quot;;   [.$C$1];   IF(     [.B82]=&quot;Cruise&quot;;     0;     IF([.B82]=&quot;Decel&quot;; -[.$C$1]; 0)   ) )" office:value-type="float" office:value="0">
            <text:p>0</text:p>
          </table:table-cell>
          <table:table-cell table:formula="of:=IF(   [.B82]=&quot;Stop&quot;;   0;   MAX(     0;     MIN(       [.$C$2];       [.D81] + [.C82] * [.$C$4]     )   ) )" office:value-type="float" office:value="98.75">
            <text:p>98.75</text:p>
          </table:table-cell>
          <table:table-cell table:formula="of:=IF(   [.B82]=&quot;Stop&quot;;   [.$C$3];   [.E81] + [.D82] * [.$C$4] )" office:value-type="float" office:value="34.06875">
            <text:p>34.07</text:p>
          </table:table-cell>
        </table:table-row>
        <table:table-row table:style-name="ro3">
          <table:table-cell table:formula="of:=[.A82]+[.$C$4]" office:value-type="float" office:value="0.36">
            <text:p>0.360</text:p>
          </table:table-cell>
          <table:table-cell table:formula="of:=IF(   [.A83] &lt; [.$C$5];   &quot;Accel&quot;;   IF(     [.A83] &lt; [.$C$5] + [.$C$7];     &quot;Cruise&quot;;     IF(       [.A83] &lt; [.$C$8];       &quot;Decel&quot;;       &quot;Stop&quot;     )   ) )" office:value-type="string" office:string-value="Cruise">
            <text:p>Cruise</text:p>
          </table:table-cell>
          <table:table-cell table:formula="of:=IF(   [.B83]=&quot;Accel&quot;;   [.$C$1];   IF(     [.B83]=&quot;Cruise&quot;;     0;     IF([.B83]=&quot;Decel&quot;; -[.$C$1]; 0)   ) )" office:value-type="float" office:value="0">
            <text:p>0</text:p>
          </table:table-cell>
          <table:table-cell table:formula="of:=IF(   [.B83]=&quot;Stop&quot;;   0;   MAX(     0;     MIN(       [.$C$2];       [.D82] + [.C83] * [.$C$4]     )   ) )" office:value-type="float" office:value="98.75">
            <text:p>98.75</text:p>
          </table:table-cell>
          <table:table-cell table:formula="of:=IF(   [.B83]=&quot;Stop&quot;;   [.$C$3];   [.E82] + [.D83] * [.$C$4] )" office:value-type="float" office:value="34.5625">
            <text:p>34.56</text:p>
          </table:table-cell>
        </table:table-row>
        <table:table-row table:style-name="ro3">
          <table:table-cell table:formula="of:=[.A83]+[.$C$4]" office:value-type="float" office:value="0.365">
            <text:p>0.365</text:p>
          </table:table-cell>
          <table:table-cell table:formula="of:=IF(   [.A84] &lt; [.$C$5];   &quot;Accel&quot;;   IF(     [.A84] &lt; [.$C$5] + [.$C$7];     &quot;Cruise&quot;;     IF(       [.A84] &lt; [.$C$8];       &quot;Decel&quot;;       &quot;Stop&quot;     )   ) )" office:value-type="string" office:string-value="Cruise">
            <text:p>Cruise</text:p>
          </table:table-cell>
          <table:table-cell table:formula="of:=IF(   [.B84]=&quot;Accel&quot;;   [.$C$1];   IF(     [.B84]=&quot;Cruise&quot;;     0;     IF([.B84]=&quot;Decel&quot;; -[.$C$1]; 0)   ) )" office:value-type="float" office:value="0">
            <text:p>0</text:p>
          </table:table-cell>
          <table:table-cell table:formula="of:=IF(   [.B84]=&quot;Stop&quot;;   0;   MAX(     0;     MIN(       [.$C$2];       [.D83] + [.C84] * [.$C$4]     )   ) )" office:value-type="float" office:value="98.75">
            <text:p>98.75</text:p>
          </table:table-cell>
          <table:table-cell table:formula="of:=IF(   [.B84]=&quot;Stop&quot;;   [.$C$3];   [.E83] + [.D84] * [.$C$4] )" office:value-type="float" office:value="35.05625">
            <text:p>35.06</text:p>
          </table:table-cell>
        </table:table-row>
        <table:table-row table:style-name="ro3">
          <table:table-cell table:formula="of:=[.A84]+[.$C$4]" office:value-type="float" office:value="0.37">
            <text:p>0.370</text:p>
          </table:table-cell>
          <table:table-cell table:formula="of:=IF(   [.A85] &lt; [.$C$5];   &quot;Accel&quot;;   IF(     [.A85] &lt; [.$C$5] + [.$C$7];     &quot;Cruise&quot;;     IF(       [.A85] &lt; [.$C$8];       &quot;Decel&quot;;       &quot;Stop&quot;     )   ) )" office:value-type="string" office:string-value="Cruise">
            <text:p>Cruise</text:p>
          </table:table-cell>
          <table:table-cell table:formula="of:=IF(   [.B85]=&quot;Accel&quot;;   [.$C$1];   IF(     [.B85]=&quot;Cruise&quot;;     0;     IF([.B85]=&quot;Decel&quot;; -[.$C$1]; 0)   ) )" office:value-type="float" office:value="0">
            <text:p>0</text:p>
          </table:table-cell>
          <table:table-cell table:formula="of:=IF(   [.B85]=&quot;Stop&quot;;   0;   MAX(     0;     MIN(       [.$C$2];       [.D84] + [.C85] * [.$C$4]     )   ) )" office:value-type="float" office:value="98.75">
            <text:p>98.75</text:p>
          </table:table-cell>
          <table:table-cell table:formula="of:=IF(   [.B85]=&quot;Stop&quot;;   [.$C$3];   [.E84] + [.D85] * [.$C$4] )" office:value-type="float" office:value="35.55">
            <text:p>35.55</text:p>
          </table:table-cell>
        </table:table-row>
        <table:table-row table:style-name="ro3">
          <table:table-cell table:formula="of:=[.A85]+[.$C$4]" office:value-type="float" office:value="0.375">
            <text:p>0.375</text:p>
          </table:table-cell>
          <table:table-cell table:formula="of:=IF(   [.A86] &lt; [.$C$5];   &quot;Accel&quot;;   IF(     [.A86] &lt; [.$C$5] + [.$C$7];     &quot;Cruise&quot;;     IF(       [.A86] &lt; [.$C$8];       &quot;Decel&quot;;       &quot;Stop&quot;     )   ) )" office:value-type="string" office:string-value="Cruise">
            <text:p>Cruise</text:p>
          </table:table-cell>
          <table:table-cell table:formula="of:=IF(   [.B86]=&quot;Accel&quot;;   [.$C$1];   IF(     [.B86]=&quot;Cruise&quot;;     0;     IF([.B86]=&quot;Decel&quot;; -[.$C$1]; 0)   ) )" office:value-type="float" office:value="0">
            <text:p>0</text:p>
          </table:table-cell>
          <table:table-cell table:formula="of:=IF(   [.B86]=&quot;Stop&quot;;   0;   MAX(     0;     MIN(       [.$C$2];       [.D85] + [.C86] * [.$C$4]     )   ) )" office:value-type="float" office:value="98.75">
            <text:p>98.75</text:p>
          </table:table-cell>
          <table:table-cell table:formula="of:=IF(   [.B86]=&quot;Stop&quot;;   [.$C$3];   [.E85] + [.D86] * [.$C$4] )" office:value-type="float" office:value="36.04375">
            <text:p>36.04</text:p>
          </table:table-cell>
        </table:table-row>
        <table:table-row table:style-name="ro3">
          <table:table-cell table:formula="of:=[.A86]+[.$C$4]" office:value-type="float" office:value="0.38">
            <text:p>0.380</text:p>
          </table:table-cell>
          <table:table-cell table:formula="of:=IF(   [.A87] &lt; [.$C$5];   &quot;Accel&quot;;   IF(     [.A87] &lt; [.$C$5] + [.$C$7];     &quot;Cruise&quot;;     IF(       [.A87] &lt; [.$C$8];       &quot;Decel&quot;;       &quot;Stop&quot;     )   ) )" office:value-type="string" office:string-value="Cruise">
            <text:p>Cruise</text:p>
          </table:table-cell>
          <table:table-cell table:formula="of:=IF(   [.B87]=&quot;Accel&quot;;   [.$C$1];   IF(     [.B87]=&quot;Cruise&quot;;     0;     IF([.B87]=&quot;Decel&quot;; -[.$C$1]; 0)   ) )" office:value-type="float" office:value="0">
            <text:p>0</text:p>
          </table:table-cell>
          <table:table-cell table:formula="of:=IF(   [.B87]=&quot;Stop&quot;;   0;   MAX(     0;     MIN(       [.$C$2];       [.D86] + [.C87] * [.$C$4]     )   ) )" office:value-type="float" office:value="98.75">
            <text:p>98.75</text:p>
          </table:table-cell>
          <table:table-cell table:formula="of:=IF(   [.B87]=&quot;Stop&quot;;   [.$C$3];   [.E86] + [.D87] * [.$C$4] )" office:value-type="float" office:value="36.5375">
            <text:p>36.54</text:p>
          </table:table-cell>
        </table:table-row>
        <table:table-row table:style-name="ro3">
          <table:table-cell table:formula="of:=[.A87]+[.$C$4]" office:value-type="float" office:value="0.385">
            <text:p>0.385</text:p>
          </table:table-cell>
          <table:table-cell table:formula="of:=IF(   [.A88] &lt; [.$C$5];   &quot;Accel&quot;;   IF(     [.A88] &lt; [.$C$5] + [.$C$7];     &quot;Cruise&quot;;     IF(       [.A88] &lt; [.$C$8];       &quot;Decel&quot;;       &quot;Stop&quot;     )   ) )" office:value-type="string" office:string-value="Cruise">
            <text:p>Cruise</text:p>
          </table:table-cell>
          <table:table-cell table:formula="of:=IF(   [.B88]=&quot;Accel&quot;;   [.$C$1];   IF(     [.B88]=&quot;Cruise&quot;;     0;     IF([.B88]=&quot;Decel&quot;; -[.$C$1]; 0)   ) )" office:value-type="float" office:value="0">
            <text:p>0</text:p>
          </table:table-cell>
          <table:table-cell table:formula="of:=IF(   [.B88]=&quot;Stop&quot;;   0;   MAX(     0;     MIN(       [.$C$2];       [.D87] + [.C88] * [.$C$4]     )   ) )" office:value-type="float" office:value="98.75">
            <text:p>98.75</text:p>
          </table:table-cell>
          <table:table-cell table:formula="of:=IF(   [.B88]=&quot;Stop&quot;;   [.$C$3];   [.E87] + [.D88] * [.$C$4] )" office:value-type="float" office:value="37.03125">
            <text:p>37.03</text:p>
          </table:table-cell>
        </table:table-row>
        <table:table-row table:style-name="ro3">
          <table:table-cell table:formula="of:=[.A88]+[.$C$4]" office:value-type="float" office:value="0.39">
            <text:p>0.390</text:p>
          </table:table-cell>
          <table:table-cell table:formula="of:=IF(   [.A89] &lt; [.$C$5];   &quot;Accel&quot;;   IF(     [.A89] &lt; [.$C$5] + [.$C$7];     &quot;Cruise&quot;;     IF(       [.A89] &lt; [.$C$8];       &quot;Decel&quot;;       &quot;Stop&quot;     )   ) )" office:value-type="string" office:string-value="Cruise">
            <text:p>Cruise</text:p>
          </table:table-cell>
          <table:table-cell table:formula="of:=IF(   [.B89]=&quot;Accel&quot;;   [.$C$1];   IF(     [.B89]=&quot;Cruise&quot;;     0;     IF([.B89]=&quot;Decel&quot;; -[.$C$1]; 0)   ) )" office:value-type="float" office:value="0">
            <text:p>0</text:p>
          </table:table-cell>
          <table:table-cell table:formula="of:=IF(   [.B89]=&quot;Stop&quot;;   0;   MAX(     0;     MIN(       [.$C$2];       [.D88] + [.C89] * [.$C$4]     )   ) )" office:value-type="float" office:value="98.75">
            <text:p>98.75</text:p>
          </table:table-cell>
          <table:table-cell table:formula="of:=IF(   [.B89]=&quot;Stop&quot;;   [.$C$3];   [.E88] + [.D89] * [.$C$4] )" office:value-type="float" office:value="37.5249999999999">
            <text:p>37.53</text:p>
          </table:table-cell>
        </table:table-row>
        <table:table-row table:style-name="ro3">
          <table:table-cell table:formula="of:=[.A89]+[.$C$4]" office:value-type="float" office:value="0.395">
            <text:p>0.395</text:p>
          </table:table-cell>
          <table:table-cell table:formula="of:=IF(   [.A90] &lt; [.$C$5];   &quot;Accel&quot;;   IF(     [.A90] &lt; [.$C$5] + [.$C$7];     &quot;Cruise&quot;;     IF(       [.A90] &lt; [.$C$8];       &quot;Decel&quot;;       &quot;Stop&quot;     )   ) )" office:value-type="string" office:string-value="Cruise">
            <text:p>Cruise</text:p>
          </table:table-cell>
          <table:table-cell table:formula="of:=IF(   [.B90]=&quot;Accel&quot;;   [.$C$1];   IF(     [.B90]=&quot;Cruise&quot;;     0;     IF([.B90]=&quot;Decel&quot;; -[.$C$1]; 0)   ) )" office:value-type="float" office:value="0">
            <text:p>0</text:p>
          </table:table-cell>
          <table:table-cell table:formula="of:=IF(   [.B90]=&quot;Stop&quot;;   0;   MAX(     0;     MIN(       [.$C$2];       [.D89] + [.C90] * [.$C$4]     )   ) )" office:value-type="float" office:value="98.75">
            <text:p>98.75</text:p>
          </table:table-cell>
          <table:table-cell table:formula="of:=IF(   [.B90]=&quot;Stop&quot;;   [.$C$3];   [.E89] + [.D90] * [.$C$4] )" office:value-type="float" office:value="38.0187499999999">
            <text:p>38.02</text:p>
          </table:table-cell>
        </table:table-row>
        <table:table-row table:style-name="ro3">
          <table:table-cell table:formula="of:=[.A90]+[.$C$4]" office:value-type="float" office:value="0.4">
            <text:p>0.400</text:p>
          </table:table-cell>
          <table:table-cell table:formula="of:=IF(   [.A91] &lt; [.$C$5];   &quot;Accel&quot;;   IF(     [.A91] &lt; [.$C$5] + [.$C$7];     &quot;Cruise&quot;;     IF(       [.A91] &lt; [.$C$8];       &quot;Decel&quot;;       &quot;Stop&quot;     )   ) )" office:value-type="string" office:string-value="Cruise">
            <text:p>Cruise</text:p>
          </table:table-cell>
          <table:table-cell table:formula="of:=IF(   [.B91]=&quot;Accel&quot;;   [.$C$1];   IF(     [.B91]=&quot;Cruise&quot;;     0;     IF([.B91]=&quot;Decel&quot;; -[.$C$1]; 0)   ) )" office:value-type="float" office:value="0">
            <text:p>0</text:p>
          </table:table-cell>
          <table:table-cell table:formula="of:=IF(   [.B91]=&quot;Stop&quot;;   0;   MAX(     0;     MIN(       [.$C$2];       [.D90] + [.C91] * [.$C$4]     )   ) )" office:value-type="float" office:value="98.75">
            <text:p>98.75</text:p>
          </table:table-cell>
          <table:table-cell table:formula="of:=IF(   [.B91]=&quot;Stop&quot;;   [.$C$3];   [.E90] + [.D91] * [.$C$4] )" office:value-type="float" office:value="38.5124999999999">
            <text:p>38.51</text:p>
          </table:table-cell>
        </table:table-row>
        <table:table-row table:style-name="ro3">
          <table:table-cell table:formula="of:=[.A91]+[.$C$4]" office:value-type="float" office:value="0.405">
            <text:p>0.405</text:p>
          </table:table-cell>
          <table:table-cell table:formula="of:=IF(   [.A92] &lt; [.$C$5];   &quot;Accel&quot;;   IF(     [.A92] &lt; [.$C$5] + [.$C$7];     &quot;Cruise&quot;;     IF(       [.A92] &lt; [.$C$8];       &quot;Decel&quot;;       &quot;Stop&quot;     )   ) )" office:value-type="string" office:string-value="Cruise">
            <text:p>Cruise</text:p>
          </table:table-cell>
          <table:table-cell table:formula="of:=IF(   [.B92]=&quot;Accel&quot;;   [.$C$1];   IF(     [.B92]=&quot;Cruise&quot;;     0;     IF([.B92]=&quot;Decel&quot;; -[.$C$1]; 0)   ) )" office:value-type="float" office:value="0">
            <text:p>0</text:p>
          </table:table-cell>
          <table:table-cell table:formula="of:=IF(   [.B92]=&quot;Stop&quot;;   0;   MAX(     0;     MIN(       [.$C$2];       [.D91] + [.C92] * [.$C$4]     )   ) )" office:value-type="float" office:value="98.75">
            <text:p>98.75</text:p>
          </table:table-cell>
          <table:table-cell table:formula="of:=IF(   [.B92]=&quot;Stop&quot;;   [.$C$3];   [.E91] + [.D92] * [.$C$4] )" office:value-type="float" office:value="39.0062499999999">
            <text:p>39.01</text:p>
          </table:table-cell>
        </table:table-row>
        <table:table-row table:style-name="ro3">
          <table:table-cell table:formula="of:=[.A92]+[.$C$4]" office:value-type="float" office:value="0.41">
            <text:p>0.410</text:p>
          </table:table-cell>
          <table:table-cell table:formula="of:=IF(   [.A93] &lt; [.$C$5];   &quot;Accel&quot;;   IF(     [.A93] &lt; [.$C$5] + [.$C$7];     &quot;Cruise&quot;;     IF(       [.A93] &lt; [.$C$8];       &quot;Decel&quot;;       &quot;Stop&quot;     )   ) )" office:value-type="string" office:string-value="Cruise">
            <text:p>Cruise</text:p>
          </table:table-cell>
          <table:table-cell table:formula="of:=IF(   [.B93]=&quot;Accel&quot;;   [.$C$1];   IF(     [.B93]=&quot;Cruise&quot;;     0;     IF([.B93]=&quot;Decel&quot;; -[.$C$1]; 0)   ) )" office:value-type="float" office:value="0">
            <text:p>0</text:p>
          </table:table-cell>
          <table:table-cell table:formula="of:=IF(   [.B93]=&quot;Stop&quot;;   0;   MAX(     0;     MIN(       [.$C$2];       [.D92] + [.C93] * [.$C$4]     )   ) )" office:value-type="float" office:value="98.75">
            <text:p>98.75</text:p>
          </table:table-cell>
          <table:table-cell table:formula="of:=IF(   [.B93]=&quot;Stop&quot;;   [.$C$3];   [.E92] + [.D93] * [.$C$4] )" office:value-type="float" office:value="39.4999999999999">
            <text:p>39.50</text:p>
          </table:table-cell>
        </table:table-row>
        <table:table-row table:style-name="ro3">
          <table:table-cell table:formula="of:=[.A93]+[.$C$4]" office:value-type="float" office:value="0.415">
            <text:p>0.415</text:p>
          </table:table-cell>
          <table:table-cell table:formula="of:=IF(   [.A94] &lt; [.$C$5];   &quot;Accel&quot;;   IF(     [.A94] &lt; [.$C$5] + [.$C$7];     &quot;Cruise&quot;;     IF(       [.A94] &lt; [.$C$8];       &quot;Decel&quot;;       &quot;Stop&quot;     )   ) )" office:value-type="string" office:string-value="Cruise">
            <text:p>Cruise</text:p>
          </table:table-cell>
          <table:table-cell table:formula="of:=IF(   [.B94]=&quot;Accel&quot;;   [.$C$1];   IF(     [.B94]=&quot;Cruise&quot;;     0;     IF([.B94]=&quot;Decel&quot;; -[.$C$1]; 0)   ) )" office:value-type="float" office:value="0">
            <text:p>0</text:p>
          </table:table-cell>
          <table:table-cell table:formula="of:=IF(   [.B94]=&quot;Stop&quot;;   0;   MAX(     0;     MIN(       [.$C$2];       [.D93] + [.C94] * [.$C$4]     )   ) )" office:value-type="float" office:value="98.75">
            <text:p>98.75</text:p>
          </table:table-cell>
          <table:table-cell table:formula="of:=IF(   [.B94]=&quot;Stop&quot;;   [.$C$3];   [.E93] + [.D94] * [.$C$4] )" office:value-type="float" office:value="39.9937499999999">
            <text:p>39.99</text:p>
          </table:table-cell>
        </table:table-row>
        <table:table-row table:style-name="ro3">
          <table:table-cell table:formula="of:=[.A94]+[.$C$4]" office:value-type="float" office:value="0.42">
            <text:p>0.420</text:p>
          </table:table-cell>
          <table:table-cell table:formula="of:=IF(   [.A95] &lt; [.$C$5];   &quot;Accel&quot;;   IF(     [.A95] &lt; [.$C$5] + [.$C$7];     &quot;Cruise&quot;;     IF(       [.A95] &lt; [.$C$8];       &quot;Decel&quot;;       &quot;Stop&quot;     )   ) )" office:value-type="string" office:string-value="Cruise">
            <text:p>Cruise</text:p>
          </table:table-cell>
          <table:table-cell table:formula="of:=IF(   [.B95]=&quot;Accel&quot;;   [.$C$1];   IF(     [.B95]=&quot;Cruise&quot;;     0;     IF([.B95]=&quot;Decel&quot;; -[.$C$1]; 0)   ) )" office:value-type="float" office:value="0">
            <text:p>0</text:p>
          </table:table-cell>
          <table:table-cell table:formula="of:=IF(   [.B95]=&quot;Stop&quot;;   0;   MAX(     0;     MIN(       [.$C$2];       [.D94] + [.C95] * [.$C$4]     )   ) )" office:value-type="float" office:value="98.75">
            <text:p>98.75</text:p>
          </table:table-cell>
          <table:table-cell table:formula="of:=IF(   [.B95]=&quot;Stop&quot;;   [.$C$3];   [.E94] + [.D95] * [.$C$4] )" office:value-type="float" office:value="40.4874999999999">
            <text:p>40.49</text:p>
          </table:table-cell>
        </table:table-row>
        <table:table-row table:style-name="ro3">
          <table:table-cell table:formula="of:=[.A95]+[.$C$4]" office:value-type="float" office:value="0.425">
            <text:p>0.425</text:p>
          </table:table-cell>
          <table:table-cell table:formula="of:=IF(   [.A96] &lt; [.$C$5];   &quot;Accel&quot;;   IF(     [.A96] &lt; [.$C$5] + [.$C$7];     &quot;Cruise&quot;;     IF(       [.A96] &lt; [.$C$8];       &quot;Decel&quot;;       &quot;Stop&quot;     )   ) )" office:value-type="string" office:string-value="Cruise">
            <text:p>Cruise</text:p>
          </table:table-cell>
          <table:table-cell table:formula="of:=IF(   [.B96]=&quot;Accel&quot;;   [.$C$1];   IF(     [.B96]=&quot;Cruise&quot;;     0;     IF([.B96]=&quot;Decel&quot;; -[.$C$1]; 0)   ) )" office:value-type="float" office:value="0">
            <text:p>0</text:p>
          </table:table-cell>
          <table:table-cell table:formula="of:=IF(   [.B96]=&quot;Stop&quot;;   0;   MAX(     0;     MIN(       [.$C$2];       [.D95] + [.C96] * [.$C$4]     )   ) )" office:value-type="float" office:value="98.75">
            <text:p>98.75</text:p>
          </table:table-cell>
          <table:table-cell table:formula="of:=IF(   [.B96]=&quot;Stop&quot;;   [.$C$3];   [.E95] + [.D96] * [.$C$4] )" office:value-type="float" office:value="40.9812499999999">
            <text:p>40.98</text:p>
          </table:table-cell>
        </table:table-row>
        <table:table-row table:style-name="ro3">
          <table:table-cell table:formula="of:=[.A96]+[.$C$4]" office:value-type="float" office:value="0.43">
            <text:p>0.430</text:p>
          </table:table-cell>
          <table:table-cell table:formula="of:=IF(   [.A97] &lt; [.$C$5];   &quot;Accel&quot;;   IF(     [.A97] &lt; [.$C$5] + [.$C$7];     &quot;Cruise&quot;;     IF(       [.A97] &lt; [.$C$8];       &quot;Decel&quot;;       &quot;Stop&quot;     )   ) )" office:value-type="string" office:string-value="Cruise">
            <text:p>Cruise</text:p>
          </table:table-cell>
          <table:table-cell table:formula="of:=IF(   [.B97]=&quot;Accel&quot;;   [.$C$1];   IF(     [.B97]=&quot;Cruise&quot;;     0;     IF([.B97]=&quot;Decel&quot;; -[.$C$1]; 0)   ) )" office:value-type="float" office:value="0">
            <text:p>0</text:p>
          </table:table-cell>
          <table:table-cell table:formula="of:=IF(   [.B97]=&quot;Stop&quot;;   0;   MAX(     0;     MIN(       [.$C$2];       [.D96] + [.C97] * [.$C$4]     )   ) )" office:value-type="float" office:value="98.75">
            <text:p>98.75</text:p>
          </table:table-cell>
          <table:table-cell table:formula="of:=IF(   [.B97]=&quot;Stop&quot;;   [.$C$3];   [.E96] + [.D97] * [.$C$4] )" office:value-type="float" office:value="41.4749999999999">
            <text:p>41.48</text:p>
          </table:table-cell>
        </table:table-row>
        <table:table-row table:style-name="ro3">
          <table:table-cell table:formula="of:=[.A97]+[.$C$4]" office:value-type="float" office:value="0.435">
            <text:p>0.435</text:p>
          </table:table-cell>
          <table:table-cell table:formula="of:=IF(   [.A98] &lt; [.$C$5];   &quot;Accel&quot;;   IF(     [.A98] &lt; [.$C$5] + [.$C$7];     &quot;Cruise&quot;;     IF(       [.A98] &lt; [.$C$8];       &quot;Decel&quot;;       &quot;Stop&quot;     )   ) )" office:value-type="string" office:string-value="Cruise">
            <text:p>Cruise</text:p>
          </table:table-cell>
          <table:table-cell table:formula="of:=IF(   [.B98]=&quot;Accel&quot;;   [.$C$1];   IF(     [.B98]=&quot;Cruise&quot;;     0;     IF([.B98]=&quot;Decel&quot;; -[.$C$1]; 0)   ) )" office:value-type="float" office:value="0">
            <text:p>0</text:p>
          </table:table-cell>
          <table:table-cell table:formula="of:=IF(   [.B98]=&quot;Stop&quot;;   0;   MAX(     0;     MIN(       [.$C$2];       [.D97] + [.C98] * [.$C$4]     )   ) )" office:value-type="float" office:value="98.75">
            <text:p>98.75</text:p>
          </table:table-cell>
          <table:table-cell table:formula="of:=IF(   [.B98]=&quot;Stop&quot;;   [.$C$3];   [.E97] + [.D98] * [.$C$4] )" office:value-type="float" office:value="41.9687499999999">
            <text:p>41.97</text:p>
          </table:table-cell>
        </table:table-row>
        <table:table-row table:style-name="ro3">
          <table:table-cell table:formula="of:=[.A98]+[.$C$4]" office:value-type="float" office:value="0.44">
            <text:p>0.440</text:p>
          </table:table-cell>
          <table:table-cell table:formula="of:=IF(   [.A99] &lt; [.$C$5];   &quot;Accel&quot;;   IF(     [.A99] &lt; [.$C$5] + [.$C$7];     &quot;Cruise&quot;;     IF(       [.A99] &lt; [.$C$8];       &quot;Decel&quot;;       &quot;Stop&quot;     )   ) )" office:value-type="string" office:string-value="Cruise">
            <text:p>Cruise</text:p>
          </table:table-cell>
          <table:table-cell table:formula="of:=IF(   [.B99]=&quot;Accel&quot;;   [.$C$1];   IF(     [.B99]=&quot;Cruise&quot;;     0;     IF([.B99]=&quot;Decel&quot;; -[.$C$1]; 0)   ) )" office:value-type="float" office:value="0">
            <text:p>0</text:p>
          </table:table-cell>
          <table:table-cell table:formula="of:=IF(   [.B99]=&quot;Stop&quot;;   0;   MAX(     0;     MIN(       [.$C$2];       [.D98] + [.C99] * [.$C$4]     )   ) )" office:value-type="float" office:value="98.75">
            <text:p>98.75</text:p>
          </table:table-cell>
          <table:table-cell table:formula="of:=IF(   [.B99]=&quot;Stop&quot;;   [.$C$3];   [.E98] + [.D99] * [.$C$4] )" office:value-type="float" office:value="42.4624999999999">
            <text:p>42.46</text:p>
          </table:table-cell>
        </table:table-row>
        <table:table-row table:style-name="ro3">
          <table:table-cell table:formula="of:=[.A99]+[.$C$4]" office:value-type="float" office:value="0.445">
            <text:p>0.445</text:p>
          </table:table-cell>
          <table:table-cell table:formula="of:=IF(   [.A100] &lt; [.$C$5];   &quot;Accel&quot;;   IF(     [.A100] &lt; [.$C$5] + [.$C$7];     &quot;Cruise&quot;;     IF(       [.A100] &lt; [.$C$8];       &quot;Decel&quot;;       &quot;Stop&quot;     )   ) )" office:value-type="string" office:string-value="Cruise">
            <text:p>Cruise</text:p>
          </table:table-cell>
          <table:table-cell table:formula="of:=IF(   [.B100]=&quot;Accel&quot;;   [.$C$1];   IF(     [.B100]=&quot;Cruise&quot;;     0;     IF([.B100]=&quot;Decel&quot;; -[.$C$1]; 0)   ) )" office:value-type="float" office:value="0">
            <text:p>0</text:p>
          </table:table-cell>
          <table:table-cell table:formula="of:=IF(   [.B100]=&quot;Stop&quot;;   0;   MAX(     0;     MIN(       [.$C$2];       [.D99] + [.C100] * [.$C$4]     )   ) )" office:value-type="float" office:value="98.75">
            <text:p>98.75</text:p>
          </table:table-cell>
          <table:table-cell table:formula="of:=IF(   [.B100]=&quot;Stop&quot;;   [.$C$3];   [.E99] + [.D100] * [.$C$4] )" office:value-type="float" office:value="42.9562499999999">
            <text:p>42.96</text:p>
          </table:table-cell>
        </table:table-row>
        <table:table-row table:style-name="ro3">
          <table:table-cell table:formula="of:=[.A100]+[.$C$4]" office:value-type="float" office:value="0.45">
            <text:p>0.450</text:p>
          </table:table-cell>
          <table:table-cell table:formula="of:=IF(   [.A101] &lt; [.$C$5];   &quot;Accel&quot;;   IF(     [.A101] &lt; [.$C$5] + [.$C$7];     &quot;Cruise&quot;;     IF(       [.A101] &lt; [.$C$8];       &quot;Decel&quot;;       &quot;Stop&quot;     )   ) )" office:value-type="string" office:string-value="Cruise">
            <text:p>Cruise</text:p>
          </table:table-cell>
          <table:table-cell table:formula="of:=IF(   [.B101]=&quot;Accel&quot;;   [.$C$1];   IF(     [.B101]=&quot;Cruise&quot;;     0;     IF([.B101]=&quot;Decel&quot;; -[.$C$1]; 0)   ) )" office:value-type="float" office:value="0">
            <text:p>0</text:p>
          </table:table-cell>
          <table:table-cell table:formula="of:=IF(   [.B101]=&quot;Stop&quot;;   0;   MAX(     0;     MIN(       [.$C$2];       [.D100] + [.C101] * [.$C$4]     )   ) )" office:value-type="float" office:value="98.75">
            <text:p>98.75</text:p>
          </table:table-cell>
          <table:table-cell table:formula="of:=IF(   [.B101]=&quot;Stop&quot;;   [.$C$3];   [.E100] + [.D101] * [.$C$4] )" office:value-type="float" office:value="43.4499999999999">
            <text:p>43.45</text:p>
          </table:table-cell>
        </table:table-row>
        <table:table-row table:style-name="ro3">
          <table:table-cell table:formula="of:=[.A101]+[.$C$4]" office:value-type="float" office:value="0.455">
            <text:p>0.455</text:p>
          </table:table-cell>
          <table:table-cell table:formula="of:=IF(   [.A102] &lt; [.$C$5];   &quot;Accel&quot;;   IF(     [.A102] &lt; [.$C$5] + [.$C$7];     &quot;Cruise&quot;;     IF(       [.A102] &lt; [.$C$8];       &quot;Decel&quot;;       &quot;Stop&quot;     )   ) )" office:value-type="string" office:string-value="Cruise">
            <text:p>Cruise</text:p>
          </table:table-cell>
          <table:table-cell table:formula="of:=IF(   [.B102]=&quot;Accel&quot;;   [.$C$1];   IF(     [.B102]=&quot;Cruise&quot;;     0;     IF([.B102]=&quot;Decel&quot;; -[.$C$1]; 0)   ) )" office:value-type="float" office:value="0">
            <text:p>0</text:p>
          </table:table-cell>
          <table:table-cell table:formula="of:=IF(   [.B102]=&quot;Stop&quot;;   0;   MAX(     0;     MIN(       [.$C$2];       [.D101] + [.C102] * [.$C$4]     )   ) )" office:value-type="float" office:value="98.75">
            <text:p>98.75</text:p>
          </table:table-cell>
          <table:table-cell table:formula="of:=IF(   [.B102]=&quot;Stop&quot;;   [.$C$3];   [.E101] + [.D102] * [.$C$4] )" office:value-type="float" office:value="43.9437499999999">
            <text:p>43.94</text:p>
          </table:table-cell>
        </table:table-row>
        <table:table-row table:style-name="ro3">
          <table:table-cell table:formula="of:=[.A102]+[.$C$4]" office:value-type="float" office:value="0.46">
            <text:p>0.460</text:p>
          </table:table-cell>
          <table:table-cell table:formula="of:=IF(   [.A103] &lt; [.$C$5];   &quot;Accel&quot;;   IF(     [.A103] &lt; [.$C$5] + [.$C$7];     &quot;Cruise&quot;;     IF(       [.A103] &lt; [.$C$8];       &quot;Decel&quot;;       &quot;Stop&quot;     )   ) )" office:value-type="string" office:string-value="Cruise">
            <text:p>Cruise</text:p>
          </table:table-cell>
          <table:table-cell table:formula="of:=IF(   [.B103]=&quot;Accel&quot;;   [.$C$1];   IF(     [.B103]=&quot;Cruise&quot;;     0;     IF([.B103]=&quot;Decel&quot;; -[.$C$1]; 0)   ) )" office:value-type="float" office:value="0">
            <text:p>0</text:p>
          </table:table-cell>
          <table:table-cell table:formula="of:=IF(   [.B103]=&quot;Stop&quot;;   0;   MAX(     0;     MIN(       [.$C$2];       [.D102] + [.C103] * [.$C$4]     )   ) )" office:value-type="float" office:value="98.75">
            <text:p>98.75</text:p>
          </table:table-cell>
          <table:table-cell table:formula="of:=IF(   [.B103]=&quot;Stop&quot;;   [.$C$3];   [.E102] + [.D103] * [.$C$4] )" office:value-type="float" office:value="44.4374999999999">
            <text:p>44.44</text:p>
          </table:table-cell>
        </table:table-row>
        <table:table-row table:style-name="ro3">
          <table:table-cell table:formula="of:=[.A103]+[.$C$4]" office:value-type="float" office:value="0.465">
            <text:p>0.465</text:p>
          </table:table-cell>
          <table:table-cell table:formula="of:=IF(   [.A104] &lt; [.$C$5];   &quot;Accel&quot;;   IF(     [.A104] &lt; [.$C$5] + [.$C$7];     &quot;Cruise&quot;;     IF(       [.A104] &lt; [.$C$8];       &quot;Decel&quot;;       &quot;Stop&quot;     )   ) )" office:value-type="string" office:string-value="Cruise">
            <text:p>Cruise</text:p>
          </table:table-cell>
          <table:table-cell table:formula="of:=IF(   [.B104]=&quot;Accel&quot;;   [.$C$1];   IF(     [.B104]=&quot;Cruise&quot;;     0;     IF([.B104]=&quot;Decel&quot;; -[.$C$1]; 0)   ) )" office:value-type="float" office:value="0">
            <text:p>0</text:p>
          </table:table-cell>
          <table:table-cell table:formula="of:=IF(   [.B104]=&quot;Stop&quot;;   0;   MAX(     0;     MIN(       [.$C$2];       [.D103] + [.C104] * [.$C$4]     )   ) )" office:value-type="float" office:value="98.75">
            <text:p>98.75</text:p>
          </table:table-cell>
          <table:table-cell table:formula="of:=IF(   [.B104]=&quot;Stop&quot;;   [.$C$3];   [.E103] + [.D104] * [.$C$4] )" office:value-type="float" office:value="44.9312499999999">
            <text:p>44.93</text:p>
          </table:table-cell>
        </table:table-row>
        <table:table-row table:style-name="ro3">
          <table:table-cell table:formula="of:=[.A104]+[.$C$4]" office:value-type="float" office:value="0.47">
            <text:p>0.470</text:p>
          </table:table-cell>
          <table:table-cell table:formula="of:=IF(   [.A105] &lt; [.$C$5];   &quot;Accel&quot;;   IF(     [.A105] &lt; [.$C$5] + [.$C$7];     &quot;Cruise&quot;;     IF(       [.A105] &lt; [.$C$8];       &quot;Decel&quot;;       &quot;Stop&quot;     )   ) )" office:value-type="string" office:string-value="Cruise">
            <text:p>Cruise</text:p>
          </table:table-cell>
          <table:table-cell table:formula="of:=IF(   [.B105]=&quot;Accel&quot;;   [.$C$1];   IF(     [.B105]=&quot;Cruise&quot;;     0;     IF([.B105]=&quot;Decel&quot;; -[.$C$1]; 0)   ) )" office:value-type="float" office:value="0">
            <text:p>0</text:p>
          </table:table-cell>
          <table:table-cell table:formula="of:=IF(   [.B105]=&quot;Stop&quot;;   0;   MAX(     0;     MIN(       [.$C$2];       [.D104] + [.C105] * [.$C$4]     )   ) )" office:value-type="float" office:value="98.75">
            <text:p>98.75</text:p>
          </table:table-cell>
          <table:table-cell table:formula="of:=IF(   [.B105]=&quot;Stop&quot;;   [.$C$3];   [.E104] + [.D105] * [.$C$4] )" office:value-type="float" office:value="45.4249999999999">
            <text:p>45.43</text:p>
          </table:table-cell>
        </table:table-row>
        <table:table-row table:style-name="ro3">
          <table:table-cell table:formula="of:=[.A105]+[.$C$4]" office:value-type="float" office:value="0.475">
            <text:p>0.475</text:p>
          </table:table-cell>
          <table:table-cell table:formula="of:=IF(   [.A106] &lt; [.$C$5];   &quot;Accel&quot;;   IF(     [.A106] &lt; [.$C$5] + [.$C$7];     &quot;Cruise&quot;;     IF(       [.A106] &lt; [.$C$8];       &quot;Decel&quot;;       &quot;Stop&quot;     )   ) )" office:value-type="string" office:string-value="Cruise">
            <text:p>Cruise</text:p>
          </table:table-cell>
          <table:table-cell table:formula="of:=IF(   [.B106]=&quot;Accel&quot;;   [.$C$1];   IF(     [.B106]=&quot;Cruise&quot;;     0;     IF([.B106]=&quot;Decel&quot;; -[.$C$1]; 0)   ) )" office:value-type="float" office:value="0">
            <text:p>0</text:p>
          </table:table-cell>
          <table:table-cell table:formula="of:=IF(   [.B106]=&quot;Stop&quot;;   0;   MAX(     0;     MIN(       [.$C$2];       [.D105] + [.C106] * [.$C$4]     )   ) )" office:value-type="float" office:value="98.75">
            <text:p>98.75</text:p>
          </table:table-cell>
          <table:table-cell table:formula="of:=IF(   [.B106]=&quot;Stop&quot;;   [.$C$3];   [.E105] + [.D106] * [.$C$4] )" office:value-type="float" office:value="45.9187499999999">
            <text:p>45.92</text:p>
          </table:table-cell>
        </table:table-row>
        <table:table-row table:style-name="ro3">
          <table:table-cell table:formula="of:=[.A106]+[.$C$4]" office:value-type="float" office:value="0.48">
            <text:p>0.480</text:p>
          </table:table-cell>
          <table:table-cell table:formula="of:=IF(   [.A107] &lt; [.$C$5];   &quot;Accel&quot;;   IF(     [.A107] &lt; [.$C$5] + [.$C$7];     &quot;Cruise&quot;;     IF(       [.A107] &lt; [.$C$8];       &quot;Decel&quot;;       &quot;Stop&quot;     )   ) )" office:value-type="string" office:string-value="Cruise">
            <text:p>Cruise</text:p>
          </table:table-cell>
          <table:table-cell table:formula="of:=IF(   [.B107]=&quot;Accel&quot;;   [.$C$1];   IF(     [.B107]=&quot;Cruise&quot;;     0;     IF([.B107]=&quot;Decel&quot;; -[.$C$1]; 0)   ) )" office:value-type="float" office:value="0">
            <text:p>0</text:p>
          </table:table-cell>
          <table:table-cell table:formula="of:=IF(   [.B107]=&quot;Stop&quot;;   0;   MAX(     0;     MIN(       [.$C$2];       [.D106] + [.C107] * [.$C$4]     )   ) )" office:value-type="float" office:value="98.75">
            <text:p>98.75</text:p>
          </table:table-cell>
          <table:table-cell table:formula="of:=IF(   [.B107]=&quot;Stop&quot;;   [.$C$3];   [.E106] + [.D107] * [.$C$4] )" office:value-type="float" office:value="46.4124999999999">
            <text:p>46.41</text:p>
          </table:table-cell>
        </table:table-row>
        <table:table-row table:style-name="ro3">
          <table:table-cell table:formula="of:=[.A107]+[.$C$4]" office:value-type="float" office:value="0.485">
            <text:p>0.485</text:p>
          </table:table-cell>
          <table:table-cell table:formula="of:=IF(   [.A108] &lt; [.$C$5];   &quot;Accel&quot;;   IF(     [.A108] &lt; [.$C$5] + [.$C$7];     &quot;Cruise&quot;;     IF(       [.A108] &lt; [.$C$8];       &quot;Decel&quot;;       &quot;Stop&quot;     )   ) )" office:value-type="string" office:string-value="Cruise">
            <text:p>Cruise</text:p>
          </table:table-cell>
          <table:table-cell table:formula="of:=IF(   [.B108]=&quot;Accel&quot;;   [.$C$1];   IF(     [.B108]=&quot;Cruise&quot;;     0;     IF([.B108]=&quot;Decel&quot;; -[.$C$1]; 0)   ) )" office:value-type="float" office:value="0">
            <text:p>0</text:p>
          </table:table-cell>
          <table:table-cell table:formula="of:=IF(   [.B108]=&quot;Stop&quot;;   0;   MAX(     0;     MIN(       [.$C$2];       [.D107] + [.C108] * [.$C$4]     )   ) )" office:value-type="float" office:value="98.75">
            <text:p>98.75</text:p>
          </table:table-cell>
          <table:table-cell table:formula="of:=IF(   [.B108]=&quot;Stop&quot;;   [.$C$3];   [.E107] + [.D108] * [.$C$4] )" office:value-type="float" office:value="46.9062499999999">
            <text:p>46.91</text:p>
          </table:table-cell>
        </table:table-row>
        <table:table-row table:style-name="ro3">
          <table:table-cell table:formula="of:=[.A108]+[.$C$4]" office:value-type="float" office:value="0.49">
            <text:p>0.490</text:p>
          </table:table-cell>
          <table:table-cell table:formula="of:=IF(   [.A109] &lt; [.$C$5];   &quot;Accel&quot;;   IF(     [.A109] &lt; [.$C$5] + [.$C$7];     &quot;Cruise&quot;;     IF(       [.A109] &lt; [.$C$8];       &quot;Decel&quot;;       &quot;Stop&quot;     )   ) )" office:value-type="string" office:string-value="Cruise">
            <text:p>Cruise</text:p>
          </table:table-cell>
          <table:table-cell table:formula="of:=IF(   [.B109]=&quot;Accel&quot;;   [.$C$1];   IF(     [.B109]=&quot;Cruise&quot;;     0;     IF([.B109]=&quot;Decel&quot;; -[.$C$1]; 0)   ) )" office:value-type="float" office:value="0">
            <text:p>0</text:p>
          </table:table-cell>
          <table:table-cell table:formula="of:=IF(   [.B109]=&quot;Stop&quot;;   0;   MAX(     0;     MIN(       [.$C$2];       [.D108] + [.C109] * [.$C$4]     )   ) )" office:value-type="float" office:value="98.75">
            <text:p>98.75</text:p>
          </table:table-cell>
          <table:table-cell table:formula="of:=IF(   [.B109]=&quot;Stop&quot;;   [.$C$3];   [.E108] + [.D109] * [.$C$4] )" office:value-type="float" office:value="47.3999999999999">
            <text:p>47.40</text:p>
          </table:table-cell>
        </table:table-row>
        <table:table-row table:style-name="ro3">
          <table:table-cell table:formula="of:=[.A109]+[.$C$4]" office:value-type="float" office:value="0.495">
            <text:p>0.495</text:p>
          </table:table-cell>
          <table:table-cell table:formula="of:=IF(   [.A110] &lt; [.$C$5];   &quot;Accel&quot;;   IF(     [.A110] &lt; [.$C$5] + [.$C$7];     &quot;Cruise&quot;;     IF(       [.A110] &lt; [.$C$8];       &quot;Decel&quot;;       &quot;Stop&quot;     )   ) )" office:value-type="string" office:string-value="Cruise">
            <text:p>Cruise</text:p>
          </table:table-cell>
          <table:table-cell table:formula="of:=IF(   [.B110]=&quot;Accel&quot;;   [.$C$1];   IF(     [.B110]=&quot;Cruise&quot;;     0;     IF([.B110]=&quot;Decel&quot;; -[.$C$1]; 0)   ) )" office:value-type="float" office:value="0">
            <text:p>0</text:p>
          </table:table-cell>
          <table:table-cell table:formula="of:=IF(   [.B110]=&quot;Stop&quot;;   0;   MAX(     0;     MIN(       [.$C$2];       [.D109] + [.C110] * [.$C$4]     )   ) )" office:value-type="float" office:value="98.75">
            <text:p>98.75</text:p>
          </table:table-cell>
          <table:table-cell table:formula="of:=IF(   [.B110]=&quot;Stop&quot;;   [.$C$3];   [.E109] + [.D110] * [.$C$4] )" office:value-type="float" office:value="47.8937499999999">
            <text:p>47.89</text:p>
          </table:table-cell>
        </table:table-row>
        <table:table-row table:style-name="ro3">
          <table:table-cell table:formula="of:=[.A110]+[.$C$4]" office:value-type="float" office:value="0.5">
            <text:p>0.500</text:p>
          </table:table-cell>
          <table:table-cell table:formula="of:=IF(   [.A111] &lt; [.$C$5];   &quot;Accel&quot;;   IF(     [.A111] &lt; [.$C$5] + [.$C$7];     &quot;Cruise&quot;;     IF(       [.A111] &lt; [.$C$8];       &quot;Decel&quot;;       &quot;Stop&quot;     )   ) )" office:value-type="string" office:string-value="Cruise">
            <text:p>Cruise</text:p>
          </table:table-cell>
          <table:table-cell table:formula="of:=IF(   [.B111]=&quot;Accel&quot;;   [.$C$1];   IF(     [.B111]=&quot;Cruise&quot;;     0;     IF([.B111]=&quot;Decel&quot;; -[.$C$1]; 0)   ) )" office:value-type="float" office:value="0">
            <text:p>0</text:p>
          </table:table-cell>
          <table:table-cell table:formula="of:=IF(   [.B111]=&quot;Stop&quot;;   0;   MAX(     0;     MIN(       [.$C$2];       [.D110] + [.C111] * [.$C$4]     )   ) )" office:value-type="float" office:value="98.75">
            <text:p>98.75</text:p>
          </table:table-cell>
          <table:table-cell table:formula="of:=IF(   [.B111]=&quot;Stop&quot;;   [.$C$3];   [.E110] + [.D111] * [.$C$4] )" office:value-type="float" office:value="48.3874999999999">
            <text:p>48.39</text:p>
          </table:table-cell>
        </table:table-row>
        <table:table-row table:style-name="ro3">
          <table:table-cell table:formula="of:=[.A111]+[.$C$4]" office:value-type="float" office:value="0.505">
            <text:p>0.505</text:p>
          </table:table-cell>
          <table:table-cell table:formula="of:=IF(   [.A112] &lt; [.$C$5];   &quot;Accel&quot;;   IF(     [.A112] &lt; [.$C$5] + [.$C$7];     &quot;Cruise&quot;;     IF(       [.A112] &lt; [.$C$8];       &quot;Decel&quot;;       &quot;Stop&quot;     )   ) )" office:value-type="string" office:string-value="Cruise">
            <text:p>Cruise</text:p>
          </table:table-cell>
          <table:table-cell table:formula="of:=IF(   [.B112]=&quot;Accel&quot;;   [.$C$1];   IF(     [.B112]=&quot;Cruise&quot;;     0;     IF([.B112]=&quot;Decel&quot;; -[.$C$1]; 0)   ) )" office:value-type="float" office:value="0">
            <text:p>0</text:p>
          </table:table-cell>
          <table:table-cell table:formula="of:=IF(   [.B112]=&quot;Stop&quot;;   0;   MAX(     0;     MIN(       [.$C$2];       [.D111] + [.C112] * [.$C$4]     )   ) )" office:value-type="float" office:value="98.75">
            <text:p>98.75</text:p>
          </table:table-cell>
          <table:table-cell table:formula="of:=IF(   [.B112]=&quot;Stop&quot;;   [.$C$3];   [.E111] + [.D112] * [.$C$4] )" office:value-type="float" office:value="48.8812499999999">
            <text:p>48.88</text:p>
          </table:table-cell>
        </table:table-row>
        <table:table-row table:style-name="ro3">
          <table:table-cell table:formula="of:=[.A112]+[.$C$4]" office:value-type="float" office:value="0.51">
            <text:p>0.510</text:p>
          </table:table-cell>
          <table:table-cell table:formula="of:=IF(   [.A113] &lt; [.$C$5];   &quot;Accel&quot;;   IF(     [.A113] &lt; [.$C$5] + [.$C$7];     &quot;Cruise&quot;;     IF(       [.A113] &lt; [.$C$8];       &quot;Decel&quot;;       &quot;Stop&quot;     )   ) )" office:value-type="string" office:string-value="Cruise">
            <text:p>Cruise</text:p>
          </table:table-cell>
          <table:table-cell table:formula="of:=IF(   [.B113]=&quot;Accel&quot;;   [.$C$1];   IF(     [.B113]=&quot;Cruise&quot;;     0;     IF([.B113]=&quot;Decel&quot;; -[.$C$1]; 0)   ) )" office:value-type="float" office:value="0">
            <text:p>0</text:p>
          </table:table-cell>
          <table:table-cell table:formula="of:=IF(   [.B113]=&quot;Stop&quot;;   0;   MAX(     0;     MIN(       [.$C$2];       [.D112] + [.C113] * [.$C$4]     )   ) )" office:value-type="float" office:value="98.75">
            <text:p>98.75</text:p>
          </table:table-cell>
          <table:table-cell table:formula="of:=IF(   [.B113]=&quot;Stop&quot;;   [.$C$3];   [.E112] + [.D113] * [.$C$4] )" office:value-type="float" office:value="49.3749999999999">
            <text:p>49.37</text:p>
          </table:table-cell>
        </table:table-row>
        <table:table-row table:style-name="ro3">
          <table:table-cell table:formula="of:=[.A113]+[.$C$4]" office:value-type="float" office:value="0.515">
            <text:p>0.515</text:p>
          </table:table-cell>
          <table:table-cell table:formula="of:=IF(   [.A114] &lt; [.$C$5];   &quot;Accel&quot;;   IF(     [.A114] &lt; [.$C$5] + [.$C$7];     &quot;Cruise&quot;;     IF(       [.A114] &lt; [.$C$8];       &quot;Decel&quot;;       &quot;Stop&quot;     )   ) )" office:value-type="string" office:string-value="Cruise">
            <text:p>Cruise</text:p>
          </table:table-cell>
          <table:table-cell table:formula="of:=IF(   [.B114]=&quot;Accel&quot;;   [.$C$1];   IF(     [.B114]=&quot;Cruise&quot;;     0;     IF([.B114]=&quot;Decel&quot;; -[.$C$1]; 0)   ) )" office:value-type="float" office:value="0">
            <text:p>0</text:p>
          </table:table-cell>
          <table:table-cell table:formula="of:=IF(   [.B114]=&quot;Stop&quot;;   0;   MAX(     0;     MIN(       [.$C$2];       [.D113] + [.C114] * [.$C$4]     )   ) )" office:value-type="float" office:value="98.75">
            <text:p>98.75</text:p>
          </table:table-cell>
          <table:table-cell table:formula="of:=IF(   [.B114]=&quot;Stop&quot;;   [.$C$3];   [.E113] + [.D114] * [.$C$4] )" office:value-type="float" office:value="49.8687499999999">
            <text:p>49.87</text:p>
          </table:table-cell>
        </table:table-row>
        <table:table-row table:style-name="ro3">
          <table:table-cell table:formula="of:=[.A114]+[.$C$4]" office:value-type="float" office:value="0.52">
            <text:p>0.520</text:p>
          </table:table-cell>
          <table:table-cell table:formula="of:=IF(   [.A115] &lt; [.$C$5];   &quot;Accel&quot;;   IF(     [.A115] &lt; [.$C$5] + [.$C$7];     &quot;Cruise&quot;;     IF(       [.A115] &lt; [.$C$8];       &quot;Decel&quot;;       &quot;Stop&quot;     )   ) )" office:value-type="string" office:string-value="Cruise">
            <text:p>Cruise</text:p>
          </table:table-cell>
          <table:table-cell table:formula="of:=IF(   [.B115]=&quot;Accel&quot;;   [.$C$1];   IF(     [.B115]=&quot;Cruise&quot;;     0;     IF([.B115]=&quot;Decel&quot;; -[.$C$1]; 0)   ) )" office:value-type="float" office:value="0">
            <text:p>0</text:p>
          </table:table-cell>
          <table:table-cell table:formula="of:=IF(   [.B115]=&quot;Stop&quot;;   0;   MAX(     0;     MIN(       [.$C$2];       [.D114] + [.C115] * [.$C$4]     )   ) )" office:value-type="float" office:value="98.75">
            <text:p>98.75</text:p>
          </table:table-cell>
          <table:table-cell table:formula="of:=IF(   [.B115]=&quot;Stop&quot;;   [.$C$3];   [.E114] + [.D115] * [.$C$4] )" office:value-type="float" office:value="50.3624999999999">
            <text:p>50.36</text:p>
          </table:table-cell>
        </table:table-row>
        <table:table-row table:style-name="ro3">
          <table:table-cell table:formula="of:=[.A115]+[.$C$4]" office:value-type="float" office:value="0.525">
            <text:p>0.525</text:p>
          </table:table-cell>
          <table:table-cell table:formula="of:=IF(   [.A116] &lt; [.$C$5];   &quot;Accel&quot;;   IF(     [.A116] &lt; [.$C$5] + [.$C$7];     &quot;Cruise&quot;;     IF(       [.A116] &lt; [.$C$8];       &quot;Decel&quot;;       &quot;Stop&quot;     )   ) )" office:value-type="string" office:string-value="Cruise">
            <text:p>Cruise</text:p>
          </table:table-cell>
          <table:table-cell table:formula="of:=IF(   [.B116]=&quot;Accel&quot;;   [.$C$1];   IF(     [.B116]=&quot;Cruise&quot;;     0;     IF([.B116]=&quot;Decel&quot;; -[.$C$1]; 0)   ) )" office:value-type="float" office:value="0">
            <text:p>0</text:p>
          </table:table-cell>
          <table:table-cell table:formula="of:=IF(   [.B116]=&quot;Stop&quot;;   0;   MAX(     0;     MIN(       [.$C$2];       [.D115] + [.C116] * [.$C$4]     )   ) )" office:value-type="float" office:value="98.75">
            <text:p>98.75</text:p>
          </table:table-cell>
          <table:table-cell table:formula="of:=IF(   [.B116]=&quot;Stop&quot;;   [.$C$3];   [.E115] + [.D116] * [.$C$4] )" office:value-type="float" office:value="50.8562499999999">
            <text:p>50.86</text:p>
          </table:table-cell>
        </table:table-row>
        <table:table-row table:style-name="ro3">
          <table:table-cell table:formula="of:=[.A116]+[.$C$4]" office:value-type="float" office:value="0.53">
            <text:p>0.530</text:p>
          </table:table-cell>
          <table:table-cell table:formula="of:=IF(   [.A117] &lt; [.$C$5];   &quot;Accel&quot;;   IF(     [.A117] &lt; [.$C$5] + [.$C$7];     &quot;Cruise&quot;;     IF(       [.A117] &lt; [.$C$8];       &quot;Decel&quot;;       &quot;Stop&quot;     )   ) )" office:value-type="string" office:string-value="Cruise">
            <text:p>Cruise</text:p>
          </table:table-cell>
          <table:table-cell table:formula="of:=IF(   [.B117]=&quot;Accel&quot;;   [.$C$1];   IF(     [.B117]=&quot;Cruise&quot;;     0;     IF([.B117]=&quot;Decel&quot;; -[.$C$1]; 0)   ) )" office:value-type="float" office:value="0">
            <text:p>0</text:p>
          </table:table-cell>
          <table:table-cell table:formula="of:=IF(   [.B117]=&quot;Stop&quot;;   0;   MAX(     0;     MIN(       [.$C$2];       [.D116] + [.C117] * [.$C$4]     )   ) )" office:value-type="float" office:value="98.75">
            <text:p>98.75</text:p>
          </table:table-cell>
          <table:table-cell table:formula="of:=IF(   [.B117]=&quot;Stop&quot;;   [.$C$3];   [.E116] + [.D117] * [.$C$4] )" office:value-type="float" office:value="51.3499999999999">
            <text:p>51.35</text:p>
          </table:table-cell>
        </table:table-row>
        <table:table-row table:style-name="ro3">
          <table:table-cell table:formula="of:=[.A117]+[.$C$4]" office:value-type="float" office:value="0.535">
            <text:p>0.535</text:p>
          </table:table-cell>
          <table:table-cell table:formula="of:=IF(   [.A118] &lt; [.$C$5];   &quot;Accel&quot;;   IF(     [.A118] &lt; [.$C$5] + [.$C$7];     &quot;Cruise&quot;;     IF(       [.A118] &lt; [.$C$8];       &quot;Decel&quot;;       &quot;Stop&quot;     )   ) )" office:value-type="string" office:string-value="Cruise">
            <text:p>Cruise</text:p>
          </table:table-cell>
          <table:table-cell table:formula="of:=IF(   [.B118]=&quot;Accel&quot;;   [.$C$1];   IF(     [.B118]=&quot;Cruise&quot;;     0;     IF([.B118]=&quot;Decel&quot;; -[.$C$1]; 0)   ) )" office:value-type="float" office:value="0">
            <text:p>0</text:p>
          </table:table-cell>
          <table:table-cell table:formula="of:=IF(   [.B118]=&quot;Stop&quot;;   0;   MAX(     0;     MIN(       [.$C$2];       [.D117] + [.C118] * [.$C$4]     )   ) )" office:value-type="float" office:value="98.75">
            <text:p>98.75</text:p>
          </table:table-cell>
          <table:table-cell table:formula="of:=IF(   [.B118]=&quot;Stop&quot;;   [.$C$3];   [.E117] + [.D118] * [.$C$4] )" office:value-type="float" office:value="51.8437499999999">
            <text:p>51.84</text:p>
          </table:table-cell>
        </table:table-row>
        <table:table-row table:style-name="ro3">
          <table:table-cell table:formula="of:=[.A118]+[.$C$4]" office:value-type="float" office:value="0.54">
            <text:p>0.540</text:p>
          </table:table-cell>
          <table:table-cell table:formula="of:=IF(   [.A119] &lt; [.$C$5];   &quot;Accel&quot;;   IF(     [.A119] &lt; [.$C$5] + [.$C$7];     &quot;Cruise&quot;;     IF(       [.A119] &lt; [.$C$8];       &quot;Decel&quot;;       &quot;Stop&quot;     )   ) )" office:value-type="string" office:string-value="Cruise">
            <text:p>Cruise</text:p>
          </table:table-cell>
          <table:table-cell table:formula="of:=IF(   [.B119]=&quot;Accel&quot;;   [.$C$1];   IF(     [.B119]=&quot;Cruise&quot;;     0;     IF([.B119]=&quot;Decel&quot;; -[.$C$1]; 0)   ) )" office:value-type="float" office:value="0">
            <text:p>0</text:p>
          </table:table-cell>
          <table:table-cell table:formula="of:=IF(   [.B119]=&quot;Stop&quot;;   0;   MAX(     0;     MIN(       [.$C$2];       [.D118] + [.C119] * [.$C$4]     )   ) )" office:value-type="float" office:value="98.75">
            <text:p>98.75</text:p>
          </table:table-cell>
          <table:table-cell table:formula="of:=IF(   [.B119]=&quot;Stop&quot;;   [.$C$3];   [.E118] + [.D119] * [.$C$4] )" office:value-type="float" office:value="52.3374999999999">
            <text:p>52.34</text:p>
          </table:table-cell>
        </table:table-row>
        <table:table-row table:style-name="ro3">
          <table:table-cell table:formula="of:=[.A119]+[.$C$4]" office:value-type="float" office:value="0.545">
            <text:p>0.545</text:p>
          </table:table-cell>
          <table:table-cell table:formula="of:=IF(   [.A120] &lt; [.$C$5];   &quot;Accel&quot;;   IF(     [.A120] &lt; [.$C$5] + [.$C$7];     &quot;Cruise&quot;;     IF(       [.A120] &lt; [.$C$8];       &quot;Decel&quot;;       &quot;Stop&quot;     )   ) )" office:value-type="string" office:string-value="Cruise">
            <text:p>Cruise</text:p>
          </table:table-cell>
          <table:table-cell table:formula="of:=IF(   [.B120]=&quot;Accel&quot;;   [.$C$1];   IF(     [.B120]=&quot;Cruise&quot;;     0;     IF([.B120]=&quot;Decel&quot;; -[.$C$1]; 0)   ) )" office:value-type="float" office:value="0">
            <text:p>0</text:p>
          </table:table-cell>
          <table:table-cell table:formula="of:=IF(   [.B120]=&quot;Stop&quot;;   0;   MAX(     0;     MIN(       [.$C$2];       [.D119] + [.C120] * [.$C$4]     )   ) )" office:value-type="float" office:value="98.75">
            <text:p>98.75</text:p>
          </table:table-cell>
          <table:table-cell table:formula="of:=IF(   [.B120]=&quot;Stop&quot;;   [.$C$3];   [.E119] + [.D120] * [.$C$4] )" office:value-type="float" office:value="52.8312499999999">
            <text:p>52.83</text:p>
          </table:table-cell>
        </table:table-row>
        <table:table-row table:style-name="ro3">
          <table:table-cell table:formula="of:=[.A120]+[.$C$4]" office:value-type="float" office:value="0.55">
            <text:p>0.550</text:p>
          </table:table-cell>
          <table:table-cell table:formula="of:=IF(   [.A121] &lt; [.$C$5];   &quot;Accel&quot;;   IF(     [.A121] &lt; [.$C$5] + [.$C$7];     &quot;Cruise&quot;;     IF(       [.A121] &lt; [.$C$8];       &quot;Decel&quot;;       &quot;Stop&quot;     )   ) )" office:value-type="string" office:string-value="Cruise">
            <text:p>Cruise</text:p>
          </table:table-cell>
          <table:table-cell table:formula="of:=IF(   [.B121]=&quot;Accel&quot;;   [.$C$1];   IF(     [.B121]=&quot;Cruise&quot;;     0;     IF([.B121]=&quot;Decel&quot;; -[.$C$1]; 0)   ) )" office:value-type="float" office:value="0">
            <text:p>0</text:p>
          </table:table-cell>
          <table:table-cell table:formula="of:=IF(   [.B121]=&quot;Stop&quot;;   0;   MAX(     0;     MIN(       [.$C$2];       [.D120] + [.C121] * [.$C$4]     )   ) )" office:value-type="float" office:value="98.75">
            <text:p>98.75</text:p>
          </table:table-cell>
          <table:table-cell table:formula="of:=IF(   [.B121]=&quot;Stop&quot;;   [.$C$3];   [.E120] + [.D121] * [.$C$4] )" office:value-type="float" office:value="53.3249999999999">
            <text:p>53.32</text:p>
          </table:table-cell>
        </table:table-row>
        <table:table-row table:style-name="ro3">
          <table:table-cell table:formula="of:=[.A121]+[.$C$4]" office:value-type="float" office:value="0.555">
            <text:p>0.555</text:p>
          </table:table-cell>
          <table:table-cell table:formula="of:=IF(   [.A122] &lt; [.$C$5];   &quot;Accel&quot;;   IF(     [.A122] &lt; [.$C$5] + [.$C$7];     &quot;Cruise&quot;;     IF(       [.A122] &lt; [.$C$8];       &quot;Decel&quot;;       &quot;Stop&quot;     )   ) )" office:value-type="string" office:string-value="Cruise">
            <text:p>Cruise</text:p>
          </table:table-cell>
          <table:table-cell table:formula="of:=IF(   [.B122]=&quot;Accel&quot;;   [.$C$1];   IF(     [.B122]=&quot;Cruise&quot;;     0;     IF([.B122]=&quot;Decel&quot;; -[.$C$1]; 0)   ) )" office:value-type="float" office:value="0">
            <text:p>0</text:p>
          </table:table-cell>
          <table:table-cell table:formula="of:=IF(   [.B122]=&quot;Stop&quot;;   0;   MAX(     0;     MIN(       [.$C$2];       [.D121] + [.C122] * [.$C$4]     )   ) )" office:value-type="float" office:value="98.75">
            <text:p>98.75</text:p>
          </table:table-cell>
          <table:table-cell table:formula="of:=IF(   [.B122]=&quot;Stop&quot;;   [.$C$3];   [.E121] + [.D122] * [.$C$4] )" office:value-type="float" office:value="53.8187499999999">
            <text:p>53.82</text:p>
          </table:table-cell>
        </table:table-row>
        <table:table-row table:style-name="ro3">
          <table:table-cell table:formula="of:=[.A122]+[.$C$4]" office:value-type="float" office:value="0.56">
            <text:p>0.560</text:p>
          </table:table-cell>
          <table:table-cell table:formula="of:=IF(   [.A123] &lt; [.$C$5];   &quot;Accel&quot;;   IF(     [.A123] &lt; [.$C$5] + [.$C$7];     &quot;Cruise&quot;;     IF(       [.A123] &lt; [.$C$8];       &quot;Decel&quot;;       &quot;Stop&quot;     )   ) )" office:value-type="string" office:string-value="Cruise">
            <text:p>Cruise</text:p>
          </table:table-cell>
          <table:table-cell table:formula="of:=IF(   [.B123]=&quot;Accel&quot;;   [.$C$1];   IF(     [.B123]=&quot;Cruise&quot;;     0;     IF([.B123]=&quot;Decel&quot;; -[.$C$1]; 0)   ) )" office:value-type="float" office:value="0">
            <text:p>0</text:p>
          </table:table-cell>
          <table:table-cell table:formula="of:=IF(   [.B123]=&quot;Stop&quot;;   0;   MAX(     0;     MIN(       [.$C$2];       [.D122] + [.C123] * [.$C$4]     )   ) )" office:value-type="float" office:value="98.75">
            <text:p>98.75</text:p>
          </table:table-cell>
          <table:table-cell table:formula="of:=IF(   [.B123]=&quot;Stop&quot;;   [.$C$3];   [.E122] + [.D123] * [.$C$4] )" office:value-type="float" office:value="54.3124999999999">
            <text:p>54.31</text:p>
          </table:table-cell>
        </table:table-row>
        <table:table-row table:style-name="ro3">
          <table:table-cell table:formula="of:=[.A123]+[.$C$4]" office:value-type="float" office:value="0.565">
            <text:p>0.565</text:p>
          </table:table-cell>
          <table:table-cell table:formula="of:=IF(   [.A124] &lt; [.$C$5];   &quot;Accel&quot;;   IF(     [.A124] &lt; [.$C$5] + [.$C$7];     &quot;Cruise&quot;;     IF(       [.A124] &lt; [.$C$8];       &quot;Decel&quot;;       &quot;Stop&quot;     )   ) )" office:value-type="string" office:string-value="Cruise">
            <text:p>Cruise</text:p>
          </table:table-cell>
          <table:table-cell table:formula="of:=IF(   [.B124]=&quot;Accel&quot;;   [.$C$1];   IF(     [.B124]=&quot;Cruise&quot;;     0;     IF([.B124]=&quot;Decel&quot;; -[.$C$1]; 0)   ) )" office:value-type="float" office:value="0">
            <text:p>0</text:p>
          </table:table-cell>
          <table:table-cell table:formula="of:=IF(   [.B124]=&quot;Stop&quot;;   0;   MAX(     0;     MIN(       [.$C$2];       [.D123] + [.C124] * [.$C$4]     )   ) )" office:value-type="float" office:value="98.75">
            <text:p>98.75</text:p>
          </table:table-cell>
          <table:table-cell table:formula="of:=IF(   [.B124]=&quot;Stop&quot;;   [.$C$3];   [.E123] + [.D124] * [.$C$4] )" office:value-type="float" office:value="54.8062499999999">
            <text:p>54.81</text:p>
          </table:table-cell>
        </table:table-row>
        <table:table-row table:style-name="ro3">
          <table:table-cell table:formula="of:=[.A124]+[.$C$4]" office:value-type="float" office:value="0.57">
            <text:p>0.570</text:p>
          </table:table-cell>
          <table:table-cell table:formula="of:=IF(   [.A125] &lt; [.$C$5];   &quot;Accel&quot;;   IF(     [.A125] &lt; [.$C$5] + [.$C$7];     &quot;Cruise&quot;;     IF(       [.A125] &lt; [.$C$8];       &quot;Decel&quot;;       &quot;Stop&quot;     )   ) )" office:value-type="string" office:string-value="Cruise">
            <text:p>Cruise</text:p>
          </table:table-cell>
          <table:table-cell table:formula="of:=IF(   [.B125]=&quot;Accel&quot;;   [.$C$1];   IF(     [.B125]=&quot;Cruise&quot;;     0;     IF([.B125]=&quot;Decel&quot;; -[.$C$1]; 0)   ) )" office:value-type="float" office:value="0">
            <text:p>0</text:p>
          </table:table-cell>
          <table:table-cell table:formula="of:=IF(   [.B125]=&quot;Stop&quot;;   0;   MAX(     0;     MIN(       [.$C$2];       [.D124] + [.C125] * [.$C$4]     )   ) )" office:value-type="float" office:value="98.75">
            <text:p>98.75</text:p>
          </table:table-cell>
          <table:table-cell table:formula="of:=IF(   [.B125]=&quot;Stop&quot;;   [.$C$3];   [.E124] + [.D125] * [.$C$4] )" office:value-type="float" office:value="55.2999999999999">
            <text:p>55.30</text:p>
          </table:table-cell>
        </table:table-row>
        <table:table-row table:style-name="ro3">
          <table:table-cell table:formula="of:=[.A125]+[.$C$4]" office:value-type="float" office:value="0.575">
            <text:p>0.575</text:p>
          </table:table-cell>
          <table:table-cell table:formula="of:=IF(   [.A126] &lt; [.$C$5];   &quot;Accel&quot;;   IF(     [.A126] &lt; [.$C$5] + [.$C$7];     &quot;Cruise&quot;;     IF(       [.A126] &lt; [.$C$8];       &quot;Decel&quot;;       &quot;Stop&quot;     )   ) )" office:value-type="string" office:string-value="Cruise">
            <text:p>Cruise</text:p>
          </table:table-cell>
          <table:table-cell table:formula="of:=IF(   [.B126]=&quot;Accel&quot;;   [.$C$1];   IF(     [.B126]=&quot;Cruise&quot;;     0;     IF([.B126]=&quot;Decel&quot;; -[.$C$1]; 0)   ) )" office:value-type="float" office:value="0">
            <text:p>0</text:p>
          </table:table-cell>
          <table:table-cell table:formula="of:=IF(   [.B126]=&quot;Stop&quot;;   0;   MAX(     0;     MIN(       [.$C$2];       [.D125] + [.C126] * [.$C$4]     )   ) )" office:value-type="float" office:value="98.75">
            <text:p>98.75</text:p>
          </table:table-cell>
          <table:table-cell table:formula="of:=IF(   [.B126]=&quot;Stop&quot;;   [.$C$3];   [.E125] + [.D126] * [.$C$4] )" office:value-type="float" office:value="55.7937499999999">
            <text:p>55.79</text:p>
          </table:table-cell>
        </table:table-row>
        <table:table-row table:style-name="ro3">
          <table:table-cell table:formula="of:=[.A126]+[.$C$4]" office:value-type="float" office:value="0.58">
            <text:p>0.580</text:p>
          </table:table-cell>
          <table:table-cell table:formula="of:=IF(   [.A127] &lt; [.$C$5];   &quot;Accel&quot;;   IF(     [.A127] &lt; [.$C$5] + [.$C$7];     &quot;Cruise&quot;;     IF(       [.A127] &lt; [.$C$8];       &quot;Decel&quot;;       &quot;Stop&quot;     )   ) )" office:value-type="string" office:string-value="Cruise">
            <text:p>Cruise</text:p>
          </table:table-cell>
          <table:table-cell table:formula="of:=IF(   [.B127]=&quot;Accel&quot;;   [.$C$1];   IF(     [.B127]=&quot;Cruise&quot;;     0;     IF([.B127]=&quot;Decel&quot;; -[.$C$1]; 0)   ) )" office:value-type="float" office:value="0">
            <text:p>0</text:p>
          </table:table-cell>
          <table:table-cell table:formula="of:=IF(   [.B127]=&quot;Stop&quot;;   0;   MAX(     0;     MIN(       [.$C$2];       [.D126] + [.C127] * [.$C$4]     )   ) )" office:value-type="float" office:value="98.75">
            <text:p>98.75</text:p>
          </table:table-cell>
          <table:table-cell table:formula="of:=IF(   [.B127]=&quot;Stop&quot;;   [.$C$3];   [.E126] + [.D127] * [.$C$4] )" office:value-type="float" office:value="56.2874999999999">
            <text:p>56.29</text:p>
          </table:table-cell>
        </table:table-row>
        <table:table-row table:style-name="ro3">
          <table:table-cell table:formula="of:=[.A127]+[.$C$4]" office:value-type="float" office:value="0.585">
            <text:p>0.585</text:p>
          </table:table-cell>
          <table:table-cell table:formula="of:=IF(   [.A128] &lt; [.$C$5];   &quot;Accel&quot;;   IF(     [.A128] &lt; [.$C$5] + [.$C$7];     &quot;Cruise&quot;;     IF(       [.A128] &lt; [.$C$8];       &quot;Decel&quot;;       &quot;Stop&quot;     )   ) )" office:value-type="string" office:string-value="Cruise">
            <text:p>Cruise</text:p>
          </table:table-cell>
          <table:table-cell table:formula="of:=IF(   [.B128]=&quot;Accel&quot;;   [.$C$1];   IF(     [.B128]=&quot;Cruise&quot;;     0;     IF([.B128]=&quot;Decel&quot;; -[.$C$1]; 0)   ) )" office:value-type="float" office:value="0">
            <text:p>0</text:p>
          </table:table-cell>
          <table:table-cell table:formula="of:=IF(   [.B128]=&quot;Stop&quot;;   0;   MAX(     0;     MIN(       [.$C$2];       [.D127] + [.C128] * [.$C$4]     )   ) )" office:value-type="float" office:value="98.75">
            <text:p>98.75</text:p>
          </table:table-cell>
          <table:table-cell table:formula="of:=IF(   [.B128]=&quot;Stop&quot;;   [.$C$3];   [.E127] + [.D128] * [.$C$4] )" office:value-type="float" office:value="56.7812499999999">
            <text:p>56.78</text:p>
          </table:table-cell>
        </table:table-row>
        <table:table-row table:style-name="ro3">
          <table:table-cell table:formula="of:=[.A128]+[.$C$4]" office:value-type="float" office:value="0.59">
            <text:p>0.590</text:p>
          </table:table-cell>
          <table:table-cell table:formula="of:=IF(   [.A129] &lt; [.$C$5];   &quot;Accel&quot;;   IF(     [.A129] &lt; [.$C$5] + [.$C$7];     &quot;Cruise&quot;;     IF(       [.A129] &lt; [.$C$8];       &quot;Decel&quot;;       &quot;Stop&quot;     )   ) )" office:value-type="string" office:string-value="Cruise">
            <text:p>Cruise</text:p>
          </table:table-cell>
          <table:table-cell table:formula="of:=IF(   [.B129]=&quot;Accel&quot;;   [.$C$1];   IF(     [.B129]=&quot;Cruise&quot;;     0;     IF([.B129]=&quot;Decel&quot;; -[.$C$1]; 0)   ) )" office:value-type="float" office:value="0">
            <text:p>0</text:p>
          </table:table-cell>
          <table:table-cell table:formula="of:=IF(   [.B129]=&quot;Stop&quot;;   0;   MAX(     0;     MIN(       [.$C$2];       [.D128] + [.C129] * [.$C$4]     )   ) )" office:value-type="float" office:value="98.75">
            <text:p>98.75</text:p>
          </table:table-cell>
          <table:table-cell table:formula="of:=IF(   [.B129]=&quot;Stop&quot;;   [.$C$3];   [.E128] + [.D129] * [.$C$4] )" office:value-type="float" office:value="57.2749999999999">
            <text:p>57.27</text:p>
          </table:table-cell>
        </table:table-row>
        <table:table-row table:style-name="ro3">
          <table:table-cell table:formula="of:=[.A129]+[.$C$4]" office:value-type="float" office:value="0.595">
            <text:p>0.595</text:p>
          </table:table-cell>
          <table:table-cell table:formula="of:=IF(   [.A130] &lt; [.$C$5];   &quot;Accel&quot;;   IF(     [.A130] &lt; [.$C$5] + [.$C$7];     &quot;Cruise&quot;;     IF(       [.A130] &lt; [.$C$8];       &quot;Decel&quot;;       &quot;Stop&quot;     )   ) )" office:value-type="string" office:string-value="Cruise">
            <text:p>Cruise</text:p>
          </table:table-cell>
          <table:table-cell table:formula="of:=IF(   [.B130]=&quot;Accel&quot;;   [.$C$1];   IF(     [.B130]=&quot;Cruise&quot;;     0;     IF([.B130]=&quot;Decel&quot;; -[.$C$1]; 0)   ) )" office:value-type="float" office:value="0">
            <text:p>0</text:p>
          </table:table-cell>
          <table:table-cell table:formula="of:=IF(   [.B130]=&quot;Stop&quot;;   0;   MAX(     0;     MIN(       [.$C$2];       [.D129] + [.C130] * [.$C$4]     )   ) )" office:value-type="float" office:value="98.75">
            <text:p>98.75</text:p>
          </table:table-cell>
          <table:table-cell table:formula="of:=IF(   [.B130]=&quot;Stop&quot;;   [.$C$3];   [.E129] + [.D130] * [.$C$4] )" office:value-type="float" office:value="57.7687499999999">
            <text:p>57.77</text:p>
          </table:table-cell>
        </table:table-row>
        <table:table-row table:style-name="ro3">
          <table:table-cell table:formula="of:=[.A130]+[.$C$4]" office:value-type="float" office:value="0.6">
            <text:p>0.600</text:p>
          </table:table-cell>
          <table:table-cell table:formula="of:=IF(   [.A131] &lt; [.$C$5];   &quot;Accel&quot;;   IF(     [.A131] &lt; [.$C$5] + [.$C$7];     &quot;Cruise&quot;;     IF(       [.A131] &lt; [.$C$8];       &quot;Decel&quot;;       &quot;Stop&quot;     )   ) )" office:value-type="string" office:string-value="Cruise">
            <text:p>Cruise</text:p>
          </table:table-cell>
          <table:table-cell table:formula="of:=IF(   [.B131]=&quot;Accel&quot;;   [.$C$1];   IF(     [.B131]=&quot;Cruise&quot;;     0;     IF([.B131]=&quot;Decel&quot;; -[.$C$1]; 0)   ) )" office:value-type="float" office:value="0">
            <text:p>0</text:p>
          </table:table-cell>
          <table:table-cell table:formula="of:=IF(   [.B131]=&quot;Stop&quot;;   0;   MAX(     0;     MIN(       [.$C$2];       [.D130] + [.C131] * [.$C$4]     )   ) )" office:value-type="float" office:value="98.75">
            <text:p>98.75</text:p>
          </table:table-cell>
          <table:table-cell table:formula="of:=IF(   [.B131]=&quot;Stop&quot;;   [.$C$3];   [.E130] + [.D131] * [.$C$4] )" office:value-type="float" office:value="58.2624999999999">
            <text:p>58.26</text:p>
          </table:table-cell>
        </table:table-row>
        <table:table-row table:style-name="ro3">
          <table:table-cell table:formula="of:=[.A131]+[.$C$4]" office:value-type="float" office:value="0.605">
            <text:p>0.605</text:p>
          </table:table-cell>
          <table:table-cell table:formula="of:=IF(   [.A132] &lt; [.$C$5];   &quot;Accel&quot;;   IF(     [.A132] &lt; [.$C$5] + [.$C$7];     &quot;Cruise&quot;;     IF(       [.A132] &lt; [.$C$8];       &quot;Decel&quot;;       &quot;Stop&quot;     )   ) )" office:value-type="string" office:string-value="Cruise">
            <text:p>Cruise</text:p>
          </table:table-cell>
          <table:table-cell table:formula="of:=IF(   [.B132]=&quot;Accel&quot;;   [.$C$1];   IF(     [.B132]=&quot;Cruise&quot;;     0;     IF([.B132]=&quot;Decel&quot;; -[.$C$1]; 0)   ) )" office:value-type="float" office:value="0">
            <text:p>0</text:p>
          </table:table-cell>
          <table:table-cell table:formula="of:=IF(   [.B132]=&quot;Stop&quot;;   0;   MAX(     0;     MIN(       [.$C$2];       [.D131] + [.C132] * [.$C$4]     )   ) )" office:value-type="float" office:value="98.75">
            <text:p>98.75</text:p>
          </table:table-cell>
          <table:table-cell table:formula="of:=IF(   [.B132]=&quot;Stop&quot;;   [.$C$3];   [.E131] + [.D132] * [.$C$4] )" office:value-type="float" office:value="58.7562499999999">
            <text:p>58.76</text:p>
          </table:table-cell>
        </table:table-row>
        <table:table-row table:style-name="ro3">
          <table:table-cell table:formula="of:=[.A132]+[.$C$4]" office:value-type="float" office:value="0.61">
            <text:p>0.610</text:p>
          </table:table-cell>
          <table:table-cell table:formula="of:=IF(   [.A133] &lt; [.$C$5];   &quot;Accel&quot;;   IF(     [.A133] &lt; [.$C$5] + [.$C$7];     &quot;Cruise&quot;;     IF(       [.A133] &lt; [.$C$8];       &quot;Decel&quot;;       &quot;Stop&quot;     )   ) )" office:value-type="string" office:string-value="Cruise">
            <text:p>Cruise</text:p>
          </table:table-cell>
          <table:table-cell table:formula="of:=IF(   [.B133]=&quot;Accel&quot;;   [.$C$1];   IF(     [.B133]=&quot;Cruise&quot;;     0;     IF([.B133]=&quot;Decel&quot;; -[.$C$1]; 0)   ) )" office:value-type="float" office:value="0">
            <text:p>0</text:p>
          </table:table-cell>
          <table:table-cell table:formula="of:=IF(   [.B133]=&quot;Stop&quot;;   0;   MAX(     0;     MIN(       [.$C$2];       [.D132] + [.C133] * [.$C$4]     )   ) )" office:value-type="float" office:value="98.75">
            <text:p>98.75</text:p>
          </table:table-cell>
          <table:table-cell table:formula="of:=IF(   [.B133]=&quot;Stop&quot;;   [.$C$3];   [.E132] + [.D133] * [.$C$4] )" office:value-type="float" office:value="59.2499999999999">
            <text:p>59.25</text:p>
          </table:table-cell>
        </table:table-row>
        <table:table-row table:style-name="ro3">
          <table:table-cell table:formula="of:=[.A133]+[.$C$4]" office:value-type="float" office:value="0.615">
            <text:p>0.615</text:p>
          </table:table-cell>
          <table:table-cell table:formula="of:=IF(   [.A134] &lt; [.$C$5];   &quot;Accel&quot;;   IF(     [.A134] &lt; [.$C$5] + [.$C$7];     &quot;Cruise&quot;;     IF(       [.A134] &lt; [.$C$8];       &quot;Decel&quot;;       &quot;Stop&quot;     )   ) )" office:value-type="string" office:string-value="Cruise">
            <text:p>Cruise</text:p>
          </table:table-cell>
          <table:table-cell table:formula="of:=IF(   [.B134]=&quot;Accel&quot;;   [.$C$1];   IF(     [.B134]=&quot;Cruise&quot;;     0;     IF([.B134]=&quot;Decel&quot;; -[.$C$1]; 0)   ) )" office:value-type="float" office:value="0">
            <text:p>0</text:p>
          </table:table-cell>
          <table:table-cell table:formula="of:=IF(   [.B134]=&quot;Stop&quot;;   0;   MAX(     0;     MIN(       [.$C$2];       [.D133] + [.C134] * [.$C$4]     )   ) )" office:value-type="float" office:value="98.75">
            <text:p>98.75</text:p>
          </table:table-cell>
          <table:table-cell table:formula="of:=IF(   [.B134]=&quot;Stop&quot;;   [.$C$3];   [.E133] + [.D134] * [.$C$4] )" office:value-type="float" office:value="59.7437499999999">
            <text:p>59.74</text:p>
          </table:table-cell>
        </table:table-row>
        <table:table-row table:style-name="ro3">
          <table:table-cell table:formula="of:=[.A134]+[.$C$4]" office:value-type="float" office:value="0.62">
            <text:p>0.620</text:p>
          </table:table-cell>
          <table:table-cell table:formula="of:=IF(   [.A135] &lt; [.$C$5];   &quot;Accel&quot;;   IF(     [.A135] &lt; [.$C$5] + [.$C$7];     &quot;Cruise&quot;;     IF(       [.A135] &lt; [.$C$8];       &quot;Decel&quot;;       &quot;Stop&quot;     )   ) )" office:value-type="string" office:string-value="Cruise">
            <text:p>Cruise</text:p>
          </table:table-cell>
          <table:table-cell table:formula="of:=IF(   [.B135]=&quot;Accel&quot;;   [.$C$1];   IF(     [.B135]=&quot;Cruise&quot;;     0;     IF([.B135]=&quot;Decel&quot;; -[.$C$1]; 0)   ) )" office:value-type="float" office:value="0">
            <text:p>0</text:p>
          </table:table-cell>
          <table:table-cell table:formula="of:=IF(   [.B135]=&quot;Stop&quot;;   0;   MAX(     0;     MIN(       [.$C$2];       [.D134] + [.C135] * [.$C$4]     )   ) )" office:value-type="float" office:value="98.75">
            <text:p>98.75</text:p>
          </table:table-cell>
          <table:table-cell table:formula="of:=IF(   [.B135]=&quot;Stop&quot;;   [.$C$3];   [.E134] + [.D135] * [.$C$4] )" office:value-type="float" office:value="60.2374999999999">
            <text:p>60.24</text:p>
          </table:table-cell>
        </table:table-row>
        <table:table-row table:style-name="ro3">
          <table:table-cell table:formula="of:=[.A135]+[.$C$4]" office:value-type="float" office:value="0.625">
            <text:p>0.625</text:p>
          </table:table-cell>
          <table:table-cell table:formula="of:=IF(   [.A136] &lt; [.$C$5];   &quot;Accel&quot;;   IF(     [.A136] &lt; [.$C$5] + [.$C$7];     &quot;Cruise&quot;;     IF(       [.A136] &lt; [.$C$8];       &quot;Decel&quot;;       &quot;Stop&quot;     )   ) )" office:value-type="string" office:string-value="Cruise">
            <text:p>Cruise</text:p>
          </table:table-cell>
          <table:table-cell table:formula="of:=IF(   [.B136]=&quot;Accel&quot;;   [.$C$1];   IF(     [.B136]=&quot;Cruise&quot;;     0;     IF([.B136]=&quot;Decel&quot;; -[.$C$1]; 0)   ) )" office:value-type="float" office:value="0">
            <text:p>0</text:p>
          </table:table-cell>
          <table:table-cell table:formula="of:=IF(   [.B136]=&quot;Stop&quot;;   0;   MAX(     0;     MIN(       [.$C$2];       [.D135] + [.C136] * [.$C$4]     )   ) )" office:value-type="float" office:value="98.75">
            <text:p>98.75</text:p>
          </table:table-cell>
          <table:table-cell table:formula="of:=IF(   [.B136]=&quot;Stop&quot;;   [.$C$3];   [.E135] + [.D136] * [.$C$4] )" office:value-type="float" office:value="60.7312499999999">
            <text:p>60.73</text:p>
          </table:table-cell>
        </table:table-row>
        <table:table-row table:style-name="ro3">
          <table:table-cell table:formula="of:=[.A136]+[.$C$4]" office:value-type="float" office:value="0.63">
            <text:p>0.630</text:p>
          </table:table-cell>
          <table:table-cell table:formula="of:=IF(   [.A137] &lt; [.$C$5];   &quot;Accel&quot;;   IF(     [.A137] &lt; [.$C$5] + [.$C$7];     &quot;Cruise&quot;;     IF(       [.A137] &lt; [.$C$8];       &quot;Decel&quot;;       &quot;Stop&quot;     )   ) )" office:value-type="string" office:string-value="Cruise">
            <text:p>Cruise</text:p>
          </table:table-cell>
          <table:table-cell table:formula="of:=IF(   [.B137]=&quot;Accel&quot;;   [.$C$1];   IF(     [.B137]=&quot;Cruise&quot;;     0;     IF([.B137]=&quot;Decel&quot;; -[.$C$1]; 0)   ) )" office:value-type="float" office:value="0">
            <text:p>0</text:p>
          </table:table-cell>
          <table:table-cell table:formula="of:=IF(   [.B137]=&quot;Stop&quot;;   0;   MAX(     0;     MIN(       [.$C$2];       [.D136] + [.C137] * [.$C$4]     )   ) )" office:value-type="float" office:value="98.75">
            <text:p>98.75</text:p>
          </table:table-cell>
          <table:table-cell table:formula="of:=IF(   [.B137]=&quot;Stop&quot;;   [.$C$3];   [.E136] + [.D137] * [.$C$4] )" office:value-type="float" office:value="61.2249999999999">
            <text:p>61.22</text:p>
          </table:table-cell>
        </table:table-row>
        <table:table-row table:style-name="ro3">
          <table:table-cell table:formula="of:=[.A137]+[.$C$4]" office:value-type="float" office:value="0.635">
            <text:p>0.635</text:p>
          </table:table-cell>
          <table:table-cell table:formula="of:=IF(   [.A138] &lt; [.$C$5];   &quot;Accel&quot;;   IF(     [.A138] &lt; [.$C$5] + [.$C$7];     &quot;Cruise&quot;;     IF(       [.A138] &lt; [.$C$8];       &quot;Decel&quot;;       &quot;Stop&quot;     )   ) )" office:value-type="string" office:string-value="Cruise">
            <text:p>Cruise</text:p>
          </table:table-cell>
          <table:table-cell table:formula="of:=IF(   [.B138]=&quot;Accel&quot;;   [.$C$1];   IF(     [.B138]=&quot;Cruise&quot;;     0;     IF([.B138]=&quot;Decel&quot;; -[.$C$1]; 0)   ) )" office:value-type="float" office:value="0">
            <text:p>0</text:p>
          </table:table-cell>
          <table:table-cell table:formula="of:=IF(   [.B138]=&quot;Stop&quot;;   0;   MAX(     0;     MIN(       [.$C$2];       [.D137] + [.C138] * [.$C$4]     )   ) )" office:value-type="float" office:value="98.75">
            <text:p>98.75</text:p>
          </table:table-cell>
          <table:table-cell table:formula="of:=IF(   [.B138]=&quot;Stop&quot;;   [.$C$3];   [.E137] + [.D138] * [.$C$4] )" office:value-type="float" office:value="61.7187499999999">
            <text:p>61.72</text:p>
          </table:table-cell>
        </table:table-row>
        <table:table-row table:style-name="ro3">
          <table:table-cell table:formula="of:=[.A138]+[.$C$4]" office:value-type="float" office:value="0.64">
            <text:p>0.640</text:p>
          </table:table-cell>
          <table:table-cell table:formula="of:=IF(   [.A139] &lt; [.$C$5];   &quot;Accel&quot;;   IF(     [.A139] &lt; [.$C$5] + [.$C$7];     &quot;Cruise&quot;;     IF(       [.A139] &lt; [.$C$8];       &quot;Decel&quot;;       &quot;Stop&quot;     )   ) )" office:value-type="string" office:string-value="Cruise">
            <text:p>Cruise</text:p>
          </table:table-cell>
          <table:table-cell table:formula="of:=IF(   [.B139]=&quot;Accel&quot;;   [.$C$1];   IF(     [.B139]=&quot;Cruise&quot;;     0;     IF([.B139]=&quot;Decel&quot;; -[.$C$1]; 0)   ) )" office:value-type="float" office:value="0">
            <text:p>0</text:p>
          </table:table-cell>
          <table:table-cell table:formula="of:=IF(   [.B139]=&quot;Stop&quot;;   0;   MAX(     0;     MIN(       [.$C$2];       [.D138] + [.C139] * [.$C$4]     )   ) )" office:value-type="float" office:value="98.75">
            <text:p>98.75</text:p>
          </table:table-cell>
          <table:table-cell table:formula="of:=IF(   [.B139]=&quot;Stop&quot;;   [.$C$3];   [.E138] + [.D139] * [.$C$4] )" office:value-type="float" office:value="62.2124999999999">
            <text:p>62.21</text:p>
          </table:table-cell>
        </table:table-row>
        <table:table-row table:style-name="ro3">
          <table:table-cell table:formula="of:=[.A139]+[.$C$4]" office:value-type="float" office:value="0.645">
            <text:p>0.645</text:p>
          </table:table-cell>
          <table:table-cell table:formula="of:=IF(   [.A140] &lt; [.$C$5];   &quot;Accel&quot;;   IF(     [.A140] &lt; [.$C$5] + [.$C$7];     &quot;Cruise&quot;;     IF(       [.A140] &lt; [.$C$8];       &quot;Decel&quot;;       &quot;Stop&quot;     )   ) )" office:value-type="string" office:string-value="Cruise">
            <text:p>Cruise</text:p>
          </table:table-cell>
          <table:table-cell table:formula="of:=IF(   [.B140]=&quot;Accel&quot;;   [.$C$1];   IF(     [.B140]=&quot;Cruise&quot;;     0;     IF([.B140]=&quot;Decel&quot;; -[.$C$1]; 0)   ) )" office:value-type="float" office:value="0">
            <text:p>0</text:p>
          </table:table-cell>
          <table:table-cell table:formula="of:=IF(   [.B140]=&quot;Stop&quot;;   0;   MAX(     0;     MIN(       [.$C$2];       [.D139] + [.C140] * [.$C$4]     )   ) )" office:value-type="float" office:value="98.75">
            <text:p>98.75</text:p>
          </table:table-cell>
          <table:table-cell table:formula="of:=IF(   [.B140]=&quot;Stop&quot;;   [.$C$3];   [.E139] + [.D140] * [.$C$4] )" office:value-type="float" office:value="62.7062499999999">
            <text:p>62.71</text:p>
          </table:table-cell>
        </table:table-row>
        <table:table-row table:style-name="ro3">
          <table:table-cell table:formula="of:=[.A140]+[.$C$4]" office:value-type="float" office:value="0.65">
            <text:p>0.650</text:p>
          </table:table-cell>
          <table:table-cell table:formula="of:=IF(   [.A141] &lt; [.$C$5];   &quot;Accel&quot;;   IF(     [.A141] &lt; [.$C$5] + [.$C$7];     &quot;Cruise&quot;;     IF(       [.A141] &lt; [.$C$8];       &quot;Decel&quot;;       &quot;Stop&quot;     )   ) )" office:value-type="string" office:string-value="Cruise">
            <text:p>Cruise</text:p>
          </table:table-cell>
          <table:table-cell table:formula="of:=IF(   [.B141]=&quot;Accel&quot;;   [.$C$1];   IF(     [.B141]=&quot;Cruise&quot;;     0;     IF([.B141]=&quot;Decel&quot;; -[.$C$1]; 0)   ) )" office:value-type="float" office:value="0">
            <text:p>0</text:p>
          </table:table-cell>
          <table:table-cell table:formula="of:=IF(   [.B141]=&quot;Stop&quot;;   0;   MAX(     0;     MIN(       [.$C$2];       [.D140] + [.C141] * [.$C$4]     )   ) )" office:value-type="float" office:value="98.75">
            <text:p>98.75</text:p>
          </table:table-cell>
          <table:table-cell table:formula="of:=IF(   [.B141]=&quot;Stop&quot;;   [.$C$3];   [.E140] + [.D141] * [.$C$4] )" office:value-type="float" office:value="63.1999999999999">
            <text:p>63.20</text:p>
          </table:table-cell>
        </table:table-row>
        <table:table-row table:style-name="ro3">
          <table:table-cell table:formula="of:=[.A141]+[.$C$4]" office:value-type="float" office:value="0.655">
            <text:p>0.655</text:p>
          </table:table-cell>
          <table:table-cell table:formula="of:=IF(   [.A142] &lt; [.$C$5];   &quot;Accel&quot;;   IF(     [.A142] &lt; [.$C$5] + [.$C$7];     &quot;Cruise&quot;;     IF(       [.A142] &lt; [.$C$8];       &quot;Decel&quot;;       &quot;Stop&quot;     )   ) )" office:value-type="string" office:string-value="Cruise">
            <text:p>Cruise</text:p>
          </table:table-cell>
          <table:table-cell table:formula="of:=IF(   [.B142]=&quot;Accel&quot;;   [.$C$1];   IF(     [.B142]=&quot;Cruise&quot;;     0;     IF([.B142]=&quot;Decel&quot;; -[.$C$1]; 0)   ) )" office:value-type="float" office:value="0">
            <text:p>0</text:p>
          </table:table-cell>
          <table:table-cell table:formula="of:=IF(   [.B142]=&quot;Stop&quot;;   0;   MAX(     0;     MIN(       [.$C$2];       [.D141] + [.C142] * [.$C$4]     )   ) )" office:value-type="float" office:value="98.75">
            <text:p>98.75</text:p>
          </table:table-cell>
          <table:table-cell table:formula="of:=IF(   [.B142]=&quot;Stop&quot;;   [.$C$3];   [.E141] + [.D142] * [.$C$4] )" office:value-type="float" office:value="63.6937499999999">
            <text:p>63.69</text:p>
          </table:table-cell>
        </table:table-row>
        <table:table-row table:style-name="ro3">
          <table:table-cell table:formula="of:=[.A142]+[.$C$4]" office:value-type="float" office:value="0.66">
            <text:p>0.660</text:p>
          </table:table-cell>
          <table:table-cell table:formula="of:=IF(   [.A143] &lt; [.$C$5];   &quot;Accel&quot;;   IF(     [.A143] &lt; [.$C$5] + [.$C$7];     &quot;Cruise&quot;;     IF(       [.A143] &lt; [.$C$8];       &quot;Decel&quot;;       &quot;Stop&quot;     )   ) )" office:value-type="string" office:string-value="Cruise">
            <text:p>Cruise</text:p>
          </table:table-cell>
          <table:table-cell table:formula="of:=IF(   [.B143]=&quot;Accel&quot;;   [.$C$1];   IF(     [.B143]=&quot;Cruise&quot;;     0;     IF([.B143]=&quot;Decel&quot;; -[.$C$1]; 0)   ) )" office:value-type="float" office:value="0">
            <text:p>0</text:p>
          </table:table-cell>
          <table:table-cell table:formula="of:=IF(   [.B143]=&quot;Stop&quot;;   0;   MAX(     0;     MIN(       [.$C$2];       [.D142] + [.C143] * [.$C$4]     )   ) )" office:value-type="float" office:value="98.75">
            <text:p>98.75</text:p>
          </table:table-cell>
          <table:table-cell table:formula="of:=IF(   [.B143]=&quot;Stop&quot;;   [.$C$3];   [.E142] + [.D143] * [.$C$4] )" office:value-type="float" office:value="64.1874999999999">
            <text:p>64.19</text:p>
          </table:table-cell>
        </table:table-row>
        <table:table-row table:style-name="ro3">
          <table:table-cell table:formula="of:=[.A143]+[.$C$4]" office:value-type="float" office:value="0.665000000000001">
            <text:p>0.665</text:p>
          </table:table-cell>
          <table:table-cell table:formula="of:=IF(   [.A144] &lt; [.$C$5];   &quot;Accel&quot;;   IF(     [.A144] &lt; [.$C$5] + [.$C$7];     &quot;Cruise&quot;;     IF(       [.A144] &lt; [.$C$8];       &quot;Decel&quot;;       &quot;Stop&quot;     )   ) )" office:value-type="string" office:string-value="Cruise">
            <text:p>Cruise</text:p>
          </table:table-cell>
          <table:table-cell table:formula="of:=IF(   [.B144]=&quot;Accel&quot;;   [.$C$1];   IF(     [.B144]=&quot;Cruise&quot;;     0;     IF([.B144]=&quot;Decel&quot;; -[.$C$1]; 0)   ) )" office:value-type="float" office:value="0">
            <text:p>0</text:p>
          </table:table-cell>
          <table:table-cell table:formula="of:=IF(   [.B144]=&quot;Stop&quot;;   0;   MAX(     0;     MIN(       [.$C$2];       [.D143] + [.C144] * [.$C$4]     )   ) )" office:value-type="float" office:value="98.75">
            <text:p>98.75</text:p>
          </table:table-cell>
          <table:table-cell table:formula="of:=IF(   [.B144]=&quot;Stop&quot;;   [.$C$3];   [.E143] + [.D144] * [.$C$4] )" office:value-type="float" office:value="64.6812499999999">
            <text:p>64.68</text:p>
          </table:table-cell>
        </table:table-row>
        <table:table-row table:style-name="ro3">
          <table:table-cell table:formula="of:=[.A144]+[.$C$4]" office:value-type="float" office:value="0.67">
            <text:p>0.670</text:p>
          </table:table-cell>
          <table:table-cell table:formula="of:=IF(   [.A145] &lt; [.$C$5];   &quot;Accel&quot;;   IF(     [.A145] &lt; [.$C$5] + [.$C$7];     &quot;Cruise&quot;;     IF(       [.A145] &lt; [.$C$8];       &quot;Decel&quot;;       &quot;Stop&quot;     )   ) )" office:value-type="string" office:string-value="Cruise">
            <text:p>Cruise</text:p>
          </table:table-cell>
          <table:table-cell table:formula="of:=IF(   [.B145]=&quot;Accel&quot;;   [.$C$1];   IF(     [.B145]=&quot;Cruise&quot;;     0;     IF([.B145]=&quot;Decel&quot;; -[.$C$1]; 0)   ) )" office:value-type="float" office:value="0">
            <text:p>0</text:p>
          </table:table-cell>
          <table:table-cell table:formula="of:=IF(   [.B145]=&quot;Stop&quot;;   0;   MAX(     0;     MIN(       [.$C$2];       [.D144] + [.C145] * [.$C$4]     )   ) )" office:value-type="float" office:value="98.75">
            <text:p>98.75</text:p>
          </table:table-cell>
          <table:table-cell table:formula="of:=IF(   [.B145]=&quot;Stop&quot;;   [.$C$3];   [.E144] + [.D145] * [.$C$4] )" office:value-type="float" office:value="65.1749999999999">
            <text:p>65.17</text:p>
          </table:table-cell>
        </table:table-row>
        <table:table-row table:style-name="ro3">
          <table:table-cell table:formula="of:=[.A145]+[.$C$4]" office:value-type="float" office:value="0.675">
            <text:p>0.675</text:p>
          </table:table-cell>
          <table:table-cell table:formula="of:=IF(   [.A146] &lt; [.$C$5];   &quot;Accel&quot;;   IF(     [.A146] &lt; [.$C$5] + [.$C$7];     &quot;Cruise&quot;;     IF(       [.A146] &lt; [.$C$8];       &quot;Decel&quot;;       &quot;Stop&quot;     )   ) )" office:value-type="string" office:string-value="Cruise">
            <text:p>Cruise</text:p>
          </table:table-cell>
          <table:table-cell table:formula="of:=IF(   [.B146]=&quot;Accel&quot;;   [.$C$1];   IF(     [.B146]=&quot;Cruise&quot;;     0;     IF([.B146]=&quot;Decel&quot;; -[.$C$1]; 0)   ) )" office:value-type="float" office:value="0">
            <text:p>0</text:p>
          </table:table-cell>
          <table:table-cell table:formula="of:=IF(   [.B146]=&quot;Stop&quot;;   0;   MAX(     0;     MIN(       [.$C$2];       [.D145] + [.C146] * [.$C$4]     )   ) )" office:value-type="float" office:value="98.75">
            <text:p>98.75</text:p>
          </table:table-cell>
          <table:table-cell table:formula="of:=IF(   [.B146]=&quot;Stop&quot;;   [.$C$3];   [.E145] + [.D146] * [.$C$4] )" office:value-type="float" office:value="65.6687499999999">
            <text:p>65.67</text:p>
          </table:table-cell>
        </table:table-row>
        <table:table-row table:style-name="ro3">
          <table:table-cell table:formula="of:=[.A146]+[.$C$4]" office:value-type="float" office:value="0.68">
            <text:p>0.680</text:p>
          </table:table-cell>
          <table:table-cell table:formula="of:=IF(   [.A147] &lt; [.$C$5];   &quot;Accel&quot;;   IF(     [.A147] &lt; [.$C$5] + [.$C$7];     &quot;Cruise&quot;;     IF(       [.A147] &lt; [.$C$8];       &quot;Decel&quot;;       &quot;Stop&quot;     )   ) )" office:value-type="string" office:string-value="Cruise">
            <text:p>Cruise</text:p>
          </table:table-cell>
          <table:table-cell table:formula="of:=IF(   [.B147]=&quot;Accel&quot;;   [.$C$1];   IF(     [.B147]=&quot;Cruise&quot;;     0;     IF([.B147]=&quot;Decel&quot;; -[.$C$1]; 0)   ) )" office:value-type="float" office:value="0">
            <text:p>0</text:p>
          </table:table-cell>
          <table:table-cell table:formula="of:=IF(   [.B147]=&quot;Stop&quot;;   0;   MAX(     0;     MIN(       [.$C$2];       [.D146] + [.C147] * [.$C$4]     )   ) )" office:value-type="float" office:value="98.75">
            <text:p>98.75</text:p>
          </table:table-cell>
          <table:table-cell table:formula="of:=IF(   [.B147]=&quot;Stop&quot;;   [.$C$3];   [.E146] + [.D147] * [.$C$4] )" office:value-type="float" office:value="66.1624999999999">
            <text:p>66.16</text:p>
          </table:table-cell>
        </table:table-row>
        <table:table-row table:style-name="ro3">
          <table:table-cell table:formula="of:=[.A147]+[.$C$4]" office:value-type="float" office:value="0.685000000000001">
            <text:p>0.685</text:p>
          </table:table-cell>
          <table:table-cell table:formula="of:=IF(   [.A148] &lt; [.$C$5];   &quot;Accel&quot;;   IF(     [.A148] &lt; [.$C$5] + [.$C$7];     &quot;Cruise&quot;;     IF(       [.A148] &lt; [.$C$8];       &quot;Decel&quot;;       &quot;Stop&quot;     )   ) )" office:value-type="string" office:string-value="Cruise">
            <text:p>Cruise</text:p>
          </table:table-cell>
          <table:table-cell table:formula="of:=IF(   [.B148]=&quot;Accel&quot;;   [.$C$1];   IF(     [.B148]=&quot;Cruise&quot;;     0;     IF([.B148]=&quot;Decel&quot;; -[.$C$1]; 0)   ) )" office:value-type="float" office:value="0">
            <text:p>0</text:p>
          </table:table-cell>
          <table:table-cell table:formula="of:=IF(   [.B148]=&quot;Stop&quot;;   0;   MAX(     0;     MIN(       [.$C$2];       [.D147] + [.C148] * [.$C$4]     )   ) )" office:value-type="float" office:value="98.75">
            <text:p>98.75</text:p>
          </table:table-cell>
          <table:table-cell table:formula="of:=IF(   [.B148]=&quot;Stop&quot;;   [.$C$3];   [.E147] + [.D148] * [.$C$4] )" office:value-type="float" office:value="66.6562499999999">
            <text:p>66.66</text:p>
          </table:table-cell>
        </table:table-row>
        <table:table-row table:style-name="ro3">
          <table:table-cell table:formula="of:=[.A148]+[.$C$4]" office:value-type="float" office:value="0.690000000000001">
            <text:p>0.690</text:p>
          </table:table-cell>
          <table:table-cell table:formula="of:=IF(   [.A149] &lt; [.$C$5];   &quot;Accel&quot;;   IF(     [.A149] &lt; [.$C$5] + [.$C$7];     &quot;Cruise&quot;;     IF(       [.A149] &lt; [.$C$8];       &quot;Decel&quot;;       &quot;Stop&quot;     )   ) )" office:value-type="string" office:string-value="Cruise">
            <text:p>Cruise</text:p>
          </table:table-cell>
          <table:table-cell table:formula="of:=IF(   [.B149]=&quot;Accel&quot;;   [.$C$1];   IF(     [.B149]=&quot;Cruise&quot;;     0;     IF([.B149]=&quot;Decel&quot;; -[.$C$1]; 0)   ) )" office:value-type="float" office:value="0">
            <text:p>0</text:p>
          </table:table-cell>
          <table:table-cell table:formula="of:=IF(   [.B149]=&quot;Stop&quot;;   0;   MAX(     0;     MIN(       [.$C$2];       [.D148] + [.C149] * [.$C$4]     )   ) )" office:value-type="float" office:value="98.75">
            <text:p>98.75</text:p>
          </table:table-cell>
          <table:table-cell table:formula="of:=IF(   [.B149]=&quot;Stop&quot;;   [.$C$3];   [.E148] + [.D149] * [.$C$4] )" office:value-type="float" office:value="67.1499999999999">
            <text:p>67.15</text:p>
          </table:table-cell>
        </table:table-row>
        <table:table-row table:style-name="ro3">
          <table:table-cell table:formula="of:=[.A149]+[.$C$4]" office:value-type="float" office:value="0.695">
            <text:p>0.695</text:p>
          </table:table-cell>
          <table:table-cell table:formula="of:=IF(   [.A150] &lt; [.$C$5];   &quot;Accel&quot;;   IF(     [.A150] &lt; [.$C$5] + [.$C$7];     &quot;Cruise&quot;;     IF(       [.A150] &lt; [.$C$8];       &quot;Decel&quot;;       &quot;Stop&quot;     )   ) )" office:value-type="string" office:string-value="Cruise">
            <text:p>Cruise</text:p>
          </table:table-cell>
          <table:table-cell table:formula="of:=IF(   [.B150]=&quot;Accel&quot;;   [.$C$1];   IF(     [.B150]=&quot;Cruise&quot;;     0;     IF([.B150]=&quot;Decel&quot;; -[.$C$1]; 0)   ) )" office:value-type="float" office:value="0">
            <text:p>0</text:p>
          </table:table-cell>
          <table:table-cell table:formula="of:=IF(   [.B150]=&quot;Stop&quot;;   0;   MAX(     0;     MIN(       [.$C$2];       [.D149] + [.C150] * [.$C$4]     )   ) )" office:value-type="float" office:value="98.75">
            <text:p>98.75</text:p>
          </table:table-cell>
          <table:table-cell table:formula="of:=IF(   [.B150]=&quot;Stop&quot;;   [.$C$3];   [.E149] + [.D150] * [.$C$4] )" office:value-type="float" office:value="67.6437499999999">
            <text:p>67.64</text:p>
          </table:table-cell>
        </table:table-row>
        <table:table-row table:style-name="ro3">
          <table:table-cell table:formula="of:=[.A150]+[.$C$4]" office:value-type="float" office:value="0.7">
            <text:p>0.700</text:p>
          </table:table-cell>
          <table:table-cell table:formula="of:=IF(   [.A151] &lt; [.$C$5];   &quot;Accel&quot;;   IF(     [.A151] &lt; [.$C$5] + [.$C$7];     &quot;Cruise&quot;;     IF(       [.A151] &lt; [.$C$8];       &quot;Decel&quot;;       &quot;Stop&quot;     )   ) )" office:value-type="string" office:string-value="Cruise">
            <text:p>Cruise</text:p>
          </table:table-cell>
          <table:table-cell table:formula="of:=IF(   [.B151]=&quot;Accel&quot;;   [.$C$1];   IF(     [.B151]=&quot;Cruise&quot;;     0;     IF([.B151]=&quot;Decel&quot;; -[.$C$1]; 0)   ) )" office:value-type="float" office:value="0">
            <text:p>0</text:p>
          </table:table-cell>
          <table:table-cell table:formula="of:=IF(   [.B151]=&quot;Stop&quot;;   0;   MAX(     0;     MIN(       [.$C$2];       [.D150] + [.C151] * [.$C$4]     )   ) )" office:value-type="float" office:value="98.75">
            <text:p>98.75</text:p>
          </table:table-cell>
          <table:table-cell table:formula="of:=IF(   [.B151]=&quot;Stop&quot;;   [.$C$3];   [.E150] + [.D151] * [.$C$4] )" office:value-type="float" office:value="68.1374999999999">
            <text:p>68.14</text:p>
          </table:table-cell>
        </table:table-row>
        <table:table-row table:style-name="ro3">
          <table:table-cell table:formula="of:=[.A151]+[.$C$4]" office:value-type="float" office:value="0.705000000000001">
            <text:p>0.705</text:p>
          </table:table-cell>
          <table:table-cell table:formula="of:=IF(   [.A152] &lt; [.$C$5];   &quot;Accel&quot;;   IF(     [.A152] &lt; [.$C$5] + [.$C$7];     &quot;Cruise&quot;;     IF(       [.A152] &lt; [.$C$8];       &quot;Decel&quot;;       &quot;Stop&quot;     )   ) )" office:value-type="string" office:string-value="Cruise">
            <text:p>Cruise</text:p>
          </table:table-cell>
          <table:table-cell table:formula="of:=IF(   [.B152]=&quot;Accel&quot;;   [.$C$1];   IF(     [.B152]=&quot;Cruise&quot;;     0;     IF([.B152]=&quot;Decel&quot;; -[.$C$1]; 0)   ) )" office:value-type="float" office:value="0">
            <text:p>0</text:p>
          </table:table-cell>
          <table:table-cell table:formula="of:=IF(   [.B152]=&quot;Stop&quot;;   0;   MAX(     0;     MIN(       [.$C$2];       [.D151] + [.C152] * [.$C$4]     )   ) )" office:value-type="float" office:value="98.75">
            <text:p>98.75</text:p>
          </table:table-cell>
          <table:table-cell table:formula="of:=IF(   [.B152]=&quot;Stop&quot;;   [.$C$3];   [.E151] + [.D152] * [.$C$4] )" office:value-type="float" office:value="68.6312499999999">
            <text:p>68.63</text:p>
          </table:table-cell>
        </table:table-row>
        <table:table-row table:style-name="ro3">
          <table:table-cell table:formula="of:=[.A152]+[.$C$4]" office:value-type="float" office:value="0.710000000000001">
            <text:p>0.710</text:p>
          </table:table-cell>
          <table:table-cell table:formula="of:=IF(   [.A153] &lt; [.$C$5];   &quot;Accel&quot;;   IF(     [.A153] &lt; [.$C$5] + [.$C$7];     &quot;Cruise&quot;;     IF(       [.A153] &lt; [.$C$8];       &quot;Decel&quot;;       &quot;Stop&quot;     )   ) )" office:value-type="string" office:string-value="Cruise">
            <text:p>Cruise</text:p>
          </table:table-cell>
          <table:table-cell table:formula="of:=IF(   [.B153]=&quot;Accel&quot;;   [.$C$1];   IF(     [.B153]=&quot;Cruise&quot;;     0;     IF([.B153]=&quot;Decel&quot;; -[.$C$1]; 0)   ) )" office:value-type="float" office:value="0">
            <text:p>0</text:p>
          </table:table-cell>
          <table:table-cell table:formula="of:=IF(   [.B153]=&quot;Stop&quot;;   0;   MAX(     0;     MIN(       [.$C$2];       [.D152] + [.C153] * [.$C$4]     )   ) )" office:value-type="float" office:value="98.75">
            <text:p>98.75</text:p>
          </table:table-cell>
          <table:table-cell table:formula="of:=IF(   [.B153]=&quot;Stop&quot;;   [.$C$3];   [.E152] + [.D153] * [.$C$4] )" office:value-type="float" office:value="69.1249999999999">
            <text:p>69.13</text:p>
          </table:table-cell>
        </table:table-row>
        <table:table-row table:style-name="ro3">
          <table:table-cell table:formula="of:=[.A153]+[.$C$4]" office:value-type="float" office:value="0.715000000000001">
            <text:p>0.715</text:p>
          </table:table-cell>
          <table:table-cell table:formula="of:=IF(   [.A154] &lt; [.$C$5];   &quot;Accel&quot;;   IF(     [.A154] &lt; [.$C$5] + [.$C$7];     &quot;Cruise&quot;;     IF(       [.A154] &lt; [.$C$8];       &quot;Decel&quot;;       &quot;Stop&quot;     )   ) )" office:value-type="string" office:string-value="Cruise">
            <text:p>Cruise</text:p>
          </table:table-cell>
          <table:table-cell table:formula="of:=IF(   [.B154]=&quot;Accel&quot;;   [.$C$1];   IF(     [.B154]=&quot;Cruise&quot;;     0;     IF([.B154]=&quot;Decel&quot;; -[.$C$1]; 0)   ) )" office:value-type="float" office:value="0">
            <text:p>0</text:p>
          </table:table-cell>
          <table:table-cell table:formula="of:=IF(   [.B154]=&quot;Stop&quot;;   0;   MAX(     0;     MIN(       [.$C$2];       [.D153] + [.C154] * [.$C$4]     )   ) )" office:value-type="float" office:value="98.75">
            <text:p>98.75</text:p>
          </table:table-cell>
          <table:table-cell table:formula="of:=IF(   [.B154]=&quot;Stop&quot;;   [.$C$3];   [.E153] + [.D154] * [.$C$4] )" office:value-type="float" office:value="69.6187499999999">
            <text:p>69.62</text:p>
          </table:table-cell>
        </table:table-row>
        <table:table-row table:style-name="ro3">
          <table:table-cell table:formula="of:=[.A154]+[.$C$4]" office:value-type="float" office:value="0.72">
            <text:p>0.720</text:p>
          </table:table-cell>
          <table:table-cell table:formula="of:=IF(   [.A155] &lt; [.$C$5];   &quot;Accel&quot;;   IF(     [.A155] &lt; [.$C$5] + [.$C$7];     &quot;Cruise&quot;;     IF(       [.A155] &lt; [.$C$8];       &quot;Decel&quot;;       &quot;Stop&quot;     )   ) )" office:value-type="string" office:string-value="Cruise">
            <text:p>Cruise</text:p>
          </table:table-cell>
          <table:table-cell table:formula="of:=IF(   [.B155]=&quot;Accel&quot;;   [.$C$1];   IF(     [.B155]=&quot;Cruise&quot;;     0;     IF([.B155]=&quot;Decel&quot;; -[.$C$1]; 0)   ) )" office:value-type="float" office:value="0">
            <text:p>0</text:p>
          </table:table-cell>
          <table:table-cell table:formula="of:=IF(   [.B155]=&quot;Stop&quot;;   0;   MAX(     0;     MIN(       [.$C$2];       [.D154] + [.C155] * [.$C$4]     )   ) )" office:value-type="float" office:value="98.75">
            <text:p>98.75</text:p>
          </table:table-cell>
          <table:table-cell table:formula="of:=IF(   [.B155]=&quot;Stop&quot;;   [.$C$3];   [.E154] + [.D155] * [.$C$4] )" office:value-type="float" office:value="70.1124999999999">
            <text:p>70.11</text:p>
          </table:table-cell>
        </table:table-row>
        <table:table-row table:style-name="ro3">
          <table:table-cell table:formula="of:=[.A155]+[.$C$4]" office:value-type="float" office:value="0.725000000000001">
            <text:p>0.725</text:p>
          </table:table-cell>
          <table:table-cell table:formula="of:=IF(   [.A156] &lt; [.$C$5];   &quot;Accel&quot;;   IF(     [.A156] &lt; [.$C$5] + [.$C$7];     &quot;Cruise&quot;;     IF(       [.A156] &lt; [.$C$8];       &quot;Decel&quot;;       &quot;Stop&quot;     )   ) )" office:value-type="string" office:string-value="Cruise">
            <text:p>Cruise</text:p>
          </table:table-cell>
          <table:table-cell table:formula="of:=IF(   [.B156]=&quot;Accel&quot;;   [.$C$1];   IF(     [.B156]=&quot;Cruise&quot;;     0;     IF([.B156]=&quot;Decel&quot;; -[.$C$1]; 0)   ) )" office:value-type="float" office:value="0">
            <text:p>0</text:p>
          </table:table-cell>
          <table:table-cell table:formula="of:=IF(   [.B156]=&quot;Stop&quot;;   0;   MAX(     0;     MIN(       [.$C$2];       [.D155] + [.C156] * [.$C$4]     )   ) )" office:value-type="float" office:value="98.75">
            <text:p>98.75</text:p>
          </table:table-cell>
          <table:table-cell table:formula="of:=IF(   [.B156]=&quot;Stop&quot;;   [.$C$3];   [.E155] + [.D156] * [.$C$4] )" office:value-type="float" office:value="70.6062499999999">
            <text:p>70.61</text:p>
          </table:table-cell>
        </table:table-row>
        <table:table-row table:style-name="ro3">
          <table:table-cell table:formula="of:=[.A156]+[.$C$4]" office:value-type="float" office:value="0.730000000000001">
            <text:p>0.730</text:p>
          </table:table-cell>
          <table:table-cell table:formula="of:=IF(   [.A157] &lt; [.$C$5];   &quot;Accel&quot;;   IF(     [.A157] &lt; [.$C$5] + [.$C$7];     &quot;Cruise&quot;;     IF(       [.A157] &lt; [.$C$8];       &quot;Decel&quot;;       &quot;Stop&quot;     )   ) )" office:value-type="string" office:string-value="Cruise">
            <text:p>Cruise</text:p>
          </table:table-cell>
          <table:table-cell table:formula="of:=IF(   [.B157]=&quot;Accel&quot;;   [.$C$1];   IF(     [.B157]=&quot;Cruise&quot;;     0;     IF([.B157]=&quot;Decel&quot;; -[.$C$1]; 0)   ) )" office:value-type="float" office:value="0">
            <text:p>0</text:p>
          </table:table-cell>
          <table:table-cell table:formula="of:=IF(   [.B157]=&quot;Stop&quot;;   0;   MAX(     0;     MIN(       [.$C$2];       [.D156] + [.C157] * [.$C$4]     )   ) )" office:value-type="float" office:value="98.75">
            <text:p>98.75</text:p>
          </table:table-cell>
          <table:table-cell table:formula="of:=IF(   [.B157]=&quot;Stop&quot;;   [.$C$3];   [.E156] + [.D157] * [.$C$4] )" office:value-type="float" office:value="71.1">
            <text:p>71.10</text:p>
          </table:table-cell>
        </table:table-row>
        <table:table-row table:style-name="ro3">
          <table:table-cell table:formula="of:=[.A157]+[.$C$4]" office:value-type="float" office:value="0.735000000000001">
            <text:p>0.735</text:p>
          </table:table-cell>
          <table:table-cell table:formula="of:=IF(   [.A158] &lt; [.$C$5];   &quot;Accel&quot;;   IF(     [.A158] &lt; [.$C$5] + [.$C$7];     &quot;Cruise&quot;;     IF(       [.A158] &lt; [.$C$8];       &quot;Decel&quot;;       &quot;Stop&quot;     )   ) )" office:value-type="string" office:string-value="Cruise">
            <text:p>Cruise</text:p>
          </table:table-cell>
          <table:table-cell table:formula="of:=IF(   [.B158]=&quot;Accel&quot;;   [.$C$1];   IF(     [.B158]=&quot;Cruise&quot;;     0;     IF([.B158]=&quot;Decel&quot;; -[.$C$1]; 0)   ) )" office:value-type="float" office:value="0">
            <text:p>0</text:p>
          </table:table-cell>
          <table:table-cell table:formula="of:=IF(   [.B158]=&quot;Stop&quot;;   0;   MAX(     0;     MIN(       [.$C$2];       [.D157] + [.C158] * [.$C$4]     )   ) )" office:value-type="float" office:value="98.75">
            <text:p>98.75</text:p>
          </table:table-cell>
          <table:table-cell table:formula="of:=IF(   [.B158]=&quot;Stop&quot;;   [.$C$3];   [.E157] + [.D158] * [.$C$4] )" office:value-type="float" office:value="71.59375">
            <text:p>71.59</text:p>
          </table:table-cell>
        </table:table-row>
        <table:table-row table:style-name="ro3">
          <table:table-cell table:formula="of:=[.A158]+[.$C$4]" office:value-type="float" office:value="0.740000000000001">
            <text:p>0.740</text:p>
          </table:table-cell>
          <table:table-cell table:formula="of:=IF(   [.A159] &lt; [.$C$5];   &quot;Accel&quot;;   IF(     [.A159] &lt; [.$C$5] + [.$C$7];     &quot;Cruise&quot;;     IF(       [.A159] &lt; [.$C$8];       &quot;Decel&quot;;       &quot;Stop&quot;     )   ) )" office:value-type="string" office:string-value="Cruise">
            <text:p>Cruise</text:p>
          </table:table-cell>
          <table:table-cell table:formula="of:=IF(   [.B159]=&quot;Accel&quot;;   [.$C$1];   IF(     [.B159]=&quot;Cruise&quot;;     0;     IF([.B159]=&quot;Decel&quot;; -[.$C$1]; 0)   ) )" office:value-type="float" office:value="0">
            <text:p>0</text:p>
          </table:table-cell>
          <table:table-cell table:formula="of:=IF(   [.B159]=&quot;Stop&quot;;   0;   MAX(     0;     MIN(       [.$C$2];       [.D158] + [.C159] * [.$C$4]     )   ) )" office:value-type="float" office:value="98.75">
            <text:p>98.75</text:p>
          </table:table-cell>
          <table:table-cell table:formula="of:=IF(   [.B159]=&quot;Stop&quot;;   [.$C$3];   [.E158] + [.D159] * [.$C$4] )" office:value-type="float" office:value="72.0875">
            <text:p>72.09</text:p>
          </table:table-cell>
        </table:table-row>
        <table:table-row table:style-name="ro3">
          <table:table-cell table:formula="of:=[.A159]+[.$C$4]" office:value-type="float" office:value="0.745000000000001">
            <text:p>0.745</text:p>
          </table:table-cell>
          <table:table-cell table:formula="of:=IF(   [.A160] &lt; [.$C$5];   &quot;Accel&quot;;   IF(     [.A160] &lt; [.$C$5] + [.$C$7];     &quot;Cruise&quot;;     IF(       [.A160] &lt; [.$C$8];       &quot;Decel&quot;;       &quot;Stop&quot;     )   ) )" office:value-type="string" office:string-value="Cruise">
            <text:p>Cruise</text:p>
          </table:table-cell>
          <table:table-cell table:formula="of:=IF(   [.B160]=&quot;Accel&quot;;   [.$C$1];   IF(     [.B160]=&quot;Cruise&quot;;     0;     IF([.B160]=&quot;Decel&quot;; -[.$C$1]; 0)   ) )" office:value-type="float" office:value="0">
            <text:p>0</text:p>
          </table:table-cell>
          <table:table-cell table:formula="of:=IF(   [.B160]=&quot;Stop&quot;;   0;   MAX(     0;     MIN(       [.$C$2];       [.D159] + [.C160] * [.$C$4]     )   ) )" office:value-type="float" office:value="98.75">
            <text:p>98.75</text:p>
          </table:table-cell>
          <table:table-cell table:formula="of:=IF(   [.B160]=&quot;Stop&quot;;   [.$C$3];   [.E159] + [.D160] * [.$C$4] )" office:value-type="float" office:value="72.58125">
            <text:p>72.58</text:p>
          </table:table-cell>
        </table:table-row>
        <table:table-row table:style-name="ro3">
          <table:table-cell table:formula="of:=[.A160]+[.$C$4]" office:value-type="float" office:value="0.750000000000001">
            <text:p>0.750</text:p>
          </table:table-cell>
          <table:table-cell table:formula="of:=IF(   [.A161] &lt; [.$C$5];   &quot;Accel&quot;;   IF(     [.A161] &lt; [.$C$5] + [.$C$7];     &quot;Cruise&quot;;     IF(       [.A161] &lt; [.$C$8];       &quot;Decel&quot;;       &quot;Stop&quot;     )   ) )" office:value-type="string" office:string-value="Cruise">
            <text:p>Cruise</text:p>
          </table:table-cell>
          <table:table-cell table:formula="of:=IF(   [.B161]=&quot;Accel&quot;;   [.$C$1];   IF(     [.B161]=&quot;Cruise&quot;;     0;     IF([.B161]=&quot;Decel&quot;; -[.$C$1]; 0)   ) )" office:value-type="float" office:value="0">
            <text:p>0</text:p>
          </table:table-cell>
          <table:table-cell table:formula="of:=IF(   [.B161]=&quot;Stop&quot;;   0;   MAX(     0;     MIN(       [.$C$2];       [.D160] + [.C161] * [.$C$4]     )   ) )" office:value-type="float" office:value="98.75">
            <text:p>98.75</text:p>
          </table:table-cell>
          <table:table-cell table:formula="of:=IF(   [.B161]=&quot;Stop&quot;;   [.$C$3];   [.E160] + [.D161] * [.$C$4] )" office:value-type="float" office:value="73.075">
            <text:p>73.08</text:p>
          </table:table-cell>
        </table:table-row>
        <table:table-row table:style-name="ro3">
          <table:table-cell table:formula="of:=[.A161]+[.$C$4]" office:value-type="float" office:value="0.755000000000001">
            <text:p>0.755</text:p>
          </table:table-cell>
          <table:table-cell table:formula="of:=IF(   [.A162] &lt; [.$C$5];   &quot;Accel&quot;;   IF(     [.A162] &lt; [.$C$5] + [.$C$7];     &quot;Cruise&quot;;     IF(       [.A162] &lt; [.$C$8];       &quot;Decel&quot;;       &quot;Stop&quot;     )   ) )" office:value-type="string" office:string-value="Cruise">
            <text:p>Cruise</text:p>
          </table:table-cell>
          <table:table-cell table:formula="of:=IF(   [.B162]=&quot;Accel&quot;;   [.$C$1];   IF(     [.B162]=&quot;Cruise&quot;;     0;     IF([.B162]=&quot;Decel&quot;; -[.$C$1]; 0)   ) )" office:value-type="float" office:value="0">
            <text:p>0</text:p>
          </table:table-cell>
          <table:table-cell table:formula="of:=IF(   [.B162]=&quot;Stop&quot;;   0;   MAX(     0;     MIN(       [.$C$2];       [.D161] + [.C162] * [.$C$4]     )   ) )" office:value-type="float" office:value="98.75">
            <text:p>98.75</text:p>
          </table:table-cell>
          <table:table-cell table:formula="of:=IF(   [.B162]=&quot;Stop&quot;;   [.$C$3];   [.E161] + [.D162] * [.$C$4] )" office:value-type="float" office:value="73.56875">
            <text:p>73.57</text:p>
          </table:table-cell>
        </table:table-row>
        <table:table-row table:style-name="ro3">
          <table:table-cell table:formula="of:=[.A162]+[.$C$4]" office:value-type="float" office:value="0.760000000000001">
            <text:p>0.760</text:p>
          </table:table-cell>
          <table:table-cell table:formula="of:=IF(   [.A163] &lt; [.$C$5];   &quot;Accel&quot;;   IF(     [.A163] &lt; [.$C$5] + [.$C$7];     &quot;Cruise&quot;;     IF(       [.A163] &lt; [.$C$8];       &quot;Decel&quot;;       &quot;Stop&quot;     )   ) )" office:value-type="string" office:string-value="Cruise">
            <text:p>Cruise</text:p>
          </table:table-cell>
          <table:table-cell table:formula="of:=IF(   [.B163]=&quot;Accel&quot;;   [.$C$1];   IF(     [.B163]=&quot;Cruise&quot;;     0;     IF([.B163]=&quot;Decel&quot;; -[.$C$1]; 0)   ) )" office:value-type="float" office:value="0">
            <text:p>0</text:p>
          </table:table-cell>
          <table:table-cell table:formula="of:=IF(   [.B163]=&quot;Stop&quot;;   0;   MAX(     0;     MIN(       [.$C$2];       [.D162] + [.C163] * [.$C$4]     )   ) )" office:value-type="float" office:value="98.75">
            <text:p>98.75</text:p>
          </table:table-cell>
          <table:table-cell table:formula="of:=IF(   [.B163]=&quot;Stop&quot;;   [.$C$3];   [.E162] + [.D163] * [.$C$4] )" office:value-type="float" office:value="74.0625">
            <text:p>74.06</text:p>
          </table:table-cell>
        </table:table-row>
        <table:table-row table:style-name="ro3">
          <table:table-cell table:formula="of:=[.A163]+[.$C$4]" office:value-type="float" office:value="0.765000000000001">
            <text:p>0.765</text:p>
          </table:table-cell>
          <table:table-cell table:formula="of:=IF(   [.A164] &lt; [.$C$5];   &quot;Accel&quot;;   IF(     [.A164] &lt; [.$C$5] + [.$C$7];     &quot;Cruise&quot;;     IF(       [.A164] &lt; [.$C$8];       &quot;Decel&quot;;       &quot;Stop&quot;     )   ) )" office:value-type="string" office:string-value="Cruise">
            <text:p>Cruise</text:p>
          </table:table-cell>
          <table:table-cell table:formula="of:=IF(   [.B164]=&quot;Accel&quot;;   [.$C$1];   IF(     [.B164]=&quot;Cruise&quot;;     0;     IF([.B164]=&quot;Decel&quot;; -[.$C$1]; 0)   ) )" office:value-type="float" office:value="0">
            <text:p>0</text:p>
          </table:table-cell>
          <table:table-cell table:formula="of:=IF(   [.B164]=&quot;Stop&quot;;   0;   MAX(     0;     MIN(       [.$C$2];       [.D163] + [.C164] * [.$C$4]     )   ) )" office:value-type="float" office:value="98.75">
            <text:p>98.75</text:p>
          </table:table-cell>
          <table:table-cell table:formula="of:=IF(   [.B164]=&quot;Stop&quot;;   [.$C$3];   [.E163] + [.D164] * [.$C$4] )" office:value-type="float" office:value="74.55625">
            <text:p>74.56</text:p>
          </table:table-cell>
        </table:table-row>
        <table:table-row table:style-name="ro3">
          <table:table-cell table:formula="of:=[.A164]+[.$C$4]" office:value-type="float" office:value="0.770000000000001">
            <text:p>0.770</text:p>
          </table:table-cell>
          <table:table-cell table:formula="of:=IF(   [.A165] &lt; [.$C$5];   &quot;Accel&quot;;   IF(     [.A165] &lt; [.$C$5] + [.$C$7];     &quot;Cruise&quot;;     IF(       [.A165] &lt; [.$C$8];       &quot;Decel&quot;;       &quot;Stop&quot;     )   ) )" office:value-type="string" office:string-value="Cruise">
            <text:p>Cruise</text:p>
          </table:table-cell>
          <table:table-cell table:formula="of:=IF(   [.B165]=&quot;Accel&quot;;   [.$C$1];   IF(     [.B165]=&quot;Cruise&quot;;     0;     IF([.B165]=&quot;Decel&quot;; -[.$C$1]; 0)   ) )" office:value-type="float" office:value="0">
            <text:p>0</text:p>
          </table:table-cell>
          <table:table-cell table:formula="of:=IF(   [.B165]=&quot;Stop&quot;;   0;   MAX(     0;     MIN(       [.$C$2];       [.D164] + [.C165] * [.$C$4]     )   ) )" office:value-type="float" office:value="98.75">
            <text:p>98.75</text:p>
          </table:table-cell>
          <table:table-cell table:formula="of:=IF(   [.B165]=&quot;Stop&quot;;   [.$C$3];   [.E164] + [.D165] * [.$C$4] )" office:value-type="float" office:value="75.05">
            <text:p>75.05</text:p>
          </table:table-cell>
        </table:table-row>
        <table:table-row table:style-name="ro3">
          <table:table-cell table:formula="of:=[.A165]+[.$C$4]" office:value-type="float" office:value="0.775000000000001">
            <text:p>0.775</text:p>
          </table:table-cell>
          <table:table-cell table:formula="of:=IF(   [.A166] &lt; [.$C$5];   &quot;Accel&quot;;   IF(     [.A166] &lt; [.$C$5] + [.$C$7];     &quot;Cruise&quot;;     IF(       [.A166] &lt; [.$C$8];       &quot;Decel&quot;;       &quot;Stop&quot;     )   ) )" office:value-type="string" office:string-value="Cruise">
            <text:p>Cruise</text:p>
          </table:table-cell>
          <table:table-cell table:formula="of:=IF(   [.B166]=&quot;Accel&quot;;   [.$C$1];   IF(     [.B166]=&quot;Cruise&quot;;     0;     IF([.B166]=&quot;Decel&quot;; -[.$C$1]; 0)   ) )" office:value-type="float" office:value="0">
            <text:p>0</text:p>
          </table:table-cell>
          <table:table-cell table:formula="of:=IF(   [.B166]=&quot;Stop&quot;;   0;   MAX(     0;     MIN(       [.$C$2];       [.D165] + [.C166] * [.$C$4]     )   ) )" office:value-type="float" office:value="98.75">
            <text:p>98.75</text:p>
          </table:table-cell>
          <table:table-cell table:formula="of:=IF(   [.B166]=&quot;Stop&quot;;   [.$C$3];   [.E165] + [.D166] * [.$C$4] )" office:value-type="float" office:value="75.54375">
            <text:p>75.54</text:p>
          </table:table-cell>
        </table:table-row>
        <table:table-row table:style-name="ro3">
          <table:table-cell table:formula="of:=[.A166]+[.$C$4]" office:value-type="float" office:value="0.780000000000001">
            <text:p>0.780</text:p>
          </table:table-cell>
          <table:table-cell table:formula="of:=IF(   [.A167] &lt; [.$C$5];   &quot;Accel&quot;;   IF(     [.A167] &lt; [.$C$5] + [.$C$7];     &quot;Cruise&quot;;     IF(       [.A167] &lt; [.$C$8];       &quot;Decel&quot;;       &quot;Stop&quot;     )   ) )" office:value-type="string" office:string-value="Cruise">
            <text:p>Cruise</text:p>
          </table:table-cell>
          <table:table-cell table:formula="of:=IF(   [.B167]=&quot;Accel&quot;;   [.$C$1];   IF(     [.B167]=&quot;Cruise&quot;;     0;     IF([.B167]=&quot;Decel&quot;; -[.$C$1]; 0)   ) )" office:value-type="float" office:value="0">
            <text:p>0</text:p>
          </table:table-cell>
          <table:table-cell table:formula="of:=IF(   [.B167]=&quot;Stop&quot;;   0;   MAX(     0;     MIN(       [.$C$2];       [.D166] + [.C167] * [.$C$4]     )   ) )" office:value-type="float" office:value="98.75">
            <text:p>98.75</text:p>
          </table:table-cell>
          <table:table-cell table:formula="of:=IF(   [.B167]=&quot;Stop&quot;;   [.$C$3];   [.E166] + [.D167] * [.$C$4] )" office:value-type="float" office:value="76.0375">
            <text:p>76.04</text:p>
          </table:table-cell>
        </table:table-row>
        <table:table-row table:style-name="ro3">
          <table:table-cell table:formula="of:=[.A167]+[.$C$4]" office:value-type="float" office:value="0.785000000000001">
            <text:p>0.785</text:p>
          </table:table-cell>
          <table:table-cell table:formula="of:=IF(   [.A168] &lt; [.$C$5];   &quot;Accel&quot;;   IF(     [.A168] &lt; [.$C$5] + [.$C$7];     &quot;Cruise&quot;;     IF(       [.A168] &lt; [.$C$8];       &quot;Decel&quot;;       &quot;Stop&quot;     )   ) )" office:value-type="string" office:string-value="Cruise">
            <text:p>Cruise</text:p>
          </table:table-cell>
          <table:table-cell table:formula="of:=IF(   [.B168]=&quot;Accel&quot;;   [.$C$1];   IF(     [.B168]=&quot;Cruise&quot;;     0;     IF([.B168]=&quot;Decel&quot;; -[.$C$1]; 0)   ) )" office:value-type="float" office:value="0">
            <text:p>0</text:p>
          </table:table-cell>
          <table:table-cell table:formula="of:=IF(   [.B168]=&quot;Stop&quot;;   0;   MAX(     0;     MIN(       [.$C$2];       [.D167] + [.C168] * [.$C$4]     )   ) )" office:value-type="float" office:value="98.75">
            <text:p>98.75</text:p>
          </table:table-cell>
          <table:table-cell table:formula="of:=IF(   [.B168]=&quot;Stop&quot;;   [.$C$3];   [.E167] + [.D168] * [.$C$4] )" office:value-type="float" office:value="76.53125">
            <text:p>76.53</text:p>
          </table:table-cell>
        </table:table-row>
        <table:table-row table:style-name="ro3">
          <table:table-cell table:formula="of:=[.A168]+[.$C$4]" office:value-type="float" office:value="0.790000000000001">
            <text:p>0.790</text:p>
          </table:table-cell>
          <table:table-cell table:formula="of:=IF(   [.A169] &lt; [.$C$5];   &quot;Accel&quot;;   IF(     [.A169] &lt; [.$C$5] + [.$C$7];     &quot;Cruise&quot;;     IF(       [.A169] &lt; [.$C$8];       &quot;Decel&quot;;       &quot;Stop&quot;     )   ) )" office:value-type="string" office:string-value="Cruise">
            <text:p>Cruise</text:p>
          </table:table-cell>
          <table:table-cell table:formula="of:=IF(   [.B169]=&quot;Accel&quot;;   [.$C$1];   IF(     [.B169]=&quot;Cruise&quot;;     0;     IF([.B169]=&quot;Decel&quot;; -[.$C$1]; 0)   ) )" office:value-type="float" office:value="0">
            <text:p>0</text:p>
          </table:table-cell>
          <table:table-cell table:formula="of:=IF(   [.B169]=&quot;Stop&quot;;   0;   MAX(     0;     MIN(       [.$C$2];       [.D168] + [.C169] * [.$C$4]     )   ) )" office:value-type="float" office:value="98.75">
            <text:p>98.75</text:p>
          </table:table-cell>
          <table:table-cell table:formula="of:=IF(   [.B169]=&quot;Stop&quot;;   [.$C$3];   [.E168] + [.D169] * [.$C$4] )" office:value-type="float" office:value="77.025">
            <text:p>77.03</text:p>
          </table:table-cell>
        </table:table-row>
        <table:table-row table:style-name="ro3">
          <table:table-cell table:formula="of:=[.A169]+[.$C$4]" office:value-type="float" office:value="0.795000000000001">
            <text:p>0.795</text:p>
          </table:table-cell>
          <table:table-cell table:formula="of:=IF(   [.A170] &lt; [.$C$5];   &quot;Accel&quot;;   IF(     [.A170] &lt; [.$C$5] + [.$C$7];     &quot;Cruise&quot;;     IF(       [.A170] &lt; [.$C$8];       &quot;Decel&quot;;       &quot;Stop&quot;     )   ) )" office:value-type="string" office:string-value="Cruise">
            <text:p>Cruise</text:p>
          </table:table-cell>
          <table:table-cell table:formula="of:=IF(   [.B170]=&quot;Accel&quot;;   [.$C$1];   IF(     [.B170]=&quot;Cruise&quot;;     0;     IF([.B170]=&quot;Decel&quot;; -[.$C$1]; 0)   ) )" office:value-type="float" office:value="0">
            <text:p>0</text:p>
          </table:table-cell>
          <table:table-cell table:formula="of:=IF(   [.B170]=&quot;Stop&quot;;   0;   MAX(     0;     MIN(       [.$C$2];       [.D169] + [.C170] * [.$C$4]     )   ) )" office:value-type="float" office:value="98.75">
            <text:p>98.75</text:p>
          </table:table-cell>
          <table:table-cell table:formula="of:=IF(   [.B170]=&quot;Stop&quot;;   [.$C$3];   [.E169] + [.D170] * [.$C$4] )" office:value-type="float" office:value="77.51875">
            <text:p>77.52</text:p>
          </table:table-cell>
        </table:table-row>
        <table:table-row table:style-name="ro3">
          <table:table-cell table:formula="of:=[.A170]+[.$C$4]" office:value-type="float" office:value="0.800000000000001">
            <text:p>0.800</text:p>
          </table:table-cell>
          <table:table-cell table:formula="of:=IF(   [.A171] &lt; [.$C$5];   &quot;Accel&quot;;   IF(     [.A171] &lt; [.$C$5] + [.$C$7];     &quot;Cruise&quot;;     IF(       [.A171] &lt; [.$C$8];       &quot;Decel&quot;;       &quot;Stop&quot;     )   ) )" office:value-type="string" office:string-value="Cruise">
            <text:p>Cruise</text:p>
          </table:table-cell>
          <table:table-cell table:formula="of:=IF(   [.B171]=&quot;Accel&quot;;   [.$C$1];   IF(     [.B171]=&quot;Cruise&quot;;     0;     IF([.B171]=&quot;Decel&quot;; -[.$C$1]; 0)   ) )" office:value-type="float" office:value="0">
            <text:p>0</text:p>
          </table:table-cell>
          <table:table-cell table:formula="of:=IF(   [.B171]=&quot;Stop&quot;;   0;   MAX(     0;     MIN(       [.$C$2];       [.D170] + [.C171] * [.$C$4]     )   ) )" office:value-type="float" office:value="98.75">
            <text:p>98.75</text:p>
          </table:table-cell>
          <table:table-cell table:formula="of:=IF(   [.B171]=&quot;Stop&quot;;   [.$C$3];   [.E170] + [.D171] * [.$C$4] )" office:value-type="float" office:value="78.0125">
            <text:p>78.01</text:p>
          </table:table-cell>
        </table:table-row>
        <table:table-row table:style-name="ro3">
          <table:table-cell table:formula="of:=[.A171]+[.$C$4]" office:value-type="float" office:value="0.805000000000001">
            <text:p>0.805</text:p>
          </table:table-cell>
          <table:table-cell table:formula="of:=IF(   [.A172] &lt; [.$C$5];   &quot;Accel&quot;;   IF(     [.A172] &lt; [.$C$5] + [.$C$7];     &quot;Cruise&quot;;     IF(       [.A172] &lt; [.$C$8];       &quot;Decel&quot;;       &quot;Stop&quot;     )   ) )" office:value-type="string" office:string-value="Cruise">
            <text:p>Cruise</text:p>
          </table:table-cell>
          <table:table-cell table:formula="of:=IF(   [.B172]=&quot;Accel&quot;;   [.$C$1];   IF(     [.B172]=&quot;Cruise&quot;;     0;     IF([.B172]=&quot;Decel&quot;; -[.$C$1]; 0)   ) )" office:value-type="float" office:value="0">
            <text:p>0</text:p>
          </table:table-cell>
          <table:table-cell table:formula="of:=IF(   [.B172]=&quot;Stop&quot;;   0;   MAX(     0;     MIN(       [.$C$2];       [.D171] + [.C172] * [.$C$4]     )   ) )" office:value-type="float" office:value="98.75">
            <text:p>98.75</text:p>
          </table:table-cell>
          <table:table-cell table:formula="of:=IF(   [.B172]=&quot;Stop&quot;;   [.$C$3];   [.E171] + [.D172] * [.$C$4] )" office:value-type="float" office:value="78.50625">
            <text:p>78.51</text:p>
          </table:table-cell>
        </table:table-row>
        <table:table-row table:style-name="ro3">
          <table:table-cell table:formula="of:=[.A172]+[.$C$4]" office:value-type="float" office:value="0.810000000000001">
            <text:p>0.810</text:p>
          </table:table-cell>
          <table:table-cell table:formula="of:=IF(   [.A173] &lt; [.$C$5];   &quot;Accel&quot;;   IF(     [.A173] &lt; [.$C$5] + [.$C$7];     &quot;Cruise&quot;;     IF(       [.A173] &lt; [.$C$8];       &quot;Decel&quot;;       &quot;Stop&quot;     )   ) )" office:value-type="string" office:string-value="Cruise">
            <text:p>Cruise</text:p>
          </table:table-cell>
          <table:table-cell table:formula="of:=IF(   [.B173]=&quot;Accel&quot;;   [.$C$1];   IF(     [.B173]=&quot;Cruise&quot;;     0;     IF([.B173]=&quot;Decel&quot;; -[.$C$1]; 0)   ) )" office:value-type="float" office:value="0">
            <text:p>0</text:p>
          </table:table-cell>
          <table:table-cell table:formula="of:=IF(   [.B173]=&quot;Stop&quot;;   0;   MAX(     0;     MIN(       [.$C$2];       [.D172] + [.C173] * [.$C$4]     )   ) )" office:value-type="float" office:value="98.75">
            <text:p>98.75</text:p>
          </table:table-cell>
          <table:table-cell table:formula="of:=IF(   [.B173]=&quot;Stop&quot;;   [.$C$3];   [.E172] + [.D173] * [.$C$4] )" office:value-type="float" office:value="79">
            <text:p>79.00</text:p>
          </table:table-cell>
        </table:table-row>
        <table:table-row table:style-name="ro3">
          <table:table-cell table:formula="of:=[.A173]+[.$C$4]" office:value-type="float" office:value="0.815000000000001">
            <text:p>0.815</text:p>
          </table:table-cell>
          <table:table-cell table:formula="of:=IF(   [.A174] &lt; [.$C$5];   &quot;Accel&quot;;   IF(     [.A174] &lt; [.$C$5] + [.$C$7];     &quot;Cruise&quot;;     IF(       [.A174] &lt; [.$C$8];       &quot;Decel&quot;;       &quot;Stop&quot;     )   ) )" office:value-type="string" office:string-value="Cruise">
            <text:p>Cruise</text:p>
          </table:table-cell>
          <table:table-cell table:formula="of:=IF(   [.B174]=&quot;Accel&quot;;   [.$C$1];   IF(     [.B174]=&quot;Cruise&quot;;     0;     IF([.B174]=&quot;Decel&quot;; -[.$C$1]; 0)   ) )" office:value-type="float" office:value="0">
            <text:p>0</text:p>
          </table:table-cell>
          <table:table-cell table:formula="of:=IF(   [.B174]=&quot;Stop&quot;;   0;   MAX(     0;     MIN(       [.$C$2];       [.D173] + [.C174] * [.$C$4]     )   ) )" office:value-type="float" office:value="98.75">
            <text:p>98.75</text:p>
          </table:table-cell>
          <table:table-cell table:formula="of:=IF(   [.B174]=&quot;Stop&quot;;   [.$C$3];   [.E173] + [.D174] * [.$C$4] )" office:value-type="float" office:value="79.4937500000001">
            <text:p>79.49</text:p>
          </table:table-cell>
        </table:table-row>
        <table:table-row table:style-name="ro3">
          <table:table-cell table:formula="of:=[.A174]+[.$C$4]" office:value-type="float" office:value="0.820000000000001">
            <text:p>0.820</text:p>
          </table:table-cell>
          <table:table-cell table:formula="of:=IF(   [.A175] &lt; [.$C$5];   &quot;Accel&quot;;   IF(     [.A175] &lt; [.$C$5] + [.$C$7];     &quot;Cruise&quot;;     IF(       [.A175] &lt; [.$C$8];       &quot;Decel&quot;;       &quot;Stop&quot;     )   ) )" office:value-type="string" office:string-value="Cruise">
            <text:p>Cruise</text:p>
          </table:table-cell>
          <table:table-cell table:formula="of:=IF(   [.B175]=&quot;Accel&quot;;   [.$C$1];   IF(     [.B175]=&quot;Cruise&quot;;     0;     IF([.B175]=&quot;Decel&quot;; -[.$C$1]; 0)   ) )" office:value-type="float" office:value="0">
            <text:p>0</text:p>
          </table:table-cell>
          <table:table-cell table:formula="of:=IF(   [.B175]=&quot;Stop&quot;;   0;   MAX(     0;     MIN(       [.$C$2];       [.D174] + [.C175] * [.$C$4]     )   ) )" office:value-type="float" office:value="98.75">
            <text:p>98.75</text:p>
          </table:table-cell>
          <table:table-cell table:formula="of:=IF(   [.B175]=&quot;Stop&quot;;   [.$C$3];   [.E174] + [.D175] * [.$C$4] )" office:value-type="float" office:value="79.9875000000001">
            <text:p>79.99</text:p>
          </table:table-cell>
        </table:table-row>
        <table:table-row table:style-name="ro3">
          <table:table-cell table:formula="of:=[.A175]+[.$C$4]" office:value-type="float" office:value="0.825000000000001">
            <text:p>0.825</text:p>
          </table:table-cell>
          <table:table-cell table:formula="of:=IF(   [.A176] &lt; [.$C$5];   &quot;Accel&quot;;   IF(     [.A176] &lt; [.$C$5] + [.$C$7];     &quot;Cruise&quot;;     IF(       [.A176] &lt; [.$C$8];       &quot;Decel&quot;;       &quot;Stop&quot;     )   ) )" office:value-type="string" office:string-value="Cruise">
            <text:p>Cruise</text:p>
          </table:table-cell>
          <table:table-cell table:formula="of:=IF(   [.B176]=&quot;Accel&quot;;   [.$C$1];   IF(     [.B176]=&quot;Cruise&quot;;     0;     IF([.B176]=&quot;Decel&quot;; -[.$C$1]; 0)   ) )" office:value-type="float" office:value="0">
            <text:p>0</text:p>
          </table:table-cell>
          <table:table-cell table:formula="of:=IF(   [.B176]=&quot;Stop&quot;;   0;   MAX(     0;     MIN(       [.$C$2];       [.D175] + [.C176] * [.$C$4]     )   ) )" office:value-type="float" office:value="98.75">
            <text:p>98.75</text:p>
          </table:table-cell>
          <table:table-cell table:formula="of:=IF(   [.B176]=&quot;Stop&quot;;   [.$C$3];   [.E175] + [.D176] * [.$C$4] )" office:value-type="float" office:value="80.4812500000001">
            <text:p>80.48</text:p>
          </table:table-cell>
        </table:table-row>
        <table:table-row table:style-name="ro3">
          <table:table-cell table:formula="of:=[.A176]+[.$C$4]" office:value-type="float" office:value="0.830000000000001">
            <text:p>0.830</text:p>
          </table:table-cell>
          <table:table-cell table:formula="of:=IF(   [.A177] &lt; [.$C$5];   &quot;Accel&quot;;   IF(     [.A177] &lt; [.$C$5] + [.$C$7];     &quot;Cruise&quot;;     IF(       [.A177] &lt; [.$C$8];       &quot;Decel&quot;;       &quot;Stop&quot;     )   ) )" office:value-type="string" office:string-value="Cruise">
            <text:p>Cruise</text:p>
          </table:table-cell>
          <table:table-cell table:formula="of:=IF(   [.B177]=&quot;Accel&quot;;   [.$C$1];   IF(     [.B177]=&quot;Cruise&quot;;     0;     IF([.B177]=&quot;Decel&quot;; -[.$C$1]; 0)   ) )" office:value-type="float" office:value="0">
            <text:p>0</text:p>
          </table:table-cell>
          <table:table-cell table:formula="of:=IF(   [.B177]=&quot;Stop&quot;;   0;   MAX(     0;     MIN(       [.$C$2];       [.D176] + [.C177] * [.$C$4]     )   ) )" office:value-type="float" office:value="98.75">
            <text:p>98.75</text:p>
          </table:table-cell>
          <table:table-cell table:formula="of:=IF(   [.B177]=&quot;Stop&quot;;   [.$C$3];   [.E176] + [.D177] * [.$C$4] )" office:value-type="float" office:value="80.9750000000001">
            <text:p>80.98</text:p>
          </table:table-cell>
        </table:table-row>
        <table:table-row table:style-name="ro3">
          <table:table-cell table:formula="of:=[.A177]+[.$C$4]" office:value-type="float" office:value="0.835000000000001">
            <text:p>0.835</text:p>
          </table:table-cell>
          <table:table-cell table:formula="of:=IF(   [.A178] &lt; [.$C$5];   &quot;Accel&quot;;   IF(     [.A178] &lt; [.$C$5] + [.$C$7];     &quot;Cruise&quot;;     IF(       [.A178] &lt; [.$C$8];       &quot;Decel&quot;;       &quot;Stop&quot;     )   ) )" office:value-type="string" office:string-value="Cruise">
            <text:p>Cruise</text:p>
          </table:table-cell>
          <table:table-cell table:formula="of:=IF(   [.B178]=&quot;Accel&quot;;   [.$C$1];   IF(     [.B178]=&quot;Cruise&quot;;     0;     IF([.B178]=&quot;Decel&quot;; -[.$C$1]; 0)   ) )" office:value-type="float" office:value="0">
            <text:p>0</text:p>
          </table:table-cell>
          <table:table-cell table:formula="of:=IF(   [.B178]=&quot;Stop&quot;;   0;   MAX(     0;     MIN(       [.$C$2];       [.D177] + [.C178] * [.$C$4]     )   ) )" office:value-type="float" office:value="98.75">
            <text:p>98.75</text:p>
          </table:table-cell>
          <table:table-cell table:formula="of:=IF(   [.B178]=&quot;Stop&quot;;   [.$C$3];   [.E177] + [.D178] * [.$C$4] )" office:value-type="float" office:value="81.4687500000001">
            <text:p>81.47</text:p>
          </table:table-cell>
        </table:table-row>
        <table:table-row table:style-name="ro3">
          <table:table-cell table:formula="of:=[.A178]+[.$C$4]" office:value-type="float" office:value="0.840000000000001">
            <text:p>0.840</text:p>
          </table:table-cell>
          <table:table-cell table:formula="of:=IF(   [.A179] &lt; [.$C$5];   &quot;Accel&quot;;   IF(     [.A179] &lt; [.$C$5] + [.$C$7];     &quot;Cruise&quot;;     IF(       [.A179] &lt; [.$C$8];       &quot;Decel&quot;;       &quot;Stop&quot;     )   ) )" office:value-type="string" office:string-value="Cruise">
            <text:p>Cruise</text:p>
          </table:table-cell>
          <table:table-cell table:formula="of:=IF(   [.B179]=&quot;Accel&quot;;   [.$C$1];   IF(     [.B179]=&quot;Cruise&quot;;     0;     IF([.B179]=&quot;Decel&quot;; -[.$C$1]; 0)   ) )" office:value-type="float" office:value="0">
            <text:p>0</text:p>
          </table:table-cell>
          <table:table-cell table:formula="of:=IF(   [.B179]=&quot;Stop&quot;;   0;   MAX(     0;     MIN(       [.$C$2];       [.D178] + [.C179] * [.$C$4]     )   ) )" office:value-type="float" office:value="98.75">
            <text:p>98.75</text:p>
          </table:table-cell>
          <table:table-cell table:formula="of:=IF(   [.B179]=&quot;Stop&quot;;   [.$C$3];   [.E178] + [.D179] * [.$C$4] )" office:value-type="float" office:value="81.9625000000001">
            <text:p>81.96</text:p>
          </table:table-cell>
        </table:table-row>
        <table:table-row table:style-name="ro3">
          <table:table-cell table:formula="of:=[.A179]+[.$C$4]" office:value-type="float" office:value="0.845000000000001">
            <text:p>0.845</text:p>
          </table:table-cell>
          <table:table-cell table:formula="of:=IF(   [.A180] &lt; [.$C$5];   &quot;Accel&quot;;   IF(     [.A180] &lt; [.$C$5] + [.$C$7];     &quot;Cruise&quot;;     IF(       [.A180] &lt; [.$C$8];       &quot;Decel&quot;;       &quot;Stop&quot;     )   ) )" office:value-type="string" office:string-value="Cruise">
            <text:p>Cruise</text:p>
          </table:table-cell>
          <table:table-cell table:formula="of:=IF(   [.B180]=&quot;Accel&quot;;   [.$C$1];   IF(     [.B180]=&quot;Cruise&quot;;     0;     IF([.B180]=&quot;Decel&quot;; -[.$C$1]; 0)   ) )" office:value-type="float" office:value="0">
            <text:p>0</text:p>
          </table:table-cell>
          <table:table-cell table:formula="of:=IF(   [.B180]=&quot;Stop&quot;;   0;   MAX(     0;     MIN(       [.$C$2];       [.D179] + [.C180] * [.$C$4]     )   ) )" office:value-type="float" office:value="98.75">
            <text:p>98.75</text:p>
          </table:table-cell>
          <table:table-cell table:formula="of:=IF(   [.B180]=&quot;Stop&quot;;   [.$C$3];   [.E179] + [.D180] * [.$C$4] )" office:value-type="float" office:value="82.4562500000001">
            <text:p>82.46</text:p>
          </table:table-cell>
        </table:table-row>
        <table:table-row table:style-name="ro3">
          <table:table-cell table:formula="of:=[.A180]+[.$C$4]" office:value-type="float" office:value="0.850000000000001">
            <text:p>0.850</text:p>
          </table:table-cell>
          <table:table-cell table:formula="of:=IF(   [.A181] &lt; [.$C$5];   &quot;Accel&quot;;   IF(     [.A181] &lt; [.$C$5] + [.$C$7];     &quot;Cruise&quot;;     IF(       [.A181] &lt; [.$C$8];       &quot;Decel&quot;;       &quot;Stop&quot;     )   ) )" office:value-type="string" office:string-value="Cruise">
            <text:p>Cruise</text:p>
          </table:table-cell>
          <table:table-cell table:formula="of:=IF(   [.B181]=&quot;Accel&quot;;   [.$C$1];   IF(     [.B181]=&quot;Cruise&quot;;     0;     IF([.B181]=&quot;Decel&quot;; -[.$C$1]; 0)   ) )" office:value-type="float" office:value="0">
            <text:p>0</text:p>
          </table:table-cell>
          <table:table-cell table:formula="of:=IF(   [.B181]=&quot;Stop&quot;;   0;   MAX(     0;     MIN(       [.$C$2];       [.D180] + [.C181] * [.$C$4]     )   ) )" office:value-type="float" office:value="98.75">
            <text:p>98.75</text:p>
          </table:table-cell>
          <table:table-cell table:formula="of:=IF(   [.B181]=&quot;Stop&quot;;   [.$C$3];   [.E180] + [.D181] * [.$C$4] )" office:value-type="float" office:value="82.9500000000001">
            <text:p>82.95</text:p>
          </table:table-cell>
        </table:table-row>
        <table:table-row table:style-name="ro3">
          <table:table-cell table:formula="of:=[.A181]+[.$C$4]" office:value-type="float" office:value="0.855000000000001">
            <text:p>0.855</text:p>
          </table:table-cell>
          <table:table-cell table:formula="of:=IF(   [.A182] &lt; [.$C$5];   &quot;Accel&quot;;   IF(     [.A182] &lt; [.$C$5] + [.$C$7];     &quot;Cruise&quot;;     IF(       [.A182] &lt; [.$C$8];       &quot;Decel&quot;;       &quot;Stop&quot;     )   ) )" office:value-type="string" office:string-value="Cruise">
            <text:p>Cruise</text:p>
          </table:table-cell>
          <table:table-cell table:formula="of:=IF(   [.B182]=&quot;Accel&quot;;   [.$C$1];   IF(     [.B182]=&quot;Cruise&quot;;     0;     IF([.B182]=&quot;Decel&quot;; -[.$C$1]; 0)   ) )" office:value-type="float" office:value="0">
            <text:p>0</text:p>
          </table:table-cell>
          <table:table-cell table:formula="of:=IF(   [.B182]=&quot;Stop&quot;;   0;   MAX(     0;     MIN(       [.$C$2];       [.D181] + [.C182] * [.$C$4]     )   ) )" office:value-type="float" office:value="98.75">
            <text:p>98.75</text:p>
          </table:table-cell>
          <table:table-cell table:formula="of:=IF(   [.B182]=&quot;Stop&quot;;   [.$C$3];   [.E181] + [.D182] * [.$C$4] )" office:value-type="float" office:value="83.4437500000001">
            <text:p>83.44</text:p>
          </table:table-cell>
        </table:table-row>
        <table:table-row table:style-name="ro3">
          <table:table-cell table:formula="of:=[.A182]+[.$C$4]" office:value-type="float" office:value="0.860000000000001">
            <text:p>0.860</text:p>
          </table:table-cell>
          <table:table-cell table:formula="of:=IF(   [.A183] &lt; [.$C$5];   &quot;Accel&quot;;   IF(     [.A183] &lt; [.$C$5] + [.$C$7];     &quot;Cruise&quot;;     IF(       [.A183] &lt; [.$C$8];       &quot;Decel&quot;;       &quot;Stop&quot;     )   ) )" office:value-type="string" office:string-value="Cruise">
            <text:p>Cruise</text:p>
          </table:table-cell>
          <table:table-cell table:formula="of:=IF(   [.B183]=&quot;Accel&quot;;   [.$C$1];   IF(     [.B183]=&quot;Cruise&quot;;     0;     IF([.B183]=&quot;Decel&quot;; -[.$C$1]; 0)   ) )" office:value-type="float" office:value="0">
            <text:p>0</text:p>
          </table:table-cell>
          <table:table-cell table:formula="of:=IF(   [.B183]=&quot;Stop&quot;;   0;   MAX(     0;     MIN(       [.$C$2];       [.D182] + [.C183] * [.$C$4]     )   ) )" office:value-type="float" office:value="98.75">
            <text:p>98.75</text:p>
          </table:table-cell>
          <table:table-cell table:formula="of:=IF(   [.B183]=&quot;Stop&quot;;   [.$C$3];   [.E182] + [.D183] * [.$C$4] )" office:value-type="float" office:value="83.9375000000001">
            <text:p>83.94</text:p>
          </table:table-cell>
        </table:table-row>
        <table:table-row table:style-name="ro3">
          <table:table-cell table:formula="of:=[.A183]+[.$C$4]" office:value-type="float" office:value="0.865000000000001">
            <text:p>0.865</text:p>
          </table:table-cell>
          <table:table-cell table:formula="of:=IF(   [.A184] &lt; [.$C$5];   &quot;Accel&quot;;   IF(     [.A184] &lt; [.$C$5] + [.$C$7];     &quot;Cruise&quot;;     IF(       [.A184] &lt; [.$C$8];       &quot;Decel&quot;;       &quot;Stop&quot;     )   ) )" office:value-type="string" office:string-value="Cruise">
            <text:p>Cruise</text:p>
          </table:table-cell>
          <table:table-cell table:formula="of:=IF(   [.B184]=&quot;Accel&quot;;   [.$C$1];   IF(     [.B184]=&quot;Cruise&quot;;     0;     IF([.B184]=&quot;Decel&quot;; -[.$C$1]; 0)   ) )" office:value-type="float" office:value="0">
            <text:p>0</text:p>
          </table:table-cell>
          <table:table-cell table:formula="of:=IF(   [.B184]=&quot;Stop&quot;;   0;   MAX(     0;     MIN(       [.$C$2];       [.D183] + [.C184] * [.$C$4]     )   ) )" office:value-type="float" office:value="98.75">
            <text:p>98.75</text:p>
          </table:table-cell>
          <table:table-cell table:formula="of:=IF(   [.B184]=&quot;Stop&quot;;   [.$C$3];   [.E183] + [.D184] * [.$C$4] )" office:value-type="float" office:value="84.4312500000001">
            <text:p>84.43</text:p>
          </table:table-cell>
        </table:table-row>
        <table:table-row table:style-name="ro3">
          <table:table-cell table:formula="of:=[.A184]+[.$C$4]" office:value-type="float" office:value="0.870000000000001">
            <text:p>0.870</text:p>
          </table:table-cell>
          <table:table-cell table:formula="of:=IF(   [.A185] &lt; [.$C$5];   &quot;Accel&quot;;   IF(     [.A185] &lt; [.$C$5] + [.$C$7];     &quot;Cruise&quot;;     IF(       [.A185] &lt; [.$C$8];       &quot;Decel&quot;;       &quot;Stop&quot;     )   ) )" office:value-type="string" office:string-value="Cruise">
            <text:p>Cruise</text:p>
          </table:table-cell>
          <table:table-cell table:formula="of:=IF(   [.B185]=&quot;Accel&quot;;   [.$C$1];   IF(     [.B185]=&quot;Cruise&quot;;     0;     IF([.B185]=&quot;Decel&quot;; -[.$C$1]; 0)   ) )" office:value-type="float" office:value="0">
            <text:p>0</text:p>
          </table:table-cell>
          <table:table-cell table:formula="of:=IF(   [.B185]=&quot;Stop&quot;;   0;   MAX(     0;     MIN(       [.$C$2];       [.D184] + [.C185] * [.$C$4]     )   ) )" office:value-type="float" office:value="98.75">
            <text:p>98.75</text:p>
          </table:table-cell>
          <table:table-cell table:formula="of:=IF(   [.B185]=&quot;Stop&quot;;   [.$C$3];   [.E184] + [.D185] * [.$C$4] )" office:value-type="float" office:value="84.9250000000001">
            <text:p>84.93</text:p>
          </table:table-cell>
        </table:table-row>
        <table:table-row table:style-name="ro3">
          <table:table-cell table:formula="of:=[.A185]+[.$C$4]" office:value-type="float" office:value="0.875000000000001">
            <text:p>0.875</text:p>
          </table:table-cell>
          <table:table-cell table:formula="of:=IF(   [.A186] &lt; [.$C$5];   &quot;Accel&quot;;   IF(     [.A186] &lt; [.$C$5] + [.$C$7];     &quot;Cruise&quot;;     IF(       [.A186] &lt; [.$C$8];       &quot;Decel&quot;;       &quot;Stop&quot;     )   ) )" office:value-type="string" office:string-value="Cruise">
            <text:p>Cruise</text:p>
          </table:table-cell>
          <table:table-cell table:formula="of:=IF(   [.B186]=&quot;Accel&quot;;   [.$C$1];   IF(     [.B186]=&quot;Cruise&quot;;     0;     IF([.B186]=&quot;Decel&quot;; -[.$C$1]; 0)   ) )" office:value-type="float" office:value="0">
            <text:p>0</text:p>
          </table:table-cell>
          <table:table-cell table:formula="of:=IF(   [.B186]=&quot;Stop&quot;;   0;   MAX(     0;     MIN(       [.$C$2];       [.D185] + [.C186] * [.$C$4]     )   ) )" office:value-type="float" office:value="98.75">
            <text:p>98.75</text:p>
          </table:table-cell>
          <table:table-cell table:formula="of:=IF(   [.B186]=&quot;Stop&quot;;   [.$C$3];   [.E185] + [.D186] * [.$C$4] )" office:value-type="float" office:value="85.4187500000001">
            <text:p>85.42</text:p>
          </table:table-cell>
        </table:table-row>
        <table:table-row table:style-name="ro3">
          <table:table-cell table:formula="of:=[.A186]+[.$C$4]" office:value-type="float" office:value="0.880000000000001">
            <text:p>0.880</text:p>
          </table:table-cell>
          <table:table-cell table:formula="of:=IF(   [.A187] &lt; [.$C$5];   &quot;Accel&quot;;   IF(     [.A187] &lt; [.$C$5] + [.$C$7];     &quot;Cruise&quot;;     IF(       [.A187] &lt; [.$C$8];       &quot;Decel&quot;;       &quot;Stop&quot;     )   ) )" office:value-type="string" office:string-value="Cruise">
            <text:p>Cruise</text:p>
          </table:table-cell>
          <table:table-cell table:formula="of:=IF(   [.B187]=&quot;Accel&quot;;   [.$C$1];   IF(     [.B187]=&quot;Cruise&quot;;     0;     IF([.B187]=&quot;Decel&quot;; -[.$C$1]; 0)   ) )" office:value-type="float" office:value="0">
            <text:p>0</text:p>
          </table:table-cell>
          <table:table-cell table:formula="of:=IF(   [.B187]=&quot;Stop&quot;;   0;   MAX(     0;     MIN(       [.$C$2];       [.D186] + [.C187] * [.$C$4]     )   ) )" office:value-type="float" office:value="98.75">
            <text:p>98.75</text:p>
          </table:table-cell>
          <table:table-cell table:formula="of:=IF(   [.B187]=&quot;Stop&quot;;   [.$C$3];   [.E186] + [.D187] * [.$C$4] )" office:value-type="float" office:value="85.9125000000001">
            <text:p>85.91</text:p>
          </table:table-cell>
        </table:table-row>
        <table:table-row table:style-name="ro3">
          <table:table-cell table:formula="of:=[.A187]+[.$C$4]" office:value-type="float" office:value="0.885000000000001">
            <text:p>0.885</text:p>
          </table:table-cell>
          <table:table-cell table:formula="of:=IF(   [.A188] &lt; [.$C$5];   &quot;Accel&quot;;   IF(     [.A188] &lt; [.$C$5] + [.$C$7];     &quot;Cruise&quot;;     IF(       [.A188] &lt; [.$C$8];       &quot;Decel&quot;;       &quot;Stop&quot;     )   ) )" office:value-type="string" office:string-value="Cruise">
            <text:p>Cruise</text:p>
          </table:table-cell>
          <table:table-cell table:formula="of:=IF(   [.B188]=&quot;Accel&quot;;   [.$C$1];   IF(     [.B188]=&quot;Cruise&quot;;     0;     IF([.B188]=&quot;Decel&quot;; -[.$C$1]; 0)   ) )" office:value-type="float" office:value="0">
            <text:p>0</text:p>
          </table:table-cell>
          <table:table-cell table:formula="of:=IF(   [.B188]=&quot;Stop&quot;;   0;   MAX(     0;     MIN(       [.$C$2];       [.D187] + [.C188] * [.$C$4]     )   ) )" office:value-type="float" office:value="98.75">
            <text:p>98.75</text:p>
          </table:table-cell>
          <table:table-cell table:formula="of:=IF(   [.B188]=&quot;Stop&quot;;   [.$C$3];   [.E187] + [.D188] * [.$C$4] )" office:value-type="float" office:value="86.4062500000001">
            <text:p>86.41</text:p>
          </table:table-cell>
        </table:table-row>
        <table:table-row table:style-name="ro3">
          <table:table-cell table:formula="of:=[.A188]+[.$C$4]" office:value-type="float" office:value="0.890000000000001">
            <text:p>0.890</text:p>
          </table:table-cell>
          <table:table-cell table:formula="of:=IF(   [.A189] &lt; [.$C$5];   &quot;Accel&quot;;   IF(     [.A189] &lt; [.$C$5] + [.$C$7];     &quot;Cruise&quot;;     IF(       [.A189] &lt; [.$C$8];       &quot;Decel&quot;;       &quot;Stop&quot;     )   ) )" office:value-type="string" office:string-value="Cruise">
            <text:p>Cruise</text:p>
          </table:table-cell>
          <table:table-cell table:formula="of:=IF(   [.B189]=&quot;Accel&quot;;   [.$C$1];   IF(     [.B189]=&quot;Cruise&quot;;     0;     IF([.B189]=&quot;Decel&quot;; -[.$C$1]; 0)   ) )" office:value-type="float" office:value="0">
            <text:p>0</text:p>
          </table:table-cell>
          <table:table-cell table:formula="of:=IF(   [.B189]=&quot;Stop&quot;;   0;   MAX(     0;     MIN(       [.$C$2];       [.D188] + [.C189] * [.$C$4]     )   ) )" office:value-type="float" office:value="98.75">
            <text:p>98.75</text:p>
          </table:table-cell>
          <table:table-cell table:formula="of:=IF(   [.B189]=&quot;Stop&quot;;   [.$C$3];   [.E188] + [.D189] * [.$C$4] )" office:value-type="float" office:value="86.9000000000001">
            <text:p>86.90</text:p>
          </table:table-cell>
        </table:table-row>
        <table:table-row table:style-name="ro3">
          <table:table-cell table:formula="of:=[.A189]+[.$C$4]" office:value-type="float" office:value="0.895000000000001">
            <text:p>0.895</text:p>
          </table:table-cell>
          <table:table-cell table:formula="of:=IF(   [.A190] &lt; [.$C$5];   &quot;Accel&quot;;   IF(     [.A190] &lt; [.$C$5] + [.$C$7];     &quot;Cruise&quot;;     IF(       [.A190] &lt; [.$C$8];       &quot;Decel&quot;;       &quot;Stop&quot;     )   ) )" office:value-type="string" office:string-value="Cruise">
            <text:p>Cruise</text:p>
          </table:table-cell>
          <table:table-cell table:formula="of:=IF(   [.B190]=&quot;Accel&quot;;   [.$C$1];   IF(     [.B190]=&quot;Cruise&quot;;     0;     IF([.B190]=&quot;Decel&quot;; -[.$C$1]; 0)   ) )" office:value-type="float" office:value="0">
            <text:p>0</text:p>
          </table:table-cell>
          <table:table-cell table:formula="of:=IF(   [.B190]=&quot;Stop&quot;;   0;   MAX(     0;     MIN(       [.$C$2];       [.D189] + [.C190] * [.$C$4]     )   ) )" office:value-type="float" office:value="98.75">
            <text:p>98.75</text:p>
          </table:table-cell>
          <table:table-cell table:formula="of:=IF(   [.B190]=&quot;Stop&quot;;   [.$C$3];   [.E189] + [.D190] * [.$C$4] )" office:value-type="float" office:value="87.3937500000001">
            <text:p>87.39</text:p>
          </table:table-cell>
        </table:table-row>
        <table:table-row table:style-name="ro3">
          <table:table-cell table:formula="of:=[.A190]+[.$C$4]" office:value-type="float" office:value="0.900000000000001">
            <text:p>0.900</text:p>
          </table:table-cell>
          <table:table-cell table:formula="of:=IF(   [.A191] &lt; [.$C$5];   &quot;Accel&quot;;   IF(     [.A191] &lt; [.$C$5] + [.$C$7];     &quot;Cruise&quot;;     IF(       [.A191] &lt; [.$C$8];       &quot;Decel&quot;;       &quot;Stop&quot;     )   ) )" office:value-type="string" office:string-value="Cruise">
            <text:p>Cruise</text:p>
          </table:table-cell>
          <table:table-cell table:formula="of:=IF(   [.B191]=&quot;Accel&quot;;   [.$C$1];   IF(     [.B191]=&quot;Cruise&quot;;     0;     IF([.B191]=&quot;Decel&quot;; -[.$C$1]; 0)   ) )" office:value-type="float" office:value="0">
            <text:p>0</text:p>
          </table:table-cell>
          <table:table-cell table:formula="of:=IF(   [.B191]=&quot;Stop&quot;;   0;   MAX(     0;     MIN(       [.$C$2];       [.D190] + [.C191] * [.$C$4]     )   ) )" office:value-type="float" office:value="98.75">
            <text:p>98.75</text:p>
          </table:table-cell>
          <table:table-cell table:formula="of:=IF(   [.B191]=&quot;Stop&quot;;   [.$C$3];   [.E190] + [.D191] * [.$C$4] )" office:value-type="float" office:value="87.8875000000001">
            <text:p>87.89</text:p>
          </table:table-cell>
        </table:table-row>
        <table:table-row table:style-name="ro3">
          <table:table-cell table:formula="of:=[.A191]+[.$C$4]" office:value-type="float" office:value="0.905000000000001">
            <text:p>0.905</text:p>
          </table:table-cell>
          <table:table-cell table:formula="of:=IF(   [.A192] &lt; [.$C$5];   &quot;Accel&quot;;   IF(     [.A192] &lt; [.$C$5] + [.$C$7];     &quot;Cruise&quot;;     IF(       [.A192] &lt; [.$C$8];       &quot;Decel&quot;;       &quot;Stop&quot;     )   ) )" office:value-type="string" office:string-value="Cruise">
            <text:p>Cruise</text:p>
          </table:table-cell>
          <table:table-cell table:formula="of:=IF(   [.B192]=&quot;Accel&quot;;   [.$C$1];   IF(     [.B192]=&quot;Cruise&quot;;     0;     IF([.B192]=&quot;Decel&quot;; -[.$C$1]; 0)   ) )" office:value-type="float" office:value="0">
            <text:p>0</text:p>
          </table:table-cell>
          <table:table-cell table:formula="of:=IF(   [.B192]=&quot;Stop&quot;;   0;   MAX(     0;     MIN(       [.$C$2];       [.D191] + [.C192] * [.$C$4]     )   ) )" office:value-type="float" office:value="98.75">
            <text:p>98.75</text:p>
          </table:table-cell>
          <table:table-cell table:formula="of:=IF(   [.B192]=&quot;Stop&quot;;   [.$C$3];   [.E191] + [.D192] * [.$C$4] )" office:value-type="float" office:value="88.3812500000002">
            <text:p>88.38</text:p>
          </table:table-cell>
        </table:table-row>
        <table:table-row table:style-name="ro3">
          <table:table-cell table:formula="of:=[.A192]+[.$C$4]" office:value-type="float" office:value="0.910000000000001">
            <text:p>0.910</text:p>
          </table:table-cell>
          <table:table-cell table:formula="of:=IF(   [.A193] &lt; [.$C$5];   &quot;Accel&quot;;   IF(     [.A193] &lt; [.$C$5] + [.$C$7];     &quot;Cruise&quot;;     IF(       [.A193] &lt; [.$C$8];       &quot;Decel&quot;;       &quot;Stop&quot;     )   ) )" office:value-type="string" office:string-value="Cruise">
            <text:p>Cruise</text:p>
          </table:table-cell>
          <table:table-cell table:formula="of:=IF(   [.B193]=&quot;Accel&quot;;   [.$C$1];   IF(     [.B193]=&quot;Cruise&quot;;     0;     IF([.B193]=&quot;Decel&quot;; -[.$C$1]; 0)   ) )" office:value-type="float" office:value="0">
            <text:p>0</text:p>
          </table:table-cell>
          <table:table-cell table:formula="of:=IF(   [.B193]=&quot;Stop&quot;;   0;   MAX(     0;     MIN(       [.$C$2];       [.D192] + [.C193] * [.$C$4]     )   ) )" office:value-type="float" office:value="98.75">
            <text:p>98.75</text:p>
          </table:table-cell>
          <table:table-cell table:formula="of:=IF(   [.B193]=&quot;Stop&quot;;   [.$C$3];   [.E192] + [.D193] * [.$C$4] )" office:value-type="float" office:value="88.8750000000002">
            <text:p>88.88</text:p>
          </table:table-cell>
        </table:table-row>
        <table:table-row table:style-name="ro3">
          <table:table-cell table:formula="of:=[.A193]+[.$C$4]" office:value-type="float" office:value="0.915000000000001">
            <text:p>0.915</text:p>
          </table:table-cell>
          <table:table-cell table:formula="of:=IF(   [.A194] &lt; [.$C$5];   &quot;Accel&quot;;   IF(     [.A194] &lt; [.$C$5] + [.$C$7];     &quot;Cruise&quot;;     IF(       [.A194] &lt; [.$C$8];       &quot;Decel&quot;;       &quot;Stop&quot;     )   ) )" office:value-type="string" office:string-value="Cruise">
            <text:p>Cruise</text:p>
          </table:table-cell>
          <table:table-cell table:formula="of:=IF(   [.B194]=&quot;Accel&quot;;   [.$C$1];   IF(     [.B194]=&quot;Cruise&quot;;     0;     IF([.B194]=&quot;Decel&quot;; -[.$C$1]; 0)   ) )" office:value-type="float" office:value="0">
            <text:p>0</text:p>
          </table:table-cell>
          <table:table-cell table:formula="of:=IF(   [.B194]=&quot;Stop&quot;;   0;   MAX(     0;     MIN(       [.$C$2];       [.D193] + [.C194] * [.$C$4]     )   ) )" office:value-type="float" office:value="98.75">
            <text:p>98.75</text:p>
          </table:table-cell>
          <table:table-cell table:formula="of:=IF(   [.B194]=&quot;Stop&quot;;   [.$C$3];   [.E193] + [.D194] * [.$C$4] )" office:value-type="float" office:value="89.3687500000002">
            <text:p>89.37</text:p>
          </table:table-cell>
        </table:table-row>
        <table:table-row table:style-name="ro3">
          <table:table-cell table:formula="of:=[.A194]+[.$C$4]" office:value-type="float" office:value="0.920000000000001">
            <text:p>0.920</text:p>
          </table:table-cell>
          <table:table-cell table:formula="of:=IF(   [.A195] &lt; [.$C$5];   &quot;Accel&quot;;   IF(     [.A195] &lt; [.$C$5] + [.$C$7];     &quot;Cruise&quot;;     IF(       [.A195] &lt; [.$C$8];       &quot;Decel&quot;;       &quot;Stop&quot;     )   ) )" office:value-type="string" office:string-value="Cruise">
            <text:p>Cruise</text:p>
          </table:table-cell>
          <table:table-cell table:formula="of:=IF(   [.B195]=&quot;Accel&quot;;   [.$C$1];   IF(     [.B195]=&quot;Cruise&quot;;     0;     IF([.B195]=&quot;Decel&quot;; -[.$C$1]; 0)   ) )" office:value-type="float" office:value="0">
            <text:p>0</text:p>
          </table:table-cell>
          <table:table-cell table:formula="of:=IF(   [.B195]=&quot;Stop&quot;;   0;   MAX(     0;     MIN(       [.$C$2];       [.D194] + [.C195] * [.$C$4]     )   ) )" office:value-type="float" office:value="98.75">
            <text:p>98.75</text:p>
          </table:table-cell>
          <table:table-cell table:formula="of:=IF(   [.B195]=&quot;Stop&quot;;   [.$C$3];   [.E194] + [.D195] * [.$C$4] )" office:value-type="float" office:value="89.8625000000002">
            <text:p>89.86</text:p>
          </table:table-cell>
        </table:table-row>
        <table:table-row table:style-name="ro3">
          <table:table-cell table:formula="of:=[.A195]+[.$C$4]" office:value-type="float" office:value="0.925000000000001">
            <text:p>0.925</text:p>
          </table:table-cell>
          <table:table-cell table:formula="of:=IF(   [.A196] &lt; [.$C$5];   &quot;Accel&quot;;   IF(     [.A196] &lt; [.$C$5] + [.$C$7];     &quot;Cruise&quot;;     IF(       [.A196] &lt; [.$C$8];       &quot;Decel&quot;;       &quot;Stop&quot;     )   ) )" office:value-type="string" office:string-value="Cruise">
            <text:p>Cruise</text:p>
          </table:table-cell>
          <table:table-cell table:formula="of:=IF(   [.B196]=&quot;Accel&quot;;   [.$C$1];   IF(     [.B196]=&quot;Cruise&quot;;     0;     IF([.B196]=&quot;Decel&quot;; -[.$C$1]; 0)   ) )" office:value-type="float" office:value="0">
            <text:p>0</text:p>
          </table:table-cell>
          <table:table-cell table:formula="of:=IF(   [.B196]=&quot;Stop&quot;;   0;   MAX(     0;     MIN(       [.$C$2];       [.D195] + [.C196] * [.$C$4]     )   ) )" office:value-type="float" office:value="98.75">
            <text:p>98.75</text:p>
          </table:table-cell>
          <table:table-cell table:formula="of:=IF(   [.B196]=&quot;Stop&quot;;   [.$C$3];   [.E195] + [.D196] * [.$C$4] )" office:value-type="float" office:value="90.3562500000002">
            <text:p>90.36</text:p>
          </table:table-cell>
        </table:table-row>
        <table:table-row table:style-name="ro3">
          <table:table-cell table:formula="of:=[.A196]+[.$C$4]" office:value-type="float" office:value="0.930000000000001">
            <text:p>0.930</text:p>
          </table:table-cell>
          <table:table-cell table:formula="of:=IF(   [.A197] &lt; [.$C$5];   &quot;Accel&quot;;   IF(     [.A197] &lt; [.$C$5] + [.$C$7];     &quot;Cruise&quot;;     IF(       [.A197] &lt; [.$C$8];       &quot;Decel&quot;;       &quot;Stop&quot;     )   ) )" office:value-type="string" office:string-value="Cruise">
            <text:p>Cruise</text:p>
          </table:table-cell>
          <table:table-cell table:formula="of:=IF(   [.B197]=&quot;Accel&quot;;   [.$C$1];   IF(     [.B197]=&quot;Cruise&quot;;     0;     IF([.B197]=&quot;Decel&quot;; -[.$C$1]; 0)   ) )" office:value-type="float" office:value="0">
            <text:p>0</text:p>
          </table:table-cell>
          <table:table-cell table:formula="of:=IF(   [.B197]=&quot;Stop&quot;;   0;   MAX(     0;     MIN(       [.$C$2];       [.D196] + [.C197] * [.$C$4]     )   ) )" office:value-type="float" office:value="98.75">
            <text:p>98.75</text:p>
          </table:table-cell>
          <table:table-cell table:formula="of:=IF(   [.B197]=&quot;Stop&quot;;   [.$C$3];   [.E196] + [.D197] * [.$C$4] )" office:value-type="float" office:value="90.8500000000002">
            <text:p>90.85</text:p>
          </table:table-cell>
        </table:table-row>
        <table:table-row table:style-name="ro3">
          <table:table-cell table:formula="of:=[.A197]+[.$C$4]" office:value-type="float" office:value="0.935000000000001">
            <text:p>0.935</text:p>
          </table:table-cell>
          <table:table-cell table:formula="of:=IF(   [.A198] &lt; [.$C$5];   &quot;Accel&quot;;   IF(     [.A198] &lt; [.$C$5] + [.$C$7];     &quot;Cruise&quot;;     IF(       [.A198] &lt; [.$C$8];       &quot;Decel&quot;;       &quot;Stop&quot;     )   ) )" office:value-type="string" office:string-value="Cruise">
            <text:p>Cruise</text:p>
          </table:table-cell>
          <table:table-cell table:formula="of:=IF(   [.B198]=&quot;Accel&quot;;   [.$C$1];   IF(     [.B198]=&quot;Cruise&quot;;     0;     IF([.B198]=&quot;Decel&quot;; -[.$C$1]; 0)   ) )" office:value-type="float" office:value="0">
            <text:p>0</text:p>
          </table:table-cell>
          <table:table-cell table:formula="of:=IF(   [.B198]=&quot;Stop&quot;;   0;   MAX(     0;     MIN(       [.$C$2];       [.D197] + [.C198] * [.$C$4]     )   ) )" office:value-type="float" office:value="98.75">
            <text:p>98.75</text:p>
          </table:table-cell>
          <table:table-cell table:formula="of:=IF(   [.B198]=&quot;Stop&quot;;   [.$C$3];   [.E197] + [.D198] * [.$C$4] )" office:value-type="float" office:value="91.3437500000002">
            <text:p>91.34</text:p>
          </table:table-cell>
        </table:table-row>
        <table:table-row table:style-name="ro3">
          <table:table-cell table:formula="of:=[.A198]+[.$C$4]" office:value-type="float" office:value="0.940000000000001">
            <text:p>0.940</text:p>
          </table:table-cell>
          <table:table-cell table:formula="of:=IF(   [.A199] &lt; [.$C$5];   &quot;Accel&quot;;   IF(     [.A199] &lt; [.$C$5] + [.$C$7];     &quot;Cruise&quot;;     IF(       [.A199] &lt; [.$C$8];       &quot;Decel&quot;;       &quot;Stop&quot;     )   ) )" office:value-type="string" office:string-value="Cruise">
            <text:p>Cruise</text:p>
          </table:table-cell>
          <table:table-cell table:formula="of:=IF(   [.B199]=&quot;Accel&quot;;   [.$C$1];   IF(     [.B199]=&quot;Cruise&quot;;     0;     IF([.B199]=&quot;Decel&quot;; -[.$C$1]; 0)   ) )" office:value-type="float" office:value="0">
            <text:p>0</text:p>
          </table:table-cell>
          <table:table-cell table:formula="of:=IF(   [.B199]=&quot;Stop&quot;;   0;   MAX(     0;     MIN(       [.$C$2];       [.D198] + [.C199] * [.$C$4]     )   ) )" office:value-type="float" office:value="98.75">
            <text:p>98.75</text:p>
          </table:table-cell>
          <table:table-cell table:formula="of:=IF(   [.B199]=&quot;Stop&quot;;   [.$C$3];   [.E198] + [.D199] * [.$C$4] )" office:value-type="float" office:value="91.8375000000002">
            <text:p>91.84</text:p>
          </table:table-cell>
        </table:table-row>
        <table:table-row table:style-name="ro3">
          <table:table-cell table:formula="of:=[.A199]+[.$C$4]" office:value-type="float" office:value="0.945000000000001">
            <text:p>0.945</text:p>
          </table:table-cell>
          <table:table-cell table:formula="of:=IF(   [.A200] &lt; [.$C$5];   &quot;Accel&quot;;   IF(     [.A200] &lt; [.$C$5] + [.$C$7];     &quot;Cruise&quot;;     IF(       [.A200] &lt; [.$C$8];       &quot;Decel&quot;;       &quot;Stop&quot;     )   ) )" office:value-type="string" office:string-value="Cruise">
            <text:p>Cruise</text:p>
          </table:table-cell>
          <table:table-cell table:formula="of:=IF(   [.B200]=&quot;Accel&quot;;   [.$C$1];   IF(     [.B200]=&quot;Cruise&quot;;     0;     IF([.B200]=&quot;Decel&quot;; -[.$C$1]; 0)   ) )" office:value-type="float" office:value="0">
            <text:p>0</text:p>
          </table:table-cell>
          <table:table-cell table:formula="of:=IF(   [.B200]=&quot;Stop&quot;;   0;   MAX(     0;     MIN(       [.$C$2];       [.D199] + [.C200] * [.$C$4]     )   ) )" office:value-type="float" office:value="98.75">
            <text:p>98.75</text:p>
          </table:table-cell>
          <table:table-cell table:formula="of:=IF(   [.B200]=&quot;Stop&quot;;   [.$C$3];   [.E199] + [.D200] * [.$C$4] )" office:value-type="float" office:value="92.3312500000002">
            <text:p>92.33</text:p>
          </table:table-cell>
        </table:table-row>
        <table:table-row table:style-name="ro3">
          <table:table-cell table:formula="of:=[.A200]+[.$C$4]" office:value-type="float" office:value="0.950000000000001">
            <text:p>0.950</text:p>
          </table:table-cell>
          <table:table-cell table:formula="of:=IF(   [.A201] &lt; [.$C$5];   &quot;Accel&quot;;   IF(     [.A201] &lt; [.$C$5] + [.$C$7];     &quot;Cruise&quot;;     IF(       [.A201] &lt; [.$C$8];       &quot;Decel&quot;;       &quot;Stop&quot;     )   ) )" office:value-type="string" office:string-value="Cruise">
            <text:p>Cruise</text:p>
          </table:table-cell>
          <table:table-cell table:formula="of:=IF(   [.B201]=&quot;Accel&quot;;   [.$C$1];   IF(     [.B201]=&quot;Cruise&quot;;     0;     IF([.B201]=&quot;Decel&quot;; -[.$C$1]; 0)   ) )" office:value-type="float" office:value="0">
            <text:p>0</text:p>
          </table:table-cell>
          <table:table-cell table:formula="of:=IF(   [.B201]=&quot;Stop&quot;;   0;   MAX(     0;     MIN(       [.$C$2];       [.D200] + [.C201] * [.$C$4]     )   ) )" office:value-type="float" office:value="98.75">
            <text:p>98.75</text:p>
          </table:table-cell>
          <table:table-cell table:formula="of:=IF(   [.B201]=&quot;Stop&quot;;   [.$C$3];   [.E200] + [.D201] * [.$C$4] )" office:value-type="float" office:value="92.8250000000002">
            <text:p>92.83</text:p>
          </table:table-cell>
        </table:table-row>
        <table:table-row table:style-name="ro3">
          <table:table-cell table:formula="of:=[.A201]+[.$C$4]" office:value-type="float" office:value="0.955000000000001">
            <text:p>0.955</text:p>
          </table:table-cell>
          <table:table-cell table:formula="of:=IF(   [.A202] &lt; [.$C$5];   &quot;Accel&quot;;   IF(     [.A202] &lt; [.$C$5] + [.$C$7];     &quot;Cruise&quot;;     IF(       [.A202] &lt; [.$C$8];       &quot;Decel&quot;;       &quot;Stop&quot;     )   ) )" office:value-type="string" office:string-value="Cruise">
            <text:p>Cruise</text:p>
          </table:table-cell>
          <table:table-cell table:formula="of:=IF(   [.B202]=&quot;Accel&quot;;   [.$C$1];   IF(     [.B202]=&quot;Cruise&quot;;     0;     IF([.B202]=&quot;Decel&quot;; -[.$C$1]; 0)   ) )" office:value-type="float" office:value="0">
            <text:p>0</text:p>
          </table:table-cell>
          <table:table-cell table:formula="of:=IF(   [.B202]=&quot;Stop&quot;;   0;   MAX(     0;     MIN(       [.$C$2];       [.D201] + [.C202] * [.$C$4]     )   ) )" office:value-type="float" office:value="98.75">
            <text:p>98.75</text:p>
          </table:table-cell>
          <table:table-cell table:formula="of:=IF(   [.B202]=&quot;Stop&quot;;   [.$C$3];   [.E201] + [.D202] * [.$C$4] )" office:value-type="float" office:value="93.3187500000002">
            <text:p>93.32</text:p>
          </table:table-cell>
        </table:table-row>
        <table:table-row table:style-name="ro3">
          <table:table-cell table:formula="of:=[.A202]+[.$C$4]" office:value-type="float" office:value="0.960000000000001">
            <text:p>0.960</text:p>
          </table:table-cell>
          <table:table-cell table:formula="of:=IF(   [.A203] &lt; [.$C$5];   &quot;Accel&quot;;   IF(     [.A203] &lt; [.$C$5] + [.$C$7];     &quot;Cruise&quot;;     IF(       [.A203] &lt; [.$C$8];       &quot;Decel&quot;;       &quot;Stop&quot;     )   ) )" office:value-type="string" office:string-value="Cruise">
            <text:p>Cruise</text:p>
          </table:table-cell>
          <table:table-cell table:formula="of:=IF(   [.B203]=&quot;Accel&quot;;   [.$C$1];   IF(     [.B203]=&quot;Cruise&quot;;     0;     IF([.B203]=&quot;Decel&quot;; -[.$C$1]; 0)   ) )" office:value-type="float" office:value="0">
            <text:p>0</text:p>
          </table:table-cell>
          <table:table-cell table:formula="of:=IF(   [.B203]=&quot;Stop&quot;;   0;   MAX(     0;     MIN(       [.$C$2];       [.D202] + [.C203] * [.$C$4]     )   ) )" office:value-type="float" office:value="98.75">
            <text:p>98.75</text:p>
          </table:table-cell>
          <table:table-cell table:formula="of:=IF(   [.B203]=&quot;Stop&quot;;   [.$C$3];   [.E202] + [.D203] * [.$C$4] )" office:value-type="float" office:value="93.8125000000002">
            <text:p>93.81</text:p>
          </table:table-cell>
        </table:table-row>
        <table:table-row table:style-name="ro3">
          <table:table-cell table:formula="of:=[.A203]+[.$C$4]" office:value-type="float" office:value="0.965000000000001">
            <text:p>0.965</text:p>
          </table:table-cell>
          <table:table-cell table:formula="of:=IF(   [.A204] &lt; [.$C$5];   &quot;Accel&quot;;   IF(     [.A204] &lt; [.$C$5] + [.$C$7];     &quot;Cruise&quot;;     IF(       [.A204] &lt; [.$C$8];       &quot;Decel&quot;;       &quot;Stop&quot;     )   ) )" office:value-type="string" office:string-value="Cruise">
            <text:p>Cruise</text:p>
          </table:table-cell>
          <table:table-cell table:formula="of:=IF(   [.B204]=&quot;Accel&quot;;   [.$C$1];   IF(     [.B204]=&quot;Cruise&quot;;     0;     IF([.B204]=&quot;Decel&quot;; -[.$C$1]; 0)   ) )" office:value-type="float" office:value="0">
            <text:p>0</text:p>
          </table:table-cell>
          <table:table-cell table:formula="of:=IF(   [.B204]=&quot;Stop&quot;;   0;   MAX(     0;     MIN(       [.$C$2];       [.D203] + [.C204] * [.$C$4]     )   ) )" office:value-type="float" office:value="98.75">
            <text:p>98.75</text:p>
          </table:table-cell>
          <table:table-cell table:formula="of:=IF(   [.B204]=&quot;Stop&quot;;   [.$C$3];   [.E203] + [.D204] * [.$C$4] )" office:value-type="float" office:value="94.3062500000002">
            <text:p>94.31</text:p>
          </table:table-cell>
        </table:table-row>
        <table:table-row table:style-name="ro3">
          <table:table-cell table:formula="of:=[.A204]+[.$C$4]" office:value-type="float" office:value="0.970000000000001">
            <text:p>0.970</text:p>
          </table:table-cell>
          <table:table-cell table:formula="of:=IF(   [.A205] &lt; [.$C$5];   &quot;Accel&quot;;   IF(     [.A205] &lt; [.$C$5] + [.$C$7];     &quot;Cruise&quot;;     IF(       [.A205] &lt; [.$C$8];       &quot;Decel&quot;;       &quot;Stop&quot;     )   ) )" office:value-type="string" office:string-value="Cruise">
            <text:p>Cruise</text:p>
          </table:table-cell>
          <table:table-cell table:formula="of:=IF(   [.B205]=&quot;Accel&quot;;   [.$C$1];   IF(     [.B205]=&quot;Cruise&quot;;     0;     IF([.B205]=&quot;Decel&quot;; -[.$C$1]; 0)   ) )" office:value-type="float" office:value="0">
            <text:p>0</text:p>
          </table:table-cell>
          <table:table-cell table:formula="of:=IF(   [.B205]=&quot;Stop&quot;;   0;   MAX(     0;     MIN(       [.$C$2];       [.D204] + [.C205] * [.$C$4]     )   ) )" office:value-type="float" office:value="98.75">
            <text:p>98.75</text:p>
          </table:table-cell>
          <table:table-cell table:formula="of:=IF(   [.B205]=&quot;Stop&quot;;   [.$C$3];   [.E204] + [.D205] * [.$C$4] )" office:value-type="float" office:value="94.8000000000002">
            <text:p>94.80</text:p>
          </table:table-cell>
        </table:table-row>
        <table:table-row table:style-name="ro3">
          <table:table-cell table:formula="of:=[.A205]+[.$C$4]" office:value-type="float" office:value="0.975000000000001">
            <text:p>0.975</text:p>
          </table:table-cell>
          <table:table-cell table:formula="of:=IF(   [.A206] &lt; [.$C$5];   &quot;Accel&quot;;   IF(     [.A206] &lt; [.$C$5] + [.$C$7];     &quot;Cruise&quot;;     IF(       [.A206] &lt; [.$C$8];       &quot;Decel&quot;;       &quot;Stop&quot;     )   ) )" office:value-type="string" office:string-value="Cruise">
            <text:p>Cruise</text:p>
          </table:table-cell>
          <table:table-cell table:formula="of:=IF(   [.B206]=&quot;Accel&quot;;   [.$C$1];   IF(     [.B206]=&quot;Cruise&quot;;     0;     IF([.B206]=&quot;Decel&quot;; -[.$C$1]; 0)   ) )" office:value-type="float" office:value="0">
            <text:p>0</text:p>
          </table:table-cell>
          <table:table-cell table:formula="of:=IF(   [.B206]=&quot;Stop&quot;;   0;   MAX(     0;     MIN(       [.$C$2];       [.D205] + [.C206] * [.$C$4]     )   ) )" office:value-type="float" office:value="98.75">
            <text:p>98.75</text:p>
          </table:table-cell>
          <table:table-cell table:formula="of:=IF(   [.B206]=&quot;Stop&quot;;   [.$C$3];   [.E205] + [.D206] * [.$C$4] )" office:value-type="float" office:value="95.2937500000002">
            <text:p>95.29</text:p>
          </table:table-cell>
        </table:table-row>
        <table:table-row table:style-name="ro3">
          <table:table-cell table:formula="of:=[.A206]+[.$C$4]" office:value-type="float" office:value="0.980000000000001">
            <text:p>0.980</text:p>
          </table:table-cell>
          <table:table-cell table:formula="of:=IF(   [.A207] &lt; [.$C$5];   &quot;Accel&quot;;   IF(     [.A207] &lt; [.$C$5] + [.$C$7];     &quot;Cruise&quot;;     IF(       [.A207] &lt; [.$C$8];       &quot;Decel&quot;;       &quot;Stop&quot;     )   ) )" office:value-type="string" office:string-value="Cruise">
            <text:p>Cruise</text:p>
          </table:table-cell>
          <table:table-cell table:formula="of:=IF(   [.B207]=&quot;Accel&quot;;   [.$C$1];   IF(     [.B207]=&quot;Cruise&quot;;     0;     IF([.B207]=&quot;Decel&quot;; -[.$C$1]; 0)   ) )" office:value-type="float" office:value="0">
            <text:p>0</text:p>
          </table:table-cell>
          <table:table-cell table:formula="of:=IF(   [.B207]=&quot;Stop&quot;;   0;   MAX(     0;     MIN(       [.$C$2];       [.D206] + [.C207] * [.$C$4]     )   ) )" office:value-type="float" office:value="98.75">
            <text:p>98.75</text:p>
          </table:table-cell>
          <table:table-cell table:formula="of:=IF(   [.B207]=&quot;Stop&quot;;   [.$C$3];   [.E206] + [.D207] * [.$C$4] )" office:value-type="float" office:value="95.7875000000002">
            <text:p>95.79</text:p>
          </table:table-cell>
        </table:table-row>
        <table:table-row table:style-name="ro3">
          <table:table-cell table:formula="of:=[.A207]+[.$C$4]" office:value-type="float" office:value="0.985000000000001">
            <text:p>0.985</text:p>
          </table:table-cell>
          <table:table-cell table:formula="of:=IF(   [.A208] &lt; [.$C$5];   &quot;Accel&quot;;   IF(     [.A208] &lt; [.$C$5] + [.$C$7];     &quot;Cruise&quot;;     IF(       [.A208] &lt; [.$C$8];       &quot;Decel&quot;;       &quot;Stop&quot;     )   ) )" office:value-type="string" office:string-value="Cruise">
            <text:p>Cruise</text:p>
          </table:table-cell>
          <table:table-cell table:formula="of:=IF(   [.B208]=&quot;Accel&quot;;   [.$C$1];   IF(     [.B208]=&quot;Cruise&quot;;     0;     IF([.B208]=&quot;Decel&quot;; -[.$C$1]; 0)   ) )" office:value-type="float" office:value="0">
            <text:p>0</text:p>
          </table:table-cell>
          <table:table-cell table:formula="of:=IF(   [.B208]=&quot;Stop&quot;;   0;   MAX(     0;     MIN(       [.$C$2];       [.D207] + [.C208] * [.$C$4]     )   ) )" office:value-type="float" office:value="98.75">
            <text:p>98.75</text:p>
          </table:table-cell>
          <table:table-cell table:formula="of:=IF(   [.B208]=&quot;Stop&quot;;   [.$C$3];   [.E207] + [.D208] * [.$C$4] )" office:value-type="float" office:value="96.2812500000002">
            <text:p>96.28</text:p>
          </table:table-cell>
        </table:table-row>
        <table:table-row table:style-name="ro3">
          <table:table-cell table:formula="of:=[.A208]+[.$C$4]" office:value-type="float" office:value="0.990000000000001">
            <text:p>0.990</text:p>
          </table:table-cell>
          <table:table-cell table:formula="of:=IF(   [.A209] &lt; [.$C$5];   &quot;Accel&quot;;   IF(     [.A209] &lt; [.$C$5] + [.$C$7];     &quot;Cruise&quot;;     IF(       [.A209] &lt; [.$C$8];       &quot;Decel&quot;;       &quot;Stop&quot;     )   ) )" office:value-type="string" office:string-value="Cruise">
            <text:p>Cruise</text:p>
          </table:table-cell>
          <table:table-cell table:formula="of:=IF(   [.B209]=&quot;Accel&quot;;   [.$C$1];   IF(     [.B209]=&quot;Cruise&quot;;     0;     IF([.B209]=&quot;Decel&quot;; -[.$C$1]; 0)   ) )" office:value-type="float" office:value="0">
            <text:p>0</text:p>
          </table:table-cell>
          <table:table-cell table:formula="of:=IF(   [.B209]=&quot;Stop&quot;;   0;   MAX(     0;     MIN(       [.$C$2];       [.D208] + [.C209] * [.$C$4]     )   ) )" office:value-type="float" office:value="98.75">
            <text:p>98.75</text:p>
          </table:table-cell>
          <table:table-cell table:formula="of:=IF(   [.B209]=&quot;Stop&quot;;   [.$C$3];   [.E208] + [.D209] * [.$C$4] )" office:value-type="float" office:value="96.7750000000003">
            <text:p>96.78</text:p>
          </table:table-cell>
        </table:table-row>
        <table:table-row table:style-name="ro3">
          <table:table-cell table:formula="of:=[.A209]+[.$C$4]" office:value-type="float" office:value="0.995000000000001">
            <text:p>0.995</text:p>
          </table:table-cell>
          <table:table-cell table:formula="of:=IF(   [.A210] &lt; [.$C$5];   &quot;Accel&quot;;   IF(     [.A210] &lt; [.$C$5] + [.$C$7];     &quot;Cruise&quot;;     IF(       [.A210] &lt; [.$C$8];       &quot;Decel&quot;;       &quot;Stop&quot;     )   ) )" office:value-type="string" office:string-value="Cruise">
            <text:p>Cruise</text:p>
          </table:table-cell>
          <table:table-cell table:formula="of:=IF(   [.B210]=&quot;Accel&quot;;   [.$C$1];   IF(     [.B210]=&quot;Cruise&quot;;     0;     IF([.B210]=&quot;Decel&quot;; -[.$C$1]; 0)   ) )" office:value-type="float" office:value="0">
            <text:p>0</text:p>
          </table:table-cell>
          <table:table-cell table:formula="of:=IF(   [.B210]=&quot;Stop&quot;;   0;   MAX(     0;     MIN(       [.$C$2];       [.D209] + [.C210] * [.$C$4]     )   ) )" office:value-type="float" office:value="98.75">
            <text:p>98.75</text:p>
          </table:table-cell>
          <table:table-cell table:formula="of:=IF(   [.B210]=&quot;Stop&quot;;   [.$C$3];   [.E209] + [.D210] * [.$C$4] )" office:value-type="float" office:value="97.2687500000002">
            <text:p>97.27</text:p>
          </table:table-cell>
        </table:table-row>
        <table:table-row table:style-name="ro3">
          <table:table-cell table:formula="of:=[.A210]+[.$C$4]" office:value-type="float" office:value="1">
            <text:p>1.000</text:p>
          </table:table-cell>
          <table:table-cell table:formula="of:=IF(   [.A211] &lt; [.$C$5];   &quot;Accel&quot;;   IF(     [.A211] &lt; [.$C$5] + [.$C$7];     &quot;Cruise&quot;;     IF(       [.A211] &lt; [.$C$8];       &quot;Decel&quot;;       &quot;Stop&quot;     )   ) )" office:value-type="string" office:string-value="Decel">
            <text:p>Decel</text:p>
          </table:table-cell>
          <table:table-cell table:formula="of:=IF(   [.B211]=&quot;Accel&quot;;   [.$C$1];   IF(     [.B211]=&quot;Cruise&quot;;     0;     IF([.B211]=&quot;Decel&quot;; -[.$C$1]; 0)   ) )" office:value-type="float" office:value="-3950">
            <text:p>-3950</text:p>
          </table:table-cell>
          <table:table-cell table:formula="of:=IF(   [.B211]=&quot;Stop&quot;;   0;   MAX(     0;     MIN(       [.$C$2];       [.D210] + [.C211] * [.$C$4]     )   ) )" office:value-type="float" office:value="79">
            <text:p>79.00</text:p>
          </table:table-cell>
          <table:table-cell table:formula="of:=IF(   [.B211]=&quot;Stop&quot;;   [.$C$3];   [.E210] + [.D211] * [.$C$4] )" office:value-type="float" office:value="97.6637500000003">
            <text:p>97.66</text:p>
          </table:table-cell>
        </table:table-row>
        <table:table-row table:style-name="ro3">
          <table:table-cell table:formula="of:=[.A211]+[.$C$4]" office:value-type="float" office:value="1.005">
            <text:p>1.005</text:p>
          </table:table-cell>
          <table:table-cell table:formula="of:=IF(   [.A212] &lt; [.$C$5];   &quot;Accel&quot;;   IF(     [.A212] &lt; [.$C$5] + [.$C$7];     &quot;Cruise&quot;;     IF(       [.A212] &lt; [.$C$8];       &quot;Decel&quot;;       &quot;Stop&quot;     )   ) )" office:value-type="string" office:string-value="Decel">
            <text:p>Decel</text:p>
          </table:table-cell>
          <table:table-cell table:formula="of:=IF(   [.B212]=&quot;Accel&quot;;   [.$C$1];   IF(     [.B212]=&quot;Cruise&quot;;     0;     IF([.B212]=&quot;Decel&quot;; -[.$C$1]; 0)   ) )" office:value-type="float" office:value="-3950">
            <text:p>-3950</text:p>
          </table:table-cell>
          <table:table-cell table:formula="of:=IF(   [.B212]=&quot;Stop&quot;;   0;   MAX(     0;     MIN(       [.$C$2];       [.D211] + [.C212] * [.$C$4]     )   ) )" office:value-type="float" office:value="59.25">
            <text:p>59.25</text:p>
          </table:table-cell>
          <table:table-cell table:formula="of:=IF(   [.B212]=&quot;Stop&quot;;   [.$C$3];   [.E211] + [.D212] * [.$C$4] )" office:value-type="float" office:value="97.9600000000002">
            <text:p>97.96</text:p>
          </table:table-cell>
        </table:table-row>
        <table:table-row table:style-name="ro3">
          <table:table-cell table:formula="of:=[.A212]+[.$C$4]" office:value-type="float" office:value="1.01">
            <text:p>1.010</text:p>
          </table:table-cell>
          <table:table-cell table:formula="of:=IF(   [.A213] &lt; [.$C$5];   &quot;Accel&quot;;   IF(     [.A213] &lt; [.$C$5] + [.$C$7];     &quot;Cruise&quot;;     IF(       [.A213] &lt; [.$C$8];       &quot;Decel&quot;;       &quot;Stop&quot;     )   ) )" office:value-type="string" office:string-value="Decel">
            <text:p>Decel</text:p>
          </table:table-cell>
          <table:table-cell table:formula="of:=IF(   [.B213]=&quot;Accel&quot;;   [.$C$1];   IF(     [.B213]=&quot;Cruise&quot;;     0;     IF([.B213]=&quot;Decel&quot;; -[.$C$1]; 0)   ) )" office:value-type="float" office:value="-3950">
            <text:p>-3950</text:p>
          </table:table-cell>
          <table:table-cell table:formula="of:=IF(   [.B213]=&quot;Stop&quot;;   0;   MAX(     0;     MIN(       [.$C$2];       [.D212] + [.C213] * [.$C$4]     )   ) )" office:value-type="float" office:value="39.5">
            <text:p>39.50</text:p>
          </table:table-cell>
          <table:table-cell table:formula="of:=IF(   [.B213]=&quot;Stop&quot;;   [.$C$3];   [.E212] + [.D213] * [.$C$4] )" office:value-type="float" office:value="98.1575000000003">
            <text:p>98.16</text:p>
          </table:table-cell>
        </table:table-row>
        <table:table-row table:style-name="ro3">
          <table:table-cell table:formula="of:=[.A213]+[.$C$4]" office:value-type="float" office:value="1.015">
            <text:p>1.015</text:p>
          </table:table-cell>
          <table:table-cell table:formula="of:=IF(   [.A214] &lt; [.$C$5];   &quot;Accel&quot;;   IF(     [.A214] &lt; [.$C$5] + [.$C$7];     &quot;Cruise&quot;;     IF(       [.A214] &lt; [.$C$8];       &quot;Decel&quot;;       &quot;Stop&quot;     )   ) )" office:value-type="string" office:string-value="Decel">
            <text:p>Decel</text:p>
          </table:table-cell>
          <table:table-cell table:formula="of:=IF(   [.B214]=&quot;Accel&quot;;   [.$C$1];   IF(     [.B214]=&quot;Cruise&quot;;     0;     IF([.B214]=&quot;Decel&quot;; -[.$C$1]; 0)   ) )" office:value-type="float" office:value="-3950">
            <text:p>-3950</text:p>
          </table:table-cell>
          <table:table-cell table:formula="of:=IF(   [.B214]=&quot;Stop&quot;;   0;   MAX(     0;     MIN(       [.$C$2];       [.D213] + [.C214] * [.$C$4]     )   ) )" office:value-type="float" office:value="19.75">
            <text:p>19.75</text:p>
          </table:table-cell>
          <table:table-cell table:formula="of:=IF(   [.B214]=&quot;Stop&quot;;   [.$C$3];   [.E213] + [.D214] * [.$C$4] )" office:value-type="float" office:value="98.2562500000003">
            <text:p>98.26</text:p>
          </table:table-cell>
        </table:table-row>
        <table:table-row table:style-name="ro3">
          <table:table-cell table:formula="of:=[.A214]+[.$C$4]" office:value-type="float" office:value="1.02">
            <text:p>1.020</text:p>
          </table:table-cell>
          <table:table-cell table:formula="of:=IF(   [.A215] &lt; [.$C$5];   &quot;Accel&quot;;   IF(     [.A215] &lt; [.$C$5] + [.$C$7];     &quot;Cruise&quot;;     IF(       [.A215] &lt; [.$C$8];       &quot;Decel&quot;;       &quot;Stop&quot;     )   ) )" office:value-type="string" office:string-value="Decel">
            <text:p>Decel</text:p>
          </table:table-cell>
          <table:table-cell table:formula="of:=IF(   [.B215]=&quot;Accel&quot;;   [.$C$1];   IF(     [.B215]=&quot;Cruise&quot;;     0;     IF([.B215]=&quot;Decel&quot;; -[.$C$1]; 0)   ) )" office:value-type="float" office:value="-3950">
            <text:p>-3950</text:p>
          </table:table-cell>
          <table:table-cell table:formula="of:=IF(   [.B215]=&quot;Stop&quot;;   0;   MAX(     0;     MIN(       [.$C$2];       [.D214] + [.C215] * [.$C$4]     )   ) )" office:value-type="float" office:value="0">
            <text:p>0.00</text:p>
          </table:table-cell>
          <table:table-cell table:formula="of:=IF(   [.B215]=&quot;Stop&quot;;   [.$C$3];   [.E214] + [.D215] * [.$C$4] )" office:value-type="float" office:value="98.2562500000003">
            <text:p>98.26</text:p>
          </table:table-cell>
        </table:table-row>
        <table:table-row table:style-name="ro3">
          <table:table-cell table:formula="of:=[.A215]+[.$C$4]" office:value-type="float" office:value="1.025">
            <text:p>1.025</text:p>
          </table:table-cell>
          <table:table-cell table:formula="of:=IF(   [.A216] &lt; [.$C$5];   &quot;Accel&quot;;   IF(     [.A216] &lt; [.$C$5] + [.$C$7];     &quot;Cruise&quot;;     IF(       [.A216] &lt; [.$C$8];       &quot;Decel&quot;;       &quot;Stop&quot;     )   ) )" office:value-type="string" office:string-value="Decel">
            <text:p>Decel</text:p>
          </table:table-cell>
          <table:table-cell table:formula="of:=IF(   [.B216]=&quot;Accel&quot;;   [.$C$1];   IF(     [.B216]=&quot;Cruise&quot;;     0;     IF([.B216]=&quot;Decel&quot;; -[.$C$1]; 0)   ) )" office:value-type="float" office:value="-3950">
            <text:p>-3950</text:p>
          </table:table-cell>
          <table:table-cell table:formula="of:=IF(   [.B216]=&quot;Stop&quot;;   0;   MAX(     0;     MIN(       [.$C$2];       [.D215] + [.C216] * [.$C$4]     )   ) )" office:value-type="float" office:value="0">
            <text:p>0.00</text:p>
          </table:table-cell>
          <table:table-cell table:formula="of:=IF(   [.B216]=&quot;Stop&quot;;   [.$C$3];   [.E215] + [.D216] * [.$C$4] )" office:value-type="float" office:value="98.2562500000003">
            <text:p>98.26</text:p>
          </table:table-cell>
        </table:table-row>
        <table:table-row table:style-name="ro3">
          <table:table-cell table:formula="of:=[.A216]+[.$C$4]" office:value-type="float" office:value="1.03">
            <text:p>1.030</text:p>
          </table:table-cell>
          <table:table-cell table:formula="of:=IF(   [.A217] &lt; [.$C$5];   &quot;Accel&quot;;   IF(     [.A217] &lt; [.$C$5] + [.$C$7];     &quot;Cruise&quot;;     IF(       [.A217] &lt; [.$C$8];       &quot;Decel&quot;;       &quot;Stop&quot;     )   ) )" office:value-type="string" office:string-value="Stop">
            <text:p>Stop</text:p>
          </table:table-cell>
          <table:table-cell table:formula="of:=IF(   [.B217]=&quot;Accel&quot;;   [.$C$1];   IF(     [.B217]=&quot;Cruise&quot;;     0;     IF([.B217]=&quot;Decel&quot;; -[.$C$1]; 0)   ) )" office:value-type="float" office:value="0">
            <text:p>0</text:p>
          </table:table-cell>
          <table:table-cell table:formula="of:=IF(   [.B217]=&quot;Stop&quot;;   0;   MAX(     0;     MIN(       [.$C$2];       [.D216] + [.C217] * [.$C$4]     )   ) )" office:value-type="float" office:value="0">
            <text:p>0.00</text:p>
          </table:table-cell>
          <table:table-cell table:formula="of:=IF(   [.B217]=&quot;Stop&quot;;   [.$C$3];   [.E216] + [.D217] * [.$C$4] )" office:value-type="float" office:value="100">
            <text:p>100.00</text:p>
          </table:table-cell>
        </table:table-row>
        <table:table-row table:style-name="ro3">
          <table:table-cell table:formula="of:=[.A217]+[.$C$4]" office:value-type="float" office:value="1.035">
            <text:p>1.035</text:p>
          </table:table-cell>
          <table:table-cell table:formula="of:=IF(   [.A218] &lt; [.$C$5];   &quot;Accel&quot;;   IF(     [.A218] &lt; [.$C$5] + [.$C$7];     &quot;Cruise&quot;;     IF(       [.A218] &lt; [.$C$8];       &quot;Decel&quot;;       &quot;Stop&quot;     )   ) )" office:value-type="string" office:string-value="Stop">
            <text:p>Stop</text:p>
          </table:table-cell>
          <table:table-cell table:formula="of:=IF(   [.B218]=&quot;Accel&quot;;   [.$C$1];   IF(     [.B218]=&quot;Cruise&quot;;     0;     IF([.B218]=&quot;Decel&quot;; -[.$C$1]; 0)   ) )" office:value-type="float" office:value="0">
            <text:p>0</text:p>
          </table:table-cell>
          <table:table-cell table:formula="of:=IF(   [.B218]=&quot;Stop&quot;;   0;   MAX(     0;     MIN(       [.$C$2];       [.D217] + [.C218] * [.$C$4]     )   ) )" office:value-type="float" office:value="0">
            <text:p>0.00</text:p>
          </table:table-cell>
          <table:table-cell table:formula="of:=IF(   [.B218]=&quot;Stop&quot;;   [.$C$3];   [.E217] + [.D218] * [.$C$4] )" office:value-type="float" office:value="100">
            <text:p>100.00</text:p>
          </table:table-cell>
        </table:table-row>
        <table:table-row table:style-name="ro3">
          <table:table-cell table:formula="of:=[.A218]+[.$C$4]" office:value-type="float" office:value="1.04">
            <text:p>1.040</text:p>
          </table:table-cell>
          <table:table-cell table:formula="of:=IF(   [.A219] &lt; [.$C$5];   &quot;Accel&quot;;   IF(     [.A219] &lt; [.$C$5] + [.$C$7];     &quot;Cruise&quot;;     IF(       [.A219] &lt; [.$C$8];       &quot;Decel&quot;;       &quot;Stop&quot;     )   ) )" office:value-type="string" office:string-value="Stop">
            <text:p>Stop</text:p>
          </table:table-cell>
          <table:table-cell table:formula="of:=IF(   [.B219]=&quot;Accel&quot;;   [.$C$1];   IF(     [.B219]=&quot;Cruise&quot;;     0;     IF([.B219]=&quot;Decel&quot;; -[.$C$1]; 0)   ) )" office:value-type="float" office:value="0">
            <text:p>0</text:p>
          </table:table-cell>
          <table:table-cell table:formula="of:=IF(   [.B219]=&quot;Stop&quot;;   0;   MAX(     0;     MIN(       [.$C$2];       [.D218] + [.C219] * [.$C$4]     )   ) )" office:value-type="float" office:value="0">
            <text:p>0.00</text:p>
          </table:table-cell>
          <table:table-cell table:formula="of:=IF(   [.B219]=&quot;Stop&quot;;   [.$C$3];   [.E218] + [.D219] * [.$C$4] )" office:value-type="float" office:value="100">
            <text:p>100.00</text:p>
          </table:table-cell>
        </table:table-row>
        <table:table-row table:style-name="ro3">
          <table:table-cell table:formula="of:=[.A219]+[.$C$4]" office:value-type="float" office:value="1.045">
            <text:p>1.045</text:p>
          </table:table-cell>
          <table:table-cell table:formula="of:=IF(   [.A220] &lt; [.$C$5];   &quot;Accel&quot;;   IF(     [.A220] &lt; [.$C$5] + [.$C$7];     &quot;Cruise&quot;;     IF(       [.A220] &lt; [.$C$8];       &quot;Decel&quot;;       &quot;Stop&quot;     )   ) )" office:value-type="string" office:string-value="Stop">
            <text:p>Stop</text:p>
          </table:table-cell>
          <table:table-cell table:formula="of:=IF(   [.B220]=&quot;Accel&quot;;   [.$C$1];   IF(     [.B220]=&quot;Cruise&quot;;     0;     IF([.B220]=&quot;Decel&quot;; -[.$C$1]; 0)   ) )" office:value-type="float" office:value="0">
            <text:p>0</text:p>
          </table:table-cell>
          <table:table-cell table:formula="of:=IF(   [.B220]=&quot;Stop&quot;;   0;   MAX(     0;     MIN(       [.$C$2];       [.D219] + [.C220] * [.$C$4]     )   ) )" office:value-type="float" office:value="0">
            <text:p>0.00</text:p>
          </table:table-cell>
          <table:table-cell table:formula="of:=IF(   [.B220]=&quot;Stop&quot;;   [.$C$3];   [.E219] + [.D220] * [.$C$4] )" office:value-type="float" office:value="100">
            <text:p>100.00</text:p>
          </table:table-cell>
        </table:table-row>
        <table:table-row table:style-name="ro3">
          <table:table-cell table:formula="of:=[.A220]+[.$C$4]" office:value-type="float" office:value="1.05">
            <text:p>1.050</text:p>
          </table:table-cell>
          <table:table-cell table:formula="of:=IF(   [.A221] &lt; [.$C$5];   &quot;Accel&quot;;   IF(     [.A221] &lt; [.$C$5] + [.$C$7];     &quot;Cruise&quot;;     IF(       [.A221] &lt; [.$C$8];       &quot;Decel&quot;;       &quot;Stop&quot;     )   ) )" office:value-type="string" office:string-value="Stop">
            <text:p>Stop</text:p>
          </table:table-cell>
          <table:table-cell table:formula="of:=IF(   [.B221]=&quot;Accel&quot;;   [.$C$1];   IF(     [.B221]=&quot;Cruise&quot;;     0;     IF([.B221]=&quot;Decel&quot;; -[.$C$1]; 0)   ) )" office:value-type="float" office:value="0">
            <text:p>0</text:p>
          </table:table-cell>
          <table:table-cell table:formula="of:=IF(   [.B221]=&quot;Stop&quot;;   0;   MAX(     0;     MIN(       [.$C$2];       [.D220] + [.C221] * [.$C$4]     )   ) )" office:value-type="float" office:value="0">
            <text:p>0.00</text:p>
          </table:table-cell>
          <table:table-cell table:formula="of:=IF(   [.B221]=&quot;Stop&quot;;   [.$C$3];   [.E220] + [.D221] * [.$C$4] )" office:value-type="float" office:value="100">
            <text:p>100.00</text:p>
          </table:table-cell>
        </table:table-row>
        <table:table-row table:style-name="ro3">
          <table:table-cell table:formula="of:=[.A221]+[.$C$4]" office:value-type="float" office:value="1.055">
            <text:p>1.055</text:p>
          </table:table-cell>
          <table:table-cell table:formula="of:=IF(   [.A222] &lt; [.$C$5];   &quot;Accel&quot;;   IF(     [.A222] &lt; [.$C$5] + [.$C$7];     &quot;Cruise&quot;;     IF(       [.A222] &lt; [.$C$8];       &quot;Decel&quot;;       &quot;Stop&quot;     )   ) )" office:value-type="string" office:string-value="Stop">
            <text:p>Stop</text:p>
          </table:table-cell>
          <table:table-cell table:formula="of:=IF(   [.B222]=&quot;Accel&quot;;   [.$C$1];   IF(     [.B222]=&quot;Cruise&quot;;     0;     IF([.B222]=&quot;Decel&quot;; -[.$C$1]; 0)   ) )" office:value-type="float" office:value="0">
            <text:p>0</text:p>
          </table:table-cell>
          <table:table-cell table:formula="of:=IF(   [.B222]=&quot;Stop&quot;;   0;   MAX(     0;     MIN(       [.$C$2];       [.D221] + [.C222] * [.$C$4]     )   ) )" office:value-type="float" office:value="0">
            <text:p>0.00</text:p>
          </table:table-cell>
          <table:table-cell table:formula="of:=IF(   [.B222]=&quot;Stop&quot;;   [.$C$3];   [.E221] + [.D222] * [.$C$4] )" office:value-type="float" office:value="100">
            <text:p>100.00</text:p>
          </table:table-cell>
        </table:table-row>
        <table:table-row table:style-name="ro3">
          <table:table-cell table:formula="of:=[.A222]+[.$C$4]" office:value-type="float" office:value="1.06">
            <text:p>1.060</text:p>
          </table:table-cell>
          <table:table-cell table:formula="of:=IF(   [.A223] &lt; [.$C$5];   &quot;Accel&quot;;   IF(     [.A223] &lt; [.$C$5] + [.$C$7];     &quot;Cruise&quot;;     IF(       [.A223] &lt; [.$C$8];       &quot;Decel&quot;;       &quot;Stop&quot;     )   ) )" office:value-type="string" office:string-value="Stop">
            <text:p>Stop</text:p>
          </table:table-cell>
          <table:table-cell table:formula="of:=IF(   [.B223]=&quot;Accel&quot;;   [.$C$1];   IF(     [.B223]=&quot;Cruise&quot;;     0;     IF([.B223]=&quot;Decel&quot;; -[.$C$1]; 0)   ) )" office:value-type="float" office:value="0">
            <text:p>0</text:p>
          </table:table-cell>
          <table:table-cell table:formula="of:=IF(   [.B223]=&quot;Stop&quot;;   0;   MAX(     0;     MIN(       [.$C$2];       [.D222] + [.C223] * [.$C$4]     )   ) )" office:value-type="float" office:value="0">
            <text:p>0.00</text:p>
          </table:table-cell>
          <table:table-cell table:formula="of:=IF(   [.B223]=&quot;Stop&quot;;   [.$C$3];   [.E222] + [.D223] * [.$C$4] )" office:value-type="float" office:value="100">
            <text:p>100.00</text:p>
          </table:table-cell>
        </table:table-row>
        <table:table-row table:style-name="ro3">
          <table:table-cell table:formula="of:=[.A223]+[.$C$4]" office:value-type="float" office:value="1.065">
            <text:p>1.065</text:p>
          </table:table-cell>
          <table:table-cell table:formula="of:=IF(   [.A224] &lt; [.$C$5];   &quot;Accel&quot;;   IF(     [.A224] &lt; [.$C$5] + [.$C$7];     &quot;Cruise&quot;;     IF(       [.A224] &lt; [.$C$8];       &quot;Decel&quot;;       &quot;Stop&quot;     )   ) )" office:value-type="string" office:string-value="Stop">
            <text:p>Stop</text:p>
          </table:table-cell>
          <table:table-cell table:formula="of:=IF(   [.B224]=&quot;Accel&quot;;   [.$C$1];   IF(     [.B224]=&quot;Cruise&quot;;     0;     IF([.B224]=&quot;Decel&quot;; -[.$C$1]; 0)   ) )" office:value-type="float" office:value="0">
            <text:p>0</text:p>
          </table:table-cell>
          <table:table-cell table:formula="of:=IF(   [.B224]=&quot;Stop&quot;;   0;   MAX(     0;     MIN(       [.$C$2];       [.D223] + [.C224] * [.$C$4]     )   ) )" office:value-type="float" office:value="0">
            <text:p>0.00</text:p>
          </table:table-cell>
          <table:table-cell table:formula="of:=IF(   [.B224]=&quot;Stop&quot;;   [.$C$3];   [.E223] + [.D224] * [.$C$4] )" office:value-type="float" office:value="100">
            <text:p>100.00</text:p>
          </table:table-cell>
        </table:table-row>
        <table:table-row table:style-name="ro3">
          <table:table-cell table:formula="of:=[.A224]+[.$C$4]" office:value-type="float" office:value="1.07">
            <text:p>1.070</text:p>
          </table:table-cell>
          <table:table-cell table:formula="of:=IF(   [.A225] &lt; [.$C$5];   &quot;Accel&quot;;   IF(     [.A225] &lt; [.$C$5] + [.$C$7];     &quot;Cruise&quot;;     IF(       [.A225] &lt; [.$C$8];       &quot;Decel&quot;;       &quot;Stop&quot;     )   ) )" office:value-type="string" office:string-value="Stop">
            <text:p>Stop</text:p>
          </table:table-cell>
          <table:table-cell table:formula="of:=IF(   [.B225]=&quot;Accel&quot;;   [.$C$1];   IF(     [.B225]=&quot;Cruise&quot;;     0;     IF([.B225]=&quot;Decel&quot;; -[.$C$1]; 0)   ) )" office:value-type="float" office:value="0">
            <text:p>0</text:p>
          </table:table-cell>
          <table:table-cell table:formula="of:=IF(   [.B225]=&quot;Stop&quot;;   0;   MAX(     0;     MIN(       [.$C$2];       [.D224] + [.C225] * [.$C$4]     )   ) )" office:value-type="float" office:value="0">
            <text:p>0.00</text:p>
          </table:table-cell>
          <table:table-cell table:formula="of:=IF(   [.B225]=&quot;Stop&quot;;   [.$C$3];   [.E224] + [.D225] * [.$C$4] )" office:value-type="float" office:value="100">
            <text:p>100.00</text:p>
          </table:table-cell>
        </table:table-row>
        <table:table-row table:style-name="ro3">
          <table:table-cell table:formula="of:=[.A225]+[.$C$4]" office:value-type="float" office:value="1.075">
            <text:p>1.075</text:p>
          </table:table-cell>
          <table:table-cell table:formula="of:=IF(   [.A226] &lt; [.$C$5];   &quot;Accel&quot;;   IF(     [.A226] &lt; [.$C$5] + [.$C$7];     &quot;Cruise&quot;;     IF(       [.A226] &lt; [.$C$8];       &quot;Decel&quot;;       &quot;Stop&quot;     )   ) )" office:value-type="string" office:string-value="Stop">
            <text:p>Stop</text:p>
          </table:table-cell>
          <table:table-cell table:formula="of:=IF(   [.B226]=&quot;Accel&quot;;   [.$C$1];   IF(     [.B226]=&quot;Cruise&quot;;     0;     IF([.B226]=&quot;Decel&quot;; -[.$C$1]; 0)   ) )" office:value-type="float" office:value="0">
            <text:p>0</text:p>
          </table:table-cell>
          <table:table-cell table:formula="of:=IF(   [.B226]=&quot;Stop&quot;;   0;   MAX(     0;     MIN(       [.$C$2];       [.D225] + [.C226] * [.$C$4]     )   ) )" office:value-type="float" office:value="0">
            <text:p>0.00</text:p>
          </table:table-cell>
          <table:table-cell table:formula="of:=IF(   [.B226]=&quot;Stop&quot;;   [.$C$3];   [.E225] + [.D226] * [.$C$4] )" office:value-type="float" office:value="100">
            <text:p>100.00</text:p>
          </table:table-cell>
        </table:table-row>
        <table:table-row table:style-name="ro3">
          <table:table-cell table:formula="of:=[.A226]+[.$C$4]" office:value-type="float" office:value="1.08">
            <text:p>1.080</text:p>
          </table:table-cell>
          <table:table-cell table:formula="of:=IF(   [.A227] &lt; [.$C$5];   &quot;Accel&quot;;   IF(     [.A227] &lt; [.$C$5] + [.$C$7];     &quot;Cruise&quot;;     IF(       [.A227] &lt; [.$C$8];       &quot;Decel&quot;;       &quot;Stop&quot;     )   ) )" office:value-type="string" office:string-value="Stop">
            <text:p>Stop</text:p>
          </table:table-cell>
          <table:table-cell table:formula="of:=IF(   [.B227]=&quot;Accel&quot;;   [.$C$1];   IF(     [.B227]=&quot;Cruise&quot;;     0;     IF([.B227]=&quot;Decel&quot;; -[.$C$1]; 0)   ) )" office:value-type="float" office:value="0">
            <text:p>0</text:p>
          </table:table-cell>
          <table:table-cell table:formula="of:=IF(   [.B227]=&quot;Stop&quot;;   0;   MAX(     0;     MIN(       [.$C$2];       [.D226] + [.C227] * [.$C$4]     )   ) )" office:value-type="float" office:value="0">
            <text:p>0.00</text:p>
          </table:table-cell>
          <table:table-cell table:formula="of:=IF(   [.B227]=&quot;Stop&quot;;   [.$C$3];   [.E226] + [.D227] * [.$C$4] )" office:value-type="float" office:value="100">
            <text:p>100.00</text:p>
          </table:table-cell>
        </table:table-row>
        <table:table-row table:style-name="ro3">
          <table:table-cell table:formula="of:=[.A227]+[.$C$4]" office:value-type="float" office:value="1.085">
            <text:p>1.085</text:p>
          </table:table-cell>
          <table:table-cell table:formula="of:=IF(   [.A228] &lt; [.$C$5];   &quot;Accel&quot;;   IF(     [.A228] &lt; [.$C$5] + [.$C$7];     &quot;Cruise&quot;;     IF(       [.A228] &lt; [.$C$8];       &quot;Decel&quot;;       &quot;Stop&quot;     )   ) )" office:value-type="string" office:string-value="Stop">
            <text:p>Stop</text:p>
          </table:table-cell>
          <table:table-cell table:formula="of:=IF(   [.B228]=&quot;Accel&quot;;   [.$C$1];   IF(     [.B228]=&quot;Cruise&quot;;     0;     IF([.B228]=&quot;Decel&quot;; -[.$C$1]; 0)   ) )" office:value-type="float" office:value="0">
            <text:p>0</text:p>
          </table:table-cell>
          <table:table-cell table:formula="of:=IF(   [.B228]=&quot;Stop&quot;;   0;   MAX(     0;     MIN(       [.$C$2];       [.D227] + [.C228] * [.$C$4]     )   ) )" office:value-type="float" office:value="0">
            <text:p>0.00</text:p>
          </table:table-cell>
          <table:table-cell table:formula="of:=IF(   [.B228]=&quot;Stop&quot;;   [.$C$3];   [.E227] + [.D228] * [.$C$4] )" office:value-type="float" office:value="100">
            <text:p>100.00</text:p>
          </table:table-cell>
        </table:table-row>
        <table:table-row table:style-name="ro3">
          <table:table-cell table:formula="of:=[.A228]+[.$C$4]" office:value-type="float" office:value="1.09">
            <text:p>1.090</text:p>
          </table:table-cell>
          <table:table-cell table:formula="of:=IF(   [.A229] &lt; [.$C$5];   &quot;Accel&quot;;   IF(     [.A229] &lt; [.$C$5] + [.$C$7];     &quot;Cruise&quot;;     IF(       [.A229] &lt; [.$C$8];       &quot;Decel&quot;;       &quot;Stop&quot;     )   ) )" office:value-type="string" office:string-value="Stop">
            <text:p>Stop</text:p>
          </table:table-cell>
          <table:table-cell table:formula="of:=IF(   [.B229]=&quot;Accel&quot;;   [.$C$1];   IF(     [.B229]=&quot;Cruise&quot;;     0;     IF([.B229]=&quot;Decel&quot;; -[.$C$1]; 0)   ) )" office:value-type="float" office:value="0">
            <text:p>0</text:p>
          </table:table-cell>
          <table:table-cell table:formula="of:=IF(   [.B229]=&quot;Stop&quot;;   0;   MAX(     0;     MIN(       [.$C$2];       [.D228] + [.C229] * [.$C$4]     )   ) )" office:value-type="float" office:value="0">
            <text:p>0.00</text:p>
          </table:table-cell>
          <table:table-cell table:formula="of:=IF(   [.B229]=&quot;Stop&quot;;   [.$C$3];   [.E228] + [.D229] * [.$C$4] )" office:value-type="float" office:value="100">
            <text:p>100.00</text:p>
          </table:table-cell>
        </table:table-row>
        <table:table-row table:style-name="ro3">
          <table:table-cell table:formula="of:=[.A229]+[.$C$4]" office:value-type="float" office:value="1.095">
            <text:p>1.095</text:p>
          </table:table-cell>
          <table:table-cell table:formula="of:=IF(   [.A230] &lt; [.$C$5];   &quot;Accel&quot;;   IF(     [.A230] &lt; [.$C$5] + [.$C$7];     &quot;Cruise&quot;;     IF(       [.A230] &lt; [.$C$8];       &quot;Decel&quot;;       &quot;Stop&quot;     )   ) )" office:value-type="string" office:string-value="Stop">
            <text:p>Stop</text:p>
          </table:table-cell>
          <table:table-cell table:formula="of:=IF(   [.B230]=&quot;Accel&quot;;   [.$C$1];   IF(     [.B230]=&quot;Cruise&quot;;     0;     IF([.B230]=&quot;Decel&quot;; -[.$C$1]; 0)   ) )" office:value-type="float" office:value="0">
            <text:p>0</text:p>
          </table:table-cell>
          <table:table-cell table:formula="of:=IF(   [.B230]=&quot;Stop&quot;;   0;   MAX(     0;     MIN(       [.$C$2];       [.D229] + [.C230] * [.$C$4]     )   ) )" office:value-type="float" office:value="0">
            <text:p>0.00</text:p>
          </table:table-cell>
          <table:table-cell table:formula="of:=IF(   [.B230]=&quot;Stop&quot;;   [.$C$3];   [.E229] + [.D230] * [.$C$4] )" office:value-type="float" office:value="100">
            <text:p>100.00</text:p>
          </table:table-cell>
        </table:table-row>
        <table:table-row table:style-name="ro3">
          <table:table-cell table:formula="of:=[.A230]+[.$C$4]" office:value-type="float" office:value="1.1">
            <text:p>1.100</text:p>
          </table:table-cell>
          <table:table-cell table:formula="of:=IF(   [.A231] &lt; [.$C$5];   &quot;Accel&quot;;   IF(     [.A231] &lt; [.$C$5] + [.$C$7];     &quot;Cruise&quot;;     IF(       [.A231] &lt; [.$C$8];       &quot;Decel&quot;;       &quot;Stop&quot;     )   ) )" office:value-type="string" office:string-value="Stop">
            <text:p>Stop</text:p>
          </table:table-cell>
          <table:table-cell table:formula="of:=IF(   [.B231]=&quot;Accel&quot;;   [.$C$1];   IF(     [.B231]=&quot;Cruise&quot;;     0;     IF([.B231]=&quot;Decel&quot;; -[.$C$1]; 0)   ) )" office:value-type="float" office:value="0">
            <text:p>0</text:p>
          </table:table-cell>
          <table:table-cell table:formula="of:=IF(   [.B231]=&quot;Stop&quot;;   0;   MAX(     0;     MIN(       [.$C$2];       [.D230] + [.C231] * [.$C$4]     )   ) )" office:value-type="float" office:value="0">
            <text:p>0.00</text:p>
          </table:table-cell>
          <table:table-cell table:formula="of:=IF(   [.B231]=&quot;Stop&quot;;   [.$C$3];   [.E230] + [.D231] * [.$C$4] )" office:value-type="float" office:value="100">
            <text:p>100.00</text:p>
          </table:table-cell>
        </table:table-row>
        <table:table-row table:style-name="ro3">
          <table:table-cell table:formula="of:=[.A231]+[.$C$4]" office:value-type="float" office:value="1.105">
            <text:p>1.105</text:p>
          </table:table-cell>
          <table:table-cell table:formula="of:=IF(   [.A232] &lt; [.$C$5];   &quot;Accel&quot;;   IF(     [.A232] &lt; [.$C$5] + [.$C$7];     &quot;Cruise&quot;;     IF(       [.A232] &lt; [.$C$8];       &quot;Decel&quot;;       &quot;Stop&quot;     )   ) )" office:value-type="string" office:string-value="Stop">
            <text:p>Stop</text:p>
          </table:table-cell>
          <table:table-cell table:formula="of:=IF(   [.B232]=&quot;Accel&quot;;   [.$C$1];   IF(     [.B232]=&quot;Cruise&quot;;     0;     IF([.B232]=&quot;Decel&quot;; -[.$C$1]; 0)   ) )" office:value-type="float" office:value="0">
            <text:p>0</text:p>
          </table:table-cell>
          <table:table-cell table:formula="of:=IF(   [.B232]=&quot;Stop&quot;;   0;   MAX(     0;     MIN(       [.$C$2];       [.D231] + [.C232] * [.$C$4]     )   ) )" office:value-type="float" office:value="0">
            <text:p>0.00</text:p>
          </table:table-cell>
          <table:table-cell table:formula="of:=IF(   [.B232]=&quot;Stop&quot;;   [.$C$3];   [.E231] + [.D232] * [.$C$4] )" office:value-type="float" office:value="100">
            <text:p>100.00</text:p>
          </table:table-cell>
        </table:table-row>
        <table:table-row table:style-name="ro3">
          <table:table-cell table:formula="of:=[.A232]+[.$C$4]" office:value-type="float" office:value="1.11">
            <text:p>1.110</text:p>
          </table:table-cell>
          <table:table-cell table:formula="of:=IF(   [.A233] &lt; [.$C$5];   &quot;Accel&quot;;   IF(     [.A233] &lt; [.$C$5] + [.$C$7];     &quot;Cruise&quot;;     IF(       [.A233] &lt; [.$C$8];       &quot;Decel&quot;;       &quot;Stop&quot;     )   ) )" office:value-type="string" office:string-value="Stop">
            <text:p>Stop</text:p>
          </table:table-cell>
          <table:table-cell table:formula="of:=IF(   [.B233]=&quot;Accel&quot;;   [.$C$1];   IF(     [.B233]=&quot;Cruise&quot;;     0;     IF([.B233]=&quot;Decel&quot;; -[.$C$1]; 0)   ) )" office:value-type="float" office:value="0">
            <text:p>0</text:p>
          </table:table-cell>
          <table:table-cell table:formula="of:=IF(   [.B233]=&quot;Stop&quot;;   0;   MAX(     0;     MIN(       [.$C$2];       [.D232] + [.C233] * [.$C$4]     )   ) )" office:value-type="float" office:value="0">
            <text:p>0.00</text:p>
          </table:table-cell>
          <table:table-cell table:formula="of:=IF(   [.B233]=&quot;Stop&quot;;   [.$C$3];   [.E232] + [.D233] * [.$C$4] )" office:value-type="float" office:value="100">
            <text:p>100.00</text:p>
          </table:table-cell>
        </table:table-row>
        <table:table-row table:style-name="ro3">
          <table:table-cell table:formula="of:=[.A233]+[.$C$4]" office:value-type="float" office:value="1.115">
            <text:p>1.115</text:p>
          </table:table-cell>
          <table:table-cell table:formula="of:=IF(   [.A234] &lt; [.$C$5];   &quot;Accel&quot;;   IF(     [.A234] &lt; [.$C$5] + [.$C$7];     &quot;Cruise&quot;;     IF(       [.A234] &lt; [.$C$8];       &quot;Decel&quot;;       &quot;Stop&quot;     )   ) )" office:value-type="string" office:string-value="Stop">
            <text:p>Stop</text:p>
          </table:table-cell>
          <table:table-cell table:formula="of:=IF(   [.B234]=&quot;Accel&quot;;   [.$C$1];   IF(     [.B234]=&quot;Cruise&quot;;     0;     IF([.B234]=&quot;Decel&quot;; -[.$C$1]; 0)   ) )" office:value-type="float" office:value="0">
            <text:p>0</text:p>
          </table:table-cell>
          <table:table-cell table:formula="of:=IF(   [.B234]=&quot;Stop&quot;;   0;   MAX(     0;     MIN(       [.$C$2];       [.D233] + [.C234] * [.$C$4]     )   ) )" office:value-type="float" office:value="0">
            <text:p>0.00</text:p>
          </table:table-cell>
          <table:table-cell table:formula="of:=IF(   [.B234]=&quot;Stop&quot;;   [.$C$3];   [.E233] + [.D234] * [.$C$4] )" office:value-type="float" office:value="100">
            <text:p>100.00</text:p>
          </table:table-cell>
        </table:table-row>
        <table:table-row table:style-name="ro3">
          <table:table-cell table:formula="of:=[.A234]+[.$C$4]" office:value-type="float" office:value="1.12">
            <text:p>1.120</text:p>
          </table:table-cell>
          <table:table-cell table:formula="of:=IF(   [.A235] &lt; [.$C$5];   &quot;Accel&quot;;   IF(     [.A235] &lt; [.$C$5] + [.$C$7];     &quot;Cruise&quot;;     IF(       [.A235] &lt; [.$C$8];       &quot;Decel&quot;;       &quot;Stop&quot;     )   ) )" office:value-type="string" office:string-value="Stop">
            <text:p>Stop</text:p>
          </table:table-cell>
          <table:table-cell table:formula="of:=IF(   [.B235]=&quot;Accel&quot;;   [.$C$1];   IF(     [.B235]=&quot;Cruise&quot;;     0;     IF([.B235]=&quot;Decel&quot;; -[.$C$1]; 0)   ) )" office:value-type="float" office:value="0">
            <text:p>0</text:p>
          </table:table-cell>
          <table:table-cell table:formula="of:=IF(   [.B235]=&quot;Stop&quot;;   0;   MAX(     0;     MIN(       [.$C$2];       [.D234] + [.C235] * [.$C$4]     )   ) )" office:value-type="float" office:value="0">
            <text:p>0.00</text:p>
          </table:table-cell>
          <table:table-cell table:formula="of:=IF(   [.B235]=&quot;Stop&quot;;   [.$C$3];   [.E234] + [.D235] * [.$C$4] )" office:value-type="float" office:value="100">
            <text:p>100.00</text:p>
          </table:table-cell>
        </table:table-row>
        <table:table-row table:style-name="ro3">
          <table:table-cell table:formula="of:=[.A235]+[.$C$4]" office:value-type="float" office:value="1.125">
            <text:p>1.125</text:p>
          </table:table-cell>
          <table:table-cell table:formula="of:=IF(   [.A236] &lt; [.$C$5];   &quot;Accel&quot;;   IF(     [.A236] &lt; [.$C$5] + [.$C$7];     &quot;Cruise&quot;;     IF(       [.A236] &lt; [.$C$8];       &quot;Decel&quot;;       &quot;Stop&quot;     )   ) )" office:value-type="string" office:string-value="Stop">
            <text:p>Stop</text:p>
          </table:table-cell>
          <table:table-cell table:formula="of:=IF(   [.B236]=&quot;Accel&quot;;   [.$C$1];   IF(     [.B236]=&quot;Cruise&quot;;     0;     IF([.B236]=&quot;Decel&quot;; -[.$C$1]; 0)   ) )" office:value-type="float" office:value="0">
            <text:p>0</text:p>
          </table:table-cell>
          <table:table-cell table:formula="of:=IF(   [.B236]=&quot;Stop&quot;;   0;   MAX(     0;     MIN(       [.$C$2];       [.D235] + [.C236] * [.$C$4]     )   ) )" office:value-type="float" office:value="0">
            <text:p>0.00</text:p>
          </table:table-cell>
          <table:table-cell table:formula="of:=IF(   [.B236]=&quot;Stop&quot;;   [.$C$3];   [.E235] + [.D236] * [.$C$4] )" office:value-type="float" office:value="100">
            <text:p>100.00</text:p>
          </table:table-cell>
        </table:table-row>
        <table:table-row table:style-name="ro3">
          <table:table-cell table:formula="of:=[.A236]+[.$C$4]" office:value-type="float" office:value="1.13">
            <text:p>1.130</text:p>
          </table:table-cell>
          <table:table-cell table:formula="of:=IF(   [.A237] &lt; [.$C$5];   &quot;Accel&quot;;   IF(     [.A237] &lt; [.$C$5] + [.$C$7];     &quot;Cruise&quot;;     IF(       [.A237] &lt; [.$C$8];       &quot;Decel&quot;;       &quot;Stop&quot;     )   ) )" office:value-type="string" office:string-value="Stop">
            <text:p>Stop</text:p>
          </table:table-cell>
          <table:table-cell table:formula="of:=IF(   [.B237]=&quot;Accel&quot;;   [.$C$1];   IF(     [.B237]=&quot;Cruise&quot;;     0;     IF([.B237]=&quot;Decel&quot;; -[.$C$1]; 0)   ) )" office:value-type="float" office:value="0">
            <text:p>0</text:p>
          </table:table-cell>
          <table:table-cell table:formula="of:=IF(   [.B237]=&quot;Stop&quot;;   0;   MAX(     0;     MIN(       [.$C$2];       [.D236] + [.C237] * [.$C$4]     )   ) )" office:value-type="float" office:value="0">
            <text:p>0.00</text:p>
          </table:table-cell>
          <table:table-cell table:formula="of:=IF(   [.B237]=&quot;Stop&quot;;   [.$C$3];   [.E236] + [.D237] * [.$C$4] )" office:value-type="float" office:value="100">
            <text:p>100.00</text:p>
          </table:table-cell>
        </table:table-row>
        <table:table-row table:style-name="ro3">
          <table:table-cell table:formula="of:=[.A237]+[.$C$4]" office:value-type="float" office:value="1.135">
            <text:p>1.135</text:p>
          </table:table-cell>
          <table:table-cell table:formula="of:=IF(   [.A238] &lt; [.$C$5];   &quot;Accel&quot;;   IF(     [.A238] &lt; [.$C$5] + [.$C$7];     &quot;Cruise&quot;;     IF(       [.A238] &lt; [.$C$8];       &quot;Decel&quot;;       &quot;Stop&quot;     )   ) )" office:value-type="string" office:string-value="Stop">
            <text:p>Stop</text:p>
          </table:table-cell>
          <table:table-cell table:formula="of:=IF(   [.B238]=&quot;Accel&quot;;   [.$C$1];   IF(     [.B238]=&quot;Cruise&quot;;     0;     IF([.B238]=&quot;Decel&quot;; -[.$C$1]; 0)   ) )" office:value-type="float" office:value="0">
            <text:p>0</text:p>
          </table:table-cell>
          <table:table-cell table:formula="of:=IF(   [.B238]=&quot;Stop&quot;;   0;   MAX(     0;     MIN(       [.$C$2];       [.D237] + [.C238] * [.$C$4]     )   ) )" office:value-type="float" office:value="0">
            <text:p>0.00</text:p>
          </table:table-cell>
          <table:table-cell table:formula="of:=IF(   [.B238]=&quot;Stop&quot;;   [.$C$3];   [.E237] + [.D238] * [.$C$4] )" office:value-type="float" office:value="100">
            <text:p>100.00</text:p>
          </table:table-cell>
        </table:table-row>
        <table:table-row table:style-name="ro3">
          <table:table-cell table:formula="of:=[.A238]+[.$C$4]" office:value-type="float" office:value="1.14">
            <text:p>1.140</text:p>
          </table:table-cell>
          <table:table-cell table:formula="of:=IF(   [.A239] &lt; [.$C$5];   &quot;Accel&quot;;   IF(     [.A239] &lt; [.$C$5] + [.$C$7];     &quot;Cruise&quot;;     IF(       [.A239] &lt; [.$C$8];       &quot;Decel&quot;;       &quot;Stop&quot;     )   ) )" office:value-type="string" office:string-value="Stop">
            <text:p>Stop</text:p>
          </table:table-cell>
          <table:table-cell table:formula="of:=IF(   [.B239]=&quot;Accel&quot;;   [.$C$1];   IF(     [.B239]=&quot;Cruise&quot;;     0;     IF([.B239]=&quot;Decel&quot;; -[.$C$1]; 0)   ) )" office:value-type="float" office:value="0">
            <text:p>0</text:p>
          </table:table-cell>
          <table:table-cell table:formula="of:=IF(   [.B239]=&quot;Stop&quot;;   0;   MAX(     0;     MIN(       [.$C$2];       [.D238] + [.C239] * [.$C$4]     )   ) )" office:value-type="float" office:value="0">
            <text:p>0.00</text:p>
          </table:table-cell>
          <table:table-cell table:formula="of:=IF(   [.B239]=&quot;Stop&quot;;   [.$C$3];   [.E238] + [.D239] * [.$C$4] )" office:value-type="float" office:value="100">
            <text:p>100.00</text:p>
          </table:table-cell>
        </table:table-row>
        <table:table-row table:style-name="ro3">
          <table:table-cell table:formula="of:=[.A239]+[.$C$4]" office:value-type="float" office:value="1.145">
            <text:p>1.145</text:p>
          </table:table-cell>
          <table:table-cell table:formula="of:=IF(   [.A240] &lt; [.$C$5];   &quot;Accel&quot;;   IF(     [.A240] &lt; [.$C$5] + [.$C$7];     &quot;Cruise&quot;;     IF(       [.A240] &lt; [.$C$8];       &quot;Decel&quot;;       &quot;Stop&quot;     )   ) )" office:value-type="string" office:string-value="Stop">
            <text:p>Stop</text:p>
          </table:table-cell>
          <table:table-cell table:formula="of:=IF(   [.B240]=&quot;Accel&quot;;   [.$C$1];   IF(     [.B240]=&quot;Cruise&quot;;     0;     IF([.B240]=&quot;Decel&quot;; -[.$C$1]; 0)   ) )" office:value-type="float" office:value="0">
            <text:p>0</text:p>
          </table:table-cell>
          <table:table-cell table:formula="of:=IF(   [.B240]=&quot;Stop&quot;;   0;   MAX(     0;     MIN(       [.$C$2];       [.D239] + [.C240] * [.$C$4]     )   ) )" office:value-type="float" office:value="0">
            <text:p>0.00</text:p>
          </table:table-cell>
          <table:table-cell table:formula="of:=IF(   [.B240]=&quot;Stop&quot;;   [.$C$3];   [.E239] + [.D240] * [.$C$4] )" office:value-type="float" office:value="100">
            <text:p>100.00</text:p>
          </table:table-cell>
        </table:table-row>
        <table:table-row table:style-name="ro3">
          <table:table-cell table:formula="of:=[.A240]+[.$C$4]" office:value-type="float" office:value="1.15">
            <text:p>1.150</text:p>
          </table:table-cell>
          <table:table-cell table:formula="of:=IF(   [.A241] &lt; [.$C$5];   &quot;Accel&quot;;   IF(     [.A241] &lt; [.$C$5] + [.$C$7];     &quot;Cruise&quot;;     IF(       [.A241] &lt; [.$C$8];       &quot;Decel&quot;;       &quot;Stop&quot;     )   ) )" office:value-type="string" office:string-value="Stop">
            <text:p>Stop</text:p>
          </table:table-cell>
          <table:table-cell table:formula="of:=IF(   [.B241]=&quot;Accel&quot;;   [.$C$1];   IF(     [.B241]=&quot;Cruise&quot;;     0;     IF([.B241]=&quot;Decel&quot;; -[.$C$1]; 0)   ) )" office:value-type="float" office:value="0">
            <text:p>0</text:p>
          </table:table-cell>
          <table:table-cell table:formula="of:=IF(   [.B241]=&quot;Stop&quot;;   0;   MAX(     0;     MIN(       [.$C$2];       [.D240] + [.C241] * [.$C$4]     )   ) )" office:value-type="float" office:value="0">
            <text:p>0.00</text:p>
          </table:table-cell>
          <table:table-cell table:formula="of:=IF(   [.B241]=&quot;Stop&quot;;   [.$C$3];   [.E240] + [.D241] * [.$C$4] )" office:value-type="float" office:value="100">
            <text:p>100.00</text:p>
          </table:table-cell>
        </table:table-row>
        <table:table-row table:style-name="ro3">
          <table:table-cell table:formula="of:=[.A241]+[.$C$4]" office:value-type="float" office:value="1.155">
            <text:p>1.155</text:p>
          </table:table-cell>
          <table:table-cell table:formula="of:=IF(   [.A242] &lt; [.$C$5];   &quot;Accel&quot;;   IF(     [.A242] &lt; [.$C$5] + [.$C$7];     &quot;Cruise&quot;;     IF(       [.A242] &lt; [.$C$8];       &quot;Decel&quot;;       &quot;Stop&quot;     )   ) )" office:value-type="string" office:string-value="Stop">
            <text:p>Stop</text:p>
          </table:table-cell>
          <table:table-cell table:formula="of:=IF(   [.B242]=&quot;Accel&quot;;   [.$C$1];   IF(     [.B242]=&quot;Cruise&quot;;     0;     IF([.B242]=&quot;Decel&quot;; -[.$C$1]; 0)   ) )" office:value-type="float" office:value="0">
            <text:p>0</text:p>
          </table:table-cell>
          <table:table-cell table:formula="of:=IF(   [.B242]=&quot;Stop&quot;;   0;   MAX(     0;     MIN(       [.$C$2];       [.D241] + [.C242] * [.$C$4]     )   ) )" office:value-type="float" office:value="0">
            <text:p>0.00</text:p>
          </table:table-cell>
          <table:table-cell table:formula="of:=IF(   [.B242]=&quot;Stop&quot;;   [.$C$3];   [.E241] + [.D242] * [.$C$4] )" office:value-type="float" office:value="100">
            <text:p>100.00</text:p>
          </table:table-cell>
        </table:table-row>
        <table:table-row table:style-name="ro3">
          <table:table-cell table:formula="of:=[.A242]+[.$C$4]" office:value-type="float" office:value="1.16">
            <text:p>1.160</text:p>
          </table:table-cell>
          <table:table-cell table:formula="of:=IF(   [.A243] &lt; [.$C$5];   &quot;Accel&quot;;   IF(     [.A243] &lt; [.$C$5] + [.$C$7];     &quot;Cruise&quot;;     IF(       [.A243] &lt; [.$C$8];       &quot;Decel&quot;;       &quot;Stop&quot;     )   ) )" office:value-type="string" office:string-value="Stop">
            <text:p>Stop</text:p>
          </table:table-cell>
          <table:table-cell table:formula="of:=IF(   [.B243]=&quot;Accel&quot;;   [.$C$1];   IF(     [.B243]=&quot;Cruise&quot;;     0;     IF([.B243]=&quot;Decel&quot;; -[.$C$1]; 0)   ) )" office:value-type="float" office:value="0">
            <text:p>0</text:p>
          </table:table-cell>
          <table:table-cell table:formula="of:=IF(   [.B243]=&quot;Stop&quot;;   0;   MAX(     0;     MIN(       [.$C$2];       [.D242] + [.C243] * [.$C$4]     )   ) )" office:value-type="float" office:value="0">
            <text:p>0.00</text:p>
          </table:table-cell>
          <table:table-cell table:formula="of:=IF(   [.B243]=&quot;Stop&quot;;   [.$C$3];   [.E242] + [.D243] * [.$C$4] )" office:value-type="float" office:value="100">
            <text:p>100.00</text:p>
          </table:table-cell>
        </table:table-row>
        <table:table-row table:style-name="ro3">
          <table:table-cell table:formula="of:=[.A243]+[.$C$4]" office:value-type="float" office:value="1.165">
            <text:p>1.165</text:p>
          </table:table-cell>
          <table:table-cell table:formula="of:=IF(   [.A244] &lt; [.$C$5];   &quot;Accel&quot;;   IF(     [.A244] &lt; [.$C$5] + [.$C$7];     &quot;Cruise&quot;;     IF(       [.A244] &lt; [.$C$8];       &quot;Decel&quot;;       &quot;Stop&quot;     )   ) )" office:value-type="string" office:string-value="Stop">
            <text:p>Stop</text:p>
          </table:table-cell>
          <table:table-cell table:formula="of:=IF(   [.B244]=&quot;Accel&quot;;   [.$C$1];   IF(     [.B244]=&quot;Cruise&quot;;     0;     IF([.B244]=&quot;Decel&quot;; -[.$C$1]; 0)   ) )" office:value-type="float" office:value="0">
            <text:p>0</text:p>
          </table:table-cell>
          <table:table-cell table:formula="of:=IF(   [.B244]=&quot;Stop&quot;;   0;   MAX(     0;     MIN(       [.$C$2];       [.D243] + [.C244] * [.$C$4]     )   ) )" office:value-type="float" office:value="0">
            <text:p>0.00</text:p>
          </table:table-cell>
          <table:table-cell table:formula="of:=IF(   [.B244]=&quot;Stop&quot;;   [.$C$3];   [.E243] + [.D244] * [.$C$4] )" office:value-type="float" office:value="100">
            <text:p>100.00</text:p>
          </table:table-cell>
        </table:table-row>
        <table:table-row table:style-name="ro3">
          <table:table-cell table:formula="of:=[.A244]+[.$C$4]" office:value-type="float" office:value="1.17">
            <text:p>1.170</text:p>
          </table:table-cell>
          <table:table-cell table:formula="of:=IF(   [.A245] &lt; [.$C$5];   &quot;Accel&quot;;   IF(     [.A245] &lt; [.$C$5] + [.$C$7];     &quot;Cruise&quot;;     IF(       [.A245] &lt; [.$C$8];       &quot;Decel&quot;;       &quot;Stop&quot;     )   ) )" office:value-type="string" office:string-value="Stop">
            <text:p>Stop</text:p>
          </table:table-cell>
          <table:table-cell table:formula="of:=IF(   [.B245]=&quot;Accel&quot;;   [.$C$1];   IF(     [.B245]=&quot;Cruise&quot;;     0;     IF([.B245]=&quot;Decel&quot;; -[.$C$1]; 0)   ) )" office:value-type="float" office:value="0">
            <text:p>0</text:p>
          </table:table-cell>
          <table:table-cell table:formula="of:=IF(   [.B245]=&quot;Stop&quot;;   0;   MAX(     0;     MIN(       [.$C$2];       [.D244] + [.C245] * [.$C$4]     )   ) )" office:value-type="float" office:value="0">
            <text:p>0.00</text:p>
          </table:table-cell>
          <table:table-cell table:formula="of:=IF(   [.B245]=&quot;Stop&quot;;   [.$C$3];   [.E244] + [.D245] * [.$C$4] )" office:value-type="float" office:value="100">
            <text:p>100.00</text:p>
          </table:table-cell>
        </table:table-row>
        <table:table-row table:style-name="ro3">
          <table:table-cell table:formula="of:=[.A245]+[.$C$4]" office:value-type="float" office:value="1.175">
            <text:p>1.175</text:p>
          </table:table-cell>
          <table:table-cell table:formula="of:=IF(   [.A246] &lt; [.$C$5];   &quot;Accel&quot;;   IF(     [.A246] &lt; [.$C$5] + [.$C$7];     &quot;Cruise&quot;;     IF(       [.A246] &lt; [.$C$8];       &quot;Decel&quot;;       &quot;Stop&quot;     )   ) )" office:value-type="string" office:string-value="Stop">
            <text:p>Stop</text:p>
          </table:table-cell>
          <table:table-cell table:formula="of:=IF(   [.B246]=&quot;Accel&quot;;   [.$C$1];   IF(     [.B246]=&quot;Cruise&quot;;     0;     IF([.B246]=&quot;Decel&quot;; -[.$C$1]; 0)   ) )" office:value-type="float" office:value="0">
            <text:p>0</text:p>
          </table:table-cell>
          <table:table-cell table:formula="of:=IF(   [.B246]=&quot;Stop&quot;;   0;   MAX(     0;     MIN(       [.$C$2];       [.D245] + [.C246] * [.$C$4]     )   ) )" office:value-type="float" office:value="0">
            <text:p>0.00</text:p>
          </table:table-cell>
          <table:table-cell table:formula="of:=IF(   [.B246]=&quot;Stop&quot;;   [.$C$3];   [.E245] + [.D246] * [.$C$4] )" office:value-type="float" office:value="100">
            <text:p>100.00</text:p>
          </table:table-cell>
        </table:table-row>
        <table:table-row table:style-name="ro3">
          <table:table-cell table:formula="of:=[.A246]+[.$C$4]" office:value-type="float" office:value="1.18">
            <text:p>1.180</text:p>
          </table:table-cell>
          <table:table-cell table:formula="of:=IF(   [.A247] &lt; [.$C$5];   &quot;Accel&quot;;   IF(     [.A247] &lt; [.$C$5] + [.$C$7];     &quot;Cruise&quot;;     IF(       [.A247] &lt; [.$C$8];       &quot;Decel&quot;;       &quot;Stop&quot;     )   ) )" office:value-type="string" office:string-value="Stop">
            <text:p>Stop</text:p>
          </table:table-cell>
          <table:table-cell table:formula="of:=IF(   [.B247]=&quot;Accel&quot;;   [.$C$1];   IF(     [.B247]=&quot;Cruise&quot;;     0;     IF([.B247]=&quot;Decel&quot;; -[.$C$1]; 0)   ) )" office:value-type="float" office:value="0">
            <text:p>0</text:p>
          </table:table-cell>
          <table:table-cell table:formula="of:=IF(   [.B247]=&quot;Stop&quot;;   0;   MAX(     0;     MIN(       [.$C$2];       [.D246] + [.C247] * [.$C$4]     )   ) )" office:value-type="float" office:value="0">
            <text:p>0.00</text:p>
          </table:table-cell>
          <table:table-cell table:formula="of:=IF(   [.B247]=&quot;Stop&quot;;   [.$C$3];   [.E246] + [.D247] * [.$C$4] )" office:value-type="float" office:value="100">
            <text:p>100.00</text:p>
          </table:table-cell>
        </table:table-row>
        <table:table-row table:style-name="ro3">
          <table:table-cell table:formula="of:=[.A247]+[.$C$4]" office:value-type="float" office:value="1.185">
            <text:p>1.185</text:p>
          </table:table-cell>
          <table:table-cell table:formula="of:=IF(   [.A248] &lt; [.$C$5];   &quot;Accel&quot;;   IF(     [.A248] &lt; [.$C$5] + [.$C$7];     &quot;Cruise&quot;;     IF(       [.A248] &lt; [.$C$8];       &quot;Decel&quot;;       &quot;Stop&quot;     )   ) )" office:value-type="string" office:string-value="Stop">
            <text:p>Stop</text:p>
          </table:table-cell>
          <table:table-cell table:formula="of:=IF(   [.B248]=&quot;Accel&quot;;   [.$C$1];   IF(     [.B248]=&quot;Cruise&quot;;     0;     IF([.B248]=&quot;Decel&quot;; -[.$C$1]; 0)   ) )" office:value-type="float" office:value="0">
            <text:p>0</text:p>
          </table:table-cell>
          <table:table-cell table:formula="of:=IF(   [.B248]=&quot;Stop&quot;;   0;   MAX(     0;     MIN(       [.$C$2];       [.D247] + [.C248] * [.$C$4]     )   ) )" office:value-type="float" office:value="0">
            <text:p>0.00</text:p>
          </table:table-cell>
          <table:table-cell table:formula="of:=IF(   [.B248]=&quot;Stop&quot;;   [.$C$3];   [.E247] + [.D248] * [.$C$4] )" office:value-type="float" office:value="100">
            <text:p>100.00</text:p>
          </table:table-cell>
        </table:table-row>
        <table:table-row table:style-name="ro3">
          <table:table-cell table:formula="of:=[.A248]+[.$C$4]" office:value-type="float" office:value="1.19">
            <text:p>1.190</text:p>
          </table:table-cell>
          <table:table-cell table:formula="of:=IF(   [.A249] &lt; [.$C$5];   &quot;Accel&quot;;   IF(     [.A249] &lt; [.$C$5] + [.$C$7];     &quot;Cruise&quot;;     IF(       [.A249] &lt; [.$C$8];       &quot;Decel&quot;;       &quot;Stop&quot;     )   ) )" office:value-type="string" office:string-value="Stop">
            <text:p>Stop</text:p>
          </table:table-cell>
          <table:table-cell table:formula="of:=IF(   [.B249]=&quot;Accel&quot;;   [.$C$1];   IF(     [.B249]=&quot;Cruise&quot;;     0;     IF([.B249]=&quot;Decel&quot;; -[.$C$1]; 0)   ) )" office:value-type="float" office:value="0">
            <text:p>0</text:p>
          </table:table-cell>
          <table:table-cell table:formula="of:=IF(   [.B249]=&quot;Stop&quot;;   0;   MAX(     0;     MIN(       [.$C$2];       [.D248] + [.C249] * [.$C$4]     )   ) )" office:value-type="float" office:value="0">
            <text:p>0.00</text:p>
          </table:table-cell>
          <table:table-cell table:formula="of:=IF(   [.B249]=&quot;Stop&quot;;   [.$C$3];   [.E248] + [.D249] * [.$C$4] )" office:value-type="float" office:value="100">
            <text:p>100.00</text:p>
          </table:table-cell>
        </table:table-row>
        <table:table-row table:style-name="ro3">
          <table:table-cell table:formula="of:=[.A249]+[.$C$4]" office:value-type="float" office:value="1.195">
            <text:p>1.195</text:p>
          </table:table-cell>
          <table:table-cell table:formula="of:=IF(   [.A250] &lt; [.$C$5];   &quot;Accel&quot;;   IF(     [.A250] &lt; [.$C$5] + [.$C$7];     &quot;Cruise&quot;;     IF(       [.A250] &lt; [.$C$8];       &quot;Decel&quot;;       &quot;Stop&quot;     )   ) )" office:value-type="string" office:string-value="Stop">
            <text:p>Stop</text:p>
          </table:table-cell>
          <table:table-cell table:formula="of:=IF(   [.B250]=&quot;Accel&quot;;   [.$C$1];   IF(     [.B250]=&quot;Cruise&quot;;     0;     IF([.B250]=&quot;Decel&quot;; -[.$C$1]; 0)   ) )" office:value-type="float" office:value="0">
            <text:p>0</text:p>
          </table:table-cell>
          <table:table-cell table:formula="of:=IF(   [.B250]=&quot;Stop&quot;;   0;   MAX(     0;     MIN(       [.$C$2];       [.D249] + [.C250] * [.$C$4]     )   ) )" office:value-type="float" office:value="0">
            <text:p>0.00</text:p>
          </table:table-cell>
          <table:table-cell table:formula="of:=IF(   [.B250]=&quot;Stop&quot;;   [.$C$3];   [.E249] + [.D250] * [.$C$4] )" office:value-type="float" office:value="100">
            <text:p>100.00</text:p>
          </table:table-cell>
        </table:table-row>
        <table:table-row table:style-name="ro3">
          <table:table-cell table:formula="of:=[.A250]+[.$C$4]" office:value-type="float" office:value="1.2">
            <text:p>1.200</text:p>
          </table:table-cell>
          <table:table-cell table:formula="of:=IF(   [.A251] &lt; [.$C$5];   &quot;Accel&quot;;   IF(     [.A251] &lt; [.$C$5] + [.$C$7];     &quot;Cruise&quot;;     IF(       [.A251] &lt; [.$C$8];       &quot;Decel&quot;;       &quot;Stop&quot;     )   ) )" office:value-type="string" office:string-value="Stop">
            <text:p>Stop</text:p>
          </table:table-cell>
          <table:table-cell table:formula="of:=IF(   [.B251]=&quot;Accel&quot;;   [.$C$1];   IF(     [.B251]=&quot;Cruise&quot;;     0;     IF([.B251]=&quot;Decel&quot;; -[.$C$1]; 0)   ) )" office:value-type="float" office:value="0">
            <text:p>0</text:p>
          </table:table-cell>
          <table:table-cell table:formula="of:=IF(   [.B251]=&quot;Stop&quot;;   0;   MAX(     0;     MIN(       [.$C$2];       [.D250] + [.C251] * [.$C$4]     )   ) )" office:value-type="float" office:value="0">
            <text:p>0.00</text:p>
          </table:table-cell>
          <table:table-cell table:formula="of:=IF(   [.B251]=&quot;Stop&quot;;   [.$C$3];   [.E250] + [.D251] * [.$C$4] )" office:value-type="float" office:value="100">
            <text:p>100.00</text:p>
          </table:table-cell>
        </table:table-row>
        <table:table-row table:style-name="ro3">
          <table:table-cell table:formula="of:=[.A251]+[.$C$4]" office:value-type="float" office:value="1.205">
            <text:p>1.205</text:p>
          </table:table-cell>
          <table:table-cell table:formula="of:=IF(   [.A252] &lt; [.$C$5];   &quot;Accel&quot;;   IF(     [.A252] &lt; [.$C$5] + [.$C$7];     &quot;Cruise&quot;;     IF(       [.A252] &lt; [.$C$8];       &quot;Decel&quot;;       &quot;Stop&quot;     )   ) )" office:value-type="string" office:string-value="Stop">
            <text:p>Stop</text:p>
          </table:table-cell>
          <table:table-cell table:formula="of:=IF(   [.B252]=&quot;Accel&quot;;   [.$C$1];   IF(     [.B252]=&quot;Cruise&quot;;     0;     IF([.B252]=&quot;Decel&quot;; -[.$C$1]; 0)   ) )" office:value-type="float" office:value="0">
            <text:p>0</text:p>
          </table:table-cell>
          <table:table-cell table:formula="of:=IF(   [.B252]=&quot;Stop&quot;;   0;   MAX(     0;     MIN(       [.$C$2];       [.D251] + [.C252] * [.$C$4]     )   ) )" office:value-type="float" office:value="0">
            <text:p>0.00</text:p>
          </table:table-cell>
          <table:table-cell table:formula="of:=IF(   [.B252]=&quot;Stop&quot;;   [.$C$3];   [.E251] + [.D252] * [.$C$4] )" office:value-type="float" office:value="100">
            <text:p>100.00</text:p>
          </table:table-cell>
        </table:table-row>
        <table:table-row table:style-name="ro3">
          <table:table-cell table:formula="of:=[.A252]+[.$C$4]" office:value-type="float" office:value="1.21">
            <text:p>1.210</text:p>
          </table:table-cell>
          <table:table-cell table:formula="of:=IF(   [.A253] &lt; [.$C$5];   &quot;Accel&quot;;   IF(     [.A253] &lt; [.$C$5] + [.$C$7];     &quot;Cruise&quot;;     IF(       [.A253] &lt; [.$C$8];       &quot;Decel&quot;;       &quot;Stop&quot;     )   ) )" office:value-type="string" office:string-value="Stop">
            <text:p>Stop</text:p>
          </table:table-cell>
          <table:table-cell table:formula="of:=IF(   [.B253]=&quot;Accel&quot;;   [.$C$1];   IF(     [.B253]=&quot;Cruise&quot;;     0;     IF([.B253]=&quot;Decel&quot;; -[.$C$1]; 0)   ) )" office:value-type="float" office:value="0">
            <text:p>0</text:p>
          </table:table-cell>
          <table:table-cell table:formula="of:=IF(   [.B253]=&quot;Stop&quot;;   0;   MAX(     0;     MIN(       [.$C$2];       [.D252] + [.C253] * [.$C$4]     )   ) )" office:value-type="float" office:value="0">
            <text:p>0.00</text:p>
          </table:table-cell>
          <table:table-cell table:formula="of:=IF(   [.B253]=&quot;Stop&quot;;   [.$C$3];   [.E252] + [.D253] * [.$C$4] )" office:value-type="float" office:value="100">
            <text:p>100.00</text:p>
          </table:table-cell>
        </table:table-row>
        <table:table-row table:style-name="ro3">
          <table:table-cell table:formula="of:=[.A253]+[.$C$4]" office:value-type="float" office:value="1.215">
            <text:p>1.215</text:p>
          </table:table-cell>
          <table:table-cell table:formula="of:=IF(   [.A254] &lt; [.$C$5];   &quot;Accel&quot;;   IF(     [.A254] &lt; [.$C$5] + [.$C$7];     &quot;Cruise&quot;;     IF(       [.A254] &lt; [.$C$8];       &quot;Decel&quot;;       &quot;Stop&quot;     )   ) )" office:value-type="string" office:string-value="Stop">
            <text:p>Stop</text:p>
          </table:table-cell>
          <table:table-cell table:formula="of:=IF(   [.B254]=&quot;Accel&quot;;   [.$C$1];   IF(     [.B254]=&quot;Cruise&quot;;     0;     IF([.B254]=&quot;Decel&quot;; -[.$C$1]; 0)   ) )" office:value-type="float" office:value="0">
            <text:p>0</text:p>
          </table:table-cell>
          <table:table-cell table:formula="of:=IF(   [.B254]=&quot;Stop&quot;;   0;   MAX(     0;     MIN(       [.$C$2];       [.D253] + [.C254] * [.$C$4]     )   ) )" office:value-type="float" office:value="0">
            <text:p>0.00</text:p>
          </table:table-cell>
          <table:table-cell table:formula="of:=IF(   [.B254]=&quot;Stop&quot;;   [.$C$3];   [.E253] + [.D254] * [.$C$4] )" office:value-type="float" office:value="100">
            <text:p>100.00</text:p>
          </table:table-cell>
        </table:table-row>
        <table:table-row table:style-name="ro3">
          <table:table-cell table:formula="of:=[.A254]+[.$C$4]" office:value-type="float" office:value="1.22">
            <text:p>1.220</text:p>
          </table:table-cell>
          <table:table-cell table:formula="of:=IF(   [.A255] &lt; [.$C$5];   &quot;Accel&quot;;   IF(     [.A255] &lt; [.$C$5] + [.$C$7];     &quot;Cruise&quot;;     IF(       [.A255] &lt; [.$C$8];       &quot;Decel&quot;;       &quot;Stop&quot;     )   ) )" office:value-type="string" office:string-value="Stop">
            <text:p>Stop</text:p>
          </table:table-cell>
          <table:table-cell table:formula="of:=IF(   [.B255]=&quot;Accel&quot;;   [.$C$1];   IF(     [.B255]=&quot;Cruise&quot;;     0;     IF([.B255]=&quot;Decel&quot;; -[.$C$1]; 0)   ) )" office:value-type="float" office:value="0">
            <text:p>0</text:p>
          </table:table-cell>
          <table:table-cell table:formula="of:=IF(   [.B255]=&quot;Stop&quot;;   0;   MAX(     0;     MIN(       [.$C$2];       [.D254] + [.C255] * [.$C$4]     )   ) )" office:value-type="float" office:value="0">
            <text:p>0.00</text:p>
          </table:table-cell>
          <table:table-cell table:formula="of:=IF(   [.B255]=&quot;Stop&quot;;   [.$C$3];   [.E254] + [.D255] * [.$C$4] )" office:value-type="float" office:value="100">
            <text:p>100.00</text:p>
          </table:table-cell>
        </table:table-row>
        <table:table-row table:style-name="ro3">
          <table:table-cell table:formula="of:=[.A255]+[.$C$4]" office:value-type="float" office:value="1.225">
            <text:p>1.225</text:p>
          </table:table-cell>
          <table:table-cell table:formula="of:=IF(   [.A256] &lt; [.$C$5];   &quot;Accel&quot;;   IF(     [.A256] &lt; [.$C$5] + [.$C$7];     &quot;Cruise&quot;;     IF(       [.A256] &lt; [.$C$8];       &quot;Decel&quot;;       &quot;Stop&quot;     )   ) )" office:value-type="string" office:string-value="Stop">
            <text:p>Stop</text:p>
          </table:table-cell>
          <table:table-cell table:formula="of:=IF(   [.B256]=&quot;Accel&quot;;   [.$C$1];   IF(     [.B256]=&quot;Cruise&quot;;     0;     IF([.B256]=&quot;Decel&quot;; -[.$C$1]; 0)   ) )" office:value-type="float" office:value="0">
            <text:p>0</text:p>
          </table:table-cell>
          <table:table-cell table:formula="of:=IF(   [.B256]=&quot;Stop&quot;;   0;   MAX(     0;     MIN(       [.$C$2];       [.D255] + [.C256] * [.$C$4]     )   ) )" office:value-type="float" office:value="0">
            <text:p>0.00</text:p>
          </table:table-cell>
          <table:table-cell table:formula="of:=IF(   [.B256]=&quot;Stop&quot;;   [.$C$3];   [.E255] + [.D256] * [.$C$4] )" office:value-type="float" office:value="100">
            <text:p>100.00</text:p>
          </table:table-cell>
        </table:table-row>
        <table:table-row table:style-name="ro3">
          <table:table-cell table:formula="of:=[.A256]+[.$C$4]" office:value-type="float" office:value="1.23">
            <text:p>1.230</text:p>
          </table:table-cell>
          <table:table-cell table:formula="of:=IF(   [.A257] &lt; [.$C$5];   &quot;Accel&quot;;   IF(     [.A257] &lt; [.$C$5] + [.$C$7];     &quot;Cruise&quot;;     IF(       [.A257] &lt; [.$C$8];       &quot;Decel&quot;;       &quot;Stop&quot;     )   ) )" office:value-type="string" office:string-value="Stop">
            <text:p>Stop</text:p>
          </table:table-cell>
          <table:table-cell table:formula="of:=IF(   [.B257]=&quot;Accel&quot;;   [.$C$1];   IF(     [.B257]=&quot;Cruise&quot;;     0;     IF([.B257]=&quot;Decel&quot;; -[.$C$1]; 0)   ) )" office:value-type="float" office:value="0">
            <text:p>0</text:p>
          </table:table-cell>
          <table:table-cell table:formula="of:=IF(   [.B257]=&quot;Stop&quot;;   0;   MAX(     0;     MIN(       [.$C$2];       [.D256] + [.C257] * [.$C$4]     )   ) )" office:value-type="float" office:value="0">
            <text:p>0.00</text:p>
          </table:table-cell>
          <table:table-cell table:formula="of:=IF(   [.B257]=&quot;Stop&quot;;   [.$C$3];   [.E256] + [.D257] * [.$C$4] )" office:value-type="float" office:value="100">
            <text:p>100.00</text:p>
          </table:table-cell>
        </table:table-row>
        <table:table-row table:style-name="ro3">
          <table:table-cell table:formula="of:=[.A257]+[.$C$4]" office:value-type="float" office:value="1.235">
            <text:p>1.235</text:p>
          </table:table-cell>
          <table:table-cell table:formula="of:=IF(   [.A258] &lt; [.$C$5];   &quot;Accel&quot;;   IF(     [.A258] &lt; [.$C$5] + [.$C$7];     &quot;Cruise&quot;;     IF(       [.A258] &lt; [.$C$8];       &quot;Decel&quot;;       &quot;Stop&quot;     )   ) )" office:value-type="string" office:string-value="Stop">
            <text:p>Stop</text:p>
          </table:table-cell>
          <table:table-cell table:formula="of:=IF(   [.B258]=&quot;Accel&quot;;   [.$C$1];   IF(     [.B258]=&quot;Cruise&quot;;     0;     IF([.B258]=&quot;Decel&quot;; -[.$C$1]; 0)   ) )" office:value-type="float" office:value="0">
            <text:p>0</text:p>
          </table:table-cell>
          <table:table-cell table:formula="of:=IF(   [.B258]=&quot;Stop&quot;;   0;   MAX(     0;     MIN(       [.$C$2];       [.D257] + [.C258] * [.$C$4]     )   ) )" office:value-type="float" office:value="0">
            <text:p>0.00</text:p>
          </table:table-cell>
          <table:table-cell table:formula="of:=IF(   [.B258]=&quot;Stop&quot;;   [.$C$3];   [.E257] + [.D258] * [.$C$4] )" office:value-type="float" office:value="100">
            <text:p>100.00</text:p>
          </table:table-cell>
        </table:table-row>
        <table:table-row table:style-name="ro3">
          <table:table-cell table:formula="of:=[.A258]+[.$C$4]" office:value-type="float" office:value="1.24">
            <text:p>1.240</text:p>
          </table:table-cell>
          <table:table-cell table:formula="of:=IF(   [.A259] &lt; [.$C$5];   &quot;Accel&quot;;   IF(     [.A259] &lt; [.$C$5] + [.$C$7];     &quot;Cruise&quot;;     IF(       [.A259] &lt; [.$C$8];       &quot;Decel&quot;;       &quot;Stop&quot;     )   ) )" office:value-type="string" office:string-value="Stop">
            <text:p>Stop</text:p>
          </table:table-cell>
          <table:table-cell table:formula="of:=IF(   [.B259]=&quot;Accel&quot;;   [.$C$1];   IF(     [.B259]=&quot;Cruise&quot;;     0;     IF([.B259]=&quot;Decel&quot;; -[.$C$1]; 0)   ) )" office:value-type="float" office:value="0">
            <text:p>0</text:p>
          </table:table-cell>
          <table:table-cell table:formula="of:=IF(   [.B259]=&quot;Stop&quot;;   0;   MAX(     0;     MIN(       [.$C$2];       [.D258] + [.C259] * [.$C$4]     )   ) )" office:value-type="float" office:value="0">
            <text:p>0.00</text:p>
          </table:table-cell>
          <table:table-cell table:formula="of:=IF(   [.B259]=&quot;Stop&quot;;   [.$C$3];   [.E258] + [.D259] * [.$C$4] )" office:value-type="float" office:value="100">
            <text:p>100.00</text:p>
          </table:table-cell>
        </table:table-row>
        <table:table-row table:style-name="ro3">
          <table:table-cell table:formula="of:=[.A259]+[.$C$4]" office:value-type="float" office:value="1.245">
            <text:p>1.245</text:p>
          </table:table-cell>
          <table:table-cell table:formula="of:=IF(   [.A260] &lt; [.$C$5];   &quot;Accel&quot;;   IF(     [.A260] &lt; [.$C$5] + [.$C$7];     &quot;Cruise&quot;;     IF(       [.A260] &lt; [.$C$8];       &quot;Decel&quot;;       &quot;Stop&quot;     )   ) )" office:value-type="string" office:string-value="Stop">
            <text:p>Stop</text:p>
          </table:table-cell>
          <table:table-cell table:formula="of:=IF(   [.B260]=&quot;Accel&quot;;   [.$C$1];   IF(     [.B260]=&quot;Cruise&quot;;     0;     IF([.B260]=&quot;Decel&quot;; -[.$C$1]; 0)   ) )" office:value-type="float" office:value="0">
            <text:p>0</text:p>
          </table:table-cell>
          <table:table-cell table:formula="of:=IF(   [.B260]=&quot;Stop&quot;;   0;   MAX(     0;     MIN(       [.$C$2];       [.D259] + [.C260] * [.$C$4]     )   ) )" office:value-type="float" office:value="0">
            <text:p>0.00</text:p>
          </table:table-cell>
          <table:table-cell table:formula="of:=IF(   [.B260]=&quot;Stop&quot;;   [.$C$3];   [.E259] + [.D260] * [.$C$4] )" office:value-type="float" office:value="100">
            <text:p>100.00</text:p>
          </table:table-cell>
        </table:table-row>
        <table:table-row table:style-name="ro3">
          <table:table-cell table:formula="of:=[.A260]+[.$C$4]" office:value-type="float" office:value="1.25">
            <text:p>1.250</text:p>
          </table:table-cell>
          <table:table-cell table:formula="of:=IF(   [.A261] &lt; [.$C$5];   &quot;Accel&quot;;   IF(     [.A261] &lt; [.$C$5] + [.$C$7];     &quot;Cruise&quot;;     IF(       [.A261] &lt; [.$C$8];       &quot;Decel&quot;;       &quot;Stop&quot;     )   ) )" office:value-type="string" office:string-value="Stop">
            <text:p>Stop</text:p>
          </table:table-cell>
          <table:table-cell table:formula="of:=IF(   [.B261]=&quot;Accel&quot;;   [.$C$1];   IF(     [.B261]=&quot;Cruise&quot;;     0;     IF([.B261]=&quot;Decel&quot;; -[.$C$1]; 0)   ) )" office:value-type="float" office:value="0">
            <text:p>0</text:p>
          </table:table-cell>
          <table:table-cell table:formula="of:=IF(   [.B261]=&quot;Stop&quot;;   0;   MAX(     0;     MIN(       [.$C$2];       [.D260] + [.C261] * [.$C$4]     )   ) )" office:value-type="float" office:value="0">
            <text:p>0.00</text:p>
          </table:table-cell>
          <table:table-cell table:formula="of:=IF(   [.B261]=&quot;Stop&quot;;   [.$C$3];   [.E260] + [.D261] * [.$C$4] )" office:value-type="float" office:value="100">
            <text:p>100.00</text:p>
          </table:table-cell>
        </table:table-row>
        <table:table-row table:style-name="ro3">
          <table:table-cell table:formula="of:=[.A261]+[.$C$4]" office:value-type="float" office:value="1.255">
            <text:p>1.255</text:p>
          </table:table-cell>
          <table:table-cell table:formula="of:=IF(   [.A262] &lt; [.$C$5];   &quot;Accel&quot;;   IF(     [.A262] &lt; [.$C$5] + [.$C$7];     &quot;Cruise&quot;;     IF(       [.A262] &lt; [.$C$8];       &quot;Decel&quot;;       &quot;Stop&quot;     )   ) )" office:value-type="string" office:string-value="Stop">
            <text:p>Stop</text:p>
          </table:table-cell>
          <table:table-cell table:formula="of:=IF(   [.B262]=&quot;Accel&quot;;   [.$C$1];   IF(     [.B262]=&quot;Cruise&quot;;     0;     IF([.B262]=&quot;Decel&quot;; -[.$C$1]; 0)   ) )" office:value-type="float" office:value="0">
            <text:p>0</text:p>
          </table:table-cell>
          <table:table-cell table:formula="of:=IF(   [.B262]=&quot;Stop&quot;;   0;   MAX(     0;     MIN(       [.$C$2];       [.D261] + [.C262] * [.$C$4]     )   ) )" office:value-type="float" office:value="0">
            <text:p>0.00</text:p>
          </table:table-cell>
          <table:table-cell table:formula="of:=IF(   [.B262]=&quot;Stop&quot;;   [.$C$3];   [.E261] + [.D262] * [.$C$4] )" office:value-type="float" office:value="100">
            <text:p>100.00</text:p>
          </table:table-cell>
        </table:table-row>
        <table:table-row table:style-name="ro3">
          <table:table-cell table:formula="of:=[.A262]+[.$C$4]" office:value-type="float" office:value="1.26">
            <text:p>1.260</text:p>
          </table:table-cell>
          <table:table-cell table:formula="of:=IF(   [.A263] &lt; [.$C$5];   &quot;Accel&quot;;   IF(     [.A263] &lt; [.$C$5] + [.$C$7];     &quot;Cruise&quot;;     IF(       [.A263] &lt; [.$C$8];       &quot;Decel&quot;;       &quot;Stop&quot;     )   ) )" office:value-type="string" office:string-value="Stop">
            <text:p>Stop</text:p>
          </table:table-cell>
          <table:table-cell table:formula="of:=IF(   [.B263]=&quot;Accel&quot;;   [.$C$1];   IF(     [.B263]=&quot;Cruise&quot;;     0;     IF([.B263]=&quot;Decel&quot;; -[.$C$1]; 0)   ) )" office:value-type="float" office:value="0">
            <text:p>0</text:p>
          </table:table-cell>
          <table:table-cell table:formula="of:=IF(   [.B263]=&quot;Stop&quot;;   0;   MAX(     0;     MIN(       [.$C$2];       [.D262] + [.C263] * [.$C$4]     )   ) )" office:value-type="float" office:value="0">
            <text:p>0.00</text:p>
          </table:table-cell>
          <table:table-cell table:formula="of:=IF(   [.B263]=&quot;Stop&quot;;   [.$C$3];   [.E262] + [.D263] * [.$C$4] )" office:value-type="float" office:value="100">
            <text:p>100.00</text:p>
          </table:table-cell>
        </table:table-row>
        <table:table-row table:style-name="ro3">
          <table:table-cell table:formula="of:=[.A263]+[.$C$4]" office:value-type="float" office:value="1.265">
            <text:p>1.265</text:p>
          </table:table-cell>
          <table:table-cell table:formula="of:=IF(   [.A264] &lt; [.$C$5];   &quot;Accel&quot;;   IF(     [.A264] &lt; [.$C$5] + [.$C$7];     &quot;Cruise&quot;;     IF(       [.A264] &lt; [.$C$8];       &quot;Decel&quot;;       &quot;Stop&quot;     )   ) )" office:value-type="string" office:string-value="Stop">
            <text:p>Stop</text:p>
          </table:table-cell>
          <table:table-cell table:formula="of:=IF(   [.B264]=&quot;Accel&quot;;   [.$C$1];   IF(     [.B264]=&quot;Cruise&quot;;     0;     IF([.B264]=&quot;Decel&quot;; -[.$C$1]; 0)   ) )" office:value-type="float" office:value="0">
            <text:p>0</text:p>
          </table:table-cell>
          <table:table-cell table:formula="of:=IF(   [.B264]=&quot;Stop&quot;;   0;   MAX(     0;     MIN(       [.$C$2];       [.D263] + [.C264] * [.$C$4]     )   ) )" office:value-type="float" office:value="0">
            <text:p>0.00</text:p>
          </table:table-cell>
          <table:table-cell table:formula="of:=IF(   [.B264]=&quot;Stop&quot;;   [.$C$3];   [.E263] + [.D264] * [.$C$4] )" office:value-type="float" office:value="100">
            <text:p>100.00</text:p>
          </table:table-cell>
        </table:table-row>
        <table:table-row table:style-name="ro3">
          <table:table-cell table:formula="of:=[.A264]+[.$C$4]" office:value-type="float" office:value="1.27">
            <text:p>1.270</text:p>
          </table:table-cell>
          <table:table-cell table:formula="of:=IF(   [.A265] &lt; [.$C$5];   &quot;Accel&quot;;   IF(     [.A265] &lt; [.$C$5] + [.$C$7];     &quot;Cruise&quot;;     IF(       [.A265] &lt; [.$C$8];       &quot;Decel&quot;;       &quot;Stop&quot;     )   ) )" office:value-type="string" office:string-value="Stop">
            <text:p>Stop</text:p>
          </table:table-cell>
          <table:table-cell table:formula="of:=IF(   [.B265]=&quot;Accel&quot;;   [.$C$1];   IF(     [.B265]=&quot;Cruise&quot;;     0;     IF([.B265]=&quot;Decel&quot;; -[.$C$1]; 0)   ) )" office:value-type="float" office:value="0">
            <text:p>0</text:p>
          </table:table-cell>
          <table:table-cell table:formula="of:=IF(   [.B265]=&quot;Stop&quot;;   0;   MAX(     0;     MIN(       [.$C$2];       [.D264] + [.C265] * [.$C$4]     )   ) )" office:value-type="float" office:value="0">
            <text:p>0.00</text:p>
          </table:table-cell>
          <table:table-cell table:formula="of:=IF(   [.B265]=&quot;Stop&quot;;   [.$C$3];   [.E264] + [.D265] * [.$C$4] )" office:value-type="float" office:value="100">
            <text:p>100.00</text:p>
          </table:table-cell>
        </table:table-row>
        <table:table-row table:style-name="ro3">
          <table:table-cell table:formula="of:=[.A265]+[.$C$4]" office:value-type="float" office:value="1.27499999999999">
            <text:p>1.275</text:p>
          </table:table-cell>
          <table:table-cell table:formula="of:=IF(   [.A266] &lt; [.$C$5];   &quot;Accel&quot;;   IF(     [.A266] &lt; [.$C$5] + [.$C$7];     &quot;Cruise&quot;;     IF(       [.A266] &lt; [.$C$8];       &quot;Decel&quot;;       &quot;Stop&quot;     )   ) )" office:value-type="string" office:string-value="Stop">
            <text:p>Stop</text:p>
          </table:table-cell>
          <table:table-cell table:formula="of:=IF(   [.B266]=&quot;Accel&quot;;   [.$C$1];   IF(     [.B266]=&quot;Cruise&quot;;     0;     IF([.B266]=&quot;Decel&quot;; -[.$C$1]; 0)   ) )" office:value-type="float" office:value="0">
            <text:p>0</text:p>
          </table:table-cell>
          <table:table-cell table:formula="of:=IF(   [.B266]=&quot;Stop&quot;;   0;   MAX(     0;     MIN(       [.$C$2];       [.D265] + [.C266] * [.$C$4]     )   ) )" office:value-type="float" office:value="0">
            <text:p>0.00</text:p>
          </table:table-cell>
          <table:table-cell table:formula="of:=IF(   [.B266]=&quot;Stop&quot;;   [.$C$3];   [.E265] + [.D266] * [.$C$4] )" office:value-type="float" office:value="100">
            <text:p>100.00</text:p>
          </table:table-cell>
        </table:table-row>
        <table:table-row table:style-name="ro3">
          <table:table-cell table:formula="of:=[.A266]+[.$C$4]" office:value-type="float" office:value="1.27999999999999">
            <text:p>1.280</text:p>
          </table:table-cell>
          <table:table-cell table:formula="of:=IF(   [.A267] &lt; [.$C$5];   &quot;Accel&quot;;   IF(     [.A267] &lt; [.$C$5] + [.$C$7];     &quot;Cruise&quot;;     IF(       [.A267] &lt; [.$C$8];       &quot;Decel&quot;;       &quot;Stop&quot;     )   ) )" office:value-type="string" office:string-value="Stop">
            <text:p>Stop</text:p>
          </table:table-cell>
          <table:table-cell table:formula="of:=IF(   [.B267]=&quot;Accel&quot;;   [.$C$1];   IF(     [.B267]=&quot;Cruise&quot;;     0;     IF([.B267]=&quot;Decel&quot;; -[.$C$1]; 0)   ) )" office:value-type="float" office:value="0">
            <text:p>0</text:p>
          </table:table-cell>
          <table:table-cell table:formula="of:=IF(   [.B267]=&quot;Stop&quot;;   0;   MAX(     0;     MIN(       [.$C$2];       [.D266] + [.C267] * [.$C$4]     )   ) )" office:value-type="float" office:value="0">
            <text:p>0.00</text:p>
          </table:table-cell>
          <table:table-cell table:formula="of:=IF(   [.B267]=&quot;Stop&quot;;   [.$C$3];   [.E266] + [.D267] * [.$C$4] )" office:value-type="float" office:value="100">
            <text:p>100.00</text:p>
          </table:table-cell>
        </table:table-row>
        <table:table-row table:style-name="ro3">
          <table:table-cell table:formula="of:=[.A267]+[.$C$4]" office:value-type="float" office:value="1.28499999999999">
            <text:p>1.285</text:p>
          </table:table-cell>
          <table:table-cell table:formula="of:=IF(   [.A268] &lt; [.$C$5];   &quot;Accel&quot;;   IF(     [.A268] &lt; [.$C$5] + [.$C$7];     &quot;Cruise&quot;;     IF(       [.A268] &lt; [.$C$8];       &quot;Decel&quot;;       &quot;Stop&quot;     )   ) )" office:value-type="string" office:string-value="Stop">
            <text:p>Stop</text:p>
          </table:table-cell>
          <table:table-cell table:formula="of:=IF(   [.B268]=&quot;Accel&quot;;   [.$C$1];   IF(     [.B268]=&quot;Cruise&quot;;     0;     IF([.B268]=&quot;Decel&quot;; -[.$C$1]; 0)   ) )" office:value-type="float" office:value="0">
            <text:p>0</text:p>
          </table:table-cell>
          <table:table-cell table:formula="of:=IF(   [.B268]=&quot;Stop&quot;;   0;   MAX(     0;     MIN(       [.$C$2];       [.D267] + [.C268] * [.$C$4]     )   ) )" office:value-type="float" office:value="0">
            <text:p>0.00</text:p>
          </table:table-cell>
          <table:table-cell table:formula="of:=IF(   [.B268]=&quot;Stop&quot;;   [.$C$3];   [.E267] + [.D268] * [.$C$4] )" office:value-type="float" office:value="100">
            <text:p>100.00</text:p>
          </table:table-cell>
        </table:table-row>
        <table:table-row table:style-name="ro3">
          <table:table-cell table:formula="of:=[.A268]+[.$C$4]" office:value-type="float" office:value="1.28999999999999">
            <text:p>1.290</text:p>
          </table:table-cell>
          <table:table-cell table:formula="of:=IF(   [.A269] &lt; [.$C$5];   &quot;Accel&quot;;   IF(     [.A269] &lt; [.$C$5] + [.$C$7];     &quot;Cruise&quot;;     IF(       [.A269] &lt; [.$C$8];       &quot;Decel&quot;;       &quot;Stop&quot;     )   ) )" office:value-type="string" office:string-value="Stop">
            <text:p>Stop</text:p>
          </table:table-cell>
          <table:table-cell table:formula="of:=IF(   [.B269]=&quot;Accel&quot;;   [.$C$1];   IF(     [.B269]=&quot;Cruise&quot;;     0;     IF([.B269]=&quot;Decel&quot;; -[.$C$1]; 0)   ) )" office:value-type="float" office:value="0">
            <text:p>0</text:p>
          </table:table-cell>
          <table:table-cell table:formula="of:=IF(   [.B269]=&quot;Stop&quot;;   0;   MAX(     0;     MIN(       [.$C$2];       [.D268] + [.C269] * [.$C$4]     )   ) )" office:value-type="float" office:value="0">
            <text:p>0.00</text:p>
          </table:table-cell>
          <table:table-cell table:formula="of:=IF(   [.B269]=&quot;Stop&quot;;   [.$C$3];   [.E268] + [.D269] * [.$C$4] )" office:value-type="float" office:value="100">
            <text:p>100.00</text:p>
          </table:table-cell>
        </table:table-row>
        <table:table-row table:style-name="ro3">
          <table:table-cell table:formula="of:=[.A269]+[.$C$4]" office:value-type="float" office:value="1.29499999999999">
            <text:p>1.295</text:p>
          </table:table-cell>
          <table:table-cell table:formula="of:=IF(   [.A270] &lt; [.$C$5];   &quot;Accel&quot;;   IF(     [.A270] &lt; [.$C$5] + [.$C$7];     &quot;Cruise&quot;;     IF(       [.A270] &lt; [.$C$8];       &quot;Decel&quot;;       &quot;Stop&quot;     )   ) )" office:value-type="string" office:string-value="Stop">
            <text:p>Stop</text:p>
          </table:table-cell>
          <table:table-cell table:formula="of:=IF(   [.B270]=&quot;Accel&quot;;   [.$C$1];   IF(     [.B270]=&quot;Cruise&quot;;     0;     IF([.B270]=&quot;Decel&quot;; -[.$C$1]; 0)   ) )" office:value-type="float" office:value="0">
            <text:p>0</text:p>
          </table:table-cell>
          <table:table-cell table:formula="of:=IF(   [.B270]=&quot;Stop&quot;;   0;   MAX(     0;     MIN(       [.$C$2];       [.D269] + [.C270] * [.$C$4]     )   ) )" office:value-type="float" office:value="0">
            <text:p>0.00</text:p>
          </table:table-cell>
          <table:table-cell table:formula="of:=IF(   [.B270]=&quot;Stop&quot;;   [.$C$3];   [.E269] + [.D270] * [.$C$4] )" office:value-type="float" office:value="100">
            <text:p>100.00</text:p>
          </table:table-cell>
        </table:table-row>
        <table:table-row table:style-name="ro3">
          <table:table-cell table:formula="of:=[.A270]+[.$C$4]" office:value-type="float" office:value="1.29999999999999">
            <text:p>1.300</text:p>
          </table:table-cell>
          <table:table-cell table:formula="of:=IF(   [.A271] &lt; [.$C$5];   &quot;Accel&quot;;   IF(     [.A271] &lt; [.$C$5] + [.$C$7];     &quot;Cruise&quot;;     IF(       [.A271] &lt; [.$C$8];       &quot;Decel&quot;;       &quot;Stop&quot;     )   ) )" office:value-type="string" office:string-value="Stop">
            <text:p>Stop</text:p>
          </table:table-cell>
          <table:table-cell table:formula="of:=IF(   [.B271]=&quot;Accel&quot;;   [.$C$1];   IF(     [.B271]=&quot;Cruise&quot;;     0;     IF([.B271]=&quot;Decel&quot;; -[.$C$1]; 0)   ) )" office:value-type="float" office:value="0">
            <text:p>0</text:p>
          </table:table-cell>
          <table:table-cell table:formula="of:=IF(   [.B271]=&quot;Stop&quot;;   0;   MAX(     0;     MIN(       [.$C$2];       [.D270] + [.C271] * [.$C$4]     )   ) )" office:value-type="float" office:value="0">
            <text:p>0.00</text:p>
          </table:table-cell>
          <table:table-cell table:formula="of:=IF(   [.B271]=&quot;Stop&quot;;   [.$C$3];   [.E270] + [.D271] * [.$C$4] )" office:value-type="float" office:value="100">
            <text:p>100.00</text:p>
          </table:table-cell>
        </table:table-row>
        <table:table-row table:style-name="ro3">
          <table:table-cell table:formula="of:=[.A271]+[.$C$4]" office:value-type="float" office:value="1.30499999999999">
            <text:p>1.305</text:p>
          </table:table-cell>
          <table:table-cell table:formula="of:=IF(   [.A272] &lt; [.$C$5];   &quot;Accel&quot;;   IF(     [.A272] &lt; [.$C$5] + [.$C$7];     &quot;Cruise&quot;;     IF(       [.A272] &lt; [.$C$8];       &quot;Decel&quot;;       &quot;Stop&quot;     )   ) )" office:value-type="string" office:string-value="Stop">
            <text:p>Stop</text:p>
          </table:table-cell>
          <table:table-cell table:formula="of:=IF(   [.B272]=&quot;Accel&quot;;   [.$C$1];   IF(     [.B272]=&quot;Cruise&quot;;     0;     IF([.B272]=&quot;Decel&quot;; -[.$C$1]; 0)   ) )" office:value-type="float" office:value="0">
            <text:p>0</text:p>
          </table:table-cell>
          <table:table-cell table:formula="of:=IF(   [.B272]=&quot;Stop&quot;;   0;   MAX(     0;     MIN(       [.$C$2];       [.D271] + [.C272] * [.$C$4]     )   ) )" office:value-type="float" office:value="0">
            <text:p>0.00</text:p>
          </table:table-cell>
          <table:table-cell table:formula="of:=IF(   [.B272]=&quot;Stop&quot;;   [.$C$3];   [.E271] + [.D272] * [.$C$4] )" office:value-type="float" office:value="100">
            <text:p>100.00</text:p>
          </table:table-cell>
        </table:table-row>
        <table:table-row table:style-name="ro3">
          <table:table-cell table:formula="of:=[.A272]+[.$C$4]" office:value-type="float" office:value="1.30999999999999">
            <text:p>1.310</text:p>
          </table:table-cell>
          <table:table-cell table:formula="of:=IF(   [.A273] &lt; [.$C$5];   &quot;Accel&quot;;   IF(     [.A273] &lt; [.$C$5] + [.$C$7];     &quot;Cruise&quot;;     IF(       [.A273] &lt; [.$C$8];       &quot;Decel&quot;;       &quot;Stop&quot;     )   ) )" office:value-type="string" office:string-value="Stop">
            <text:p>Stop</text:p>
          </table:table-cell>
          <table:table-cell table:formula="of:=IF(   [.B273]=&quot;Accel&quot;;   [.$C$1];   IF(     [.B273]=&quot;Cruise&quot;;     0;     IF([.B273]=&quot;Decel&quot;; -[.$C$1]; 0)   ) )" office:value-type="float" office:value="0">
            <text:p>0</text:p>
          </table:table-cell>
          <table:table-cell table:formula="of:=IF(   [.B273]=&quot;Stop&quot;;   0;   MAX(     0;     MIN(       [.$C$2];       [.D272] + [.C273] * [.$C$4]     )   ) )" office:value-type="float" office:value="0">
            <text:p>0.00</text:p>
          </table:table-cell>
          <table:table-cell table:formula="of:=IF(   [.B273]=&quot;Stop&quot;;   [.$C$3];   [.E272] + [.D273] * [.$C$4] )" office:value-type="float" office:value="100">
            <text:p>100.00</text:p>
          </table:table-cell>
        </table:table-row>
        <table:table-row table:style-name="ro3">
          <table:table-cell table:formula="of:=[.A273]+[.$C$4]" office:value-type="float" office:value="1.31499999999999">
            <text:p>1.315</text:p>
          </table:table-cell>
          <table:table-cell table:formula="of:=IF(   [.A274] &lt; [.$C$5];   &quot;Accel&quot;;   IF(     [.A274] &lt; [.$C$5] + [.$C$7];     &quot;Cruise&quot;;     IF(       [.A274] &lt; [.$C$8];       &quot;Decel&quot;;       &quot;Stop&quot;     )   ) )" office:value-type="string" office:string-value="Stop">
            <text:p>Stop</text:p>
          </table:table-cell>
          <table:table-cell table:formula="of:=IF(   [.B274]=&quot;Accel&quot;;   [.$C$1];   IF(     [.B274]=&quot;Cruise&quot;;     0;     IF([.B274]=&quot;Decel&quot;; -[.$C$1]; 0)   ) )" office:value-type="float" office:value="0">
            <text:p>0</text:p>
          </table:table-cell>
          <table:table-cell table:formula="of:=IF(   [.B274]=&quot;Stop&quot;;   0;   MAX(     0;     MIN(       [.$C$2];       [.D273] + [.C274] * [.$C$4]     )   ) )" office:value-type="float" office:value="0">
            <text:p>0.00</text:p>
          </table:table-cell>
          <table:table-cell table:formula="of:=IF(   [.B274]=&quot;Stop&quot;;   [.$C$3];   [.E273] + [.D274] * [.$C$4] )" office:value-type="float" office:value="100">
            <text:p>100.00</text:p>
          </table:table-cell>
        </table:table-row>
        <table:table-row table:style-name="ro3">
          <table:table-cell table:formula="of:=[.A274]+[.$C$4]" office:value-type="float" office:value="1.31999999999999">
            <text:p>1.320</text:p>
          </table:table-cell>
          <table:table-cell table:formula="of:=IF(   [.A275] &lt; [.$C$5];   &quot;Accel&quot;;   IF(     [.A275] &lt; [.$C$5] + [.$C$7];     &quot;Cruise&quot;;     IF(       [.A275] &lt; [.$C$8];       &quot;Decel&quot;;       &quot;Stop&quot;     )   ) )" office:value-type="string" office:string-value="Stop">
            <text:p>Stop</text:p>
          </table:table-cell>
          <table:table-cell table:formula="of:=IF(   [.B275]=&quot;Accel&quot;;   [.$C$1];   IF(     [.B275]=&quot;Cruise&quot;;     0;     IF([.B275]=&quot;Decel&quot;; -[.$C$1]; 0)   ) )" office:value-type="float" office:value="0">
            <text:p>0</text:p>
          </table:table-cell>
          <table:table-cell table:formula="of:=IF(   [.B275]=&quot;Stop&quot;;   0;   MAX(     0;     MIN(       [.$C$2];       [.D274] + [.C275] * [.$C$4]     )   ) )" office:value-type="float" office:value="0">
            <text:p>0.00</text:p>
          </table:table-cell>
          <table:table-cell table:formula="of:=IF(   [.B275]=&quot;Stop&quot;;   [.$C$3];   [.E274] + [.D275] * [.$C$4] )" office:value-type="float" office:value="100">
            <text:p>100.00</text:p>
          </table:table-cell>
        </table:table-row>
        <table:table-row table:style-name="ro3">
          <table:table-cell table:formula="of:=[.A275]+[.$C$4]" office:value-type="float" office:value="1.32499999999999">
            <text:p>1.325</text:p>
          </table:table-cell>
          <table:table-cell table:formula="of:=IF(   [.A276] &lt; [.$C$5];   &quot;Accel&quot;;   IF(     [.A276] &lt; [.$C$5] + [.$C$7];     &quot;Cruise&quot;;     IF(       [.A276] &lt; [.$C$8];       &quot;Decel&quot;;       &quot;Stop&quot;     )   ) )" office:value-type="string" office:string-value="Stop">
            <text:p>Stop</text:p>
          </table:table-cell>
          <table:table-cell table:formula="of:=IF(   [.B276]=&quot;Accel&quot;;   [.$C$1];   IF(     [.B276]=&quot;Cruise&quot;;     0;     IF([.B276]=&quot;Decel&quot;; -[.$C$1]; 0)   ) )" office:value-type="float" office:value="0">
            <text:p>0</text:p>
          </table:table-cell>
          <table:table-cell table:formula="of:=IF(   [.B276]=&quot;Stop&quot;;   0;   MAX(     0;     MIN(       [.$C$2];       [.D275] + [.C276] * [.$C$4]     )   ) )" office:value-type="float" office:value="0">
            <text:p>0.00</text:p>
          </table:table-cell>
          <table:table-cell table:formula="of:=IF(   [.B276]=&quot;Stop&quot;;   [.$C$3];   [.E275] + [.D276] * [.$C$4] )" office:value-type="float" office:value="100">
            <text:p>100.00</text:p>
          </table:table-cell>
        </table:table-row>
        <table:table-row table:style-name="ro3">
          <table:table-cell table:formula="of:=[.A276]+[.$C$4]" office:value-type="float" office:value="1.32999999999999">
            <text:p>1.330</text:p>
          </table:table-cell>
          <table:table-cell table:formula="of:=IF(   [.A277] &lt; [.$C$5];   &quot;Accel&quot;;   IF(     [.A277] &lt; [.$C$5] + [.$C$7];     &quot;Cruise&quot;;     IF(       [.A277] &lt; [.$C$8];       &quot;Decel&quot;;       &quot;Stop&quot;     )   ) )" office:value-type="string" office:string-value="Stop">
            <text:p>Stop</text:p>
          </table:table-cell>
          <table:table-cell table:formula="of:=IF(   [.B277]=&quot;Accel&quot;;   [.$C$1];   IF(     [.B277]=&quot;Cruise&quot;;     0;     IF([.B277]=&quot;Decel&quot;; -[.$C$1]; 0)   ) )" office:value-type="float" office:value="0">
            <text:p>0</text:p>
          </table:table-cell>
          <table:table-cell table:formula="of:=IF(   [.B277]=&quot;Stop&quot;;   0;   MAX(     0;     MIN(       [.$C$2];       [.D276] + [.C277] * [.$C$4]     )   ) )" office:value-type="float" office:value="0">
            <text:p>0.00</text:p>
          </table:table-cell>
          <table:table-cell table:formula="of:=IF(   [.B277]=&quot;Stop&quot;;   [.$C$3];   [.E276] + [.D277] * [.$C$4] )" office:value-type="float" office:value="100">
            <text:p>100.00</text:p>
          </table:table-cell>
        </table:table-row>
        <table:table-row table:style-name="ro3">
          <table:table-cell table:formula="of:=[.A277]+[.$C$4]" office:value-type="float" office:value="1.33499999999999">
            <text:p>1.335</text:p>
          </table:table-cell>
          <table:table-cell table:formula="of:=IF(   [.A278] &lt; [.$C$5];   &quot;Accel&quot;;   IF(     [.A278] &lt; [.$C$5] + [.$C$7];     &quot;Cruise&quot;;     IF(       [.A278] &lt; [.$C$8];       &quot;Decel&quot;;       &quot;Stop&quot;     )   ) )" office:value-type="string" office:string-value="Stop">
            <text:p>Stop</text:p>
          </table:table-cell>
          <table:table-cell table:formula="of:=IF(   [.B278]=&quot;Accel&quot;;   [.$C$1];   IF(     [.B278]=&quot;Cruise&quot;;     0;     IF([.B278]=&quot;Decel&quot;; -[.$C$1]; 0)   ) )" office:value-type="float" office:value="0">
            <text:p>0</text:p>
          </table:table-cell>
          <table:table-cell table:formula="of:=IF(   [.B278]=&quot;Stop&quot;;   0;   MAX(     0;     MIN(       [.$C$2];       [.D277] + [.C278] * [.$C$4]     )   ) )" office:value-type="float" office:value="0">
            <text:p>0.00</text:p>
          </table:table-cell>
          <table:table-cell table:formula="of:=IF(   [.B278]=&quot;Stop&quot;;   [.$C$3];   [.E277] + [.D278] * [.$C$4] )" office:value-type="float" office:value="100">
            <text:p>100.00</text:p>
          </table:table-cell>
        </table:table-row>
        <table:table-row table:style-name="ro3">
          <table:table-cell table:formula="of:=[.A278]+[.$C$4]" office:value-type="float" office:value="1.33999999999999">
            <text:p>1.340</text:p>
          </table:table-cell>
          <table:table-cell table:formula="of:=IF(   [.A279] &lt; [.$C$5];   &quot;Accel&quot;;   IF(     [.A279] &lt; [.$C$5] + [.$C$7];     &quot;Cruise&quot;;     IF(       [.A279] &lt; [.$C$8];       &quot;Decel&quot;;       &quot;Stop&quot;     )   ) )" office:value-type="string" office:string-value="Stop">
            <text:p>Stop</text:p>
          </table:table-cell>
          <table:table-cell table:formula="of:=IF(   [.B279]=&quot;Accel&quot;;   [.$C$1];   IF(     [.B279]=&quot;Cruise&quot;;     0;     IF([.B279]=&quot;Decel&quot;; -[.$C$1]; 0)   ) )" office:value-type="float" office:value="0">
            <text:p>0</text:p>
          </table:table-cell>
          <table:table-cell table:formula="of:=IF(   [.B279]=&quot;Stop&quot;;   0;   MAX(     0;     MIN(       [.$C$2];       [.D278] + [.C279] * [.$C$4]     )   ) )" office:value-type="float" office:value="0">
            <text:p>0.00</text:p>
          </table:table-cell>
          <table:table-cell table:formula="of:=IF(   [.B279]=&quot;Stop&quot;;   [.$C$3];   [.E278] + [.D279] * [.$C$4] )" office:value-type="float" office:value="100">
            <text:p>100.00</text:p>
          </table:table-cell>
        </table:table-row>
        <table:table-row table:style-name="ro3">
          <table:table-cell table:formula="of:=[.A279]+[.$C$4]" office:value-type="float" office:value="1.34499999999999">
            <text:p>1.345</text:p>
          </table:table-cell>
          <table:table-cell table:formula="of:=IF(   [.A280] &lt; [.$C$5];   &quot;Accel&quot;;   IF(     [.A280] &lt; [.$C$5] + [.$C$7];     &quot;Cruise&quot;;     IF(       [.A280] &lt; [.$C$8];       &quot;Decel&quot;;       &quot;Stop&quot;     )   ) )" office:value-type="string" office:string-value="Stop">
            <text:p>Stop</text:p>
          </table:table-cell>
          <table:table-cell table:formula="of:=IF(   [.B280]=&quot;Accel&quot;;   [.$C$1];   IF(     [.B280]=&quot;Cruise&quot;;     0;     IF([.B280]=&quot;Decel&quot;; -[.$C$1]; 0)   ) )" office:value-type="float" office:value="0">
            <text:p>0</text:p>
          </table:table-cell>
          <table:table-cell table:formula="of:=IF(   [.B280]=&quot;Stop&quot;;   0;   MAX(     0;     MIN(       [.$C$2];       [.D279] + [.C280] * [.$C$4]     )   ) )" office:value-type="float" office:value="0">
            <text:p>0.00</text:p>
          </table:table-cell>
          <table:table-cell table:formula="of:=IF(   [.B280]=&quot;Stop&quot;;   [.$C$3];   [.E279] + [.D280] * [.$C$4] )" office:value-type="float" office:value="100">
            <text:p>100.00</text:p>
          </table:table-cell>
        </table:table-row>
        <table:table-row table:style-name="ro3">
          <table:table-cell table:formula="of:=[.A280]+[.$C$4]" office:value-type="float" office:value="1.34999999999999">
            <text:p>1.350</text:p>
          </table:table-cell>
          <table:table-cell table:formula="of:=IF(   [.A281] &lt; [.$C$5];   &quot;Accel&quot;;   IF(     [.A281] &lt; [.$C$5] + [.$C$7];     &quot;Cruise&quot;;     IF(       [.A281] &lt; [.$C$8];       &quot;Decel&quot;;       &quot;Stop&quot;     )   ) )" office:value-type="string" office:string-value="Stop">
            <text:p>Stop</text:p>
          </table:table-cell>
          <table:table-cell table:formula="of:=IF(   [.B281]=&quot;Accel&quot;;   [.$C$1];   IF(     [.B281]=&quot;Cruise&quot;;     0;     IF([.B281]=&quot;Decel&quot;; -[.$C$1]; 0)   ) )" office:value-type="float" office:value="0">
            <text:p>0</text:p>
          </table:table-cell>
          <table:table-cell table:formula="of:=IF(   [.B281]=&quot;Stop&quot;;   0;   MAX(     0;     MIN(       [.$C$2];       [.D280] + [.C281] * [.$C$4]     )   ) )" office:value-type="float" office:value="0">
            <text:p>0.00</text:p>
          </table:table-cell>
          <table:table-cell table:formula="of:=IF(   [.B281]=&quot;Stop&quot;;   [.$C$3];   [.E280] + [.D281] * [.$C$4] )" office:value-type="float" office:value="100">
            <text:p>100.00</text:p>
          </table:table-cell>
        </table:table-row>
        <table:table-row table:style-name="ro3">
          <table:table-cell table:formula="of:=[.A281]+[.$C$4]" office:value-type="float" office:value="1.35499999999999">
            <text:p>1.355</text:p>
          </table:table-cell>
          <table:table-cell table:formula="of:=IF(   [.A282] &lt; [.$C$5];   &quot;Accel&quot;;   IF(     [.A282] &lt; [.$C$5] + [.$C$7];     &quot;Cruise&quot;;     IF(       [.A282] &lt; [.$C$8];       &quot;Decel&quot;;       &quot;Stop&quot;     )   ) )" office:value-type="string" office:string-value="Stop">
            <text:p>Stop</text:p>
          </table:table-cell>
          <table:table-cell table:formula="of:=IF(   [.B282]=&quot;Accel&quot;;   [.$C$1];   IF(     [.B282]=&quot;Cruise&quot;;     0;     IF([.B282]=&quot;Decel&quot;; -[.$C$1]; 0)   ) )" office:value-type="float" office:value="0">
            <text:p>0</text:p>
          </table:table-cell>
          <table:table-cell table:formula="of:=IF(   [.B282]=&quot;Stop&quot;;   0;   MAX(     0;     MIN(       [.$C$2];       [.D281] + [.C282] * [.$C$4]     )   ) )" office:value-type="float" office:value="0">
            <text:p>0.00</text:p>
          </table:table-cell>
          <table:table-cell table:formula="of:=IF(   [.B282]=&quot;Stop&quot;;   [.$C$3];   [.E281] + [.D282] * [.$C$4] )" office:value-type="float" office:value="100">
            <text:p>100.00</text:p>
          </table:table-cell>
        </table:table-row>
        <table:table-row table:style-name="ro3">
          <table:table-cell table:formula="of:=[.A282]+[.$C$4]" office:value-type="float" office:value="1.35999999999999">
            <text:p>1.360</text:p>
          </table:table-cell>
          <table:table-cell table:formula="of:=IF(   [.A283] &lt; [.$C$5];   &quot;Accel&quot;;   IF(     [.A283] &lt; [.$C$5] + [.$C$7];     &quot;Cruise&quot;;     IF(       [.A283] &lt; [.$C$8];       &quot;Decel&quot;;       &quot;Stop&quot;     )   ) )" office:value-type="string" office:string-value="Stop">
            <text:p>Stop</text:p>
          </table:table-cell>
          <table:table-cell table:formula="of:=IF(   [.B283]=&quot;Accel&quot;;   [.$C$1];   IF(     [.B283]=&quot;Cruise&quot;;     0;     IF([.B283]=&quot;Decel&quot;; -[.$C$1]; 0)   ) )" office:value-type="float" office:value="0">
            <text:p>0</text:p>
          </table:table-cell>
          <table:table-cell table:formula="of:=IF(   [.B283]=&quot;Stop&quot;;   0;   MAX(     0;     MIN(       [.$C$2];       [.D282] + [.C283] * [.$C$4]     )   ) )" office:value-type="float" office:value="0">
            <text:p>0.00</text:p>
          </table:table-cell>
          <table:table-cell table:formula="of:=IF(   [.B283]=&quot;Stop&quot;;   [.$C$3];   [.E282] + [.D283] * [.$C$4] )" office:value-type="float" office:value="100">
            <text:p>100.00</text:p>
          </table:table-cell>
        </table:table-row>
        <table:table-row table:style-name="ro3">
          <table:table-cell table:formula="of:=[.A283]+[.$C$4]" office:value-type="float" office:value="1.36499999999999">
            <text:p>1.365</text:p>
          </table:table-cell>
          <table:table-cell table:formula="of:=IF(   [.A284] &lt; [.$C$5];   &quot;Accel&quot;;   IF(     [.A284] &lt; [.$C$5] + [.$C$7];     &quot;Cruise&quot;;     IF(       [.A284] &lt; [.$C$8];       &quot;Decel&quot;;       &quot;Stop&quot;     )   ) )" office:value-type="string" office:string-value="Stop">
            <text:p>Stop</text:p>
          </table:table-cell>
          <table:table-cell table:formula="of:=IF(   [.B284]=&quot;Accel&quot;;   [.$C$1];   IF(     [.B284]=&quot;Cruise&quot;;     0;     IF([.B284]=&quot;Decel&quot;; -[.$C$1]; 0)   ) )" office:value-type="float" office:value="0">
            <text:p>0</text:p>
          </table:table-cell>
          <table:table-cell table:formula="of:=IF(   [.B284]=&quot;Stop&quot;;   0;   MAX(     0;     MIN(       [.$C$2];       [.D283] + [.C284] * [.$C$4]     )   ) )" office:value-type="float" office:value="0">
            <text:p>0.00</text:p>
          </table:table-cell>
          <table:table-cell table:formula="of:=IF(   [.B284]=&quot;Stop&quot;;   [.$C$3];   [.E283] + [.D284] * [.$C$4] )" office:value-type="float" office:value="100">
            <text:p>100.00</text:p>
          </table:table-cell>
        </table:table-row>
        <table:table-row table:style-name="ro3">
          <table:table-cell table:formula="of:=[.A284]+[.$C$4]" office:value-type="float" office:value="1.36999999999999">
            <text:p>1.370</text:p>
          </table:table-cell>
          <table:table-cell table:formula="of:=IF(   [.A285] &lt; [.$C$5];   &quot;Accel&quot;;   IF(     [.A285] &lt; [.$C$5] + [.$C$7];     &quot;Cruise&quot;;     IF(       [.A285] &lt; [.$C$8];       &quot;Decel&quot;;       &quot;Stop&quot;     )   ) )" office:value-type="string" office:string-value="Stop">
            <text:p>Stop</text:p>
          </table:table-cell>
          <table:table-cell table:formula="of:=IF(   [.B285]=&quot;Accel&quot;;   [.$C$1];   IF(     [.B285]=&quot;Cruise&quot;;     0;     IF([.B285]=&quot;Decel&quot;; -[.$C$1]; 0)   ) )" office:value-type="float" office:value="0">
            <text:p>0</text:p>
          </table:table-cell>
          <table:table-cell table:formula="of:=IF(   [.B285]=&quot;Stop&quot;;   0;   MAX(     0;     MIN(       [.$C$2];       [.D284] + [.C285] * [.$C$4]     )   ) )" office:value-type="float" office:value="0">
            <text:p>0.00</text:p>
          </table:table-cell>
          <table:table-cell table:formula="of:=IF(   [.B285]=&quot;Stop&quot;;   [.$C$3];   [.E284] + [.D285] * [.$C$4] )" office:value-type="float" office:value="100">
            <text:p>100.00</text:p>
          </table:table-cell>
        </table:table-row>
        <table:table-row table:style-name="ro3">
          <table:table-cell table:formula="of:=[.A285]+[.$C$4]" office:value-type="float" office:value="1.37499999999999">
            <text:p>1.375</text:p>
          </table:table-cell>
          <table:table-cell table:formula="of:=IF(   [.A286] &lt; [.$C$5];   &quot;Accel&quot;;   IF(     [.A286] &lt; [.$C$5] + [.$C$7];     &quot;Cruise&quot;;     IF(       [.A286] &lt; [.$C$8];       &quot;Decel&quot;;       &quot;Stop&quot;     )   ) )" office:value-type="string" office:string-value="Stop">
            <text:p>Stop</text:p>
          </table:table-cell>
          <table:table-cell table:formula="of:=IF(   [.B286]=&quot;Accel&quot;;   [.$C$1];   IF(     [.B286]=&quot;Cruise&quot;;     0;     IF([.B286]=&quot;Decel&quot;; -[.$C$1]; 0)   ) )" office:value-type="float" office:value="0">
            <text:p>0</text:p>
          </table:table-cell>
          <table:table-cell table:formula="of:=IF(   [.B286]=&quot;Stop&quot;;   0;   MAX(     0;     MIN(       [.$C$2];       [.D285] + [.C286] * [.$C$4]     )   ) )" office:value-type="float" office:value="0">
            <text:p>0.00</text:p>
          </table:table-cell>
          <table:table-cell table:formula="of:=IF(   [.B286]=&quot;Stop&quot;;   [.$C$3];   [.E285] + [.D286] * [.$C$4] )" office:value-type="float" office:value="100">
            <text:p>100.00</text:p>
          </table:table-cell>
        </table:table-row>
        <table:table-row table:style-name="ro3">
          <table:table-cell table:formula="of:=[.A286]+[.$C$4]" office:value-type="float" office:value="1.37999999999999">
            <text:p>1.380</text:p>
          </table:table-cell>
          <table:table-cell table:formula="of:=IF(   [.A287] &lt; [.$C$5];   &quot;Accel&quot;;   IF(     [.A287] &lt; [.$C$5] + [.$C$7];     &quot;Cruise&quot;;     IF(       [.A287] &lt; [.$C$8];       &quot;Decel&quot;;       &quot;Stop&quot;     )   ) )" office:value-type="string" office:string-value="Stop">
            <text:p>Stop</text:p>
          </table:table-cell>
          <table:table-cell table:formula="of:=IF(   [.B287]=&quot;Accel&quot;;   [.$C$1];   IF(     [.B287]=&quot;Cruise&quot;;     0;     IF([.B287]=&quot;Decel&quot;; -[.$C$1]; 0)   ) )" office:value-type="float" office:value="0">
            <text:p>0</text:p>
          </table:table-cell>
          <table:table-cell table:formula="of:=IF(   [.B287]=&quot;Stop&quot;;   0;   MAX(     0;     MIN(       [.$C$2];       [.D286] + [.C287] * [.$C$4]     )   ) )" office:value-type="float" office:value="0">
            <text:p>0.00</text:p>
          </table:table-cell>
          <table:table-cell table:formula="of:=IF(   [.B287]=&quot;Stop&quot;;   [.$C$3];   [.E286] + [.D287] * [.$C$4] )" office:value-type="float" office:value="100">
            <text:p>100.00</text:p>
          </table:table-cell>
        </table:table-row>
        <table:table-row table:style-name="ro3">
          <table:table-cell table:formula="of:=[.A287]+[.$C$4]" office:value-type="float" office:value="1.38499999999999">
            <text:p>1.385</text:p>
          </table:table-cell>
          <table:table-cell table:formula="of:=IF(   [.A288] &lt; [.$C$5];   &quot;Accel&quot;;   IF(     [.A288] &lt; [.$C$5] + [.$C$7];     &quot;Cruise&quot;;     IF(       [.A288] &lt; [.$C$8];       &quot;Decel&quot;;       &quot;Stop&quot;     )   ) )" office:value-type="string" office:string-value="Stop">
            <text:p>Stop</text:p>
          </table:table-cell>
          <table:table-cell table:formula="of:=IF(   [.B288]=&quot;Accel&quot;;   [.$C$1];   IF(     [.B288]=&quot;Cruise&quot;;     0;     IF([.B288]=&quot;Decel&quot;; -[.$C$1]; 0)   ) )" office:value-type="float" office:value="0">
            <text:p>0</text:p>
          </table:table-cell>
          <table:table-cell table:formula="of:=IF(   [.B288]=&quot;Stop&quot;;   0;   MAX(     0;     MIN(       [.$C$2];       [.D287] + [.C288] * [.$C$4]     )   ) )" office:value-type="float" office:value="0">
            <text:p>0.00</text:p>
          </table:table-cell>
          <table:table-cell table:formula="of:=IF(   [.B288]=&quot;Stop&quot;;   [.$C$3];   [.E287] + [.D288] * [.$C$4] )" office:value-type="float" office:value="100">
            <text:p>100.00</text:p>
          </table:table-cell>
        </table:table-row>
        <table:table-row table:style-name="ro3">
          <table:table-cell table:formula="of:=[.A288]+[.$C$4]" office:value-type="float" office:value="1.38999999999999">
            <text:p>1.390</text:p>
          </table:table-cell>
          <table:table-cell table:formula="of:=IF(   [.A289] &lt; [.$C$5];   &quot;Accel&quot;;   IF(     [.A289] &lt; [.$C$5] + [.$C$7];     &quot;Cruise&quot;;     IF(       [.A289] &lt; [.$C$8];       &quot;Decel&quot;;       &quot;Stop&quot;     )   ) )" office:value-type="string" office:string-value="Stop">
            <text:p>Stop</text:p>
          </table:table-cell>
          <table:table-cell table:formula="of:=IF(   [.B289]=&quot;Accel&quot;;   [.$C$1];   IF(     [.B289]=&quot;Cruise&quot;;     0;     IF([.B289]=&quot;Decel&quot;; -[.$C$1]; 0)   ) )" office:value-type="float" office:value="0">
            <text:p>0</text:p>
          </table:table-cell>
          <table:table-cell table:formula="of:=IF(   [.B289]=&quot;Stop&quot;;   0;   MAX(     0;     MIN(       [.$C$2];       [.D288] + [.C289] * [.$C$4]     )   ) )" office:value-type="float" office:value="0">
            <text:p>0.00</text:p>
          </table:table-cell>
          <table:table-cell table:formula="of:=IF(   [.B289]=&quot;Stop&quot;;   [.$C$3];   [.E288] + [.D289] * [.$C$4] )" office:value-type="float" office:value="100">
            <text:p>100.00</text:p>
          </table:table-cell>
        </table:table-row>
        <table:table-row table:style-name="ro3">
          <table:table-cell table:formula="of:=[.A289]+[.$C$4]" office:value-type="float" office:value="1.39499999999999">
            <text:p>1.395</text:p>
          </table:table-cell>
          <table:table-cell table:formula="of:=IF(   [.A290] &lt; [.$C$5];   &quot;Accel&quot;;   IF(     [.A290] &lt; [.$C$5] + [.$C$7];     &quot;Cruise&quot;;     IF(       [.A290] &lt; [.$C$8];       &quot;Decel&quot;;       &quot;Stop&quot;     )   ) )" office:value-type="string" office:string-value="Stop">
            <text:p>Stop</text:p>
          </table:table-cell>
          <table:table-cell table:formula="of:=IF(   [.B290]=&quot;Accel&quot;;   [.$C$1];   IF(     [.B290]=&quot;Cruise&quot;;     0;     IF([.B290]=&quot;Decel&quot;; -[.$C$1]; 0)   ) )" office:value-type="float" office:value="0">
            <text:p>0</text:p>
          </table:table-cell>
          <table:table-cell table:formula="of:=IF(   [.B290]=&quot;Stop&quot;;   0;   MAX(     0;     MIN(       [.$C$2];       [.D289] + [.C290] * [.$C$4]     )   ) )" office:value-type="float" office:value="0">
            <text:p>0.00</text:p>
          </table:table-cell>
          <table:table-cell table:formula="of:=IF(   [.B290]=&quot;Stop&quot;;   [.$C$3];   [.E289] + [.D290] * [.$C$4] )" office:value-type="float" office:value="100">
            <text:p>100.00</text:p>
          </table:table-cell>
        </table:table-row>
        <table:table-row table:style-name="ro3">
          <table:table-cell table:formula="of:=[.A290]+[.$C$4]" office:value-type="float" office:value="1.39999999999999">
            <text:p>1.400</text:p>
          </table:table-cell>
          <table:table-cell table:formula="of:=IF(   [.A291] &lt; [.$C$5];   &quot;Accel&quot;;   IF(     [.A291] &lt; [.$C$5] + [.$C$7];     &quot;Cruise&quot;;     IF(       [.A291] &lt; [.$C$8];       &quot;Decel&quot;;       &quot;Stop&quot;     )   ) )" office:value-type="string" office:string-value="Stop">
            <text:p>Stop</text:p>
          </table:table-cell>
          <table:table-cell table:formula="of:=IF(   [.B291]=&quot;Accel&quot;;   [.$C$1];   IF(     [.B291]=&quot;Cruise&quot;;     0;     IF([.B291]=&quot;Decel&quot;; -[.$C$1]; 0)   ) )" office:value-type="float" office:value="0">
            <text:p>0</text:p>
          </table:table-cell>
          <table:table-cell table:formula="of:=IF(   [.B291]=&quot;Stop&quot;;   0;   MAX(     0;     MIN(       [.$C$2];       [.D290] + [.C291] * [.$C$4]     )   ) )" office:value-type="float" office:value="0">
            <text:p>0.00</text:p>
          </table:table-cell>
          <table:table-cell table:formula="of:=IF(   [.B291]=&quot;Stop&quot;;   [.$C$3];   [.E290] + [.D291] * [.$C$4] )" office:value-type="float" office:value="100">
            <text:p>100.00</text:p>
          </table:table-cell>
        </table:table-row>
        <table:table-row table:style-name="ro3">
          <table:table-cell table:formula="of:=[.A291]+[.$C$4]" office:value-type="float" office:value="1.40499999999999">
            <text:p>1.405</text:p>
          </table:table-cell>
          <table:table-cell table:formula="of:=IF(   [.A292] &lt; [.$C$5];   &quot;Accel&quot;;   IF(     [.A292] &lt; [.$C$5] + [.$C$7];     &quot;Cruise&quot;;     IF(       [.A292] &lt; [.$C$8];       &quot;Decel&quot;;       &quot;Stop&quot;     )   ) )" office:value-type="string" office:string-value="Stop">
            <text:p>Stop</text:p>
          </table:table-cell>
          <table:table-cell table:formula="of:=IF(   [.B292]=&quot;Accel&quot;;   [.$C$1];   IF(     [.B292]=&quot;Cruise&quot;;     0;     IF([.B292]=&quot;Decel&quot;; -[.$C$1]; 0)   ) )" office:value-type="float" office:value="0">
            <text:p>0</text:p>
          </table:table-cell>
          <table:table-cell table:formula="of:=IF(   [.B292]=&quot;Stop&quot;;   0;   MAX(     0;     MIN(       [.$C$2];       [.D291] + [.C292] * [.$C$4]     )   ) )" office:value-type="float" office:value="0">
            <text:p>0.00</text:p>
          </table:table-cell>
          <table:table-cell table:formula="of:=IF(   [.B292]=&quot;Stop&quot;;   [.$C$3];   [.E291] + [.D292] * [.$C$4] )" office:value-type="float" office:value="100">
            <text:p>100.00</text:p>
          </table:table-cell>
        </table:table-row>
        <table:table-row table:style-name="ro3">
          <table:table-cell table:formula="of:=[.A292]+[.$C$4]" office:value-type="float" office:value="1.40999999999999">
            <text:p>1.410</text:p>
          </table:table-cell>
          <table:table-cell table:formula="of:=IF(   [.A293] &lt; [.$C$5];   &quot;Accel&quot;;   IF(     [.A293] &lt; [.$C$5] + [.$C$7];     &quot;Cruise&quot;;     IF(       [.A293] &lt; [.$C$8];       &quot;Decel&quot;;       &quot;Stop&quot;     )   ) )" office:value-type="string" office:string-value="Stop">
            <text:p>Stop</text:p>
          </table:table-cell>
          <table:table-cell table:formula="of:=IF(   [.B293]=&quot;Accel&quot;;   [.$C$1];   IF(     [.B293]=&quot;Cruise&quot;;     0;     IF([.B293]=&quot;Decel&quot;; -[.$C$1]; 0)   ) )" office:value-type="float" office:value="0">
            <text:p>0</text:p>
          </table:table-cell>
          <table:table-cell table:formula="of:=IF(   [.B293]=&quot;Stop&quot;;   0;   MAX(     0;     MIN(       [.$C$2];       [.D292] + [.C293] * [.$C$4]     )   ) )" office:value-type="float" office:value="0">
            <text:p>0.00</text:p>
          </table:table-cell>
          <table:table-cell table:formula="of:=IF(   [.B293]=&quot;Stop&quot;;   [.$C$3];   [.E292] + [.D293] * [.$C$4] )" office:value-type="float" office:value="100">
            <text:p>100.00</text:p>
          </table:table-cell>
        </table:table-row>
        <table:table-row table:style-name="ro3">
          <table:table-cell table:formula="of:=[.A293]+[.$C$4]" office:value-type="float" office:value="1.41499999999999">
            <text:p>1.415</text:p>
          </table:table-cell>
          <table:table-cell table:formula="of:=IF(   [.A294] &lt; [.$C$5];   &quot;Accel&quot;;   IF(     [.A294] &lt; [.$C$5] + [.$C$7];     &quot;Cruise&quot;;     IF(       [.A294] &lt; [.$C$8];       &quot;Decel&quot;;       &quot;Stop&quot;     )   ) )" office:value-type="string" office:string-value="Stop">
            <text:p>Stop</text:p>
          </table:table-cell>
          <table:table-cell table:formula="of:=IF(   [.B294]=&quot;Accel&quot;;   [.$C$1];   IF(     [.B294]=&quot;Cruise&quot;;     0;     IF([.B294]=&quot;Decel&quot;; -[.$C$1]; 0)   ) )" office:value-type="float" office:value="0">
            <text:p>0</text:p>
          </table:table-cell>
          <table:table-cell table:formula="of:=IF(   [.B294]=&quot;Stop&quot;;   0;   MAX(     0;     MIN(       [.$C$2];       [.D293] + [.C294] * [.$C$4]     )   ) )" office:value-type="float" office:value="0">
            <text:p>0.00</text:p>
          </table:table-cell>
          <table:table-cell table:formula="of:=IF(   [.B294]=&quot;Stop&quot;;   [.$C$3];   [.E293] + [.D294] * [.$C$4] )" office:value-type="float" office:value="100">
            <text:p>100.00</text:p>
          </table:table-cell>
        </table:table-row>
        <table:table-row table:style-name="ro3">
          <table:table-cell table:formula="of:=[.A294]+[.$C$4]" office:value-type="float" office:value="1.41999999999999">
            <text:p>1.420</text:p>
          </table:table-cell>
          <table:table-cell table:formula="of:=IF(   [.A295] &lt; [.$C$5];   &quot;Accel&quot;;   IF(     [.A295] &lt; [.$C$5] + [.$C$7];     &quot;Cruise&quot;;     IF(       [.A295] &lt; [.$C$8];       &quot;Decel&quot;;       &quot;Stop&quot;     )   ) )" office:value-type="string" office:string-value="Stop">
            <text:p>Stop</text:p>
          </table:table-cell>
          <table:table-cell table:formula="of:=IF(   [.B295]=&quot;Accel&quot;;   [.$C$1];   IF(     [.B295]=&quot;Cruise&quot;;     0;     IF([.B295]=&quot;Decel&quot;; -[.$C$1]; 0)   ) )" office:value-type="float" office:value="0">
            <text:p>0</text:p>
          </table:table-cell>
          <table:table-cell table:formula="of:=IF(   [.B295]=&quot;Stop&quot;;   0;   MAX(     0;     MIN(       [.$C$2];       [.D294] + [.C295] * [.$C$4]     )   ) )" office:value-type="float" office:value="0">
            <text:p>0.00</text:p>
          </table:table-cell>
          <table:table-cell table:formula="of:=IF(   [.B295]=&quot;Stop&quot;;   [.$C$3];   [.E294] + [.D295] * [.$C$4] )" office:value-type="float" office:value="100">
            <text:p>100.00</text:p>
          </table:table-cell>
        </table:table-row>
        <table:table-row table:style-name="ro3">
          <table:table-cell table:formula="of:=[.A295]+[.$C$4]" office:value-type="float" office:value="1.42499999999999">
            <text:p>1.425</text:p>
          </table:table-cell>
          <table:table-cell table:formula="of:=IF(   [.A296] &lt; [.$C$5];   &quot;Accel&quot;;   IF(     [.A296] &lt; [.$C$5] + [.$C$7];     &quot;Cruise&quot;;     IF(       [.A296] &lt; [.$C$8];       &quot;Decel&quot;;       &quot;Stop&quot;     )   ) )" office:value-type="string" office:string-value="Stop">
            <text:p>Stop</text:p>
          </table:table-cell>
          <table:table-cell table:formula="of:=IF(   [.B296]=&quot;Accel&quot;;   [.$C$1];   IF(     [.B296]=&quot;Cruise&quot;;     0;     IF([.B296]=&quot;Decel&quot;; -[.$C$1]; 0)   ) )" office:value-type="float" office:value="0">
            <text:p>0</text:p>
          </table:table-cell>
          <table:table-cell table:formula="of:=IF(   [.B296]=&quot;Stop&quot;;   0;   MAX(     0;     MIN(       [.$C$2];       [.D295] + [.C296] * [.$C$4]     )   ) )" office:value-type="float" office:value="0">
            <text:p>0.00</text:p>
          </table:table-cell>
          <table:table-cell table:formula="of:=IF(   [.B296]=&quot;Stop&quot;;   [.$C$3];   [.E295] + [.D296] * [.$C$4] )" office:value-type="float" office:value="100">
            <text:p>100.00</text:p>
          </table:table-cell>
        </table:table-row>
        <table:table-row table:style-name="ro3">
          <table:table-cell table:formula="of:=[.A296]+[.$C$4]" office:value-type="float" office:value="1.42999999999999">
            <text:p>1.430</text:p>
          </table:table-cell>
          <table:table-cell table:formula="of:=IF(   [.A297] &lt; [.$C$5];   &quot;Accel&quot;;   IF(     [.A297] &lt; [.$C$5] + [.$C$7];     &quot;Cruise&quot;;     IF(       [.A297] &lt; [.$C$8];       &quot;Decel&quot;;       &quot;Stop&quot;     )   ) )" office:value-type="string" office:string-value="Stop">
            <text:p>Stop</text:p>
          </table:table-cell>
          <table:table-cell table:formula="of:=IF(   [.B297]=&quot;Accel&quot;;   [.$C$1];   IF(     [.B297]=&quot;Cruise&quot;;     0;     IF([.B297]=&quot;Decel&quot;; -[.$C$1]; 0)   ) )" office:value-type="float" office:value="0">
            <text:p>0</text:p>
          </table:table-cell>
          <table:table-cell table:formula="of:=IF(   [.B297]=&quot;Stop&quot;;   0;   MAX(     0;     MIN(       [.$C$2];       [.D296] + [.C297] * [.$C$4]     )   ) )" office:value-type="float" office:value="0">
            <text:p>0.00</text:p>
          </table:table-cell>
          <table:table-cell table:formula="of:=IF(   [.B297]=&quot;Stop&quot;;   [.$C$3];   [.E296] + [.D297] * [.$C$4] )" office:value-type="float" office:value="100">
            <text:p>100.00</text:p>
          </table:table-cell>
        </table:table-row>
        <table:table-row table:style-name="ro3">
          <table:table-cell table:formula="of:=[.A297]+[.$C$4]" office:value-type="float" office:value="1.43499999999999">
            <text:p>1.435</text:p>
          </table:table-cell>
          <table:table-cell table:formula="of:=IF(   [.A298] &lt; [.$C$5];   &quot;Accel&quot;;   IF(     [.A298] &lt; [.$C$5] + [.$C$7];     &quot;Cruise&quot;;     IF(       [.A298] &lt; [.$C$8];       &quot;Decel&quot;;       &quot;Stop&quot;     )   ) )" office:value-type="string" office:string-value="Stop">
            <text:p>Stop</text:p>
          </table:table-cell>
          <table:table-cell table:formula="of:=IF(   [.B298]=&quot;Accel&quot;;   [.$C$1];   IF(     [.B298]=&quot;Cruise&quot;;     0;     IF([.B298]=&quot;Decel&quot;; -[.$C$1]; 0)   ) )" office:value-type="float" office:value="0">
            <text:p>0</text:p>
          </table:table-cell>
          <table:table-cell table:formula="of:=IF(   [.B298]=&quot;Stop&quot;;   0;   MAX(     0;     MIN(       [.$C$2];       [.D297] + [.C298] * [.$C$4]     )   ) )" office:value-type="float" office:value="0">
            <text:p>0.00</text:p>
          </table:table-cell>
          <table:table-cell table:formula="of:=IF(   [.B298]=&quot;Stop&quot;;   [.$C$3];   [.E297] + [.D298] * [.$C$4] )" office:value-type="float" office:value="100">
            <text:p>100.00</text:p>
          </table:table-cell>
        </table:table-row>
        <table:table-row table:style-name="ro3">
          <table:table-cell table:formula="of:=[.A298]+[.$C$4]" office:value-type="float" office:value="1.43999999999999">
            <text:p>1.440</text:p>
          </table:table-cell>
          <table:table-cell table:formula="of:=IF(   [.A299] &lt; [.$C$5];   &quot;Accel&quot;;   IF(     [.A299] &lt; [.$C$5] + [.$C$7];     &quot;Cruise&quot;;     IF(       [.A299] &lt; [.$C$8];       &quot;Decel&quot;;       &quot;Stop&quot;     )   ) )" office:value-type="string" office:string-value="Stop">
            <text:p>Stop</text:p>
          </table:table-cell>
          <table:table-cell table:formula="of:=IF(   [.B299]=&quot;Accel&quot;;   [.$C$1];   IF(     [.B299]=&quot;Cruise&quot;;     0;     IF([.B299]=&quot;Decel&quot;; -[.$C$1]; 0)   ) )" office:value-type="float" office:value="0">
            <text:p>0</text:p>
          </table:table-cell>
          <table:table-cell table:formula="of:=IF(   [.B299]=&quot;Stop&quot;;   0;   MAX(     0;     MIN(       [.$C$2];       [.D298] + [.C299] * [.$C$4]     )   ) )" office:value-type="float" office:value="0">
            <text:p>0.00</text:p>
          </table:table-cell>
          <table:table-cell table:formula="of:=IF(   [.B299]=&quot;Stop&quot;;   [.$C$3];   [.E298] + [.D299] * [.$C$4] )" office:value-type="float" office:value="100">
            <text:p>100.00</text:p>
          </table:table-cell>
        </table:table-row>
        <table:table-row table:style-name="ro3">
          <table:table-cell table:formula="of:=[.A299]+[.$C$4]" office:value-type="float" office:value="1.44499999999999">
            <text:p>1.445</text:p>
          </table:table-cell>
          <table:table-cell table:formula="of:=IF(   [.A300] &lt; [.$C$5];   &quot;Accel&quot;;   IF(     [.A300] &lt; [.$C$5] + [.$C$7];     &quot;Cruise&quot;;     IF(       [.A300] &lt; [.$C$8];       &quot;Decel&quot;;       &quot;Stop&quot;     )   ) )" office:value-type="string" office:string-value="Stop">
            <text:p>Stop</text:p>
          </table:table-cell>
          <table:table-cell table:formula="of:=IF(   [.B300]=&quot;Accel&quot;;   [.$C$1];   IF(     [.B300]=&quot;Cruise&quot;;     0;     IF([.B300]=&quot;Decel&quot;; -[.$C$1]; 0)   ) )" office:value-type="float" office:value="0">
            <text:p>0</text:p>
          </table:table-cell>
          <table:table-cell table:formula="of:=IF(   [.B300]=&quot;Stop&quot;;   0;   MAX(     0;     MIN(       [.$C$2];       [.D299] + [.C300] * [.$C$4]     )   ) )" office:value-type="float" office:value="0">
            <text:p>0.00</text:p>
          </table:table-cell>
          <table:table-cell table:formula="of:=IF(   [.B300]=&quot;Stop&quot;;   [.$C$3];   [.E299] + [.D300] * [.$C$4] )" office:value-type="float" office:value="100">
            <text:p>100.00</text:p>
          </table:table-cell>
        </table:table-row>
        <table:table-row table:style-name="ro3">
          <table:table-cell table:formula="of:=[.A300]+[.$C$4]" office:value-type="float" office:value="1.44999999999999">
            <text:p>1.450</text:p>
          </table:table-cell>
          <table:table-cell table:formula="of:=IF(   [.A301] &lt; [.$C$5];   &quot;Accel&quot;;   IF(     [.A301] &lt; [.$C$5] + [.$C$7];     &quot;Cruise&quot;;     IF(       [.A301] &lt; [.$C$8];       &quot;Decel&quot;;       &quot;Stop&quot;     )   ) )" office:value-type="string" office:string-value="Stop">
            <text:p>Stop</text:p>
          </table:table-cell>
          <table:table-cell table:formula="of:=IF(   [.B301]=&quot;Accel&quot;;   [.$C$1];   IF(     [.B301]=&quot;Cruise&quot;;     0;     IF([.B301]=&quot;Decel&quot;; -[.$C$1]; 0)   ) )" office:value-type="float" office:value="0">
            <text:p>0</text:p>
          </table:table-cell>
          <table:table-cell table:formula="of:=IF(   [.B301]=&quot;Stop&quot;;   0;   MAX(     0;     MIN(       [.$C$2];       [.D300] + [.C301] * [.$C$4]     )   ) )" office:value-type="float" office:value="0">
            <text:p>0.00</text:p>
          </table:table-cell>
          <table:table-cell table:formula="of:=IF(   [.B301]=&quot;Stop&quot;;   [.$C$3];   [.E300] + [.D301] * [.$C$4] )" office:value-type="float" office:value="100">
            <text:p>100.00</text:p>
          </table:table-cell>
        </table:table-row>
        <table:table-row table:style-name="ro3">
          <table:table-cell table:formula="of:=[.A301]+[.$C$4]" office:value-type="float" office:value="1.45499999999999">
            <text:p>1.455</text:p>
          </table:table-cell>
          <table:table-cell table:formula="of:=IF(   [.A302] &lt; [.$C$5];   &quot;Accel&quot;;   IF(     [.A302] &lt; [.$C$5] + [.$C$7];     &quot;Cruise&quot;;     IF(       [.A302] &lt; [.$C$8];       &quot;Decel&quot;;       &quot;Stop&quot;     )   ) )" office:value-type="string" office:string-value="Stop">
            <text:p>Stop</text:p>
          </table:table-cell>
          <table:table-cell table:formula="of:=IF(   [.B302]=&quot;Accel&quot;;   [.$C$1];   IF(     [.B302]=&quot;Cruise&quot;;     0;     IF([.B302]=&quot;Decel&quot;; -[.$C$1]; 0)   ) )" office:value-type="float" office:value="0">
            <text:p>0</text:p>
          </table:table-cell>
          <table:table-cell table:formula="of:=IF(   [.B302]=&quot;Stop&quot;;   0;   MAX(     0;     MIN(       [.$C$2];       [.D301] + [.C302] * [.$C$4]     )   ) )" office:value-type="float" office:value="0">
            <text:p>0.00</text:p>
          </table:table-cell>
          <table:table-cell table:formula="of:=IF(   [.B302]=&quot;Stop&quot;;   [.$C$3];   [.E301] + [.D302] * [.$C$4] )" office:value-type="float" office:value="100">
            <text:p>100.00</text:p>
          </table:table-cell>
        </table:table-row>
        <table:table-row table:style-name="ro3">
          <table:table-cell table:formula="of:=[.A302]+[.$C$4]" office:value-type="float" office:value="1.45999999999999">
            <text:p>1.460</text:p>
          </table:table-cell>
          <table:table-cell table:formula="of:=IF(   [.A303] &lt; [.$C$5];   &quot;Accel&quot;;   IF(     [.A303] &lt; [.$C$5] + [.$C$7];     &quot;Cruise&quot;;     IF(       [.A303] &lt; [.$C$8];       &quot;Decel&quot;;       &quot;Stop&quot;     )   ) )" office:value-type="string" office:string-value="Stop">
            <text:p>Stop</text:p>
          </table:table-cell>
          <table:table-cell table:formula="of:=IF(   [.B303]=&quot;Accel&quot;;   [.$C$1];   IF(     [.B303]=&quot;Cruise&quot;;     0;     IF([.B303]=&quot;Decel&quot;; -[.$C$1]; 0)   ) )" office:value-type="float" office:value="0">
            <text:p>0</text:p>
          </table:table-cell>
          <table:table-cell table:formula="of:=IF(   [.B303]=&quot;Stop&quot;;   0;   MAX(     0;     MIN(       [.$C$2];       [.D302] + [.C303] * [.$C$4]     )   ) )" office:value-type="float" office:value="0">
            <text:p>0.00</text:p>
          </table:table-cell>
          <table:table-cell table:formula="of:=IF(   [.B303]=&quot;Stop&quot;;   [.$C$3];   [.E302] + [.D303] * [.$C$4] )" office:value-type="float" office:value="100">
            <text:p>100.00</text:p>
          </table:table-cell>
        </table:table-row>
        <table:table-row table:style-name="ro3">
          <table:table-cell table:formula="of:=[.A303]+[.$C$4]" office:value-type="float" office:value="1.46499999999999">
            <text:p>1.465</text:p>
          </table:table-cell>
          <table:table-cell table:formula="of:=IF(   [.A304] &lt; [.$C$5];   &quot;Accel&quot;;   IF(     [.A304] &lt; [.$C$5] + [.$C$7];     &quot;Cruise&quot;;     IF(       [.A304] &lt; [.$C$8];       &quot;Decel&quot;;       &quot;Stop&quot;     )   ) )" office:value-type="string" office:string-value="Stop">
            <text:p>Stop</text:p>
          </table:table-cell>
          <table:table-cell table:formula="of:=IF(   [.B304]=&quot;Accel&quot;;   [.$C$1];   IF(     [.B304]=&quot;Cruise&quot;;     0;     IF([.B304]=&quot;Decel&quot;; -[.$C$1]; 0)   ) )" office:value-type="float" office:value="0">
            <text:p>0</text:p>
          </table:table-cell>
          <table:table-cell table:formula="of:=IF(   [.B304]=&quot;Stop&quot;;   0;   MAX(     0;     MIN(       [.$C$2];       [.D303] + [.C304] * [.$C$4]     )   ) )" office:value-type="float" office:value="0">
            <text:p>0.00</text:p>
          </table:table-cell>
          <table:table-cell table:formula="of:=IF(   [.B304]=&quot;Stop&quot;;   [.$C$3];   [.E303] + [.D304] * [.$C$4] )" office:value-type="float" office:value="100">
            <text:p>100.00</text:p>
          </table:table-cell>
        </table:table-row>
        <table:table-row table:style-name="ro3">
          <table:table-cell table:formula="of:=[.A304]+[.$C$4]" office:value-type="float" office:value="1.46999999999999">
            <text:p>1.470</text:p>
          </table:table-cell>
          <table:table-cell table:formula="of:=IF(   [.A305] &lt; [.$C$5];   &quot;Accel&quot;;   IF(     [.A305] &lt; [.$C$5] + [.$C$7];     &quot;Cruise&quot;;     IF(       [.A305] &lt; [.$C$8];       &quot;Decel&quot;;       &quot;Stop&quot;     )   ) )" office:value-type="string" office:string-value="Stop">
            <text:p>Stop</text:p>
          </table:table-cell>
          <table:table-cell table:formula="of:=IF(   [.B305]=&quot;Accel&quot;;   [.$C$1];   IF(     [.B305]=&quot;Cruise&quot;;     0;     IF([.B305]=&quot;Decel&quot;; -[.$C$1]; 0)   ) )" office:value-type="float" office:value="0">
            <text:p>0</text:p>
          </table:table-cell>
          <table:table-cell table:formula="of:=IF(   [.B305]=&quot;Stop&quot;;   0;   MAX(     0;     MIN(       [.$C$2];       [.D304] + [.C305] * [.$C$4]     )   ) )" office:value-type="float" office:value="0">
            <text:p>0.00</text:p>
          </table:table-cell>
          <table:table-cell table:formula="of:=IF(   [.B305]=&quot;Stop&quot;;   [.$C$3];   [.E304] + [.D305] * [.$C$4] )" office:value-type="float" office:value="100">
            <text:p>100.00</text:p>
          </table:table-cell>
        </table:table-row>
        <table:table-row table:style-name="ro3">
          <table:table-cell table:formula="of:=[.A305]+[.$C$4]" office:value-type="float" office:value="1.47499999999999">
            <text:p>1.475</text:p>
          </table:table-cell>
          <table:table-cell table:formula="of:=IF(   [.A306] &lt; [.$C$5];   &quot;Accel&quot;;   IF(     [.A306] &lt; [.$C$5] + [.$C$7];     &quot;Cruise&quot;;     IF(       [.A306] &lt; [.$C$8];       &quot;Decel&quot;;       &quot;Stop&quot;     )   ) )" office:value-type="string" office:string-value="Stop">
            <text:p>Stop</text:p>
          </table:table-cell>
          <table:table-cell table:formula="of:=IF(   [.B306]=&quot;Accel&quot;;   [.$C$1];   IF(     [.B306]=&quot;Cruise&quot;;     0;     IF([.B306]=&quot;Decel&quot;; -[.$C$1]; 0)   ) )" office:value-type="float" office:value="0">
            <text:p>0</text:p>
          </table:table-cell>
          <table:table-cell table:formula="of:=IF(   [.B306]=&quot;Stop&quot;;   0;   MAX(     0;     MIN(       [.$C$2];       [.D305] + [.C306] * [.$C$4]     )   ) )" office:value-type="float" office:value="0">
            <text:p>0.00</text:p>
          </table:table-cell>
          <table:table-cell table:formula="of:=IF(   [.B306]=&quot;Stop&quot;;   [.$C$3];   [.E305] + [.D306] * [.$C$4] )" office:value-type="float" office:value="100">
            <text:p>100.00</text:p>
          </table:table-cell>
        </table:table-row>
        <table:table-row table:style-name="ro3">
          <table:table-cell table:formula="of:=[.A306]+[.$C$4]" office:value-type="float" office:value="1.47999999999999">
            <text:p>1.480</text:p>
          </table:table-cell>
          <table:table-cell table:formula="of:=IF(   [.A307] &lt; [.$C$5];   &quot;Accel&quot;;   IF(     [.A307] &lt; [.$C$5] + [.$C$7];     &quot;Cruise&quot;;     IF(       [.A307] &lt; [.$C$8];       &quot;Decel&quot;;       &quot;Stop&quot;     )   ) )" office:value-type="string" office:string-value="Stop">
            <text:p>Stop</text:p>
          </table:table-cell>
          <table:table-cell table:formula="of:=IF(   [.B307]=&quot;Accel&quot;;   [.$C$1];   IF(     [.B307]=&quot;Cruise&quot;;     0;     IF([.B307]=&quot;Decel&quot;; -[.$C$1]; 0)   ) )" office:value-type="float" office:value="0">
            <text:p>0</text:p>
          </table:table-cell>
          <table:table-cell table:formula="of:=IF(   [.B307]=&quot;Stop&quot;;   0;   MAX(     0;     MIN(       [.$C$2];       [.D306] + [.C307] * [.$C$4]     )   ) )" office:value-type="float" office:value="0">
            <text:p>0.00</text:p>
          </table:table-cell>
          <table:table-cell table:formula="of:=IF(   [.B307]=&quot;Stop&quot;;   [.$C$3];   [.E306] + [.D307] * [.$C$4] )" office:value-type="float" office:value="100">
            <text:p>100.00</text:p>
          </table:table-cell>
        </table:table-row>
        <table:table-row table:style-name="ro3">
          <table:table-cell table:formula="of:=[.A307]+[.$C$4]" office:value-type="float" office:value="1.48499999999999">
            <text:p>1.485</text:p>
          </table:table-cell>
          <table:table-cell table:formula="of:=IF(   [.A308] &lt; [.$C$5];   &quot;Accel&quot;;   IF(     [.A308] &lt; [.$C$5] + [.$C$7];     &quot;Cruise&quot;;     IF(       [.A308] &lt; [.$C$8];       &quot;Decel&quot;;       &quot;Stop&quot;     )   ) )" office:value-type="string" office:string-value="Stop">
            <text:p>Stop</text:p>
          </table:table-cell>
          <table:table-cell table:formula="of:=IF(   [.B308]=&quot;Accel&quot;;   [.$C$1];   IF(     [.B308]=&quot;Cruise&quot;;     0;     IF([.B308]=&quot;Decel&quot;; -[.$C$1]; 0)   ) )" office:value-type="float" office:value="0">
            <text:p>0</text:p>
          </table:table-cell>
          <table:table-cell table:formula="of:=IF(   [.B308]=&quot;Stop&quot;;   0;   MAX(     0;     MIN(       [.$C$2];       [.D307] + [.C308] * [.$C$4]     )   ) )" office:value-type="float" office:value="0">
            <text:p>0.00</text:p>
          </table:table-cell>
          <table:table-cell table:formula="of:=IF(   [.B308]=&quot;Stop&quot;;   [.$C$3];   [.E307] + [.D308] * [.$C$4] )" office:value-type="float" office:value="100">
            <text:p>100.00</text:p>
          </table:table-cell>
        </table:table-row>
        <table:table-row table:style-name="ro3">
          <table:table-cell table:formula="of:=[.A308]+[.$C$4]" office:value-type="float" office:value="1.48999999999999">
            <text:p>1.490</text:p>
          </table:table-cell>
          <table:table-cell table:formula="of:=IF(   [.A309] &lt; [.$C$5];   &quot;Accel&quot;;   IF(     [.A309] &lt; [.$C$5] + [.$C$7];     &quot;Cruise&quot;;     IF(       [.A309] &lt; [.$C$8];       &quot;Decel&quot;;       &quot;Stop&quot;     )   ) )" office:value-type="string" office:string-value="Stop">
            <text:p>Stop</text:p>
          </table:table-cell>
          <table:table-cell table:formula="of:=IF(   [.B309]=&quot;Accel&quot;;   [.$C$1];   IF(     [.B309]=&quot;Cruise&quot;;     0;     IF([.B309]=&quot;Decel&quot;; -[.$C$1]; 0)   ) )" office:value-type="float" office:value="0">
            <text:p>0</text:p>
          </table:table-cell>
          <table:table-cell table:formula="of:=IF(   [.B309]=&quot;Stop&quot;;   0;   MAX(     0;     MIN(       [.$C$2];       [.D308] + [.C309] * [.$C$4]     )   ) )" office:value-type="float" office:value="0">
            <text:p>0.00</text:p>
          </table:table-cell>
          <table:table-cell table:formula="of:=IF(   [.B309]=&quot;Stop&quot;;   [.$C$3];   [.E308] + [.D309] * [.$C$4] )" office:value-type="float" office:value="100">
            <text:p>100.00</text:p>
          </table:table-cell>
        </table:table-row>
        <table:table-row table:style-name="ro3">
          <table:table-cell table:formula="of:=[.A309]+[.$C$4]" office:value-type="float" office:value="1.49499999999999">
            <text:p>1.495</text:p>
          </table:table-cell>
          <table:table-cell table:formula="of:=IF(   [.A310] &lt; [.$C$5];   &quot;Accel&quot;;   IF(     [.A310] &lt; [.$C$5] + [.$C$7];     &quot;Cruise&quot;;     IF(       [.A310] &lt; [.$C$8];       &quot;Decel&quot;;       &quot;Stop&quot;     )   ) )" office:value-type="string" office:string-value="Stop">
            <text:p>Stop</text:p>
          </table:table-cell>
          <table:table-cell table:formula="of:=IF(   [.B310]=&quot;Accel&quot;;   [.$C$1];   IF(     [.B310]=&quot;Cruise&quot;;     0;     IF([.B310]=&quot;Decel&quot;; -[.$C$1]; 0)   ) )" office:value-type="float" office:value="0">
            <text:p>0</text:p>
          </table:table-cell>
          <table:table-cell table:formula="of:=IF(   [.B310]=&quot;Stop&quot;;   0;   MAX(     0;     MIN(       [.$C$2];       [.D309] + [.C310] * [.$C$4]     )   ) )" office:value-type="float" office:value="0">
            <text:p>0.00</text:p>
          </table:table-cell>
          <table:table-cell table:formula="of:=IF(   [.B310]=&quot;Stop&quot;;   [.$C$3];   [.E309] + [.D310] * [.$C$4] )" office:value-type="float" office:value="100">
            <text:p>100.00</text:p>
          </table:table-cell>
        </table:table-row>
        <table:table-row table:style-name="ro3">
          <table:table-cell table:formula="of:=[.A310]+[.$C$4]" office:value-type="float" office:value="1.49999999999999">
            <text:p>1.500</text:p>
          </table:table-cell>
          <table:table-cell table:formula="of:=IF(   [.A311] &lt; [.$C$5];   &quot;Accel&quot;;   IF(     [.A311] &lt; [.$C$5] + [.$C$7];     &quot;Cruise&quot;;     IF(       [.A311] &lt; [.$C$8];       &quot;Decel&quot;;       &quot;Stop&quot;     )   ) )" office:value-type="string" office:string-value="Stop">
            <text:p>Stop</text:p>
          </table:table-cell>
          <table:table-cell table:formula="of:=IF(   [.B311]=&quot;Accel&quot;;   [.$C$1];   IF(     [.B311]=&quot;Cruise&quot;;     0;     IF([.B311]=&quot;Decel&quot;; -[.$C$1]; 0)   ) )" office:value-type="float" office:value="0">
            <text:p>0</text:p>
          </table:table-cell>
          <table:table-cell table:formula="of:=IF(   [.B311]=&quot;Stop&quot;;   0;   MAX(     0;     MIN(       [.$C$2];       [.D310] + [.C311] * [.$C$4]     )   ) )" office:value-type="float" office:value="0">
            <text:p>0.00</text:p>
          </table:table-cell>
          <table:table-cell table:formula="of:=IF(   [.B311]=&quot;Stop&quot;;   [.$C$3];   [.E310] + [.D311] * [.$C$4] )" office:value-type="float" office:value="100">
            <text:p>100.00</text:p>
          </table:table-cell>
        </table:table-row>
        <table:table-row table:style-name="ro3">
          <table:table-cell table:formula="of:=[.A311]+[.$C$4]" office:value-type="float" office:value="1.50499999999999">
            <text:p>1.505</text:p>
          </table:table-cell>
          <table:table-cell table:formula="of:=IF(   [.A312] &lt; [.$C$5];   &quot;Accel&quot;;   IF(     [.A312] &lt; [.$C$5] + [.$C$7];     &quot;Cruise&quot;;     IF(       [.A312] &lt; [.$C$8];       &quot;Decel&quot;;       &quot;Stop&quot;     )   ) )" office:value-type="string" office:string-value="Stop">
            <text:p>Stop</text:p>
          </table:table-cell>
          <table:table-cell table:formula="of:=IF(   [.B312]=&quot;Accel&quot;;   [.$C$1];   IF(     [.B312]=&quot;Cruise&quot;;     0;     IF([.B312]=&quot;Decel&quot;; -[.$C$1]; 0)   ) )" office:value-type="float" office:value="0">
            <text:p>0</text:p>
          </table:table-cell>
          <table:table-cell table:formula="of:=IF(   [.B312]=&quot;Stop&quot;;   0;   MAX(     0;     MIN(       [.$C$2];       [.D311] + [.C312] * [.$C$4]     )   ) )" office:value-type="float" office:value="0">
            <text:p>0.00</text:p>
          </table:table-cell>
          <table:table-cell table:formula="of:=IF(   [.B312]=&quot;Stop&quot;;   [.$C$3];   [.E311] + [.D312] * [.$C$4] )" office:value-type="float" office:value="100">
            <text:p>100.00</text:p>
          </table:table-cell>
        </table:table-row>
        <table:table-row table:style-name="ro3">
          <table:table-cell table:formula="of:=[.A312]+[.$C$4]" office:value-type="float" office:value="1.50999999999999">
            <text:p>1.510</text:p>
          </table:table-cell>
          <table:table-cell table:formula="of:=IF(   [.A313] &lt; [.$C$5];   &quot;Accel&quot;;   IF(     [.A313] &lt; [.$C$5] + [.$C$7];     &quot;Cruise&quot;;     IF(       [.A313] &lt; [.$C$8];       &quot;Decel&quot;;       &quot;Stop&quot;     )   ) )" office:value-type="string" office:string-value="Stop">
            <text:p>Stop</text:p>
          </table:table-cell>
          <table:table-cell table:formula="of:=IF(   [.B313]=&quot;Accel&quot;;   [.$C$1];   IF(     [.B313]=&quot;Cruise&quot;;     0;     IF([.B313]=&quot;Decel&quot;; -[.$C$1]; 0)   ) )" office:value-type="float" office:value="0">
            <text:p>0</text:p>
          </table:table-cell>
          <table:table-cell table:formula="of:=IF(   [.B313]=&quot;Stop&quot;;   0;   MAX(     0;     MIN(       [.$C$2];       [.D312] + [.C313] * [.$C$4]     )   ) )" office:value-type="float" office:value="0">
            <text:p>0.00</text:p>
          </table:table-cell>
          <table:table-cell table:formula="of:=IF(   [.B313]=&quot;Stop&quot;;   [.$C$3];   [.E312] + [.D313] * [.$C$4] )" office:value-type="float" office:value="100">
            <text:p>100.00</text:p>
          </table:table-cell>
        </table:table-row>
        <table:table-row table:style-name="ro3">
          <table:table-cell table:formula="of:=[.A313]+[.$C$4]" office:value-type="float" office:value="1.51499999999999">
            <text:p>1.515</text:p>
          </table:table-cell>
          <table:table-cell table:formula="of:=IF(   [.A314] &lt; [.$C$5];   &quot;Accel&quot;;   IF(     [.A314] &lt; [.$C$5] + [.$C$7];     &quot;Cruise&quot;;     IF(       [.A314] &lt; [.$C$8];       &quot;Decel&quot;;       &quot;Stop&quot;     )   ) )" office:value-type="string" office:string-value="Stop">
            <text:p>Stop</text:p>
          </table:table-cell>
          <table:table-cell table:formula="of:=IF(   [.B314]=&quot;Accel&quot;;   [.$C$1];   IF(     [.B314]=&quot;Cruise&quot;;     0;     IF([.B314]=&quot;Decel&quot;; -[.$C$1]; 0)   ) )" office:value-type="float" office:value="0">
            <text:p>0</text:p>
          </table:table-cell>
          <table:table-cell table:formula="of:=IF(   [.B314]=&quot;Stop&quot;;   0;   MAX(     0;     MIN(       [.$C$2];       [.D313] + [.C314] * [.$C$4]     )   ) )" office:value-type="float" office:value="0">
            <text:p>0.00</text:p>
          </table:table-cell>
          <table:table-cell table:formula="of:=IF(   [.B314]=&quot;Stop&quot;;   [.$C$3];   [.E313] + [.D314] * [.$C$4] )" office:value-type="float" office:value="100">
            <text:p>100.00</text:p>
          </table:table-cell>
        </table:table-row>
        <table:table-row table:style-name="ro3">
          <table:table-cell table:formula="of:=[.A314]+[.$C$4]" office:value-type="float" office:value="1.51999999999999">
            <text:p>1.520</text:p>
          </table:table-cell>
          <table:table-cell table:formula="of:=IF(   [.A315] &lt; [.$C$5];   &quot;Accel&quot;;   IF(     [.A315] &lt; [.$C$5] + [.$C$7];     &quot;Cruise&quot;;     IF(       [.A315] &lt; [.$C$8];       &quot;Decel&quot;;       &quot;Stop&quot;     )   ) )" office:value-type="string" office:string-value="Stop">
            <text:p>Stop</text:p>
          </table:table-cell>
          <table:table-cell table:formula="of:=IF(   [.B315]=&quot;Accel&quot;;   [.$C$1];   IF(     [.B315]=&quot;Cruise&quot;;     0;     IF([.B315]=&quot;Decel&quot;; -[.$C$1]; 0)   ) )" office:value-type="float" office:value="0">
            <text:p>0</text:p>
          </table:table-cell>
          <table:table-cell table:formula="of:=IF(   [.B315]=&quot;Stop&quot;;   0;   MAX(     0;     MIN(       [.$C$2];       [.D314] + [.C315] * [.$C$4]     )   ) )" office:value-type="float" office:value="0">
            <text:p>0.00</text:p>
          </table:table-cell>
          <table:table-cell table:formula="of:=IF(   [.B315]=&quot;Stop&quot;;   [.$C$3];   [.E314] + [.D315] * [.$C$4] )" office:value-type="float" office:value="100">
            <text:p>100.00</text:p>
          </table:table-cell>
        </table:table-row>
        <table:table-row table:style-name="ro3">
          <table:table-cell table:formula="of:=[.A315]+[.$C$4]" office:value-type="float" office:value="1.52499999999999">
            <text:p>1.525</text:p>
          </table:table-cell>
          <table:table-cell table:formula="of:=IF(   [.A316] &lt; [.$C$5];   &quot;Accel&quot;;   IF(     [.A316] &lt; [.$C$5] + [.$C$7];     &quot;Cruise&quot;;     IF(       [.A316] &lt; [.$C$8];       &quot;Decel&quot;;       &quot;Stop&quot;     )   ) )" office:value-type="string" office:string-value="Stop">
            <text:p>Stop</text:p>
          </table:table-cell>
          <table:table-cell table:formula="of:=IF(   [.B316]=&quot;Accel&quot;;   [.$C$1];   IF(     [.B316]=&quot;Cruise&quot;;     0;     IF([.B316]=&quot;Decel&quot;; -[.$C$1]; 0)   ) )" office:value-type="float" office:value="0">
            <text:p>0</text:p>
          </table:table-cell>
          <table:table-cell table:formula="of:=IF(   [.B316]=&quot;Stop&quot;;   0;   MAX(     0;     MIN(       [.$C$2];       [.D315] + [.C316] * [.$C$4]     )   ) )" office:value-type="float" office:value="0">
            <text:p>0.00</text:p>
          </table:table-cell>
          <table:table-cell table:formula="of:=IF(   [.B316]=&quot;Stop&quot;;   [.$C$3];   [.E315] + [.D316] * [.$C$4] )" office:value-type="float" office:value="100">
            <text:p>100.00</text:p>
          </table:table-cell>
        </table:table-row>
        <table:table-row table:style-name="ro3">
          <table:table-cell table:formula="of:=[.A316]+[.$C$4]" office:value-type="float" office:value="1.52999999999999">
            <text:p>1.530</text:p>
          </table:table-cell>
          <table:table-cell table:formula="of:=IF(   [.A317] &lt; [.$C$5];   &quot;Accel&quot;;   IF(     [.A317] &lt; [.$C$5] + [.$C$7];     &quot;Cruise&quot;;     IF(       [.A317] &lt; [.$C$8];       &quot;Decel&quot;;       &quot;Stop&quot;     )   ) )" office:value-type="string" office:string-value="Stop">
            <text:p>Stop</text:p>
          </table:table-cell>
          <table:table-cell table:formula="of:=IF(   [.B317]=&quot;Accel&quot;;   [.$C$1];   IF(     [.B317]=&quot;Cruise&quot;;     0;     IF([.B317]=&quot;Decel&quot;; -[.$C$1]; 0)   ) )" office:value-type="float" office:value="0">
            <text:p>0</text:p>
          </table:table-cell>
          <table:table-cell table:formula="of:=IF(   [.B317]=&quot;Stop&quot;;   0;   MAX(     0;     MIN(       [.$C$2];       [.D316] + [.C317] * [.$C$4]     )   ) )" office:value-type="float" office:value="0">
            <text:p>0.00</text:p>
          </table:table-cell>
          <table:table-cell table:formula="of:=IF(   [.B317]=&quot;Stop&quot;;   [.$C$3];   [.E316] + [.D317] * [.$C$4] )" office:value-type="float" office:value="100">
            <text:p>100.00</text:p>
          </table:table-cell>
        </table:table-row>
        <table:table-row table:style-name="ro3">
          <table:table-cell table:formula="of:=[.A317]+[.$C$4]" office:value-type="float" office:value="1.53499999999999">
            <text:p>1.535</text:p>
          </table:table-cell>
          <table:table-cell table:formula="of:=IF(   [.A318] &lt; [.$C$5];   &quot;Accel&quot;;   IF(     [.A318] &lt; [.$C$5] + [.$C$7];     &quot;Cruise&quot;;     IF(       [.A318] &lt; [.$C$8];       &quot;Decel&quot;;       &quot;Stop&quot;     )   ) )" office:value-type="string" office:string-value="Stop">
            <text:p>Stop</text:p>
          </table:table-cell>
          <table:table-cell table:formula="of:=IF(   [.B318]=&quot;Accel&quot;;   [.$C$1];   IF(     [.B318]=&quot;Cruise&quot;;     0;     IF([.B318]=&quot;Decel&quot;; -[.$C$1]; 0)   ) )" office:value-type="float" office:value="0">
            <text:p>0</text:p>
          </table:table-cell>
          <table:table-cell table:formula="of:=IF(   [.B318]=&quot;Stop&quot;;   0;   MAX(     0;     MIN(       [.$C$2];       [.D317] + [.C318] * [.$C$4]     )   ) )" office:value-type="float" office:value="0">
            <text:p>0.00</text:p>
          </table:table-cell>
          <table:table-cell table:formula="of:=IF(   [.B318]=&quot;Stop&quot;;   [.$C$3];   [.E317] + [.D318] * [.$C$4] )" office:value-type="float" office:value="100">
            <text:p>100.00</text:p>
          </table:table-cell>
        </table:table-row>
        <table:table-row table:style-name="ro3">
          <table:table-cell table:formula="of:=[.A318]+[.$C$4]" office:value-type="float" office:value="1.53999999999999">
            <text:p>1.540</text:p>
          </table:table-cell>
          <table:table-cell table:formula="of:=IF(   [.A319] &lt; [.$C$5];   &quot;Accel&quot;;   IF(     [.A319] &lt; [.$C$5] + [.$C$7];     &quot;Cruise&quot;;     IF(       [.A319] &lt; [.$C$8];       &quot;Decel&quot;;       &quot;Stop&quot;     )   ) )" office:value-type="string" office:string-value="Stop">
            <text:p>Stop</text:p>
          </table:table-cell>
          <table:table-cell table:formula="of:=IF(   [.B319]=&quot;Accel&quot;;   [.$C$1];   IF(     [.B319]=&quot;Cruise&quot;;     0;     IF([.B319]=&quot;Decel&quot;; -[.$C$1]; 0)   ) )" office:value-type="float" office:value="0">
            <text:p>0</text:p>
          </table:table-cell>
          <table:table-cell table:formula="of:=IF(   [.B319]=&quot;Stop&quot;;   0;   MAX(     0;     MIN(       [.$C$2];       [.D318] + [.C319] * [.$C$4]     )   ) )" office:value-type="float" office:value="0">
            <text:p>0.00</text:p>
          </table:table-cell>
          <table:table-cell table:formula="of:=IF(   [.B319]=&quot;Stop&quot;;   [.$C$3];   [.E318] + [.D319] * [.$C$4] )" office:value-type="float" office:value="100">
            <text:p>100.00</text:p>
          </table:table-cell>
        </table:table-row>
        <table:table-row table:style-name="ro3">
          <table:table-cell table:formula="of:=[.A319]+[.$C$4]" office:value-type="float" office:value="1.54499999999999">
            <text:p>1.545</text:p>
          </table:table-cell>
          <table:table-cell table:formula="of:=IF(   [.A320] &lt; [.$C$5];   &quot;Accel&quot;;   IF(     [.A320] &lt; [.$C$5] + [.$C$7];     &quot;Cruise&quot;;     IF(       [.A320] &lt; [.$C$8];       &quot;Decel&quot;;       &quot;Stop&quot;     )   ) )" office:value-type="string" office:string-value="Stop">
            <text:p>Stop</text:p>
          </table:table-cell>
          <table:table-cell table:formula="of:=IF(   [.B320]=&quot;Accel&quot;;   [.$C$1];   IF(     [.B320]=&quot;Cruise&quot;;     0;     IF([.B320]=&quot;Decel&quot;; -[.$C$1]; 0)   ) )" office:value-type="float" office:value="0">
            <text:p>0</text:p>
          </table:table-cell>
          <table:table-cell table:formula="of:=IF(   [.B320]=&quot;Stop&quot;;   0;   MAX(     0;     MIN(       [.$C$2];       [.D319] + [.C320] * [.$C$4]     )   ) )" office:value-type="float" office:value="0">
            <text:p>0.00</text:p>
          </table:table-cell>
          <table:table-cell table:formula="of:=IF(   [.B320]=&quot;Stop&quot;;   [.$C$3];   [.E319] + [.D320] * [.$C$4] )" office:value-type="float" office:value="100">
            <text:p>100.00</text:p>
          </table:table-cell>
        </table:table-row>
        <table:table-row table:style-name="ro3">
          <table:table-cell table:formula="of:=[.A320]+[.$C$4]" office:value-type="float" office:value="1.54999999999999">
            <text:p>1.550</text:p>
          </table:table-cell>
          <table:table-cell table:formula="of:=IF(   [.A321] &lt; [.$C$5];   &quot;Accel&quot;;   IF(     [.A321] &lt; [.$C$5] + [.$C$7];     &quot;Cruise&quot;;     IF(       [.A321] &lt; [.$C$8];       &quot;Decel&quot;;       &quot;Stop&quot;     )   ) )" office:value-type="string" office:string-value="Stop">
            <text:p>Stop</text:p>
          </table:table-cell>
          <table:table-cell table:formula="of:=IF(   [.B321]=&quot;Accel&quot;;   [.$C$1];   IF(     [.B321]=&quot;Cruise&quot;;     0;     IF([.B321]=&quot;Decel&quot;; -[.$C$1]; 0)   ) )" office:value-type="float" office:value="0">
            <text:p>0</text:p>
          </table:table-cell>
          <table:table-cell table:formula="of:=IF(   [.B321]=&quot;Stop&quot;;   0;   MAX(     0;     MIN(       [.$C$2];       [.D320] + [.C321] * [.$C$4]     )   ) )" office:value-type="float" office:value="0">
            <text:p>0.00</text:p>
          </table:table-cell>
          <table:table-cell table:formula="of:=IF(   [.B321]=&quot;Stop&quot;;   [.$C$3];   [.E320] + [.D321] * [.$C$4] )" office:value-type="float" office:value="100">
            <text:p>100.00</text:p>
          </table:table-cell>
        </table:table-row>
        <table:table-row table:style-name="ro3">
          <table:table-cell table:formula="of:=[.A321]+[.$C$4]" office:value-type="float" office:value="1.55499999999999">
            <text:p>1.555</text:p>
          </table:table-cell>
          <table:table-cell table:formula="of:=IF(   [.A322] &lt; [.$C$5];   &quot;Accel&quot;;   IF(     [.A322] &lt; [.$C$5] + [.$C$7];     &quot;Cruise&quot;;     IF(       [.A322] &lt; [.$C$8];       &quot;Decel&quot;;       &quot;Stop&quot;     )   ) )" office:value-type="string" office:string-value="Stop">
            <text:p>Stop</text:p>
          </table:table-cell>
          <table:table-cell table:formula="of:=IF(   [.B322]=&quot;Accel&quot;;   [.$C$1];   IF(     [.B322]=&quot;Cruise&quot;;     0;     IF([.B322]=&quot;Decel&quot;; -[.$C$1]; 0)   ) )" office:value-type="float" office:value="0">
            <text:p>0</text:p>
          </table:table-cell>
          <table:table-cell table:formula="of:=IF(   [.B322]=&quot;Stop&quot;;   0;   MAX(     0;     MIN(       [.$C$2];       [.D321] + [.C322] * [.$C$4]     )   ) )" office:value-type="float" office:value="0">
            <text:p>0.00</text:p>
          </table:table-cell>
          <table:table-cell table:formula="of:=IF(   [.B322]=&quot;Stop&quot;;   [.$C$3];   [.E321] + [.D322] * [.$C$4] )" office:value-type="float" office:value="100">
            <text:p>100.00</text:p>
          </table:table-cell>
        </table:table-row>
        <table:table-row table:style-name="ro3">
          <table:table-cell table:formula="of:=[.A322]+[.$C$4]" office:value-type="float" office:value="1.55999999999999">
            <text:p>1.560</text:p>
          </table:table-cell>
          <table:table-cell table:formula="of:=IF(   [.A323] &lt; [.$C$5];   &quot;Accel&quot;;   IF(     [.A323] &lt; [.$C$5] + [.$C$7];     &quot;Cruise&quot;;     IF(       [.A323] &lt; [.$C$8];       &quot;Decel&quot;;       &quot;Stop&quot;     )   ) )" office:value-type="string" office:string-value="Stop">
            <text:p>Stop</text:p>
          </table:table-cell>
          <table:table-cell table:formula="of:=IF(   [.B323]=&quot;Accel&quot;;   [.$C$1];   IF(     [.B323]=&quot;Cruise&quot;;     0;     IF([.B323]=&quot;Decel&quot;; -[.$C$1]; 0)   ) )" office:value-type="float" office:value="0">
            <text:p>0</text:p>
          </table:table-cell>
          <table:table-cell table:formula="of:=IF(   [.B323]=&quot;Stop&quot;;   0;   MAX(     0;     MIN(       [.$C$2];       [.D322] + [.C323] * [.$C$4]     )   ) )" office:value-type="float" office:value="0">
            <text:p>0.00</text:p>
          </table:table-cell>
          <table:table-cell table:formula="of:=IF(   [.B323]=&quot;Stop&quot;;   [.$C$3];   [.E322] + [.D323] * [.$C$4] )" office:value-type="float" office:value="100">
            <text:p>100.00</text:p>
          </table:table-cell>
        </table:table-row>
        <table:table-row table:style-name="ro3">
          <table:table-cell table:formula="of:=[.A323]+[.$C$4]" office:value-type="float" office:value="1.56499999999999">
            <text:p>1.565</text:p>
          </table:table-cell>
          <table:table-cell table:formula="of:=IF(   [.A324] &lt; [.$C$5];   &quot;Accel&quot;;   IF(     [.A324] &lt; [.$C$5] + [.$C$7];     &quot;Cruise&quot;;     IF(       [.A324] &lt; [.$C$8];       &quot;Decel&quot;;       &quot;Stop&quot;     )   ) )" office:value-type="string" office:string-value="Stop">
            <text:p>Stop</text:p>
          </table:table-cell>
          <table:table-cell table:formula="of:=IF(   [.B324]=&quot;Accel&quot;;   [.$C$1];   IF(     [.B324]=&quot;Cruise&quot;;     0;     IF([.B324]=&quot;Decel&quot;; -[.$C$1]; 0)   ) )" office:value-type="float" office:value="0">
            <text:p>0</text:p>
          </table:table-cell>
          <table:table-cell table:formula="of:=IF(   [.B324]=&quot;Stop&quot;;   0;   MAX(     0;     MIN(       [.$C$2];       [.D323] + [.C324] * [.$C$4]     )   ) )" office:value-type="float" office:value="0">
            <text:p>0.00</text:p>
          </table:table-cell>
          <table:table-cell table:formula="of:=IF(   [.B324]=&quot;Stop&quot;;   [.$C$3];   [.E323] + [.D324] * [.$C$4] )" office:value-type="float" office:value="100">
            <text:p>100.00</text:p>
          </table:table-cell>
        </table:table-row>
        <table:table-row table:style-name="ro3">
          <table:table-cell table:formula="of:=[.A324]+[.$C$4]" office:value-type="float" office:value="1.56999999999999">
            <text:p>1.570</text:p>
          </table:table-cell>
          <table:table-cell table:formula="of:=IF(   [.A325] &lt; [.$C$5];   &quot;Accel&quot;;   IF(     [.A325] &lt; [.$C$5] + [.$C$7];     &quot;Cruise&quot;;     IF(       [.A325] &lt; [.$C$8];       &quot;Decel&quot;;       &quot;Stop&quot;     )   ) )" office:value-type="string" office:string-value="Stop">
            <text:p>Stop</text:p>
          </table:table-cell>
          <table:table-cell table:formula="of:=IF(   [.B325]=&quot;Accel&quot;;   [.$C$1];   IF(     [.B325]=&quot;Cruise&quot;;     0;     IF([.B325]=&quot;Decel&quot;; -[.$C$1]; 0)   ) )" office:value-type="float" office:value="0">
            <text:p>0</text:p>
          </table:table-cell>
          <table:table-cell table:formula="of:=IF(   [.B325]=&quot;Stop&quot;;   0;   MAX(     0;     MIN(       [.$C$2];       [.D324] + [.C325] * [.$C$4]     )   ) )" office:value-type="float" office:value="0">
            <text:p>0.00</text:p>
          </table:table-cell>
          <table:table-cell table:formula="of:=IF(   [.B325]=&quot;Stop&quot;;   [.$C$3];   [.E324] + [.D325] * [.$C$4] )" office:value-type="float" office:value="100">
            <text:p>100.00</text:p>
          </table:table-cell>
        </table:table-row>
        <table:table-row table:style-name="ro3">
          <table:table-cell table:formula="of:=[.A325]+[.$C$4]" office:value-type="float" office:value="1.57499999999999">
            <text:p>1.575</text:p>
          </table:table-cell>
          <table:table-cell table:formula="of:=IF(   [.A326] &lt; [.$C$5];   &quot;Accel&quot;;   IF(     [.A326] &lt; [.$C$5] + [.$C$7];     &quot;Cruise&quot;;     IF(       [.A326] &lt; [.$C$8];       &quot;Decel&quot;;       &quot;Stop&quot;     )   ) )" office:value-type="string" office:string-value="Stop">
            <text:p>Stop</text:p>
          </table:table-cell>
          <table:table-cell table:formula="of:=IF(   [.B326]=&quot;Accel&quot;;   [.$C$1];   IF(     [.B326]=&quot;Cruise&quot;;     0;     IF([.B326]=&quot;Decel&quot;; -[.$C$1]; 0)   ) )" office:value-type="float" office:value="0">
            <text:p>0</text:p>
          </table:table-cell>
          <table:table-cell table:formula="of:=IF(   [.B326]=&quot;Stop&quot;;   0;   MAX(     0;     MIN(       [.$C$2];       [.D325] + [.C326] * [.$C$4]     )   ) )" office:value-type="float" office:value="0">
            <text:p>0.00</text:p>
          </table:table-cell>
          <table:table-cell table:formula="of:=IF(   [.B326]=&quot;Stop&quot;;   [.$C$3];   [.E325] + [.D326] * [.$C$4] )" office:value-type="float" office:value="100">
            <text:p>100.00</text:p>
          </table:table-cell>
        </table:table-row>
        <table:table-row table:style-name="ro3">
          <table:table-cell table:formula="of:=[.A326]+[.$C$4]" office:value-type="float" office:value="1.57999999999999">
            <text:p>1.580</text:p>
          </table:table-cell>
          <table:table-cell table:formula="of:=IF(   [.A327] &lt; [.$C$5];   &quot;Accel&quot;;   IF(     [.A327] &lt; [.$C$5] + [.$C$7];     &quot;Cruise&quot;;     IF(       [.A327] &lt; [.$C$8];       &quot;Decel&quot;;       &quot;Stop&quot;     )   ) )" office:value-type="string" office:string-value="Stop">
            <text:p>Stop</text:p>
          </table:table-cell>
          <table:table-cell table:formula="of:=IF(   [.B327]=&quot;Accel&quot;;   [.$C$1];   IF(     [.B327]=&quot;Cruise&quot;;     0;     IF([.B327]=&quot;Decel&quot;; -[.$C$1]; 0)   ) )" office:value-type="float" office:value="0">
            <text:p>0</text:p>
          </table:table-cell>
          <table:table-cell table:formula="of:=IF(   [.B327]=&quot;Stop&quot;;   0;   MAX(     0;     MIN(       [.$C$2];       [.D326] + [.C327] * [.$C$4]     )   ) )" office:value-type="float" office:value="0">
            <text:p>0.00</text:p>
          </table:table-cell>
          <table:table-cell table:formula="of:=IF(   [.B327]=&quot;Stop&quot;;   [.$C$3];   [.E326] + [.D327] * [.$C$4] )" office:value-type="float" office:value="100">
            <text:p>100.00</text:p>
          </table:table-cell>
        </table:table-row>
        <table:table-row table:style-name="ro3">
          <table:table-cell table:formula="of:=[.A327]+[.$C$4]" office:value-type="float" office:value="1.58499999999999">
            <text:p>1.585</text:p>
          </table:table-cell>
          <table:table-cell table:formula="of:=IF(   [.A328] &lt; [.$C$5];   &quot;Accel&quot;;   IF(     [.A328] &lt; [.$C$5] + [.$C$7];     &quot;Cruise&quot;;     IF(       [.A328] &lt; [.$C$8];       &quot;Decel&quot;;       &quot;Stop&quot;     )   ) )" office:value-type="string" office:string-value="Stop">
            <text:p>Stop</text:p>
          </table:table-cell>
          <table:table-cell table:formula="of:=IF(   [.B328]=&quot;Accel&quot;;   [.$C$1];   IF(     [.B328]=&quot;Cruise&quot;;     0;     IF([.B328]=&quot;Decel&quot;; -[.$C$1]; 0)   ) )" office:value-type="float" office:value="0">
            <text:p>0</text:p>
          </table:table-cell>
          <table:table-cell table:formula="of:=IF(   [.B328]=&quot;Stop&quot;;   0;   MAX(     0;     MIN(       [.$C$2];       [.D327] + [.C328] * [.$C$4]     )   ) )" office:value-type="float" office:value="0">
            <text:p>0.00</text:p>
          </table:table-cell>
          <table:table-cell table:formula="of:=IF(   [.B328]=&quot;Stop&quot;;   [.$C$3];   [.E327] + [.D328] * [.$C$4] )" office:value-type="float" office:value="100">
            <text:p>100.00</text:p>
          </table:table-cell>
        </table:table-row>
        <table:table-row table:style-name="ro3">
          <table:table-cell table:formula="of:=[.A328]+[.$C$4]" office:value-type="float" office:value="1.58999999999999">
            <text:p>1.590</text:p>
          </table:table-cell>
          <table:table-cell table:formula="of:=IF(   [.A329] &lt; [.$C$5];   &quot;Accel&quot;;   IF(     [.A329] &lt; [.$C$5] + [.$C$7];     &quot;Cruise&quot;;     IF(       [.A329] &lt; [.$C$8];       &quot;Decel&quot;;       &quot;Stop&quot;     )   ) )" office:value-type="string" office:string-value="Stop">
            <text:p>Stop</text:p>
          </table:table-cell>
          <table:table-cell table:formula="of:=IF(   [.B329]=&quot;Accel&quot;;   [.$C$1];   IF(     [.B329]=&quot;Cruise&quot;;     0;     IF([.B329]=&quot;Decel&quot;; -[.$C$1]; 0)   ) )" office:value-type="float" office:value="0">
            <text:p>0</text:p>
          </table:table-cell>
          <table:table-cell table:formula="of:=IF(   [.B329]=&quot;Stop&quot;;   0;   MAX(     0;     MIN(       [.$C$2];       [.D328] + [.C329] * [.$C$4]     )   ) )" office:value-type="float" office:value="0">
            <text:p>0.00</text:p>
          </table:table-cell>
          <table:table-cell table:formula="of:=IF(   [.B329]=&quot;Stop&quot;;   [.$C$3];   [.E328] + [.D329] * [.$C$4] )" office:value-type="float" office:value="100">
            <text:p>100.00</text:p>
          </table:table-cell>
        </table:table-row>
        <table:table-row table:style-name="ro3">
          <table:table-cell table:formula="of:=[.A329]+[.$C$4]" office:value-type="float" office:value="1.59499999999999">
            <text:p>1.595</text:p>
          </table:table-cell>
          <table:table-cell table:formula="of:=IF(   [.A330] &lt; [.$C$5];   &quot;Accel&quot;;   IF(     [.A330] &lt; [.$C$5] + [.$C$7];     &quot;Cruise&quot;;     IF(       [.A330] &lt; [.$C$8];       &quot;Decel&quot;;       &quot;Stop&quot;     )   ) )" office:value-type="string" office:string-value="Stop">
            <text:p>Stop</text:p>
          </table:table-cell>
          <table:table-cell table:formula="of:=IF(   [.B330]=&quot;Accel&quot;;   [.$C$1];   IF(     [.B330]=&quot;Cruise&quot;;     0;     IF([.B330]=&quot;Decel&quot;; -[.$C$1]; 0)   ) )" office:value-type="float" office:value="0">
            <text:p>0</text:p>
          </table:table-cell>
          <table:table-cell table:formula="of:=IF(   [.B330]=&quot;Stop&quot;;   0;   MAX(     0;     MIN(       [.$C$2];       [.D329] + [.C330] * [.$C$4]     )   ) )" office:value-type="float" office:value="0">
            <text:p>0.00</text:p>
          </table:table-cell>
          <table:table-cell table:formula="of:=IF(   [.B330]=&quot;Stop&quot;;   [.$C$3];   [.E329] + [.D330] * [.$C$4] )" office:value-type="float" office:value="100">
            <text:p>100.00</text:p>
          </table:table-cell>
        </table:table-row>
        <table:table-row table:style-name="ro3">
          <table:table-cell table:formula="of:=[.A330]+[.$C$4]" office:value-type="float" office:value="1.59999999999999">
            <text:p>1.600</text:p>
          </table:table-cell>
          <table:table-cell table:formula="of:=IF(   [.A331] &lt; [.$C$5];   &quot;Accel&quot;;   IF(     [.A331] &lt; [.$C$5] + [.$C$7];     &quot;Cruise&quot;;     IF(       [.A331] &lt; [.$C$8];       &quot;Decel&quot;;       &quot;Stop&quot;     )   ) )" office:value-type="string" office:string-value="Stop">
            <text:p>Stop</text:p>
          </table:table-cell>
          <table:table-cell table:formula="of:=IF(   [.B331]=&quot;Accel&quot;;   [.$C$1];   IF(     [.B331]=&quot;Cruise&quot;;     0;     IF([.B331]=&quot;Decel&quot;; -[.$C$1]; 0)   ) )" office:value-type="float" office:value="0">
            <text:p>0</text:p>
          </table:table-cell>
          <table:table-cell table:formula="of:=IF(   [.B331]=&quot;Stop&quot;;   0;   MAX(     0;     MIN(       [.$C$2];       [.D330] + [.C331] * [.$C$4]     )   ) )" office:value-type="float" office:value="0">
            <text:p>0.00</text:p>
          </table:table-cell>
          <table:table-cell table:formula="of:=IF(   [.B331]=&quot;Stop&quot;;   [.$C$3];   [.E330] + [.D331] * [.$C$4] )" office:value-type="float" office:value="100">
            <text:p>100.00</text:p>
          </table:table-cell>
        </table:table-row>
        <table:table-row table:style-name="ro3">
          <table:table-cell table:formula="of:=[.A331]+[.$C$4]" office:value-type="float" office:value="1.60499999999999">
            <text:p>1.605</text:p>
          </table:table-cell>
          <table:table-cell table:formula="of:=IF(   [.A332] &lt; [.$C$5];   &quot;Accel&quot;;   IF(     [.A332] &lt; [.$C$5] + [.$C$7];     &quot;Cruise&quot;;     IF(       [.A332] &lt; [.$C$8];       &quot;Decel&quot;;       &quot;Stop&quot;     )   ) )" office:value-type="string" office:string-value="Stop">
            <text:p>Stop</text:p>
          </table:table-cell>
          <table:table-cell table:formula="of:=IF(   [.B332]=&quot;Accel&quot;;   [.$C$1];   IF(     [.B332]=&quot;Cruise&quot;;     0;     IF([.B332]=&quot;Decel&quot;; -[.$C$1]; 0)   ) )" office:value-type="float" office:value="0">
            <text:p>0</text:p>
          </table:table-cell>
          <table:table-cell table:formula="of:=IF(   [.B332]=&quot;Stop&quot;;   0;   MAX(     0;     MIN(       [.$C$2];       [.D331] + [.C332] * [.$C$4]     )   ) )" office:value-type="float" office:value="0">
            <text:p>0.00</text:p>
          </table:table-cell>
          <table:table-cell table:formula="of:=IF(   [.B332]=&quot;Stop&quot;;   [.$C$3];   [.E331] + [.D332] * [.$C$4] )" office:value-type="float" office:value="100">
            <text:p>100.00</text:p>
          </table:table-cell>
        </table:table-row>
        <table:table-row table:style-name="ro3">
          <table:table-cell table:formula="of:=[.A332]+[.$C$4]" office:value-type="float" office:value="1.60999999999999">
            <text:p>1.610</text:p>
          </table:table-cell>
          <table:table-cell table:formula="of:=IF(   [.A333] &lt; [.$C$5];   &quot;Accel&quot;;   IF(     [.A333] &lt; [.$C$5] + [.$C$7];     &quot;Cruise&quot;;     IF(       [.A333] &lt; [.$C$8];       &quot;Decel&quot;;       &quot;Stop&quot;     )   ) )" office:value-type="string" office:string-value="Stop">
            <text:p>Stop</text:p>
          </table:table-cell>
          <table:table-cell table:formula="of:=IF(   [.B333]=&quot;Accel&quot;;   [.$C$1];   IF(     [.B333]=&quot;Cruise&quot;;     0;     IF([.B333]=&quot;Decel&quot;; -[.$C$1]; 0)   ) )" office:value-type="float" office:value="0">
            <text:p>0</text:p>
          </table:table-cell>
          <table:table-cell table:formula="of:=IF(   [.B333]=&quot;Stop&quot;;   0;   MAX(     0;     MIN(       [.$C$2];       [.D332] + [.C333] * [.$C$4]     )   ) )" office:value-type="float" office:value="0">
            <text:p>0.00</text:p>
          </table:table-cell>
          <table:table-cell table:formula="of:=IF(   [.B333]=&quot;Stop&quot;;   [.$C$3];   [.E332] + [.D333] * [.$C$4] )" office:value-type="float" office:value="100">
            <text:p>100.00</text:p>
          </table:table-cell>
        </table:table-row>
        <table:table-row table:style-name="ro3">
          <table:table-cell table:formula="of:=[.A333]+[.$C$4]" office:value-type="float" office:value="1.61499999999999">
            <text:p>1.615</text:p>
          </table:table-cell>
          <table:table-cell table:formula="of:=IF(   [.A334] &lt; [.$C$5];   &quot;Accel&quot;;   IF(     [.A334] &lt; [.$C$5] + [.$C$7];     &quot;Cruise&quot;;     IF(       [.A334] &lt; [.$C$8];       &quot;Decel&quot;;       &quot;Stop&quot;     )   ) )" office:value-type="string" office:string-value="Stop">
            <text:p>Stop</text:p>
          </table:table-cell>
          <table:table-cell table:formula="of:=IF(   [.B334]=&quot;Accel&quot;;   [.$C$1];   IF(     [.B334]=&quot;Cruise&quot;;     0;     IF([.B334]=&quot;Decel&quot;; -[.$C$1]; 0)   ) )" office:value-type="float" office:value="0">
            <text:p>0</text:p>
          </table:table-cell>
          <table:table-cell table:formula="of:=IF(   [.B334]=&quot;Stop&quot;;   0;   MAX(     0;     MIN(       [.$C$2];       [.D333] + [.C334] * [.$C$4]     )   ) )" office:value-type="float" office:value="0">
            <text:p>0.00</text:p>
          </table:table-cell>
          <table:table-cell table:formula="of:=IF(   [.B334]=&quot;Stop&quot;;   [.$C$3];   [.E333] + [.D334] * [.$C$4] )" office:value-type="float" office:value="100">
            <text:p>100.00</text:p>
          </table:table-cell>
        </table:table-row>
        <table:table-row table:style-name="ro3">
          <table:table-cell table:formula="of:=[.A334]+[.$C$4]" office:value-type="float" office:value="1.61999999999999">
            <text:p>1.620</text:p>
          </table:table-cell>
          <table:table-cell table:formula="of:=IF(   [.A335] &lt; [.$C$5];   &quot;Accel&quot;;   IF(     [.A335] &lt; [.$C$5] + [.$C$7];     &quot;Cruise&quot;;     IF(       [.A335] &lt; [.$C$8];       &quot;Decel&quot;;       &quot;Stop&quot;     )   ) )" office:value-type="string" office:string-value="Stop">
            <text:p>Stop</text:p>
          </table:table-cell>
          <table:table-cell table:formula="of:=IF(   [.B335]=&quot;Accel&quot;;   [.$C$1];   IF(     [.B335]=&quot;Cruise&quot;;     0;     IF([.B335]=&quot;Decel&quot;; -[.$C$1]; 0)   ) )" office:value-type="float" office:value="0">
            <text:p>0</text:p>
          </table:table-cell>
          <table:table-cell table:formula="of:=IF(   [.B335]=&quot;Stop&quot;;   0;   MAX(     0;     MIN(       [.$C$2];       [.D334] + [.C335] * [.$C$4]     )   ) )" office:value-type="float" office:value="0">
            <text:p>0.00</text:p>
          </table:table-cell>
          <table:table-cell table:formula="of:=IF(   [.B335]=&quot;Stop&quot;;   [.$C$3];   [.E334] + [.D335] * [.$C$4] )" office:value-type="float" office:value="100">
            <text:p>100.00</text:p>
          </table:table-cell>
        </table:table-row>
        <table:table-row table:style-name="ro3">
          <table:table-cell table:formula="of:=[.A335]+[.$C$4]" office:value-type="float" office:value="1.62499999999999">
            <text:p>1.625</text:p>
          </table:table-cell>
          <table:table-cell table:formula="of:=IF(   [.A336] &lt; [.$C$5];   &quot;Accel&quot;;   IF(     [.A336] &lt; [.$C$5] + [.$C$7];     &quot;Cruise&quot;;     IF(       [.A336] &lt; [.$C$8];       &quot;Decel&quot;;       &quot;Stop&quot;     )   ) )" office:value-type="string" office:string-value="Stop">
            <text:p>Stop</text:p>
          </table:table-cell>
          <table:table-cell table:formula="of:=IF(   [.B336]=&quot;Accel&quot;;   [.$C$1];   IF(     [.B336]=&quot;Cruise&quot;;     0;     IF([.B336]=&quot;Decel&quot;; -[.$C$1]; 0)   ) )" office:value-type="float" office:value="0">
            <text:p>0</text:p>
          </table:table-cell>
          <table:table-cell table:formula="of:=IF(   [.B336]=&quot;Stop&quot;;   0;   MAX(     0;     MIN(       [.$C$2];       [.D335] + [.C336] * [.$C$4]     )   ) )" office:value-type="float" office:value="0">
            <text:p>0.00</text:p>
          </table:table-cell>
          <table:table-cell table:formula="of:=IF(   [.B336]=&quot;Stop&quot;;   [.$C$3];   [.E335] + [.D336] * [.$C$4] )" office:value-type="float" office:value="100">
            <text:p>100.00</text:p>
          </table:table-cell>
        </table:table-row>
        <table:table-row table:style-name="ro3">
          <table:table-cell table:formula="of:=[.A336]+[.$C$4]" office:value-type="float" office:value="1.62999999999999">
            <text:p>1.630</text:p>
          </table:table-cell>
          <table:table-cell table:formula="of:=IF(   [.A337] &lt; [.$C$5];   &quot;Accel&quot;;   IF(     [.A337] &lt; [.$C$5] + [.$C$7];     &quot;Cruise&quot;;     IF(       [.A337] &lt; [.$C$8];       &quot;Decel&quot;;       &quot;Stop&quot;     )   ) )" office:value-type="string" office:string-value="Stop">
            <text:p>Stop</text:p>
          </table:table-cell>
          <table:table-cell table:formula="of:=IF(   [.B337]=&quot;Accel&quot;;   [.$C$1];   IF(     [.B337]=&quot;Cruise&quot;;     0;     IF([.B337]=&quot;Decel&quot;; -[.$C$1]; 0)   ) )" office:value-type="float" office:value="0">
            <text:p>0</text:p>
          </table:table-cell>
          <table:table-cell table:formula="of:=IF(   [.B337]=&quot;Stop&quot;;   0;   MAX(     0;     MIN(       [.$C$2];       [.D336] + [.C337] * [.$C$4]     )   ) )" office:value-type="float" office:value="0">
            <text:p>0.00</text:p>
          </table:table-cell>
          <table:table-cell table:formula="of:=IF(   [.B337]=&quot;Stop&quot;;   [.$C$3];   [.E336] + [.D337] * [.$C$4] )" office:value-type="float" office:value="100">
            <text:p>100.00</text:p>
          </table:table-cell>
        </table:table-row>
        <table:table-row table:style-name="ro3">
          <table:table-cell table:formula="of:=[.A337]+[.$C$4]" office:value-type="float" office:value="1.63499999999999">
            <text:p>1.635</text:p>
          </table:table-cell>
          <table:table-cell table:formula="of:=IF(   [.A338] &lt; [.$C$5];   &quot;Accel&quot;;   IF(     [.A338] &lt; [.$C$5] + [.$C$7];     &quot;Cruise&quot;;     IF(       [.A338] &lt; [.$C$8];       &quot;Decel&quot;;       &quot;Stop&quot;     )   ) )" office:value-type="string" office:string-value="Stop">
            <text:p>Stop</text:p>
          </table:table-cell>
          <table:table-cell table:formula="of:=IF(   [.B338]=&quot;Accel&quot;;   [.$C$1];   IF(     [.B338]=&quot;Cruise&quot;;     0;     IF([.B338]=&quot;Decel&quot;; -[.$C$1]; 0)   ) )" office:value-type="float" office:value="0">
            <text:p>0</text:p>
          </table:table-cell>
          <table:table-cell table:formula="of:=IF(   [.B338]=&quot;Stop&quot;;   0;   MAX(     0;     MIN(       [.$C$2];       [.D337] + [.C338] * [.$C$4]     )   ) )" office:value-type="float" office:value="0">
            <text:p>0.00</text:p>
          </table:table-cell>
          <table:table-cell table:formula="of:=IF(   [.B338]=&quot;Stop&quot;;   [.$C$3];   [.E337] + [.D338] * [.$C$4] )" office:value-type="float" office:value="100">
            <text:p>100.00</text:p>
          </table:table-cell>
        </table:table-row>
        <table:table-row table:style-name="ro3">
          <table:table-cell table:formula="of:=[.A338]+[.$C$4]" office:value-type="float" office:value="1.63999999999999">
            <text:p>1.640</text:p>
          </table:table-cell>
          <table:table-cell table:formula="of:=IF(   [.A339] &lt; [.$C$5];   &quot;Accel&quot;;   IF(     [.A339] &lt; [.$C$5] + [.$C$7];     &quot;Cruise&quot;;     IF(       [.A339] &lt; [.$C$8];       &quot;Decel&quot;;       &quot;Stop&quot;     )   ) )" office:value-type="string" office:string-value="Stop">
            <text:p>Stop</text:p>
          </table:table-cell>
          <table:table-cell table:formula="of:=IF(   [.B339]=&quot;Accel&quot;;   [.$C$1];   IF(     [.B339]=&quot;Cruise&quot;;     0;     IF([.B339]=&quot;Decel&quot;; -[.$C$1]; 0)   ) )" office:value-type="float" office:value="0">
            <text:p>0</text:p>
          </table:table-cell>
          <table:table-cell table:formula="of:=IF(   [.B339]=&quot;Stop&quot;;   0;   MAX(     0;     MIN(       [.$C$2];       [.D338] + [.C339] * [.$C$4]     )   ) )" office:value-type="float" office:value="0">
            <text:p>0.00</text:p>
          </table:table-cell>
          <table:table-cell table:formula="of:=IF(   [.B339]=&quot;Stop&quot;;   [.$C$3];   [.E338] + [.D339] * [.$C$4] )" office:value-type="float" office:value="100">
            <text:p>100.00</text:p>
          </table:table-cell>
        </table:table-row>
        <table:table-row table:style-name="ro3">
          <table:table-cell table:formula="of:=[.A339]+[.$C$4]" office:value-type="float" office:value="1.64499999999999">
            <text:p>1.645</text:p>
          </table:table-cell>
          <table:table-cell table:formula="of:=IF(   [.A340] &lt; [.$C$5];   &quot;Accel&quot;;   IF(     [.A340] &lt; [.$C$5] + [.$C$7];     &quot;Cruise&quot;;     IF(       [.A340] &lt; [.$C$8];       &quot;Decel&quot;;       &quot;Stop&quot;     )   ) )" office:value-type="string" office:string-value="Stop">
            <text:p>Stop</text:p>
          </table:table-cell>
          <table:table-cell table:formula="of:=IF(   [.B340]=&quot;Accel&quot;;   [.$C$1];   IF(     [.B340]=&quot;Cruise&quot;;     0;     IF([.B340]=&quot;Decel&quot;; -[.$C$1]; 0)   ) )" office:value-type="float" office:value="0">
            <text:p>0</text:p>
          </table:table-cell>
          <table:table-cell table:formula="of:=IF(   [.B340]=&quot;Stop&quot;;   0;   MAX(     0;     MIN(       [.$C$2];       [.D339] + [.C340] * [.$C$4]     )   ) )" office:value-type="float" office:value="0">
            <text:p>0.00</text:p>
          </table:table-cell>
          <table:table-cell table:formula="of:=IF(   [.B340]=&quot;Stop&quot;;   [.$C$3];   [.E339] + [.D340] * [.$C$4] )" office:value-type="float" office:value="100">
            <text:p>100.00</text:p>
          </table:table-cell>
        </table:table-row>
        <table:table-row table:style-name="ro3">
          <table:table-cell table:formula="of:=[.A340]+[.$C$4]" office:value-type="float" office:value="1.64999999999999">
            <text:p>1.650</text:p>
          </table:table-cell>
          <table:table-cell table:formula="of:=IF(   [.A341] &lt; [.$C$5];   &quot;Accel&quot;;   IF(     [.A341] &lt; [.$C$5] + [.$C$7];     &quot;Cruise&quot;;     IF(       [.A341] &lt; [.$C$8];       &quot;Decel&quot;;       &quot;Stop&quot;     )   ) )" office:value-type="string" office:string-value="Stop">
            <text:p>Stop</text:p>
          </table:table-cell>
          <table:table-cell table:formula="of:=IF(   [.B341]=&quot;Accel&quot;;   [.$C$1];   IF(     [.B341]=&quot;Cruise&quot;;     0;     IF([.B341]=&quot;Decel&quot;; -[.$C$1]; 0)   ) )" office:value-type="float" office:value="0">
            <text:p>0</text:p>
          </table:table-cell>
          <table:table-cell table:formula="of:=IF(   [.B341]=&quot;Stop&quot;;   0;   MAX(     0;     MIN(       [.$C$2];       [.D340] + [.C341] * [.$C$4]     )   ) )" office:value-type="float" office:value="0">
            <text:p>0.00</text:p>
          </table:table-cell>
          <table:table-cell table:formula="of:=IF(   [.B341]=&quot;Stop&quot;;   [.$C$3];   [.E340] + [.D341] * [.$C$4] )" office:value-type="float" office:value="100">
            <text:p>100.00</text:p>
          </table:table-cell>
        </table:table-row>
        <table:table-row table:style-name="ro3">
          <table:table-cell table:formula="of:=[.A341]+[.$C$4]" office:value-type="float" office:value="1.65499999999999">
            <text:p>1.655</text:p>
          </table:table-cell>
          <table:table-cell table:formula="of:=IF(   [.A342] &lt; [.$C$5];   &quot;Accel&quot;;   IF(     [.A342] &lt; [.$C$5] + [.$C$7];     &quot;Cruise&quot;;     IF(       [.A342] &lt; [.$C$8];       &quot;Decel&quot;;       &quot;Stop&quot;     )   ) )" office:value-type="string" office:string-value="Stop">
            <text:p>Stop</text:p>
          </table:table-cell>
          <table:table-cell table:formula="of:=IF(   [.B342]=&quot;Accel&quot;;   [.$C$1];   IF(     [.B342]=&quot;Cruise&quot;;     0;     IF([.B342]=&quot;Decel&quot;; -[.$C$1]; 0)   ) )" office:value-type="float" office:value="0">
            <text:p>0</text:p>
          </table:table-cell>
          <table:table-cell table:formula="of:=IF(   [.B342]=&quot;Stop&quot;;   0;   MAX(     0;     MIN(       [.$C$2];       [.D341] + [.C342] * [.$C$4]     )   ) )" office:value-type="float" office:value="0">
            <text:p>0.00</text:p>
          </table:table-cell>
          <table:table-cell table:formula="of:=IF(   [.B342]=&quot;Stop&quot;;   [.$C$3];   [.E341] + [.D342] * [.$C$4] )" office:value-type="float" office:value="100">
            <text:p>100.00</text:p>
          </table:table-cell>
        </table:table-row>
        <table:table-row table:style-name="ro3">
          <table:table-cell table:formula="of:=[.A342]+[.$C$4]" office:value-type="float" office:value="1.65999999999999">
            <text:p>1.660</text:p>
          </table:table-cell>
          <table:table-cell table:formula="of:=IF(   [.A343] &lt; [.$C$5];   &quot;Accel&quot;;   IF(     [.A343] &lt; [.$C$5] + [.$C$7];     &quot;Cruise&quot;;     IF(       [.A343] &lt; [.$C$8];       &quot;Decel&quot;;       &quot;Stop&quot;     )   ) )" office:value-type="string" office:string-value="Stop">
            <text:p>Stop</text:p>
          </table:table-cell>
          <table:table-cell table:formula="of:=IF(   [.B343]=&quot;Accel&quot;;   [.$C$1];   IF(     [.B343]=&quot;Cruise&quot;;     0;     IF([.B343]=&quot;Decel&quot;; -[.$C$1]; 0)   ) )" office:value-type="float" office:value="0">
            <text:p>0</text:p>
          </table:table-cell>
          <table:table-cell table:formula="of:=IF(   [.B343]=&quot;Stop&quot;;   0;   MAX(     0;     MIN(       [.$C$2];       [.D342] + [.C343] * [.$C$4]     )   ) )" office:value-type="float" office:value="0">
            <text:p>0.00</text:p>
          </table:table-cell>
          <table:table-cell table:formula="of:=IF(   [.B343]=&quot;Stop&quot;;   [.$C$3];   [.E342] + [.D343] * [.$C$4] )" office:value-type="float" office:value="100">
            <text:p>100.00</text:p>
          </table:table-cell>
        </table:table-row>
        <table:table-row table:style-name="ro3">
          <table:table-cell table:formula="of:=[.A343]+[.$C$4]" office:value-type="float" office:value="1.66499999999999">
            <text:p>1.665</text:p>
          </table:table-cell>
          <table:table-cell table:formula="of:=IF(   [.A344] &lt; [.$C$5];   &quot;Accel&quot;;   IF(     [.A344] &lt; [.$C$5] + [.$C$7];     &quot;Cruise&quot;;     IF(       [.A344] &lt; [.$C$8];       &quot;Decel&quot;;       &quot;Stop&quot;     )   ) )" office:value-type="string" office:string-value="Stop">
            <text:p>Stop</text:p>
          </table:table-cell>
          <table:table-cell table:formula="of:=IF(   [.B344]=&quot;Accel&quot;;   [.$C$1];   IF(     [.B344]=&quot;Cruise&quot;;     0;     IF([.B344]=&quot;Decel&quot;; -[.$C$1]; 0)   ) )" office:value-type="float" office:value="0">
            <text:p>0</text:p>
          </table:table-cell>
          <table:table-cell table:formula="of:=IF(   [.B344]=&quot;Stop&quot;;   0;   MAX(     0;     MIN(       [.$C$2];       [.D343] + [.C344] * [.$C$4]     )   ) )" office:value-type="float" office:value="0">
            <text:p>0.00</text:p>
          </table:table-cell>
          <table:table-cell table:formula="of:=IF(   [.B344]=&quot;Stop&quot;;   [.$C$3];   [.E343] + [.D344] * [.$C$4] )" office:value-type="float" office:value="100">
            <text:p>100.00</text:p>
          </table:table-cell>
        </table:table-row>
        <table:table-row table:style-name="ro3">
          <table:table-cell table:formula="of:=[.A344]+[.$C$4]" office:value-type="float" office:value="1.66999999999999">
            <text:p>1.670</text:p>
          </table:table-cell>
          <table:table-cell table:formula="of:=IF(   [.A345] &lt; [.$C$5];   &quot;Accel&quot;;   IF(     [.A345] &lt; [.$C$5] + [.$C$7];     &quot;Cruise&quot;;     IF(       [.A345] &lt; [.$C$8];       &quot;Decel&quot;;       &quot;Stop&quot;     )   ) )" office:value-type="string" office:string-value="Stop">
            <text:p>Stop</text:p>
          </table:table-cell>
          <table:table-cell table:formula="of:=IF(   [.B345]=&quot;Accel&quot;;   [.$C$1];   IF(     [.B345]=&quot;Cruise&quot;;     0;     IF([.B345]=&quot;Decel&quot;; -[.$C$1]; 0)   ) )" office:value-type="float" office:value="0">
            <text:p>0</text:p>
          </table:table-cell>
          <table:table-cell table:formula="of:=IF(   [.B345]=&quot;Stop&quot;;   0;   MAX(     0;     MIN(       [.$C$2];       [.D344] + [.C345] * [.$C$4]     )   ) )" office:value-type="float" office:value="0">
            <text:p>0.00</text:p>
          </table:table-cell>
          <table:table-cell table:formula="of:=IF(   [.B345]=&quot;Stop&quot;;   [.$C$3];   [.E344] + [.D345] * [.$C$4] )" office:value-type="float" office:value="100">
            <text:p>100.00</text:p>
          </table:table-cell>
        </table:table-row>
        <table:table-row table:style-name="ro3">
          <table:table-cell table:formula="of:=[.A345]+[.$C$4]" office:value-type="float" office:value="1.67499999999999">
            <text:p>1.675</text:p>
          </table:table-cell>
          <table:table-cell table:formula="of:=IF(   [.A346] &lt; [.$C$5];   &quot;Accel&quot;;   IF(     [.A346] &lt; [.$C$5] + [.$C$7];     &quot;Cruise&quot;;     IF(       [.A346] &lt; [.$C$8];       &quot;Decel&quot;;       &quot;Stop&quot;     )   ) )" office:value-type="string" office:string-value="Stop">
            <text:p>Stop</text:p>
          </table:table-cell>
          <table:table-cell table:formula="of:=IF(   [.B346]=&quot;Accel&quot;;   [.$C$1];   IF(     [.B346]=&quot;Cruise&quot;;     0;     IF([.B346]=&quot;Decel&quot;; -[.$C$1]; 0)   ) )" office:value-type="float" office:value="0">
            <text:p>0</text:p>
          </table:table-cell>
          <table:table-cell table:formula="of:=IF(   [.B346]=&quot;Stop&quot;;   0;   MAX(     0;     MIN(       [.$C$2];       [.D345] + [.C346] * [.$C$4]     )   ) )" office:value-type="float" office:value="0">
            <text:p>0.00</text:p>
          </table:table-cell>
          <table:table-cell table:formula="of:=IF(   [.B346]=&quot;Stop&quot;;   [.$C$3];   [.E345] + [.D346] * [.$C$4] )" office:value-type="float" office:value="100">
            <text:p>100.00</text:p>
          </table:table-cell>
        </table:table-row>
        <table:table-row table:style-name="ro3">
          <table:table-cell table:formula="of:=[.A346]+[.$C$4]" office:value-type="float" office:value="1.67999999999999">
            <text:p>1.680</text:p>
          </table:table-cell>
          <table:table-cell table:formula="of:=IF(   [.A347] &lt; [.$C$5];   &quot;Accel&quot;;   IF(     [.A347] &lt; [.$C$5] + [.$C$7];     &quot;Cruise&quot;;     IF(       [.A347] &lt; [.$C$8];       &quot;Decel&quot;;       &quot;Stop&quot;     )   ) )" office:value-type="string" office:string-value="Stop">
            <text:p>Stop</text:p>
          </table:table-cell>
          <table:table-cell table:formula="of:=IF(   [.B347]=&quot;Accel&quot;;   [.$C$1];   IF(     [.B347]=&quot;Cruise&quot;;     0;     IF([.B347]=&quot;Decel&quot;; -[.$C$1]; 0)   ) )" office:value-type="float" office:value="0">
            <text:p>0</text:p>
          </table:table-cell>
          <table:table-cell table:formula="of:=IF(   [.B347]=&quot;Stop&quot;;   0;   MAX(     0;     MIN(       [.$C$2];       [.D346] + [.C347] * [.$C$4]     )   ) )" office:value-type="float" office:value="0">
            <text:p>0.00</text:p>
          </table:table-cell>
          <table:table-cell table:formula="of:=IF(   [.B347]=&quot;Stop&quot;;   [.$C$3];   [.E346] + [.D347] * [.$C$4] )" office:value-type="float" office:value="100">
            <text:p>100.00</text:p>
          </table:table-cell>
        </table:table-row>
        <table:table-row table:style-name="ro3">
          <table:table-cell table:formula="of:=[.A347]+[.$C$4]" office:value-type="float" office:value="1.68499999999999">
            <text:p>1.685</text:p>
          </table:table-cell>
          <table:table-cell table:formula="of:=IF(   [.A348] &lt; [.$C$5];   &quot;Accel&quot;;   IF(     [.A348] &lt; [.$C$5] + [.$C$7];     &quot;Cruise&quot;;     IF(       [.A348] &lt; [.$C$8];       &quot;Decel&quot;;       &quot;Stop&quot;     )   ) )" office:value-type="string" office:string-value="Stop">
            <text:p>Stop</text:p>
          </table:table-cell>
          <table:table-cell table:formula="of:=IF(   [.B348]=&quot;Accel&quot;;   [.$C$1];   IF(     [.B348]=&quot;Cruise&quot;;     0;     IF([.B348]=&quot;Decel&quot;; -[.$C$1]; 0)   ) )" office:value-type="float" office:value="0">
            <text:p>0</text:p>
          </table:table-cell>
          <table:table-cell table:formula="of:=IF(   [.B348]=&quot;Stop&quot;;   0;   MAX(     0;     MIN(       [.$C$2];       [.D347] + [.C348] * [.$C$4]     )   ) )" office:value-type="float" office:value="0">
            <text:p>0.00</text:p>
          </table:table-cell>
          <table:table-cell table:formula="of:=IF(   [.B348]=&quot;Stop&quot;;   [.$C$3];   [.E347] + [.D348] * [.$C$4] )" office:value-type="float" office:value="100">
            <text:p>100.00</text:p>
          </table:table-cell>
        </table:table-row>
        <table:table-row table:style-name="ro3">
          <table:table-cell table:formula="of:=[.A348]+[.$C$4]" office:value-type="float" office:value="1.68999999999999">
            <text:p>1.690</text:p>
          </table:table-cell>
          <table:table-cell table:formula="of:=IF(   [.A349] &lt; [.$C$5];   &quot;Accel&quot;;   IF(     [.A349] &lt; [.$C$5] + [.$C$7];     &quot;Cruise&quot;;     IF(       [.A349] &lt; [.$C$8];       &quot;Decel&quot;;       &quot;Stop&quot;     )   ) )" office:value-type="string" office:string-value="Stop">
            <text:p>Stop</text:p>
          </table:table-cell>
          <table:table-cell table:formula="of:=IF(   [.B349]=&quot;Accel&quot;;   [.$C$1];   IF(     [.B349]=&quot;Cruise&quot;;     0;     IF([.B349]=&quot;Decel&quot;; -[.$C$1]; 0)   ) )" office:value-type="float" office:value="0">
            <text:p>0</text:p>
          </table:table-cell>
          <table:table-cell table:formula="of:=IF(   [.B349]=&quot;Stop&quot;;   0;   MAX(     0;     MIN(       [.$C$2];       [.D348] + [.C349] * [.$C$4]     )   ) )" office:value-type="float" office:value="0">
            <text:p>0.00</text:p>
          </table:table-cell>
          <table:table-cell table:formula="of:=IF(   [.B349]=&quot;Stop&quot;;   [.$C$3];   [.E348] + [.D349] * [.$C$4] )" office:value-type="float" office:value="100">
            <text:p>100.00</text:p>
          </table:table-cell>
        </table:table-row>
        <table:table-row table:style-name="ro3">
          <table:table-cell table:formula="of:=[.A349]+[.$C$4]" office:value-type="float" office:value="1.69499999999999">
            <text:p>1.695</text:p>
          </table:table-cell>
          <table:table-cell table:formula="of:=IF(   [.A350] &lt; [.$C$5];   &quot;Accel&quot;;   IF(     [.A350] &lt; [.$C$5] + [.$C$7];     &quot;Cruise&quot;;     IF(       [.A350] &lt; [.$C$8];       &quot;Decel&quot;;       &quot;Stop&quot;     )   ) )" office:value-type="string" office:string-value="Stop">
            <text:p>Stop</text:p>
          </table:table-cell>
          <table:table-cell table:formula="of:=IF(   [.B350]=&quot;Accel&quot;;   [.$C$1];   IF(     [.B350]=&quot;Cruise&quot;;     0;     IF([.B350]=&quot;Decel&quot;; -[.$C$1]; 0)   ) )" office:value-type="float" office:value="0">
            <text:p>0</text:p>
          </table:table-cell>
          <table:table-cell table:formula="of:=IF(   [.B350]=&quot;Stop&quot;;   0;   MAX(     0;     MIN(       [.$C$2];       [.D349] + [.C350] * [.$C$4]     )   ) )" office:value-type="float" office:value="0">
            <text:p>0.00</text:p>
          </table:table-cell>
          <table:table-cell table:formula="of:=IF(   [.B350]=&quot;Stop&quot;;   [.$C$3];   [.E349] + [.D350] * [.$C$4] )" office:value-type="float" office:value="100">
            <text:p>100.00</text:p>
          </table:table-cell>
        </table:table-row>
        <table:table-row table:style-name="ro3">
          <table:table-cell table:formula="of:=[.A350]+[.$C$4]" office:value-type="float" office:value="1.69999999999999">
            <text:p>1.700</text:p>
          </table:table-cell>
          <table:table-cell table:formula="of:=IF(   [.A351] &lt; [.$C$5];   &quot;Accel&quot;;   IF(     [.A351] &lt; [.$C$5] + [.$C$7];     &quot;Cruise&quot;;     IF(       [.A351] &lt; [.$C$8];       &quot;Decel&quot;;       &quot;Stop&quot;     )   ) )" office:value-type="string" office:string-value="Stop">
            <text:p>Stop</text:p>
          </table:table-cell>
          <table:table-cell table:formula="of:=IF(   [.B351]=&quot;Accel&quot;;   [.$C$1];   IF(     [.B351]=&quot;Cruise&quot;;     0;     IF([.B351]=&quot;Decel&quot;; -[.$C$1]; 0)   ) )" office:value-type="float" office:value="0">
            <text:p>0</text:p>
          </table:table-cell>
          <table:table-cell table:formula="of:=IF(   [.B351]=&quot;Stop&quot;;   0;   MAX(     0;     MIN(       [.$C$2];       [.D350] + [.C351] * [.$C$4]     )   ) )" office:value-type="float" office:value="0">
            <text:p>0.00</text:p>
          </table:table-cell>
          <table:table-cell table:formula="of:=IF(   [.B351]=&quot;Stop&quot;;   [.$C$3];   [.E350] + [.D351] * [.$C$4] )" office:value-type="float" office:value="100">
            <text:p>100.00</text:p>
          </table:table-cell>
        </table:table-row>
        <table:table-row table:style-name="ro3">
          <table:table-cell table:formula="of:=[.A351]+[.$C$4]" office:value-type="float" office:value="1.70499999999999">
            <text:p>1.705</text:p>
          </table:table-cell>
          <table:table-cell table:formula="of:=IF(   [.A352] &lt; [.$C$5];   &quot;Accel&quot;;   IF(     [.A352] &lt; [.$C$5] + [.$C$7];     &quot;Cruise&quot;;     IF(       [.A352] &lt; [.$C$8];       &quot;Decel&quot;;       &quot;Stop&quot;     )   ) )" office:value-type="string" office:string-value="Stop">
            <text:p>Stop</text:p>
          </table:table-cell>
          <table:table-cell table:formula="of:=IF(   [.B352]=&quot;Accel&quot;;   [.$C$1];   IF(     [.B352]=&quot;Cruise&quot;;     0;     IF([.B352]=&quot;Decel&quot;; -[.$C$1]; 0)   ) )" office:value-type="float" office:value="0">
            <text:p>0</text:p>
          </table:table-cell>
          <table:table-cell table:formula="of:=IF(   [.B352]=&quot;Stop&quot;;   0;   MAX(     0;     MIN(       [.$C$2];       [.D351] + [.C352] * [.$C$4]     )   ) )" office:value-type="float" office:value="0">
            <text:p>0.00</text:p>
          </table:table-cell>
          <table:table-cell table:formula="of:=IF(   [.B352]=&quot;Stop&quot;;   [.$C$3];   [.E351] + [.D352] * [.$C$4] )" office:value-type="float" office:value="100">
            <text:p>100.00</text:p>
          </table:table-cell>
        </table:table-row>
        <table:table-row table:style-name="ro3">
          <table:table-cell table:formula="of:=[.A352]+[.$C$4]" office:value-type="float" office:value="1.70999999999999">
            <text:p>1.710</text:p>
          </table:table-cell>
          <table:table-cell table:formula="of:=IF(   [.A353] &lt; [.$C$5];   &quot;Accel&quot;;   IF(     [.A353] &lt; [.$C$5] + [.$C$7];     &quot;Cruise&quot;;     IF(       [.A353] &lt; [.$C$8];       &quot;Decel&quot;;       &quot;Stop&quot;     )   ) )" office:value-type="string" office:string-value="Stop">
            <text:p>Stop</text:p>
          </table:table-cell>
          <table:table-cell table:formula="of:=IF(   [.B353]=&quot;Accel&quot;;   [.$C$1];   IF(     [.B353]=&quot;Cruise&quot;;     0;     IF([.B353]=&quot;Decel&quot;; -[.$C$1]; 0)   ) )" office:value-type="float" office:value="0">
            <text:p>0</text:p>
          </table:table-cell>
          <table:table-cell table:formula="of:=IF(   [.B353]=&quot;Stop&quot;;   0;   MAX(     0;     MIN(       [.$C$2];       [.D352] + [.C353] * [.$C$4]     )   ) )" office:value-type="float" office:value="0">
            <text:p>0.00</text:p>
          </table:table-cell>
          <table:table-cell table:formula="of:=IF(   [.B353]=&quot;Stop&quot;;   [.$C$3];   [.E352] + [.D353] * [.$C$4] )" office:value-type="float" office:value="100">
            <text:p>100.00</text:p>
          </table:table-cell>
        </table:table-row>
        <table:table-row table:style-name="ro3">
          <table:table-cell table:formula="of:=[.A353]+[.$C$4]" office:value-type="float" office:value="1.71499999999999">
            <text:p>1.715</text:p>
          </table:table-cell>
          <table:table-cell table:formula="of:=IF(   [.A354] &lt; [.$C$5];   &quot;Accel&quot;;   IF(     [.A354] &lt; [.$C$5] + [.$C$7];     &quot;Cruise&quot;;     IF(       [.A354] &lt; [.$C$8];       &quot;Decel&quot;;       &quot;Stop&quot;     )   ) )" office:value-type="string" office:string-value="Stop">
            <text:p>Stop</text:p>
          </table:table-cell>
          <table:table-cell table:formula="of:=IF(   [.B354]=&quot;Accel&quot;;   [.$C$1];   IF(     [.B354]=&quot;Cruise&quot;;     0;     IF([.B354]=&quot;Decel&quot;; -[.$C$1]; 0)   ) )" office:value-type="float" office:value="0">
            <text:p>0</text:p>
          </table:table-cell>
          <table:table-cell table:formula="of:=IF(   [.B354]=&quot;Stop&quot;;   0;   MAX(     0;     MIN(       [.$C$2];       [.D353] + [.C354] * [.$C$4]     )   ) )" office:value-type="float" office:value="0">
            <text:p>0.00</text:p>
          </table:table-cell>
          <table:table-cell table:formula="of:=IF(   [.B354]=&quot;Stop&quot;;   [.$C$3];   [.E353] + [.D354] * [.$C$4] )" office:value-type="float" office:value="100">
            <text:p>100.00</text:p>
          </table:table-cell>
        </table:table-row>
        <table:table-row table:style-name="ro3">
          <table:table-cell table:formula="of:=[.A354]+[.$C$4]" office:value-type="float" office:value="1.71999999999999">
            <text:p>1.720</text:p>
          </table:table-cell>
          <table:table-cell table:formula="of:=IF(   [.A355] &lt; [.$C$5];   &quot;Accel&quot;;   IF(     [.A355] &lt; [.$C$5] + [.$C$7];     &quot;Cruise&quot;;     IF(       [.A355] &lt; [.$C$8];       &quot;Decel&quot;;       &quot;Stop&quot;     )   ) )" office:value-type="string" office:string-value="Stop">
            <text:p>Stop</text:p>
          </table:table-cell>
          <table:table-cell table:formula="of:=IF(   [.B355]=&quot;Accel&quot;;   [.$C$1];   IF(     [.B355]=&quot;Cruise&quot;;     0;     IF([.B355]=&quot;Decel&quot;; -[.$C$1]; 0)   ) )" office:value-type="float" office:value="0">
            <text:p>0</text:p>
          </table:table-cell>
          <table:table-cell table:formula="of:=IF(   [.B355]=&quot;Stop&quot;;   0;   MAX(     0;     MIN(       [.$C$2];       [.D354] + [.C355] * [.$C$4]     )   ) )" office:value-type="float" office:value="0">
            <text:p>0.00</text:p>
          </table:table-cell>
          <table:table-cell table:formula="of:=IF(   [.B355]=&quot;Stop&quot;;   [.$C$3];   [.E354] + [.D355] * [.$C$4] )" office:value-type="float" office:value="100">
            <text:p>100.00</text:p>
          </table:table-cell>
        </table:table-row>
        <table:table-row table:style-name="ro3">
          <table:table-cell table:formula="of:=[.A355]+[.$C$4]" office:value-type="float" office:value="1.72499999999999">
            <text:p>1.725</text:p>
          </table:table-cell>
          <table:table-cell table:formula="of:=IF(   [.A356] &lt; [.$C$5];   &quot;Accel&quot;;   IF(     [.A356] &lt; [.$C$5] + [.$C$7];     &quot;Cruise&quot;;     IF(       [.A356] &lt; [.$C$8];       &quot;Decel&quot;;       &quot;Stop&quot;     )   ) )" office:value-type="string" office:string-value="Stop">
            <text:p>Stop</text:p>
          </table:table-cell>
          <table:table-cell table:formula="of:=IF(   [.B356]=&quot;Accel&quot;;   [.$C$1];   IF(     [.B356]=&quot;Cruise&quot;;     0;     IF([.B356]=&quot;Decel&quot;; -[.$C$1]; 0)   ) )" office:value-type="float" office:value="0">
            <text:p>0</text:p>
          </table:table-cell>
          <table:table-cell table:formula="of:=IF(   [.B356]=&quot;Stop&quot;;   0;   MAX(     0;     MIN(       [.$C$2];       [.D355] + [.C356] * [.$C$4]     )   ) )" office:value-type="float" office:value="0">
            <text:p>0.00</text:p>
          </table:table-cell>
          <table:table-cell table:formula="of:=IF(   [.B356]=&quot;Stop&quot;;   [.$C$3];   [.E355] + [.D356] * [.$C$4] )" office:value-type="float" office:value="100">
            <text:p>100.00</text:p>
          </table:table-cell>
        </table:table-row>
        <table:table-row table:style-name="ro3">
          <table:table-cell table:formula="of:=[.A356]+[.$C$4]" office:value-type="float" office:value="1.72999999999999">
            <text:p>1.730</text:p>
          </table:table-cell>
          <table:table-cell table:formula="of:=IF(   [.A357] &lt; [.$C$5];   &quot;Accel&quot;;   IF(     [.A357] &lt; [.$C$5] + [.$C$7];     &quot;Cruise&quot;;     IF(       [.A357] &lt; [.$C$8];       &quot;Decel&quot;;       &quot;Stop&quot;     )   ) )" office:value-type="string" office:string-value="Stop">
            <text:p>Stop</text:p>
          </table:table-cell>
          <table:table-cell table:formula="of:=IF(   [.B357]=&quot;Accel&quot;;   [.$C$1];   IF(     [.B357]=&quot;Cruise&quot;;     0;     IF([.B357]=&quot;Decel&quot;; -[.$C$1]; 0)   ) )" office:value-type="float" office:value="0">
            <text:p>0</text:p>
          </table:table-cell>
          <table:table-cell table:formula="of:=IF(   [.B357]=&quot;Stop&quot;;   0;   MAX(     0;     MIN(       [.$C$2];       [.D356] + [.C357] * [.$C$4]     )   ) )" office:value-type="float" office:value="0">
            <text:p>0.00</text:p>
          </table:table-cell>
          <table:table-cell table:formula="of:=IF(   [.B357]=&quot;Stop&quot;;   [.$C$3];   [.E356] + [.D357] * [.$C$4] )" office:value-type="float" office:value="100">
            <text:p>100.00</text:p>
          </table:table-cell>
        </table:table-row>
        <table:table-row table:style-name="ro3">
          <table:table-cell table:formula="of:=[.A357]+[.$C$4]" office:value-type="float" office:value="1.73499999999999">
            <text:p>1.735</text:p>
          </table:table-cell>
          <table:table-cell table:formula="of:=IF(   [.A358] &lt; [.$C$5];   &quot;Accel&quot;;   IF(     [.A358] &lt; [.$C$5] + [.$C$7];     &quot;Cruise&quot;;     IF(       [.A358] &lt; [.$C$8];       &quot;Decel&quot;;       &quot;Stop&quot;     )   ) )" office:value-type="string" office:string-value="Stop">
            <text:p>Stop</text:p>
          </table:table-cell>
          <table:table-cell table:formula="of:=IF(   [.B358]=&quot;Accel&quot;;   [.$C$1];   IF(     [.B358]=&quot;Cruise&quot;;     0;     IF([.B358]=&quot;Decel&quot;; -[.$C$1]; 0)   ) )" office:value-type="float" office:value="0">
            <text:p>0</text:p>
          </table:table-cell>
          <table:table-cell table:formula="of:=IF(   [.B358]=&quot;Stop&quot;;   0;   MAX(     0;     MIN(       [.$C$2];       [.D357] + [.C358] * [.$C$4]     )   ) )" office:value-type="float" office:value="0">
            <text:p>0.00</text:p>
          </table:table-cell>
          <table:table-cell table:formula="of:=IF(   [.B358]=&quot;Stop&quot;;   [.$C$3];   [.E357] + [.D358] * [.$C$4] )" office:value-type="float" office:value="100">
            <text:p>100.00</text:p>
          </table:table-cell>
        </table:table-row>
        <table:table-row table:style-name="ro3">
          <table:table-cell table:formula="of:=[.A358]+[.$C$4]" office:value-type="float" office:value="1.73999999999998">
            <text:p>1.740</text:p>
          </table:table-cell>
          <table:table-cell table:formula="of:=IF(   [.A359] &lt; [.$C$5];   &quot;Accel&quot;;   IF(     [.A359] &lt; [.$C$5] + [.$C$7];     &quot;Cruise&quot;;     IF(       [.A359] &lt; [.$C$8];       &quot;Decel&quot;;       &quot;Stop&quot;     )   ) )" office:value-type="string" office:string-value="Stop">
            <text:p>Stop</text:p>
          </table:table-cell>
          <table:table-cell table:formula="of:=IF(   [.B359]=&quot;Accel&quot;;   [.$C$1];   IF(     [.B359]=&quot;Cruise&quot;;     0;     IF([.B359]=&quot;Decel&quot;; -[.$C$1]; 0)   ) )" office:value-type="float" office:value="0">
            <text:p>0</text:p>
          </table:table-cell>
          <table:table-cell table:formula="of:=IF(   [.B359]=&quot;Stop&quot;;   0;   MAX(     0;     MIN(       [.$C$2];       [.D358] + [.C359] * [.$C$4]     )   ) )" office:value-type="float" office:value="0">
            <text:p>0.00</text:p>
          </table:table-cell>
          <table:table-cell table:formula="of:=IF(   [.B359]=&quot;Stop&quot;;   [.$C$3];   [.E358] + [.D359] * [.$C$4] )" office:value-type="float" office:value="100">
            <text:p>100.00</text:p>
          </table:table-cell>
        </table:table-row>
        <table:table-row table:style-name="ro3">
          <table:table-cell table:formula="of:=[.A359]+[.$C$4]" office:value-type="float" office:value="1.74499999999998">
            <text:p>1.745</text:p>
          </table:table-cell>
          <table:table-cell table:formula="of:=IF(   [.A360] &lt; [.$C$5];   &quot;Accel&quot;;   IF(     [.A360] &lt; [.$C$5] + [.$C$7];     &quot;Cruise&quot;;     IF(       [.A360] &lt; [.$C$8];       &quot;Decel&quot;;       &quot;Stop&quot;     )   ) )" office:value-type="string" office:string-value="Stop">
            <text:p>Stop</text:p>
          </table:table-cell>
          <table:table-cell table:formula="of:=IF(   [.B360]=&quot;Accel&quot;;   [.$C$1];   IF(     [.B360]=&quot;Cruise&quot;;     0;     IF([.B360]=&quot;Decel&quot;; -[.$C$1]; 0)   ) )" office:value-type="float" office:value="0">
            <text:p>0</text:p>
          </table:table-cell>
          <table:table-cell table:formula="of:=IF(   [.B360]=&quot;Stop&quot;;   0;   MAX(     0;     MIN(       [.$C$2];       [.D359] + [.C360] * [.$C$4]     )   ) )" office:value-type="float" office:value="0">
            <text:p>0.00</text:p>
          </table:table-cell>
          <table:table-cell table:formula="of:=IF(   [.B360]=&quot;Stop&quot;;   [.$C$3];   [.E359] + [.D360] * [.$C$4] )" office:value-type="float" office:value="100">
            <text:p>100.00</text:p>
          </table:table-cell>
        </table:table-row>
        <table:table-row table:style-name="ro3">
          <table:table-cell table:formula="of:=[.A360]+[.$C$4]" office:value-type="float" office:value="1.74999999999998">
            <text:p>1.750</text:p>
          </table:table-cell>
          <table:table-cell table:formula="of:=IF(   [.A361] &lt; [.$C$5];   &quot;Accel&quot;;   IF(     [.A361] &lt; [.$C$5] + [.$C$7];     &quot;Cruise&quot;;     IF(       [.A361] &lt; [.$C$8];       &quot;Decel&quot;;       &quot;Stop&quot;     )   ) )" office:value-type="string" office:string-value="Stop">
            <text:p>Stop</text:p>
          </table:table-cell>
          <table:table-cell table:formula="of:=IF(   [.B361]=&quot;Accel&quot;;   [.$C$1];   IF(     [.B361]=&quot;Cruise&quot;;     0;     IF([.B361]=&quot;Decel&quot;; -[.$C$1]; 0)   ) )" office:value-type="float" office:value="0">
            <text:p>0</text:p>
          </table:table-cell>
          <table:table-cell table:formula="of:=IF(   [.B361]=&quot;Stop&quot;;   0;   MAX(     0;     MIN(       [.$C$2];       [.D360] + [.C361] * [.$C$4]     )   ) )" office:value-type="float" office:value="0">
            <text:p>0.00</text:p>
          </table:table-cell>
          <table:table-cell table:formula="of:=IF(   [.B361]=&quot;Stop&quot;;   [.$C$3];   [.E360] + [.D361] * [.$C$4] )" office:value-type="float" office:value="100">
            <text:p>100.00</text:p>
          </table:table-cell>
        </table:table-row>
        <table:table-row table:style-name="ro3">
          <table:table-cell table:formula="of:=[.A361]+[.$C$4]" office:value-type="float" office:value="1.75499999999998">
            <text:p>1.755</text:p>
          </table:table-cell>
          <table:table-cell table:formula="of:=IF(   [.A362] &lt; [.$C$5];   &quot;Accel&quot;;   IF(     [.A362] &lt; [.$C$5] + [.$C$7];     &quot;Cruise&quot;;     IF(       [.A362] &lt; [.$C$8];       &quot;Decel&quot;;       &quot;Stop&quot;     )   ) )" office:value-type="string" office:string-value="Stop">
            <text:p>Stop</text:p>
          </table:table-cell>
          <table:table-cell table:formula="of:=IF(   [.B362]=&quot;Accel&quot;;   [.$C$1];   IF(     [.B362]=&quot;Cruise&quot;;     0;     IF([.B362]=&quot;Decel&quot;; -[.$C$1]; 0)   ) )" office:value-type="float" office:value="0">
            <text:p>0</text:p>
          </table:table-cell>
          <table:table-cell table:formula="of:=IF(   [.B362]=&quot;Stop&quot;;   0;   MAX(     0;     MIN(       [.$C$2];       [.D361] + [.C362] * [.$C$4]     )   ) )" office:value-type="float" office:value="0">
            <text:p>0.00</text:p>
          </table:table-cell>
          <table:table-cell table:formula="of:=IF(   [.B362]=&quot;Stop&quot;;   [.$C$3];   [.E361] + [.D362] * [.$C$4] )" office:value-type="float" office:value="100">
            <text:p>100.00</text:p>
          </table:table-cell>
        </table:table-row>
        <table:table-row table:style-name="ro3">
          <table:table-cell table:formula="of:=[.A362]+[.$C$4]" office:value-type="float" office:value="1.75999999999998">
            <text:p>1.760</text:p>
          </table:table-cell>
          <table:table-cell table:formula="of:=IF(   [.A363] &lt; [.$C$5];   &quot;Accel&quot;;   IF(     [.A363] &lt; [.$C$5] + [.$C$7];     &quot;Cruise&quot;;     IF(       [.A363] &lt; [.$C$8];       &quot;Decel&quot;;       &quot;Stop&quot;     )   ) )" office:value-type="string" office:string-value="Stop">
            <text:p>Stop</text:p>
          </table:table-cell>
          <table:table-cell table:formula="of:=IF(   [.B363]=&quot;Accel&quot;;   [.$C$1];   IF(     [.B363]=&quot;Cruise&quot;;     0;     IF([.B363]=&quot;Decel&quot;; -[.$C$1]; 0)   ) )" office:value-type="float" office:value="0">
            <text:p>0</text:p>
          </table:table-cell>
          <table:table-cell table:formula="of:=IF(   [.B363]=&quot;Stop&quot;;   0;   MAX(     0;     MIN(       [.$C$2];       [.D362] + [.C363] * [.$C$4]     )   ) )" office:value-type="float" office:value="0">
            <text:p>0.00</text:p>
          </table:table-cell>
          <table:table-cell table:formula="of:=IF(   [.B363]=&quot;Stop&quot;;   [.$C$3];   [.E362] + [.D363] * [.$C$4] )" office:value-type="float" office:value="100">
            <text:p>100.00</text:p>
          </table:table-cell>
        </table:table-row>
        <table:table-row table:style-name="ro3">
          <table:table-cell table:formula="of:=[.A363]+[.$C$4]" office:value-type="float" office:value="1.76499999999998">
            <text:p>1.765</text:p>
          </table:table-cell>
          <table:table-cell table:formula="of:=IF(   [.A364] &lt; [.$C$5];   &quot;Accel&quot;;   IF(     [.A364] &lt; [.$C$5] + [.$C$7];     &quot;Cruise&quot;;     IF(       [.A364] &lt; [.$C$8];       &quot;Decel&quot;;       &quot;Stop&quot;     )   ) )" office:value-type="string" office:string-value="Stop">
            <text:p>Stop</text:p>
          </table:table-cell>
          <table:table-cell table:formula="of:=IF(   [.B364]=&quot;Accel&quot;;   [.$C$1];   IF(     [.B364]=&quot;Cruise&quot;;     0;     IF([.B364]=&quot;Decel&quot;; -[.$C$1]; 0)   ) )" office:value-type="float" office:value="0">
            <text:p>0</text:p>
          </table:table-cell>
          <table:table-cell table:formula="of:=IF(   [.B364]=&quot;Stop&quot;;   0;   MAX(     0;     MIN(       [.$C$2];       [.D363] + [.C364] * [.$C$4]     )   ) )" office:value-type="float" office:value="0">
            <text:p>0.00</text:p>
          </table:table-cell>
          <table:table-cell table:formula="of:=IF(   [.B364]=&quot;Stop&quot;;   [.$C$3];   [.E363] + [.D364] * [.$C$4] )" office:value-type="float" office:value="100">
            <text:p>100.00</text:p>
          </table:table-cell>
        </table:table-row>
        <table:table-row table:style-name="ro3">
          <table:table-cell table:formula="of:=[.A364]+[.$C$4]" office:value-type="float" office:value="1.76999999999998">
            <text:p>1.770</text:p>
          </table:table-cell>
          <table:table-cell table:formula="of:=IF(   [.A365] &lt; [.$C$5];   &quot;Accel&quot;;   IF(     [.A365] &lt; [.$C$5] + [.$C$7];     &quot;Cruise&quot;;     IF(       [.A365] &lt; [.$C$8];       &quot;Decel&quot;;       &quot;Stop&quot;     )   ) )" office:value-type="string" office:string-value="Stop">
            <text:p>Stop</text:p>
          </table:table-cell>
          <table:table-cell table:formula="of:=IF(   [.B365]=&quot;Accel&quot;;   [.$C$1];   IF(     [.B365]=&quot;Cruise&quot;;     0;     IF([.B365]=&quot;Decel&quot;; -[.$C$1]; 0)   ) )" office:value-type="float" office:value="0">
            <text:p>0</text:p>
          </table:table-cell>
          <table:table-cell table:formula="of:=IF(   [.B365]=&quot;Stop&quot;;   0;   MAX(     0;     MIN(       [.$C$2];       [.D364] + [.C365] * [.$C$4]     )   ) )" office:value-type="float" office:value="0">
            <text:p>0.00</text:p>
          </table:table-cell>
          <table:table-cell table:formula="of:=IF(   [.B365]=&quot;Stop&quot;;   [.$C$3];   [.E364] + [.D365] * [.$C$4] )" office:value-type="float" office:value="100">
            <text:p>100.00</text:p>
          </table:table-cell>
        </table:table-row>
        <table:table-row table:style-name="ro3">
          <table:table-cell table:formula="of:=[.A365]+[.$C$4]" office:value-type="float" office:value="1.77499999999998">
            <text:p>1.775</text:p>
          </table:table-cell>
          <table:table-cell table:formula="of:=IF(   [.A366] &lt; [.$C$5];   &quot;Accel&quot;;   IF(     [.A366] &lt; [.$C$5] + [.$C$7];     &quot;Cruise&quot;;     IF(       [.A366] &lt; [.$C$8];       &quot;Decel&quot;;       &quot;Stop&quot;     )   ) )" office:value-type="string" office:string-value="Stop">
            <text:p>Stop</text:p>
          </table:table-cell>
          <table:table-cell table:formula="of:=IF(   [.B366]=&quot;Accel&quot;;   [.$C$1];   IF(     [.B366]=&quot;Cruise&quot;;     0;     IF([.B366]=&quot;Decel&quot;; -[.$C$1]; 0)   ) )" office:value-type="float" office:value="0">
            <text:p>0</text:p>
          </table:table-cell>
          <table:table-cell table:formula="of:=IF(   [.B366]=&quot;Stop&quot;;   0;   MAX(     0;     MIN(       [.$C$2];       [.D365] + [.C366] * [.$C$4]     )   ) )" office:value-type="float" office:value="0">
            <text:p>0.00</text:p>
          </table:table-cell>
          <table:table-cell table:formula="of:=IF(   [.B366]=&quot;Stop&quot;;   [.$C$3];   [.E365] + [.D366] * [.$C$4] )" office:value-type="float" office:value="100">
            <text:p>100.00</text:p>
          </table:table-cell>
        </table:table-row>
        <table:table-row table:style-name="ro3">
          <table:table-cell table:formula="of:=[.A366]+[.$C$4]" office:value-type="float" office:value="1.77999999999998">
            <text:p>1.780</text:p>
          </table:table-cell>
          <table:table-cell table:formula="of:=IF(   [.A367] &lt; [.$C$5];   &quot;Accel&quot;;   IF(     [.A367] &lt; [.$C$5] + [.$C$7];     &quot;Cruise&quot;;     IF(       [.A367] &lt; [.$C$8];       &quot;Decel&quot;;       &quot;Stop&quot;     )   ) )" office:value-type="string" office:string-value="Stop">
            <text:p>Stop</text:p>
          </table:table-cell>
          <table:table-cell table:formula="of:=IF(   [.B367]=&quot;Accel&quot;;   [.$C$1];   IF(     [.B367]=&quot;Cruise&quot;;     0;     IF([.B367]=&quot;Decel&quot;; -[.$C$1]; 0)   ) )" office:value-type="float" office:value="0">
            <text:p>0</text:p>
          </table:table-cell>
          <table:table-cell table:formula="of:=IF(   [.B367]=&quot;Stop&quot;;   0;   MAX(     0;     MIN(       [.$C$2];       [.D366] + [.C367] * [.$C$4]     )   ) )" office:value-type="float" office:value="0">
            <text:p>0.00</text:p>
          </table:table-cell>
          <table:table-cell table:formula="of:=IF(   [.B367]=&quot;Stop&quot;;   [.$C$3];   [.E366] + [.D367] * [.$C$4] )" office:value-type="float" office:value="100">
            <text:p>100.00</text:p>
          </table:table-cell>
        </table:table-row>
        <table:table-row table:style-name="ro3">
          <table:table-cell table:formula="of:=[.A367]+[.$C$4]" office:value-type="float" office:value="1.78499999999998">
            <text:p>1.785</text:p>
          </table:table-cell>
          <table:table-cell table:formula="of:=IF(   [.A368] &lt; [.$C$5];   &quot;Accel&quot;;   IF(     [.A368] &lt; [.$C$5] + [.$C$7];     &quot;Cruise&quot;;     IF(       [.A368] &lt; [.$C$8];       &quot;Decel&quot;;       &quot;Stop&quot;     )   ) )" office:value-type="string" office:string-value="Stop">
            <text:p>Stop</text:p>
          </table:table-cell>
          <table:table-cell table:formula="of:=IF(   [.B368]=&quot;Accel&quot;;   [.$C$1];   IF(     [.B368]=&quot;Cruise&quot;;     0;     IF([.B368]=&quot;Decel&quot;; -[.$C$1]; 0)   ) )" office:value-type="float" office:value="0">
            <text:p>0</text:p>
          </table:table-cell>
          <table:table-cell table:formula="of:=IF(   [.B368]=&quot;Stop&quot;;   0;   MAX(     0;     MIN(       [.$C$2];       [.D367] + [.C368] * [.$C$4]     )   ) )" office:value-type="float" office:value="0">
            <text:p>0.00</text:p>
          </table:table-cell>
          <table:table-cell table:formula="of:=IF(   [.B368]=&quot;Stop&quot;;   [.$C$3];   [.E367] + [.D368] * [.$C$4] )" office:value-type="float" office:value="100">
            <text:p>100.00</text:p>
          </table:table-cell>
        </table:table-row>
        <table:table-row table:style-name="ro3">
          <table:table-cell table:formula="of:=[.A368]+[.$C$4]" office:value-type="float" office:value="1.78999999999998">
            <text:p>1.790</text:p>
          </table:table-cell>
          <table:table-cell table:formula="of:=IF(   [.A369] &lt; [.$C$5];   &quot;Accel&quot;;   IF(     [.A369] &lt; [.$C$5] + [.$C$7];     &quot;Cruise&quot;;     IF(       [.A369] &lt; [.$C$8];       &quot;Decel&quot;;       &quot;Stop&quot;     )   ) )" office:value-type="string" office:string-value="Stop">
            <text:p>Stop</text:p>
          </table:table-cell>
          <table:table-cell table:formula="of:=IF(   [.B369]=&quot;Accel&quot;;   [.$C$1];   IF(     [.B369]=&quot;Cruise&quot;;     0;     IF([.B369]=&quot;Decel&quot;; -[.$C$1]; 0)   ) )" office:value-type="float" office:value="0">
            <text:p>0</text:p>
          </table:table-cell>
          <table:table-cell table:formula="of:=IF(   [.B369]=&quot;Stop&quot;;   0;   MAX(     0;     MIN(       [.$C$2];       [.D368] + [.C369] * [.$C$4]     )   ) )" office:value-type="float" office:value="0">
            <text:p>0.00</text:p>
          </table:table-cell>
          <table:table-cell table:formula="of:=IF(   [.B369]=&quot;Stop&quot;;   [.$C$3];   [.E368] + [.D369] * [.$C$4] )" office:value-type="float" office:value="100">
            <text:p>100.00</text:p>
          </table:table-cell>
        </table:table-row>
        <table:table-row table:style-name="ro3">
          <table:table-cell table:formula="of:=[.A369]+[.$C$4]" office:value-type="float" office:value="1.79499999999998">
            <text:p>1.795</text:p>
          </table:table-cell>
          <table:table-cell table:formula="of:=IF(   [.A370] &lt; [.$C$5];   &quot;Accel&quot;;   IF(     [.A370] &lt; [.$C$5] + [.$C$7];     &quot;Cruise&quot;;     IF(       [.A370] &lt; [.$C$8];       &quot;Decel&quot;;       &quot;Stop&quot;     )   ) )" office:value-type="string" office:string-value="Stop">
            <text:p>Stop</text:p>
          </table:table-cell>
          <table:table-cell table:formula="of:=IF(   [.B370]=&quot;Accel&quot;;   [.$C$1];   IF(     [.B370]=&quot;Cruise&quot;;     0;     IF([.B370]=&quot;Decel&quot;; -[.$C$1]; 0)   ) )" office:value-type="float" office:value="0">
            <text:p>0</text:p>
          </table:table-cell>
          <table:table-cell table:formula="of:=IF(   [.B370]=&quot;Stop&quot;;   0;   MAX(     0;     MIN(       [.$C$2];       [.D369] + [.C370] * [.$C$4]     )   ) )" office:value-type="float" office:value="0">
            <text:p>0.00</text:p>
          </table:table-cell>
          <table:table-cell table:formula="of:=IF(   [.B370]=&quot;Stop&quot;;   [.$C$3];   [.E369] + [.D370] * [.$C$4] )" office:value-type="float" office:value="100">
            <text:p>100.00</text:p>
          </table:table-cell>
        </table:table-row>
        <table:table-row table:style-name="ro3">
          <table:table-cell table:formula="of:=[.A370]+[.$C$4]" office:value-type="float" office:value="1.79999999999998">
            <text:p>1.800</text:p>
          </table:table-cell>
          <table:table-cell table:formula="of:=IF(   [.A371] &lt; [.$C$5];   &quot;Accel&quot;;   IF(     [.A371] &lt; [.$C$5] + [.$C$7];     &quot;Cruise&quot;;     IF(       [.A371] &lt; [.$C$8];       &quot;Decel&quot;;       &quot;Stop&quot;     )   ) )" office:value-type="string" office:string-value="Stop">
            <text:p>Stop</text:p>
          </table:table-cell>
          <table:table-cell table:formula="of:=IF(   [.B371]=&quot;Accel&quot;;   [.$C$1];   IF(     [.B371]=&quot;Cruise&quot;;     0;     IF([.B371]=&quot;Decel&quot;; -[.$C$1]; 0)   ) )" office:value-type="float" office:value="0">
            <text:p>0</text:p>
          </table:table-cell>
          <table:table-cell table:formula="of:=IF(   [.B371]=&quot;Stop&quot;;   0;   MAX(     0;     MIN(       [.$C$2];       [.D370] + [.C371] * [.$C$4]     )   ) )" office:value-type="float" office:value="0">
            <text:p>0.00</text:p>
          </table:table-cell>
          <table:table-cell table:formula="of:=IF(   [.B371]=&quot;Stop&quot;;   [.$C$3];   [.E370] + [.D371] * [.$C$4] )" office:value-type="float" office:value="100">
            <text:p>100.00</text:p>
          </table:table-cell>
        </table:table-row>
        <table:table-row table:style-name="ro3">
          <table:table-cell table:formula="of:=[.A371]+[.$C$4]" office:value-type="float" office:value="1.80499999999998">
            <text:p>1.805</text:p>
          </table:table-cell>
          <table:table-cell table:formula="of:=IF(   [.A372] &lt; [.$C$5];   &quot;Accel&quot;;   IF(     [.A372] &lt; [.$C$5] + [.$C$7];     &quot;Cruise&quot;;     IF(       [.A372] &lt; [.$C$8];       &quot;Decel&quot;;       &quot;Stop&quot;     )   ) )" office:value-type="string" office:string-value="Stop">
            <text:p>Stop</text:p>
          </table:table-cell>
          <table:table-cell table:formula="of:=IF(   [.B372]=&quot;Accel&quot;;   [.$C$1];   IF(     [.B372]=&quot;Cruise&quot;;     0;     IF([.B372]=&quot;Decel&quot;; -[.$C$1]; 0)   ) )" office:value-type="float" office:value="0">
            <text:p>0</text:p>
          </table:table-cell>
          <table:table-cell table:formula="of:=IF(   [.B372]=&quot;Stop&quot;;   0;   MAX(     0;     MIN(       [.$C$2];       [.D371] + [.C372] * [.$C$4]     )   ) )" office:value-type="float" office:value="0">
            <text:p>0.00</text:p>
          </table:table-cell>
          <table:table-cell table:formula="of:=IF(   [.B372]=&quot;Stop&quot;;   [.$C$3];   [.E371] + [.D372] * [.$C$4] )" office:value-type="float" office:value="100">
            <text:p>100.00</text:p>
          </table:table-cell>
        </table:table-row>
        <table:table-row table:style-name="ro3">
          <table:table-cell table:formula="of:=[.A372]+[.$C$4]" office:value-type="float" office:value="1.80999999999998">
            <text:p>1.810</text:p>
          </table:table-cell>
          <table:table-cell table:formula="of:=IF(   [.A373] &lt; [.$C$5];   &quot;Accel&quot;;   IF(     [.A373] &lt; [.$C$5] + [.$C$7];     &quot;Cruise&quot;;     IF(       [.A373] &lt; [.$C$8];       &quot;Decel&quot;;       &quot;Stop&quot;     )   ) )" office:value-type="string" office:string-value="Stop">
            <text:p>Stop</text:p>
          </table:table-cell>
          <table:table-cell table:formula="of:=IF(   [.B373]=&quot;Accel&quot;;   [.$C$1];   IF(     [.B373]=&quot;Cruise&quot;;     0;     IF([.B373]=&quot;Decel&quot;; -[.$C$1]; 0)   ) )" office:value-type="float" office:value="0">
            <text:p>0</text:p>
          </table:table-cell>
          <table:table-cell table:formula="of:=IF(   [.B373]=&quot;Stop&quot;;   0;   MAX(     0;     MIN(       [.$C$2];       [.D372] + [.C373] * [.$C$4]     )   ) )" office:value-type="float" office:value="0">
            <text:p>0.00</text:p>
          </table:table-cell>
          <table:table-cell table:formula="of:=IF(   [.B373]=&quot;Stop&quot;;   [.$C$3];   [.E372] + [.D373] * [.$C$4] )" office:value-type="float" office:value="100">
            <text:p>100.00</text:p>
          </table:table-cell>
        </table:table-row>
        <table:table-row table:style-name="ro3">
          <table:table-cell table:formula="of:=[.A373]+[.$C$4]" office:value-type="float" office:value="1.81499999999998">
            <text:p>1.815</text:p>
          </table:table-cell>
          <table:table-cell table:formula="of:=IF(   [.A374] &lt; [.$C$5];   &quot;Accel&quot;;   IF(     [.A374] &lt; [.$C$5] + [.$C$7];     &quot;Cruise&quot;;     IF(       [.A374] &lt; [.$C$8];       &quot;Decel&quot;;       &quot;Stop&quot;     )   ) )" office:value-type="string" office:string-value="Stop">
            <text:p>Stop</text:p>
          </table:table-cell>
          <table:table-cell table:formula="of:=IF(   [.B374]=&quot;Accel&quot;;   [.$C$1];   IF(     [.B374]=&quot;Cruise&quot;;     0;     IF([.B374]=&quot;Decel&quot;; -[.$C$1]; 0)   ) )" office:value-type="float" office:value="0">
            <text:p>0</text:p>
          </table:table-cell>
          <table:table-cell table:formula="of:=IF(   [.B374]=&quot;Stop&quot;;   0;   MAX(     0;     MIN(       [.$C$2];       [.D373] + [.C374] * [.$C$4]     )   ) )" office:value-type="float" office:value="0">
            <text:p>0.00</text:p>
          </table:table-cell>
          <table:table-cell table:formula="of:=IF(   [.B374]=&quot;Stop&quot;;   [.$C$3];   [.E373] + [.D374] * [.$C$4] )" office:value-type="float" office:value="100">
            <text:p>100.00</text:p>
          </table:table-cell>
        </table:table-row>
        <table:table-row table:style-name="ro3">
          <table:table-cell table:formula="of:=[.A374]+[.$C$4]" office:value-type="float" office:value="1.81999999999998">
            <text:p>1.820</text:p>
          </table:table-cell>
          <table:table-cell table:formula="of:=IF(   [.A375] &lt; [.$C$5];   &quot;Accel&quot;;   IF(     [.A375] &lt; [.$C$5] + [.$C$7];     &quot;Cruise&quot;;     IF(       [.A375] &lt; [.$C$8];       &quot;Decel&quot;;       &quot;Stop&quot;     )   ) )" office:value-type="string" office:string-value="Stop">
            <text:p>Stop</text:p>
          </table:table-cell>
          <table:table-cell table:formula="of:=IF(   [.B375]=&quot;Accel&quot;;   [.$C$1];   IF(     [.B375]=&quot;Cruise&quot;;     0;     IF([.B375]=&quot;Decel&quot;; -[.$C$1]; 0)   ) )" office:value-type="float" office:value="0">
            <text:p>0</text:p>
          </table:table-cell>
          <table:table-cell table:formula="of:=IF(   [.B375]=&quot;Stop&quot;;   0;   MAX(     0;     MIN(       [.$C$2];       [.D374] + [.C375] * [.$C$4]     )   ) )" office:value-type="float" office:value="0">
            <text:p>0.00</text:p>
          </table:table-cell>
          <table:table-cell table:formula="of:=IF(   [.B375]=&quot;Stop&quot;;   [.$C$3];   [.E374] + [.D375] * [.$C$4] )" office:value-type="float" office:value="100">
            <text:p>100.00</text:p>
          </table:table-cell>
        </table:table-row>
        <table:table-row table:style-name="ro3">
          <table:table-cell table:formula="of:=[.A375]+[.$C$4]" office:value-type="float" office:value="1.82499999999998">
            <text:p>1.825</text:p>
          </table:table-cell>
          <table:table-cell table:formula="of:=IF(   [.A376] &lt; [.$C$5];   &quot;Accel&quot;;   IF(     [.A376] &lt; [.$C$5] + [.$C$7];     &quot;Cruise&quot;;     IF(       [.A376] &lt; [.$C$8];       &quot;Decel&quot;;       &quot;Stop&quot;     )   ) )" office:value-type="string" office:string-value="Stop">
            <text:p>Stop</text:p>
          </table:table-cell>
          <table:table-cell table:formula="of:=IF(   [.B376]=&quot;Accel&quot;;   [.$C$1];   IF(     [.B376]=&quot;Cruise&quot;;     0;     IF([.B376]=&quot;Decel&quot;; -[.$C$1]; 0)   ) )" office:value-type="float" office:value="0">
            <text:p>0</text:p>
          </table:table-cell>
          <table:table-cell table:formula="of:=IF(   [.B376]=&quot;Stop&quot;;   0;   MAX(     0;     MIN(       [.$C$2];       [.D375] + [.C376] * [.$C$4]     )   ) )" office:value-type="float" office:value="0">
            <text:p>0.00</text:p>
          </table:table-cell>
          <table:table-cell table:formula="of:=IF(   [.B376]=&quot;Stop&quot;;   [.$C$3];   [.E375] + [.D376] * [.$C$4] )" office:value-type="float" office:value="100">
            <text:p>100.00</text:p>
          </table:table-cell>
        </table:table-row>
        <table:table-row table:style-name="ro3">
          <table:table-cell table:formula="of:=[.A376]+[.$C$4]" office:value-type="float" office:value="1.82999999999998">
            <text:p>1.830</text:p>
          </table:table-cell>
          <table:table-cell table:formula="of:=IF(   [.A377] &lt; [.$C$5];   &quot;Accel&quot;;   IF(     [.A377] &lt; [.$C$5] + [.$C$7];     &quot;Cruise&quot;;     IF(       [.A377] &lt; [.$C$8];       &quot;Decel&quot;;       &quot;Stop&quot;     )   ) )" office:value-type="string" office:string-value="Stop">
            <text:p>Stop</text:p>
          </table:table-cell>
          <table:table-cell table:formula="of:=IF(   [.B377]=&quot;Accel&quot;;   [.$C$1];   IF(     [.B377]=&quot;Cruise&quot;;     0;     IF([.B377]=&quot;Decel&quot;; -[.$C$1]; 0)   ) )" office:value-type="float" office:value="0">
            <text:p>0</text:p>
          </table:table-cell>
          <table:table-cell table:formula="of:=IF(   [.B377]=&quot;Stop&quot;;   0;   MAX(     0;     MIN(       [.$C$2];       [.D376] + [.C377] * [.$C$4]     )   ) )" office:value-type="float" office:value="0">
            <text:p>0.00</text:p>
          </table:table-cell>
          <table:table-cell table:formula="of:=IF(   [.B377]=&quot;Stop&quot;;   [.$C$3];   [.E376] + [.D377] * [.$C$4] )" office:value-type="float" office:value="100">
            <text:p>100.00</text:p>
          </table:table-cell>
        </table:table-row>
        <table:table-row table:style-name="ro3">
          <table:table-cell table:formula="of:=[.A377]+[.$C$4]" office:value-type="float" office:value="1.83499999999998">
            <text:p>1.835</text:p>
          </table:table-cell>
          <table:table-cell table:formula="of:=IF(   [.A378] &lt; [.$C$5];   &quot;Accel&quot;;   IF(     [.A378] &lt; [.$C$5] + [.$C$7];     &quot;Cruise&quot;;     IF(       [.A378] &lt; [.$C$8];       &quot;Decel&quot;;       &quot;Stop&quot;     )   ) )" office:value-type="string" office:string-value="Stop">
            <text:p>Stop</text:p>
          </table:table-cell>
          <table:table-cell table:formula="of:=IF(   [.B378]=&quot;Accel&quot;;   [.$C$1];   IF(     [.B378]=&quot;Cruise&quot;;     0;     IF([.B378]=&quot;Decel&quot;; -[.$C$1]; 0)   ) )" office:value-type="float" office:value="0">
            <text:p>0</text:p>
          </table:table-cell>
          <table:table-cell table:formula="of:=IF(   [.B378]=&quot;Stop&quot;;   0;   MAX(     0;     MIN(       [.$C$2];       [.D377] + [.C378] * [.$C$4]     )   ) )" office:value-type="float" office:value="0">
            <text:p>0.00</text:p>
          </table:table-cell>
          <table:table-cell table:formula="of:=IF(   [.B378]=&quot;Stop&quot;;   [.$C$3];   [.E377] + [.D378] * [.$C$4] )" office:value-type="float" office:value="100">
            <text:p>100.00</text:p>
          </table:table-cell>
        </table:table-row>
        <table:table-row table:style-name="ro3">
          <table:table-cell table:formula="of:=[.A378]+[.$C$4]" office:value-type="float" office:value="1.83999999999998">
            <text:p>1.840</text:p>
          </table:table-cell>
          <table:table-cell table:formula="of:=IF(   [.A379] &lt; [.$C$5];   &quot;Accel&quot;;   IF(     [.A379] &lt; [.$C$5] + [.$C$7];     &quot;Cruise&quot;;     IF(       [.A379] &lt; [.$C$8];       &quot;Decel&quot;;       &quot;Stop&quot;     )   ) )" office:value-type="string" office:string-value="Stop">
            <text:p>Stop</text:p>
          </table:table-cell>
          <table:table-cell table:formula="of:=IF(   [.B379]=&quot;Accel&quot;;   [.$C$1];   IF(     [.B379]=&quot;Cruise&quot;;     0;     IF([.B379]=&quot;Decel&quot;; -[.$C$1]; 0)   ) )" office:value-type="float" office:value="0">
            <text:p>0</text:p>
          </table:table-cell>
          <table:table-cell table:formula="of:=IF(   [.B379]=&quot;Stop&quot;;   0;   MAX(     0;     MIN(       [.$C$2];       [.D378] + [.C379] * [.$C$4]     )   ) )" office:value-type="float" office:value="0">
            <text:p>0.00</text:p>
          </table:table-cell>
          <table:table-cell table:formula="of:=IF(   [.B379]=&quot;Stop&quot;;   [.$C$3];   [.E378] + [.D379] * [.$C$4] )" office:value-type="float" office:value="100">
            <text:p>100.00</text:p>
          </table:table-cell>
        </table:table-row>
        <table:table-row table:style-name="ro3">
          <table:table-cell table:formula="of:=[.A379]+[.$C$4]" office:value-type="float" office:value="1.84499999999998">
            <text:p>1.845</text:p>
          </table:table-cell>
          <table:table-cell table:formula="of:=IF(   [.A380] &lt; [.$C$5];   &quot;Accel&quot;;   IF(     [.A380] &lt; [.$C$5] + [.$C$7];     &quot;Cruise&quot;;     IF(       [.A380] &lt; [.$C$8];       &quot;Decel&quot;;       &quot;Stop&quot;     )   ) )" office:value-type="string" office:string-value="Stop">
            <text:p>Stop</text:p>
          </table:table-cell>
          <table:table-cell table:formula="of:=IF(   [.B380]=&quot;Accel&quot;;   [.$C$1];   IF(     [.B380]=&quot;Cruise&quot;;     0;     IF([.B380]=&quot;Decel&quot;; -[.$C$1]; 0)   ) )" office:value-type="float" office:value="0">
            <text:p>0</text:p>
          </table:table-cell>
          <table:table-cell table:formula="of:=IF(   [.B380]=&quot;Stop&quot;;   0;   MAX(     0;     MIN(       [.$C$2];       [.D379] + [.C380] * [.$C$4]     )   ) )" office:value-type="float" office:value="0">
            <text:p>0.00</text:p>
          </table:table-cell>
          <table:table-cell table:formula="of:=IF(   [.B380]=&quot;Stop&quot;;   [.$C$3];   [.E379] + [.D380] * [.$C$4] )" office:value-type="float" office:value="100">
            <text:p>100.00</text:p>
          </table:table-cell>
        </table:table-row>
        <table:table-row table:style-name="ro3">
          <table:table-cell table:formula="of:=[.A380]+[.$C$4]" office:value-type="float" office:value="1.84999999999998">
            <text:p>1.850</text:p>
          </table:table-cell>
          <table:table-cell table:formula="of:=IF(   [.A381] &lt; [.$C$5];   &quot;Accel&quot;;   IF(     [.A381] &lt; [.$C$5] + [.$C$7];     &quot;Cruise&quot;;     IF(       [.A381] &lt; [.$C$8];       &quot;Decel&quot;;       &quot;Stop&quot;     )   ) )" office:value-type="string" office:string-value="Stop">
            <text:p>Stop</text:p>
          </table:table-cell>
          <table:table-cell table:formula="of:=IF(   [.B381]=&quot;Accel&quot;;   [.$C$1];   IF(     [.B381]=&quot;Cruise&quot;;     0;     IF([.B381]=&quot;Decel&quot;; -[.$C$1]; 0)   ) )" office:value-type="float" office:value="0">
            <text:p>0</text:p>
          </table:table-cell>
          <table:table-cell table:formula="of:=IF(   [.B381]=&quot;Stop&quot;;   0;   MAX(     0;     MIN(       [.$C$2];       [.D380] + [.C381] * [.$C$4]     )   ) )" office:value-type="float" office:value="0">
            <text:p>0.00</text:p>
          </table:table-cell>
          <table:table-cell table:formula="of:=IF(   [.B381]=&quot;Stop&quot;;   [.$C$3];   [.E380] + [.D381] * [.$C$4] )" office:value-type="float" office:value="100">
            <text:p>100.00</text:p>
          </table:table-cell>
        </table:table-row>
        <table:table-row table:style-name="ro3">
          <table:table-cell table:formula="of:=[.A381]+[.$C$4]" office:value-type="float" office:value="1.85499999999998">
            <text:p>1.855</text:p>
          </table:table-cell>
          <table:table-cell table:formula="of:=IF(   [.A382] &lt; [.$C$5];   &quot;Accel&quot;;   IF(     [.A382] &lt; [.$C$5] + [.$C$7];     &quot;Cruise&quot;;     IF(       [.A382] &lt; [.$C$8];       &quot;Decel&quot;;       &quot;Stop&quot;     )   ) )" office:value-type="string" office:string-value="Stop">
            <text:p>Stop</text:p>
          </table:table-cell>
          <table:table-cell table:formula="of:=IF(   [.B382]=&quot;Accel&quot;;   [.$C$1];   IF(     [.B382]=&quot;Cruise&quot;;     0;     IF([.B382]=&quot;Decel&quot;; -[.$C$1]; 0)   ) )" office:value-type="float" office:value="0">
            <text:p>0</text:p>
          </table:table-cell>
          <table:table-cell table:formula="of:=IF(   [.B382]=&quot;Stop&quot;;   0;   MAX(     0;     MIN(       [.$C$2];       [.D381] + [.C382] * [.$C$4]     )   ) )" office:value-type="float" office:value="0">
            <text:p>0.00</text:p>
          </table:table-cell>
          <table:table-cell table:formula="of:=IF(   [.B382]=&quot;Stop&quot;;   [.$C$3];   [.E381] + [.D382] * [.$C$4] )" office:value-type="float" office:value="100">
            <text:p>100.00</text:p>
          </table:table-cell>
        </table:table-row>
        <table:table-row table:style-name="ro3">
          <table:table-cell table:formula="of:=[.A382]+[.$C$4]" office:value-type="float" office:value="1.85999999999998">
            <text:p>1.860</text:p>
          </table:table-cell>
          <table:table-cell table:formula="of:=IF(   [.A383] &lt; [.$C$5];   &quot;Accel&quot;;   IF(     [.A383] &lt; [.$C$5] + [.$C$7];     &quot;Cruise&quot;;     IF(       [.A383] &lt; [.$C$8];       &quot;Decel&quot;;       &quot;Stop&quot;     )   ) )" office:value-type="string" office:string-value="Stop">
            <text:p>Stop</text:p>
          </table:table-cell>
          <table:table-cell table:formula="of:=IF(   [.B383]=&quot;Accel&quot;;   [.$C$1];   IF(     [.B383]=&quot;Cruise&quot;;     0;     IF([.B383]=&quot;Decel&quot;; -[.$C$1]; 0)   ) )" office:value-type="float" office:value="0">
            <text:p>0</text:p>
          </table:table-cell>
          <table:table-cell table:formula="of:=IF(   [.B383]=&quot;Stop&quot;;   0;   MAX(     0;     MIN(       [.$C$2];       [.D382] + [.C383] * [.$C$4]     )   ) )" office:value-type="float" office:value="0">
            <text:p>0.00</text:p>
          </table:table-cell>
          <table:table-cell table:formula="of:=IF(   [.B383]=&quot;Stop&quot;;   [.$C$3];   [.E382] + [.D383] * [.$C$4] )" office:value-type="float" office:value="100">
            <text:p>100.00</text:p>
          </table:table-cell>
        </table:table-row>
        <table:table-row table:style-name="ro3">
          <table:table-cell table:formula="of:=[.A383]+[.$C$4]" office:value-type="float" office:value="1.86499999999998">
            <text:p>1.865</text:p>
          </table:table-cell>
          <table:table-cell table:formula="of:=IF(   [.A384] &lt; [.$C$5];   &quot;Accel&quot;;   IF(     [.A384] &lt; [.$C$5] + [.$C$7];     &quot;Cruise&quot;;     IF(       [.A384] &lt; [.$C$8];       &quot;Decel&quot;;       &quot;Stop&quot;     )   ) )" office:value-type="string" office:string-value="Stop">
            <text:p>Stop</text:p>
          </table:table-cell>
          <table:table-cell table:formula="of:=IF(   [.B384]=&quot;Accel&quot;;   [.$C$1];   IF(     [.B384]=&quot;Cruise&quot;;     0;     IF([.B384]=&quot;Decel&quot;; -[.$C$1]; 0)   ) )" office:value-type="float" office:value="0">
            <text:p>0</text:p>
          </table:table-cell>
          <table:table-cell table:formula="of:=IF(   [.B384]=&quot;Stop&quot;;   0;   MAX(     0;     MIN(       [.$C$2];       [.D383] + [.C384] * [.$C$4]     )   ) )" office:value-type="float" office:value="0">
            <text:p>0.00</text:p>
          </table:table-cell>
          <table:table-cell table:formula="of:=IF(   [.B384]=&quot;Stop&quot;;   [.$C$3];   [.E383] + [.D384] * [.$C$4] )" office:value-type="float" office:value="100">
            <text:p>100.00</text:p>
          </table:table-cell>
        </table:table-row>
        <table:table-row table:style-name="ro3">
          <table:table-cell table:formula="of:=[.A384]+[.$C$4]" office:value-type="float" office:value="1.86999999999998">
            <text:p>1.870</text:p>
          </table:table-cell>
          <table:table-cell table:formula="of:=IF(   [.A385] &lt; [.$C$5];   &quot;Accel&quot;;   IF(     [.A385] &lt; [.$C$5] + [.$C$7];     &quot;Cruise&quot;;     IF(       [.A385] &lt; [.$C$8];       &quot;Decel&quot;;       &quot;Stop&quot;     )   ) )" office:value-type="string" office:string-value="Stop">
            <text:p>Stop</text:p>
          </table:table-cell>
          <table:table-cell table:formula="of:=IF(   [.B385]=&quot;Accel&quot;;   [.$C$1];   IF(     [.B385]=&quot;Cruise&quot;;     0;     IF([.B385]=&quot;Decel&quot;; -[.$C$1]; 0)   ) )" office:value-type="float" office:value="0">
            <text:p>0</text:p>
          </table:table-cell>
          <table:table-cell table:formula="of:=IF(   [.B385]=&quot;Stop&quot;;   0;   MAX(     0;     MIN(       [.$C$2];       [.D384] + [.C385] * [.$C$4]     )   ) )" office:value-type="float" office:value="0">
            <text:p>0.00</text:p>
          </table:table-cell>
          <table:table-cell table:formula="of:=IF(   [.B385]=&quot;Stop&quot;;   [.$C$3];   [.E384] + [.D385] * [.$C$4] )" office:value-type="float" office:value="100">
            <text:p>100.00</text:p>
          </table:table-cell>
        </table:table-row>
        <table:table-row table:style-name="ro3">
          <table:table-cell table:formula="of:=[.A385]+[.$C$4]" office:value-type="float" office:value="1.87499999999998">
            <text:p>1.875</text:p>
          </table:table-cell>
          <table:table-cell table:formula="of:=IF(   [.A386] &lt; [.$C$5];   &quot;Accel&quot;;   IF(     [.A386] &lt; [.$C$5] + [.$C$7];     &quot;Cruise&quot;;     IF(       [.A386] &lt; [.$C$8];       &quot;Decel&quot;;       &quot;Stop&quot;     )   ) )" office:value-type="string" office:string-value="Stop">
            <text:p>Stop</text:p>
          </table:table-cell>
          <table:table-cell table:formula="of:=IF(   [.B386]=&quot;Accel&quot;;   [.$C$1];   IF(     [.B386]=&quot;Cruise&quot;;     0;     IF([.B386]=&quot;Decel&quot;; -[.$C$1]; 0)   ) )" office:value-type="float" office:value="0">
            <text:p>0</text:p>
          </table:table-cell>
          <table:table-cell table:formula="of:=IF(   [.B386]=&quot;Stop&quot;;   0;   MAX(     0;     MIN(       [.$C$2];       [.D385] + [.C386] * [.$C$4]     )   ) )" office:value-type="float" office:value="0">
            <text:p>0.00</text:p>
          </table:table-cell>
          <table:table-cell table:formula="of:=IF(   [.B386]=&quot;Stop&quot;;   [.$C$3];   [.E385] + [.D386] * [.$C$4] )" office:value-type="float" office:value="100">
            <text:p>100.00</text:p>
          </table:table-cell>
        </table:table-row>
        <table:table-row table:style-name="ro3">
          <table:table-cell table:formula="of:=[.A386]+[.$C$4]" office:value-type="float" office:value="1.87999999999998">
            <text:p>1.880</text:p>
          </table:table-cell>
          <table:table-cell table:formula="of:=IF(   [.A387] &lt; [.$C$5];   &quot;Accel&quot;;   IF(     [.A387] &lt; [.$C$5] + [.$C$7];     &quot;Cruise&quot;;     IF(       [.A387] &lt; [.$C$8];       &quot;Decel&quot;;       &quot;Stop&quot;     )   ) )" office:value-type="string" office:string-value="Stop">
            <text:p>Stop</text:p>
          </table:table-cell>
          <table:table-cell table:formula="of:=IF(   [.B387]=&quot;Accel&quot;;   [.$C$1];   IF(     [.B387]=&quot;Cruise&quot;;     0;     IF([.B387]=&quot;Decel&quot;; -[.$C$1]; 0)   ) )" office:value-type="float" office:value="0">
            <text:p>0</text:p>
          </table:table-cell>
          <table:table-cell table:formula="of:=IF(   [.B387]=&quot;Stop&quot;;   0;   MAX(     0;     MIN(       [.$C$2];       [.D386] + [.C387] * [.$C$4]     )   ) )" office:value-type="float" office:value="0">
            <text:p>0.00</text:p>
          </table:table-cell>
          <table:table-cell table:formula="of:=IF(   [.B387]=&quot;Stop&quot;;   [.$C$3];   [.E386] + [.D387] * [.$C$4] )" office:value-type="float" office:value="100">
            <text:p>100.00</text:p>
          </table:table-cell>
        </table:table-row>
        <table:table-row table:style-name="ro3">
          <table:table-cell table:formula="of:=[.A387]+[.$C$4]" office:value-type="float" office:value="1.88499999999998">
            <text:p>1.885</text:p>
          </table:table-cell>
          <table:table-cell table:formula="of:=IF(   [.A388] &lt; [.$C$5];   &quot;Accel&quot;;   IF(     [.A388] &lt; [.$C$5] + [.$C$7];     &quot;Cruise&quot;;     IF(       [.A388] &lt; [.$C$8];       &quot;Decel&quot;;       &quot;Stop&quot;     )   ) )" office:value-type="string" office:string-value="Stop">
            <text:p>Stop</text:p>
          </table:table-cell>
          <table:table-cell table:formula="of:=IF(   [.B388]=&quot;Accel&quot;;   [.$C$1];   IF(     [.B388]=&quot;Cruise&quot;;     0;     IF([.B388]=&quot;Decel&quot;; -[.$C$1]; 0)   ) )" office:value-type="float" office:value="0">
            <text:p>0</text:p>
          </table:table-cell>
          <table:table-cell table:formula="of:=IF(   [.B388]=&quot;Stop&quot;;   0;   MAX(     0;     MIN(       [.$C$2];       [.D387] + [.C388] * [.$C$4]     )   ) )" office:value-type="float" office:value="0">
            <text:p>0.00</text:p>
          </table:table-cell>
          <table:table-cell table:formula="of:=IF(   [.B388]=&quot;Stop&quot;;   [.$C$3];   [.E387] + [.D388] * [.$C$4] )" office:value-type="float" office:value="100">
            <text:p>100.00</text:p>
          </table:table-cell>
        </table:table-row>
        <table:table-row table:style-name="ro3">
          <table:table-cell table:formula="of:=[.A388]+[.$C$4]" office:value-type="float" office:value="1.88999999999998">
            <text:p>1.890</text:p>
          </table:table-cell>
          <table:table-cell table:formula="of:=IF(   [.A389] &lt; [.$C$5];   &quot;Accel&quot;;   IF(     [.A389] &lt; [.$C$5] + [.$C$7];     &quot;Cruise&quot;;     IF(       [.A389] &lt; [.$C$8];       &quot;Decel&quot;;       &quot;Stop&quot;     )   ) )" office:value-type="string" office:string-value="Stop">
            <text:p>Stop</text:p>
          </table:table-cell>
          <table:table-cell table:formula="of:=IF(   [.B389]=&quot;Accel&quot;;   [.$C$1];   IF(     [.B389]=&quot;Cruise&quot;;     0;     IF([.B389]=&quot;Decel&quot;; -[.$C$1]; 0)   ) )" office:value-type="float" office:value="0">
            <text:p>0</text:p>
          </table:table-cell>
          <table:table-cell table:formula="of:=IF(   [.B389]=&quot;Stop&quot;;   0;   MAX(     0;     MIN(       [.$C$2];       [.D388] + [.C389] * [.$C$4]     )   ) )" office:value-type="float" office:value="0">
            <text:p>0.00</text:p>
          </table:table-cell>
          <table:table-cell table:formula="of:=IF(   [.B389]=&quot;Stop&quot;;   [.$C$3];   [.E388] + [.D389] * [.$C$4] )" office:value-type="float" office:value="100">
            <text:p>100.00</text:p>
          </table:table-cell>
        </table:table-row>
        <table:table-row table:style-name="ro3">
          <table:table-cell table:formula="of:=[.A389]+[.$C$4]" office:value-type="float" office:value="1.89499999999998">
            <text:p>1.895</text:p>
          </table:table-cell>
          <table:table-cell table:formula="of:=IF(   [.A390] &lt; [.$C$5];   &quot;Accel&quot;;   IF(     [.A390] &lt; [.$C$5] + [.$C$7];     &quot;Cruise&quot;;     IF(       [.A390] &lt; [.$C$8];       &quot;Decel&quot;;       &quot;Stop&quot;     )   ) )" office:value-type="string" office:string-value="Stop">
            <text:p>Stop</text:p>
          </table:table-cell>
          <table:table-cell table:formula="of:=IF(   [.B390]=&quot;Accel&quot;;   [.$C$1];   IF(     [.B390]=&quot;Cruise&quot;;     0;     IF([.B390]=&quot;Decel&quot;; -[.$C$1]; 0)   ) )" office:value-type="float" office:value="0">
            <text:p>0</text:p>
          </table:table-cell>
          <table:table-cell table:formula="of:=IF(   [.B390]=&quot;Stop&quot;;   0;   MAX(     0;     MIN(       [.$C$2];       [.D389] + [.C390] * [.$C$4]     )   ) )" office:value-type="float" office:value="0">
            <text:p>0.00</text:p>
          </table:table-cell>
          <table:table-cell table:formula="of:=IF(   [.B390]=&quot;Stop&quot;;   [.$C$3];   [.E389] + [.D390] * [.$C$4] )" office:value-type="float" office:value="100">
            <text:p>100.00</text:p>
          </table:table-cell>
        </table:table-row>
        <table:table-row table:style-name="ro3">
          <table:table-cell table:formula="of:=[.A390]+[.$C$4]" office:value-type="float" office:value="1.89999999999998">
            <text:p>1.900</text:p>
          </table:table-cell>
          <table:table-cell table:formula="of:=IF(   [.A391] &lt; [.$C$5];   &quot;Accel&quot;;   IF(     [.A391] &lt; [.$C$5] + [.$C$7];     &quot;Cruise&quot;;     IF(       [.A391] &lt; [.$C$8];       &quot;Decel&quot;;       &quot;Stop&quot;     )   ) )" office:value-type="string" office:string-value="Stop">
            <text:p>Stop</text:p>
          </table:table-cell>
          <table:table-cell table:formula="of:=IF(   [.B391]=&quot;Accel&quot;;   [.$C$1];   IF(     [.B391]=&quot;Cruise&quot;;     0;     IF([.B391]=&quot;Decel&quot;; -[.$C$1]; 0)   ) )" office:value-type="float" office:value="0">
            <text:p>0</text:p>
          </table:table-cell>
          <table:table-cell table:formula="of:=IF(   [.B391]=&quot;Stop&quot;;   0;   MAX(     0;     MIN(       [.$C$2];       [.D390] + [.C391] * [.$C$4]     )   ) )" office:value-type="float" office:value="0">
            <text:p>0.00</text:p>
          </table:table-cell>
          <table:table-cell table:formula="of:=IF(   [.B391]=&quot;Stop&quot;;   [.$C$3];   [.E390] + [.D391] * [.$C$4] )" office:value-type="float" office:value="100">
            <text:p>100.00</text:p>
          </table:table-cell>
        </table:table-row>
        <table:table-row table:style-name="ro3">
          <table:table-cell table:formula="of:=[.A391]+[.$C$4]" office:value-type="float" office:value="1.90499999999998">
            <text:p>1.905</text:p>
          </table:table-cell>
          <table:table-cell table:formula="of:=IF(   [.A392] &lt; [.$C$5];   &quot;Accel&quot;;   IF(     [.A392] &lt; [.$C$5] + [.$C$7];     &quot;Cruise&quot;;     IF(       [.A392] &lt; [.$C$8];       &quot;Decel&quot;;       &quot;Stop&quot;     )   ) )" office:value-type="string" office:string-value="Stop">
            <text:p>Stop</text:p>
          </table:table-cell>
          <table:table-cell table:formula="of:=IF(   [.B392]=&quot;Accel&quot;;   [.$C$1];   IF(     [.B392]=&quot;Cruise&quot;;     0;     IF([.B392]=&quot;Decel&quot;; -[.$C$1]; 0)   ) )" office:value-type="float" office:value="0">
            <text:p>0</text:p>
          </table:table-cell>
          <table:table-cell table:formula="of:=IF(   [.B392]=&quot;Stop&quot;;   0;   MAX(     0;     MIN(       [.$C$2];       [.D391] + [.C392] * [.$C$4]     )   ) )" office:value-type="float" office:value="0">
            <text:p>0.00</text:p>
          </table:table-cell>
          <table:table-cell table:formula="of:=IF(   [.B392]=&quot;Stop&quot;;   [.$C$3];   [.E391] + [.D392] * [.$C$4] )" office:value-type="float" office:value="100">
            <text:p>100.00</text:p>
          </table:table-cell>
        </table:table-row>
        <table:table-row table:style-name="ro3">
          <table:table-cell table:formula="of:=[.A392]+[.$C$4]" office:value-type="float" office:value="1.90999999999998">
            <text:p>1.910</text:p>
          </table:table-cell>
          <table:table-cell table:formula="of:=IF(   [.A393] &lt; [.$C$5];   &quot;Accel&quot;;   IF(     [.A393] &lt; [.$C$5] + [.$C$7];     &quot;Cruise&quot;;     IF(       [.A393] &lt; [.$C$8];       &quot;Decel&quot;;       &quot;Stop&quot;     )   ) )" office:value-type="string" office:string-value="Stop">
            <text:p>Stop</text:p>
          </table:table-cell>
          <table:table-cell table:formula="of:=IF(   [.B393]=&quot;Accel&quot;;   [.$C$1];   IF(     [.B393]=&quot;Cruise&quot;;     0;     IF([.B393]=&quot;Decel&quot;; -[.$C$1]; 0)   ) )" office:value-type="float" office:value="0">
            <text:p>0</text:p>
          </table:table-cell>
          <table:table-cell table:formula="of:=IF(   [.B393]=&quot;Stop&quot;;   0;   MAX(     0;     MIN(       [.$C$2];       [.D392] + [.C393] * [.$C$4]     )   ) )" office:value-type="float" office:value="0">
            <text:p>0.00</text:p>
          </table:table-cell>
          <table:table-cell table:formula="of:=IF(   [.B393]=&quot;Stop&quot;;   [.$C$3];   [.E392] + [.D393] * [.$C$4] )" office:value-type="float" office:value="100">
            <text:p>100.00</text:p>
          </table:table-cell>
        </table:table-row>
        <table:table-row table:style-name="ro3">
          <table:table-cell table:formula="of:=[.A393]+[.$C$4]" office:value-type="float" office:value="1.91499999999998">
            <text:p>1.915</text:p>
          </table:table-cell>
          <table:table-cell table:formula="of:=IF(   [.A394] &lt; [.$C$5];   &quot;Accel&quot;;   IF(     [.A394] &lt; [.$C$5] + [.$C$7];     &quot;Cruise&quot;;     IF(       [.A394] &lt; [.$C$8];       &quot;Decel&quot;;       &quot;Stop&quot;     )   ) )" office:value-type="string" office:string-value="Stop">
            <text:p>Stop</text:p>
          </table:table-cell>
          <table:table-cell table:formula="of:=IF(   [.B394]=&quot;Accel&quot;;   [.$C$1];   IF(     [.B394]=&quot;Cruise&quot;;     0;     IF([.B394]=&quot;Decel&quot;; -[.$C$1]; 0)   ) )" office:value-type="float" office:value="0">
            <text:p>0</text:p>
          </table:table-cell>
          <table:table-cell table:formula="of:=IF(   [.B394]=&quot;Stop&quot;;   0;   MAX(     0;     MIN(       [.$C$2];       [.D393] + [.C394] * [.$C$4]     )   ) )" office:value-type="float" office:value="0">
            <text:p>0.00</text:p>
          </table:table-cell>
          <table:table-cell table:formula="of:=IF(   [.B394]=&quot;Stop&quot;;   [.$C$3];   [.E393] + [.D394] * [.$C$4] )" office:value-type="float" office:value="100">
            <text:p>100.00</text:p>
          </table:table-cell>
        </table:table-row>
        <table:table-row table:style-name="ro3">
          <table:table-cell table:formula="of:=[.A394]+[.$C$4]" office:value-type="float" office:value="1.91999999999998">
            <text:p>1.920</text:p>
          </table:table-cell>
          <table:table-cell table:formula="of:=IF(   [.A395] &lt; [.$C$5];   &quot;Accel&quot;;   IF(     [.A395] &lt; [.$C$5] + [.$C$7];     &quot;Cruise&quot;;     IF(       [.A395] &lt; [.$C$8];       &quot;Decel&quot;;       &quot;Stop&quot;     )   ) )" office:value-type="string" office:string-value="Stop">
            <text:p>Stop</text:p>
          </table:table-cell>
          <table:table-cell table:formula="of:=IF(   [.B395]=&quot;Accel&quot;;   [.$C$1];   IF(     [.B395]=&quot;Cruise&quot;;     0;     IF([.B395]=&quot;Decel&quot;; -[.$C$1]; 0)   ) )" office:value-type="float" office:value="0">
            <text:p>0</text:p>
          </table:table-cell>
          <table:table-cell table:formula="of:=IF(   [.B395]=&quot;Stop&quot;;   0;   MAX(     0;     MIN(       [.$C$2];       [.D394] + [.C395] * [.$C$4]     )   ) )" office:value-type="float" office:value="0">
            <text:p>0.00</text:p>
          </table:table-cell>
          <table:table-cell table:formula="of:=IF(   [.B395]=&quot;Stop&quot;;   [.$C$3];   [.E394] + [.D395] * [.$C$4] )" office:value-type="float" office:value="100">
            <text:p>100.00</text:p>
          </table:table-cell>
        </table:table-row>
        <table:table-row table:style-name="ro3">
          <table:table-cell table:formula="of:=[.A395]+[.$C$4]" office:value-type="float" office:value="1.92499999999998">
            <text:p>1.925</text:p>
          </table:table-cell>
          <table:table-cell table:formula="of:=IF(   [.A396] &lt; [.$C$5];   &quot;Accel&quot;;   IF(     [.A396] &lt; [.$C$5] + [.$C$7];     &quot;Cruise&quot;;     IF(       [.A396] &lt; [.$C$8];       &quot;Decel&quot;;       &quot;Stop&quot;     )   ) )" office:value-type="string" office:string-value="Stop">
            <text:p>Stop</text:p>
          </table:table-cell>
          <table:table-cell table:formula="of:=IF(   [.B396]=&quot;Accel&quot;;   [.$C$1];   IF(     [.B396]=&quot;Cruise&quot;;     0;     IF([.B396]=&quot;Decel&quot;; -[.$C$1]; 0)   ) )" office:value-type="float" office:value="0">
            <text:p>0</text:p>
          </table:table-cell>
          <table:table-cell table:formula="of:=IF(   [.B396]=&quot;Stop&quot;;   0;   MAX(     0;     MIN(       [.$C$2];       [.D395] + [.C396] * [.$C$4]     )   ) )" office:value-type="float" office:value="0">
            <text:p>0.00</text:p>
          </table:table-cell>
          <table:table-cell table:formula="of:=IF(   [.B396]=&quot;Stop&quot;;   [.$C$3];   [.E395] + [.D396] * [.$C$4] )" office:value-type="float" office:value="100">
            <text:p>100.00</text:p>
          </table:table-cell>
        </table:table-row>
        <table:table-row table:style-name="ro3">
          <table:table-cell table:formula="of:=[.A396]+[.$C$4]" office:value-type="float" office:value="1.92999999999998">
            <text:p>1.930</text:p>
          </table:table-cell>
          <table:table-cell table:formula="of:=IF(   [.A397] &lt; [.$C$5];   &quot;Accel&quot;;   IF(     [.A397] &lt; [.$C$5] + [.$C$7];     &quot;Cruise&quot;;     IF(       [.A397] &lt; [.$C$8];       &quot;Decel&quot;;       &quot;Stop&quot;     )   ) )" office:value-type="string" office:string-value="Stop">
            <text:p>Stop</text:p>
          </table:table-cell>
          <table:table-cell table:formula="of:=IF(   [.B397]=&quot;Accel&quot;;   [.$C$1];   IF(     [.B397]=&quot;Cruise&quot;;     0;     IF([.B397]=&quot;Decel&quot;; -[.$C$1]; 0)   ) )" office:value-type="float" office:value="0">
            <text:p>0</text:p>
          </table:table-cell>
          <table:table-cell table:formula="of:=IF(   [.B397]=&quot;Stop&quot;;   0;   MAX(     0;     MIN(       [.$C$2];       [.D396] + [.C397] * [.$C$4]     )   ) )" office:value-type="float" office:value="0">
            <text:p>0.00</text:p>
          </table:table-cell>
          <table:table-cell table:formula="of:=IF(   [.B397]=&quot;Stop&quot;;   [.$C$3];   [.E396] + [.D397] * [.$C$4] )" office:value-type="float" office:value="100">
            <text:p>100.00</text:p>
          </table:table-cell>
        </table:table-row>
        <table:table-row table:style-name="ro3">
          <table:table-cell table:formula="of:=[.A397]+[.$C$4]" office:value-type="float" office:value="1.93499999999998">
            <text:p>1.935</text:p>
          </table:table-cell>
          <table:table-cell table:formula="of:=IF(   [.A398] &lt; [.$C$5];   &quot;Accel&quot;;   IF(     [.A398] &lt; [.$C$5] + [.$C$7];     &quot;Cruise&quot;;     IF(       [.A398] &lt; [.$C$8];       &quot;Decel&quot;;       &quot;Stop&quot;     )   ) )" office:value-type="string" office:string-value="Stop">
            <text:p>Stop</text:p>
          </table:table-cell>
          <table:table-cell table:formula="of:=IF(   [.B398]=&quot;Accel&quot;;   [.$C$1];   IF(     [.B398]=&quot;Cruise&quot;;     0;     IF([.B398]=&quot;Decel&quot;; -[.$C$1]; 0)   ) )" office:value-type="float" office:value="0">
            <text:p>0</text:p>
          </table:table-cell>
          <table:table-cell table:formula="of:=IF(   [.B398]=&quot;Stop&quot;;   0;   MAX(     0;     MIN(       [.$C$2];       [.D397] + [.C398] * [.$C$4]     )   ) )" office:value-type="float" office:value="0">
            <text:p>0.00</text:p>
          </table:table-cell>
          <table:table-cell table:formula="of:=IF(   [.B398]=&quot;Stop&quot;;   [.$C$3];   [.E397] + [.D398] * [.$C$4] )" office:value-type="float" office:value="100">
            <text:p>100.00</text:p>
          </table:table-cell>
        </table:table-row>
        <table:table-row table:style-name="ro3">
          <table:table-cell table:formula="of:=[.A398]+[.$C$4]" office:value-type="float" office:value="1.93999999999998">
            <text:p>1.940</text:p>
          </table:table-cell>
          <table:table-cell table:formula="of:=IF(   [.A399] &lt; [.$C$5];   &quot;Accel&quot;;   IF(     [.A399] &lt; [.$C$5] + [.$C$7];     &quot;Cruise&quot;;     IF(       [.A399] &lt; [.$C$8];       &quot;Decel&quot;;       &quot;Stop&quot;     )   ) )" office:value-type="string" office:string-value="Stop">
            <text:p>Stop</text:p>
          </table:table-cell>
          <table:table-cell table:formula="of:=IF(   [.B399]=&quot;Accel&quot;;   [.$C$1];   IF(     [.B399]=&quot;Cruise&quot;;     0;     IF([.B399]=&quot;Decel&quot;; -[.$C$1]; 0)   ) )" office:value-type="float" office:value="0">
            <text:p>0</text:p>
          </table:table-cell>
          <table:table-cell table:formula="of:=IF(   [.B399]=&quot;Stop&quot;;   0;   MAX(     0;     MIN(       [.$C$2];       [.D398] + [.C399] * [.$C$4]     )   ) )" office:value-type="float" office:value="0">
            <text:p>0.00</text:p>
          </table:table-cell>
          <table:table-cell table:formula="of:=IF(   [.B399]=&quot;Stop&quot;;   [.$C$3];   [.E398] + [.D399] * [.$C$4] )" office:value-type="float" office:value="100">
            <text:p>100.00</text:p>
          </table:table-cell>
        </table:table-row>
        <table:table-row table:style-name="ro3">
          <table:table-cell table:formula="of:=[.A399]+[.$C$4]" office:value-type="float" office:value="1.94499999999998">
            <text:p>1.945</text:p>
          </table:table-cell>
          <table:table-cell table:formula="of:=IF(   [.A400] &lt; [.$C$5];   &quot;Accel&quot;;   IF(     [.A400] &lt; [.$C$5] + [.$C$7];     &quot;Cruise&quot;;     IF(       [.A400] &lt; [.$C$8];       &quot;Decel&quot;;       &quot;Stop&quot;     )   ) )" office:value-type="string" office:string-value="Stop">
            <text:p>Stop</text:p>
          </table:table-cell>
          <table:table-cell table:formula="of:=IF(   [.B400]=&quot;Accel&quot;;   [.$C$1];   IF(     [.B400]=&quot;Cruise&quot;;     0;     IF([.B400]=&quot;Decel&quot;; -[.$C$1]; 0)   ) )" office:value-type="float" office:value="0">
            <text:p>0</text:p>
          </table:table-cell>
          <table:table-cell table:formula="of:=IF(   [.B400]=&quot;Stop&quot;;   0;   MAX(     0;     MIN(       [.$C$2];       [.D399] + [.C400] * [.$C$4]     )   ) )" office:value-type="float" office:value="0">
            <text:p>0.00</text:p>
          </table:table-cell>
          <table:table-cell table:formula="of:=IF(   [.B400]=&quot;Stop&quot;;   [.$C$3];   [.E399] + [.D400] * [.$C$4] )" office:value-type="float" office:value="100">
            <text:p>100.0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Noto Sans CJK J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2">05/12/2025</text:date>, <text:time>03:2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Pizzolito</meta:initial-creator>
    <meta:creation-date>2025-05-12T01:45:07</meta:creation-date>
    <dc:date>2025-05-12T03:25:00</dc:date>
    <dc:creator>Luigi Pizzolito</dc:creator>
    <meta:editing-duration>PT1H24M2S</meta:editing-duration>
    <meta:editing-cycles>5</meta:editing-cycles>
    <meta:generator>OpenOffice/4.1.15$Unix OpenOffice.org_project/4115m2$Build-9813</meta:generator>
    <meta:document-statistic meta:table-count="3" meta:cell-count="2452" meta:object-count="0"/>
  </office:meta>
</office:document-meta>
</file>